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lote">
        <table:table-row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</table:table-row>
      </table:table>
      <table:table table:name="municipios">
        <table:table-row>
          <table:table-cell office:value-type="float" office:value="1">
            <text:p>1</text:p>
          </table:table-cell>
          <table:table-cell office:value-type="string">
            <text:p>PUEBLO BELLO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VALLEDUPAR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SAN JUAN DEL CESAR
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LA PAZ
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AGUSTIN CODAZZI</text:p>
          </table:table-cell>
        </table:table-row>
      </table:table>
      <table:table table:name="productores">
        <table:table-row>
          <table:table-cell office:value-type="string">
            <text:p>1002033219</text:p>
          </table:table-cell>
          <table:table-cell office:value-type="string">
            <text:p>JOSE DE JESUS SUESCUN MERCADO</text:p>
          </table:table-cell>
        </table:table-row>
        <table:table-row>
          <table:table-cell office:value-type="string">
            <text:p>1003314958</text:p>
          </table:table-cell>
          <table:table-cell office:value-type="string">
            <text:p>MARIA JOSE VARGAS BOHORQUEZ</text:p>
          </table:table-cell>
        </table:table-row>
        <table:table-row>
          <table:table-cell office:value-type="string">
            <text:p>1007249688</text:p>
          </table:table-cell>
          <table:table-cell office:value-type="string">
            <text:p>ANGIE MARCELA CASTRO PUENTES</text:p>
          </table:table-cell>
        </table:table-row>
        <table:table-row>
          <table:table-cell office:value-type="string">
            <text:p>1007287359</text:p>
          </table:table-cell>
          <table:table-cell office:value-type="string">
            <text:p>ATI ZARKEIWIN MESTRE IZQUIERDO</text:p>
          </table:table-cell>
        </table:table-row>
        <table:table-row>
          <table:table-cell office:value-type="string">
            <text:p>1007345099</text:p>
          </table:table-cell>
          <table:table-cell office:value-type="string">
            <text:p>YEILIS ARDILA BACCA</text:p>
          </table:table-cell>
        </table:table-row>
        <table:table-row>
          <table:table-cell office:value-type="string">
            <text:p>1007356305</text:p>
          </table:table-cell>
          <table:table-cell office:value-type="string">
            <text:p>ALBEIRO JOSE GARCIA</text:p>
          </table:table-cell>
        </table:table-row>
        <table:table-row>
          <table:table-cell office:value-type="string">
            <text:p>1007429750</text:p>
          </table:table-cell>
          <table:table-cell office:value-type="string">
            <text:p>KEINER ARDILA BACCA</text:p>
          </table:table-cell>
        </table:table-row>
        <table:table-row>
          <table:table-cell office:value-type="string">
            <text:p>1007870715</text:p>
          </table:table-cell>
          <table:table-cell office:value-type="string">
            <text:p>JUVENAL NIÑO TORRES</text:p>
          </table:table-cell>
        </table:table-row>
        <table:table-row>
          <table:table-cell office:value-type="string">
            <text:p>1011085798</text:p>
          </table:table-cell>
          <table:table-cell office:value-type="string">
            <text:p>LORENZO CONCHAGUE</text:p>
          </table:table-cell>
        </table:table-row>
        <table:table-row>
          <table:table-cell office:value-type="string">
            <text:p>1018406693</text:p>
          </table:table-cell>
          <table:table-cell office:value-type="string">
            <text:p>JORGE EDGAR PAEZ IZQUIERDO</text:p>
          </table:table-cell>
        </table:table-row>
        <table:table-row>
          <table:table-cell office:value-type="string">
            <text:p>1050064756</text:p>
          </table:table-cell>
          <table:table-cell office:value-type="string">
            <text:p>ELISEO MOLINA</text:p>
          </table:table-cell>
        </table:table-row>
        <table:table-row>
          <table:table-cell office:value-type="string">
            <text:p>1063590163</text:p>
          </table:table-cell>
          <table:table-cell office:value-type="string">
            <text:p>LUIS EMIRO BALMASEDA NAVARRO</text:p>
          </table:table-cell>
        </table:table-row>
        <table:table-row>
          <table:table-cell office:value-type="string">
            <text:p>1063590291</text:p>
          </table:table-cell>
          <table:table-cell office:value-type="string">
            <text:p>OSWALDO HERNANDEZ</text:p>
          </table:table-cell>
        </table:table-row>
        <table:table-row>
          <table:table-cell office:value-type="string">
            <text:p>1063590491</text:p>
          </table:table-cell>
          <table:table-cell office:value-type="string">
            <text:p>ALBA MIREYA IZQUIERDO SUAREZ</text:p>
          </table:table-cell>
        </table:table-row>
        <table:table-row>
          <table:table-cell office:value-type="string">
            <text:p>1063590524</text:p>
          </table:table-cell>
          <table:table-cell office:value-type="string">
            <text:p>LUIS DANIEL TORRES IZQUIERDO</text:p>
          </table:table-cell>
        </table:table-row>
        <table:table-row>
          <table:table-cell office:value-type="string">
            <text:p>1063594849</text:p>
          </table:table-cell>
          <table:table-cell office:value-type="string">
            <text:p>DAIRON RODRIGUEZ FLORES</text:p>
          </table:table-cell>
        </table:table-row>
        <table:table-row>
          <table:table-cell office:value-type="string">
            <text:p>1063597066</text:p>
          </table:table-cell>
          <table:table-cell office:value-type="string">
            <text:p>DALILA MESTRE ALMANZA</text:p>
          </table:table-cell>
        </table:table-row>
        <table:table-row>
          <table:table-cell office:value-type="string">
            <text:p>1063600021</text:p>
          </table:table-cell>
          <table:table-cell office:value-type="string">
            <text:p>ELIMELEC QUINTERO NAVARRO</text:p>
          </table:table-cell>
        </table:table-row>
        <table:table-row>
          <table:table-cell office:value-type="string">
            <text:p>1064720618</text:p>
          </table:table-cell>
          <table:table-cell office:value-type="string">
            <text:p>LICETH PAOLA TAPIAS</text:p>
          </table:table-cell>
        </table:table-row>
        <table:table-row>
          <table:table-cell office:value-type="string">
            <text:p>1065126392</text:p>
          </table:table-cell>
          <table:table-cell office:value-type="string">
            <text:p>LILIA MATILDE PERTUZ</text:p>
          </table:table-cell>
        </table:table-row>
        <table:table-row>
          <table:table-cell office:value-type="string">
            <text:p>1065202388</text:p>
          </table:table-cell>
          <table:table-cell office:value-type="string">
            <text:p>VIVIANA VEGA</text:p>
          </table:table-cell>
        </table:table-row>
        <table:table-row>
          <table:table-cell office:value-type="string">
            <text:p>1065204140</text:p>
          </table:table-cell>
          <table:table-cell office:value-type="string">
            <text:p>ESNEIDER GONZALEZ BUSTOS</text:p>
          </table:table-cell>
        </table:table-row>
        <table:table-row>
          <table:table-cell office:value-type="string">
            <text:p>10652824875</text:p>
          </table:table-cell>
          <table:table-cell office:value-type="string">
            <text:p>WILLIAN PACHECO</text:p>
          </table:table-cell>
        </table:table-row>
        <table:table-row>
          <table:table-cell office:value-type="string">
            <text:p>1065573622</text:p>
          </table:table-cell>
          <table:table-cell office:value-type="string">
            <text:p>PATRICIO GIL LOPERENA</text:p>
          </table:table-cell>
        </table:table-row>
        <table:table-row>
          <table:table-cell office:value-type="string">
            <text:p>1065579648</text:p>
          </table:table-cell>
          <table:table-cell office:value-type="string">
            <text:p>SINDY PAOLA ARIAS</text:p>
          </table:table-cell>
        </table:table-row>
        <table:table-row>
          <table:table-cell office:value-type="string">
            <text:p>1065585293</text:p>
          </table:table-cell>
          <table:table-cell office:value-type="string">
            <text:p>JOSE ALFREDO BOLAÑOS PACHECO</text:p>
          </table:table-cell>
        </table:table-row>
        <table:table-row>
          <table:table-cell office:value-type="string">
            <text:p>1065588456</text:p>
          </table:table-cell>
          <table:table-cell office:value-type="string">
            <text:p>JOSE LUIS CARRILLO GUTIERREZ</text:p>
          </table:table-cell>
        </table:table-row>
        <table:table-row>
          <table:table-cell office:value-type="string">
            <text:p>1065590877</text:p>
          </table:table-cell>
          <table:table-cell office:value-type="string">
            <text:p>GUSTAVO ENRIQUE CAÑIZARES</text:p>
          </table:table-cell>
        </table:table-row>
        <table:table-row>
          <table:table-cell office:value-type="string">
            <text:p>1065596546</text:p>
          </table:table-cell>
          <table:table-cell office:value-type="string">
            <text:p>FABIO ANDRES CACERES MAESTRE</text:p>
          </table:table-cell>
        </table:table-row>
        <table:table-row>
          <table:table-cell office:value-type="string">
            <text:p>1065615483</text:p>
          </table:table-cell>
          <table:table-cell office:value-type="string">
            <text:p>KAREN MARGARITA MENDOZA MAESTRE</text:p>
          </table:table-cell>
        </table:table-row>
        <table:table-row>
          <table:table-cell office:value-type="string">
            <text:p>1065627048</text:p>
          </table:table-cell>
          <table:table-cell office:value-type="string">
            <text:p>NEFFER RAUL PARRA</text:p>
          </table:table-cell>
        </table:table-row>
        <table:table-row>
          <table:table-cell office:value-type="string">
            <text:p>1065631138</text:p>
          </table:table-cell>
          <table:table-cell office:value-type="string">
            <text:p>ESMERALDA INES ARIAS</text:p>
          </table:table-cell>
        </table:table-row>
        <table:table-row>
          <table:table-cell office:value-type="string">
            <text:p>1065641014</text:p>
          </table:table-cell>
          <table:table-cell office:value-type="string">
            <text:p>JOSE MOJICA GIL</text:p>
          </table:table-cell>
        </table:table-row>
        <table:table-row>
          <table:table-cell office:value-type="string">
            <text:p>1065641041</text:p>
          </table:table-cell>
          <table:table-cell office:value-type="string">
            <text:p>JOSEFA DAZA GIL</text:p>
          </table:table-cell>
        </table:table-row>
        <table:table-row>
          <table:table-cell office:value-type="string">
            <text:p>1065651153</text:p>
          </table:table-cell>
          <table:table-cell office:value-type="string">
            <text:p>JOSE OTONIEL GARCIA ARIAS</text:p>
          </table:table-cell>
        </table:table-row>
        <table:table-row>
          <table:table-cell office:value-type="string">
            <text:p>1065662751</text:p>
          </table:table-cell>
          <table:table-cell office:value-type="string">
            <text:p>ANDER JOSE CARRILLO ARIAS</text:p>
          </table:table-cell>
        </table:table-row>
        <table:table-row>
          <table:table-cell office:value-type="string">
            <text:p>1065821121</text:p>
          </table:table-cell>
          <table:table-cell office:value-type="string">
            <text:p>ANDREY MAURICIO CONTRERAS</text:p>
          </table:table-cell>
        </table:table-row>
        <table:table-row>
          <table:table-cell office:value-type="string">
            <text:p>1065822629</text:p>
          </table:table-cell>
          <table:table-cell office:value-type="string">
            <text:p>PABLO ERNEY RODRIGUEZ NAVARRO</text:p>
          </table:table-cell>
        </table:table-row>
        <table:table-row>
          <table:table-cell office:value-type="string">
            <text:p>1065824473</text:p>
          </table:table-cell>
          <table:table-cell office:value-type="string">
            <text:p>JHONATHAN GEOVANNY GUEVARA BERNAL</text:p>
          </table:table-cell>
        </table:table-row>
        <table:table-row>
          <table:table-cell office:value-type="string">
            <text:p>1065854532</text:p>
          </table:table-cell>
          <table:table-cell office:value-type="string">
            <text:p>DEIVER ARMANDO DURAN MOLINA</text:p>
          </table:table-cell>
        </table:table-row>
        <table:table-row>
          <table:table-cell office:value-type="string">
            <text:p>1066348101</text:p>
          </table:table-cell>
          <table:table-cell office:value-type="string">
            <text:p>YOINER SANGUINO OVILORIO</text:p>
          </table:table-cell>
        </table:table-row>
        <table:table-row>
          <table:table-cell office:value-type="string">
            <text:p>1067714624</text:p>
          </table:table-cell>
          <table:table-cell office:value-type="string">
            <text:p>LUIS ALFONSO LOZANO JIMENEZ</text:p>
          </table:table-cell>
        </table:table-row>
        <table:table-row>
          <table:table-cell office:value-type="string">
            <text:p>1067716636</text:p>
          </table:table-cell>
          <table:table-cell office:value-type="string">
            <text:p>MARISOLEDIS OVALLOS</text:p>
          </table:table-cell>
        </table:table-row>
        <table:table-row>
          <table:table-cell office:value-type="string">
            <text:p>1067717203</text:p>
          </table:table-cell>
          <table:table-cell office:value-type="string">
            <text:p>JAIDER TARIFA CARDENAS</text:p>
          </table:table-cell>
        </table:table-row>
        <table:table-row>
          <table:table-cell office:value-type="string">
            <text:p>1067718271</text:p>
          </table:table-cell>
          <table:table-cell office:value-type="string">
            <text:p>DANITZA ARDILA LOPEZ</text:p>
          </table:table-cell>
        </table:table-row>
        <table:table-row>
          <table:table-cell office:value-type="string">
            <text:p>1067719838</text:p>
          </table:table-cell>
          <table:table-cell office:value-type="string">
            <text:p>OSNEIDER LOPEZ</text:p>
          </table:table-cell>
        </table:table-row>
        <table:table-row>
          <table:table-cell office:value-type="string">
            <text:p>1067720285</text:p>
          </table:table-cell>
          <table:table-cell office:value-type="string">
            <text:p>SANDRA CARRASCAL ALTAMAR</text:p>
          </table:table-cell>
        </table:table-row>
        <table:table-row>
          <table:table-cell office:value-type="string">
            <text:p>1067721824</text:p>
          </table:table-cell>
          <table:table-cell office:value-type="string">
            <text:p>JORGE LEONARDO PARRA</text:p>
          </table:table-cell>
        </table:table-row>
        <table:table-row>
          <table:table-cell office:value-type="string">
            <text:p>1067721954</text:p>
          </table:table-cell>
          <table:table-cell office:value-type="string">
            <text:p>ELVER TARIFFA</text:p>
          </table:table-cell>
        </table:table-row>
        <table:table-row>
          <table:table-cell office:value-type="string">
            <text:p>1067724859</text:p>
          </table:table-cell>
          <table:table-cell office:value-type="string">
            <text:p>DAINYS LOPEZ</text:p>
          </table:table-cell>
        </table:table-row>
        <table:table-row>
          <table:table-cell office:value-type="string">
            <text:p>1067725591</text:p>
          </table:table-cell>
          <table:table-cell office:value-type="string">
            <text:p>SANTIAGO RODRIGUEZ</text:p>
          </table:table-cell>
        </table:table-row>
        <table:table-row>
          <table:table-cell office:value-type="string">
            <text:p>1067726620</text:p>
          </table:table-cell>
          <table:table-cell office:value-type="string">
            <text:p>JILDER ALBERTO ACOSTA CORREA</text:p>
          </table:table-cell>
        </table:table-row>
        <table:table-row>
          <table:table-cell office:value-type="string">
            <text:p>1067806488</text:p>
          </table:table-cell>
          <table:table-cell office:value-type="string">
            <text:p>YANERES ARDILA RIOS</text:p>
          </table:table-cell>
        </table:table-row>
        <table:table-row>
          <table:table-cell office:value-type="string">
            <text:p>1067810485</text:p>
          </table:table-cell>
          <table:table-cell office:value-type="string">
            <text:p>LEYNER DUARTE HERNANDEZ</text:p>
          </table:table-cell>
        </table:table-row>
        <table:table-row>
          <table:table-cell office:value-type="string">
            <text:p>1067810615</text:p>
          </table:table-cell>
          <table:table-cell office:value-type="string">
            <text:p>ISNEY PARRA CAÑIZARES </text:p>
          </table:table-cell>
        </table:table-row>
        <table:table-row>
          <table:table-cell office:value-type="string">
            <text:p>1069468134</text:p>
          </table:table-cell>
          <table:table-cell office:value-type="string">
            <text:p>EUGENIO MANUEL VILLALBA RODRIGUEZ</text:p>
          </table:table-cell>
        </table:table-row>
        <table:table-row>
          <table:table-cell office:value-type="string">
            <text:p>1102802054</text:p>
          </table:table-cell>
          <table:table-cell office:value-type="string">
            <text:p>ANDERSON ROMERO ANGARITA</text:p>
          </table:table-cell>
        </table:table-row>
        <table:table-row>
          <table:table-cell office:value-type="string">
            <text:p>1110060601</text:p>
          </table:table-cell>
          <table:table-cell office:value-type="string">
            <text:p>ADRIANA MARCELA MORENO VILLAMIL</text:p>
          </table:table-cell>
        </table:table-row>
        <table:table-row>
          <table:table-cell office:value-type="string">
            <text:p>1122396393</text:p>
          </table:table-cell>
          <table:table-cell office:value-type="string">
            <text:p>SEGUNDO ANTENOR VILLAZON MALO</text:p>
          </table:table-cell>
        </table:table-row>
        <table:table-row>
          <table:table-cell office:value-type="string">
            <text:p>1122398998</text:p>
          </table:table-cell>
          <table:table-cell office:value-type="string">
            <text:p>ALVARO SEGUNDO VEGA IZQUIERDO</text:p>
          </table:table-cell>
        </table:table-row>
        <table:table-row>
          <table:table-cell office:value-type="string">
            <text:p>1122406006</text:p>
          </table:table-cell>
          <table:table-cell office:value-type="string">
            <text:p>GUSTAVO ADOLFO VARGAS CARABALLO</text:p>
          </table:table-cell>
        </table:table-row>
        <table:table-row>
          <table:table-cell office:value-type="string">
            <text:p>1122414391</text:p>
          </table:table-cell>
          <table:table-cell office:value-type="string">
            <text:p>LUIS CAMILO VILLAZON</text:p>
          </table:table-cell>
        </table:table-row>
        <table:table-row>
          <table:table-cell office:value-type="string">
            <text:p>1133484971</text:p>
          </table:table-cell>
          <table:table-cell office:value-type="string">
            <text:p>DEINER SARABIA ABRIL</text:p>
          </table:table-cell>
        </table:table-row>
        <table:table-row>
          <table:table-cell office:value-type="string">
            <text:p>1133569317</text:p>
          </table:table-cell>
          <table:table-cell office:value-type="string">
            <text:p>RAFAEL ARNOL TORRES VILLAFAÑA</text:p>
          </table:table-cell>
        </table:table-row>
        <table:table-row>
          <table:table-cell office:value-type="string">
            <text:p>1133569368</text:p>
          </table:table-cell>
          <table:table-cell office:value-type="string">
            <text:p>DWANIWIKU ALVAREZ MARQUEZ</text:p>
          </table:table-cell>
        </table:table-row>
        <table:table-row>
          <table:table-cell office:value-type="string">
            <text:p>1133569449</text:p>
          </table:table-cell>
          <table:table-cell office:value-type="string">
            <text:p>WILLIAN ELIAS MESTRE MARQUEZ</text:p>
          </table:table-cell>
        </table:table-row>
        <table:table-row>
          <table:table-cell office:value-type="string">
            <text:p>1133569590</text:p>
          </table:table-cell>
          <table:table-cell office:value-type="string">
            <text:p>FLORENTINA RAMOS VILLAFAÑA</text:p>
          </table:table-cell>
        </table:table-row>
        <table:table-row>
          <table:table-cell office:value-type="string">
            <text:p>1133569636</text:p>
          </table:table-cell>
          <table:table-cell office:value-type="string">
            <text:p>GLADYS ELENA TORRES IZQUIERDO</text:p>
          </table:table-cell>
        </table:table-row>
        <table:table-row>
          <table:table-cell office:value-type="string">
            <text:p>1133569752</text:p>
          </table:table-cell>
          <table:table-cell office:value-type="string">
            <text:p>MARIA IRENE VILLAFAÑA SOLIS</text:p>
          </table:table-cell>
        </table:table-row>
        <table:table-row>
          <table:table-cell office:value-type="string">
            <text:p>1133569848</text:p>
          </table:table-cell>
          <table:table-cell office:value-type="string">
            <text:p>ENEMIAS TORRES IZQUIERDO</text:p>
          </table:table-cell>
        </table:table-row>
        <table:table-row>
          <table:table-cell office:value-type="string">
            <text:p>1133570051</text:p>
          </table:table-cell>
          <table:table-cell office:value-type="string">
            <text:p>ARELY TORRES NIÑO</text:p>
          </table:table-cell>
        </table:table-row>
        <table:table-row>
          <table:table-cell office:value-type="string">
            <text:p>1133570229</text:p>
          </table:table-cell>
          <table:table-cell office:value-type="string">
            <text:p>MARIA FLORENCIA TARIFA ALVAREZ</text:p>
          </table:table-cell>
        </table:table-row>
        <table:table-row>
          <table:table-cell office:value-type="string">
            <text:p>1133570275</text:p>
          </table:table-cell>
          <table:table-cell office:value-type="string">
            <text:p>MARIA INES IZQUIERDO CHAPARRO</text:p>
          </table:table-cell>
        </table:table-row>
        <table:table-row>
          <table:table-cell office:value-type="string">
            <text:p>1133601610</text:p>
          </table:table-cell>
          <table:table-cell office:value-type="string">
            <text:p>SANTIAGO DINGULA GULABE</text:p>
          </table:table-cell>
        </table:table-row>
        <table:table-row>
          <table:table-cell office:value-type="string">
            <text:p>1133601650</text:p>
          </table:table-cell>
          <table:table-cell office:value-type="string">
            <text:p>MARGARITA DINGULA GULABE</text:p>
          </table:table-cell>
        </table:table-row>
        <table:table-row>
          <table:table-cell office:value-type="string">
            <text:p>1133601651</text:p>
          </table:table-cell>
          <table:table-cell office:value-type="string">
            <text:p>JOSE MANUEL MOJICA ALBERTO</text:p>
          </table:table-cell>
        </table:table-row>
        <table:table-row>
          <table:table-cell office:value-type="string">
            <text:p>1133601654</text:p>
          </table:table-cell>
          <table:table-cell office:value-type="string">
            <text:p>SANTIAGO PANDELECHE DINGULA</text:p>
          </table:table-cell>
        </table:table-row>
        <table:table-row>
          <table:table-cell office:value-type="string">
            <text:p>1133601839</text:p>
          </table:table-cell>
          <table:table-cell office:value-type="string">
            <text:p>ATANACIO MAMATAKAN</text:p>
          </table:table-cell>
        </table:table-row>
        <table:table-row>
          <table:table-cell office:value-type="string">
            <text:p>1133601865</text:p>
          </table:table-cell>
          <table:table-cell office:value-type="string">
            <text:p>JOSE MOJICA ALBERTO</text:p>
          </table:table-cell>
        </table:table-row>
        <table:table-row>
          <table:table-cell office:value-type="string">
            <text:p>1133601912</text:p>
          </table:table-cell>
          <table:table-cell office:value-type="string">
            <text:p>MARIANO MOJICA ALBERTO</text:p>
          </table:table-cell>
        </table:table-row>
        <table:table-row>
          <table:table-cell office:value-type="string">
            <text:p>1133601913</text:p>
          </table:table-cell>
          <table:table-cell office:value-type="string">
            <text:p>MANUEL ALBERTO GIL</text:p>
          </table:table-cell>
        </table:table-row>
        <table:table-row>
          <table:table-cell office:value-type="string">
            <text:p>1133601974</text:p>
          </table:table-cell>
          <table:table-cell office:value-type="string">
            <text:p>JOSE MARIA DAZA CHIMUSQUERO</text:p>
          </table:table-cell>
        </table:table-row>
        <table:table-row>
          <table:table-cell office:value-type="string">
            <text:p>1134184017</text:p>
          </table:table-cell>
          <table:table-cell office:value-type="string">
            <text:p>ANDRES GIL MOJICA</text:p>
          </table:table-cell>
        </table:table-row>
        <table:table-row>
          <table:table-cell office:value-type="string">
            <text:p>1148198437</text:p>
          </table:table-cell>
          <table:table-cell office:value-type="string">
            <text:p>CUPERTINO NIÑO NIÑO</text:p>
          </table:table-cell>
        </table:table-row>
        <table:table-row>
          <table:table-cell office:value-type="string">
            <text:p>1148199754</text:p>
          </table:table-cell>
          <table:table-cell office:value-type="string">
            <text:p>MARIA ATYWISAY IZQUIERDO GARCIA</text:p>
          </table:table-cell>
        </table:table-row>
        <table:table-row>
          <table:table-cell office:value-type="string">
            <text:p>11685064</text:p>
          </table:table-cell>
          <table:table-cell office:value-type="string">
            <text:p>ISAURO MADRIGAL DELGADO</text:p>
          </table:table-cell>
        </table:table-row>
        <table:table-row>
          <table:table-cell office:value-type="string">
            <text:p>1192798587</text:p>
          </table:table-cell>
          <table:table-cell office:value-type="string">
            <text:p>JOSE LUIS MALO MOJICA</text:p>
          </table:table-cell>
        </table:table-row>
        <table:table-row>
          <table:table-cell office:value-type="string">
            <text:p>1193187500</text:p>
          </table:table-cell>
          <table:table-cell office:value-type="string">
            <text:p>NELVIS TORRES MARQUEZ</text:p>
          </table:table-cell>
        </table:table-row>
        <table:table-row>
          <table:table-cell office:value-type="string">
            <text:p>1193535129</text:p>
          </table:table-cell>
          <table:table-cell office:value-type="string">
            <text:p>ADALVES ARIAS</text:p>
          </table:table-cell>
        </table:table-row>
        <table:table-row>
          <table:table-cell office:value-type="string">
            <text:p>1193594829</text:p>
          </table:table-cell>
          <table:table-cell office:value-type="string">
            <text:p>LAURA VANESA VARGAS CLAVIJO</text:p>
          </table:table-cell>
        </table:table-row>
        <table:table-row>
          <table:table-cell office:value-type="string">
            <text:p>12116229</text:p>
          </table:table-cell>
          <table:table-cell office:value-type="string">
            <text:p>FRANCISCO VANEGAS</text:p>
          </table:table-cell>
        </table:table-row>
        <table:table-row>
          <table:table-cell office:value-type="string">
            <text:p>1214465979</text:p>
          </table:table-cell>
          <table:table-cell office:value-type="string">
            <text:p>UCUAMACO NOLAVITA</text:p>
          </table:table-cell>
        </table:table-row>
        <table:table-row>
          <table:table-cell office:value-type="string">
            <text:p>1214466435</text:p>
          </table:table-cell>
          <table:table-cell office:value-type="string">
            <text:p>JOSE MARIA DINGULA GIL</text:p>
          </table:table-cell>
        </table:table-row>
        <table:table-row>
          <table:table-cell office:value-type="string">
            <text:p>1214466632</text:p>
          </table:table-cell>
          <table:table-cell office:value-type="string">
            <text:p>MAMECAN NIEVES MARTINEZ</text:p>
          </table:table-cell>
        </table:table-row>
        <table:table-row>
          <table:table-cell office:value-type="string">
            <text:p>12435732</text:p>
          </table:table-cell>
          <table:table-cell office:value-type="string">
            <text:p>LUIS MANUEL RODRIGUEZ</text:p>
          </table:table-cell>
        </table:table-row>
        <table:table-row>
          <table:table-cell office:value-type="string">
            <text:p>12436133</text:p>
          </table:table-cell>
          <table:table-cell office:value-type="string">
            <text:p>WILLIAN JAVIER MAESTRE GUTIERREZ</text:p>
          </table:table-cell>
        </table:table-row>
        <table:table-row>
          <table:table-cell office:value-type="string">
            <text:p>12436979</text:p>
          </table:table-cell>
          <table:table-cell office:value-type="string">
            <text:p>JOSE ANTONIO CHIMUSQUERO SAUNA</text:p>
          </table:table-cell>
        </table:table-row>
        <table:table-row>
          <table:table-cell office:value-type="string">
            <text:p>12488101</text:p>
          </table:table-cell>
          <table:table-cell office:value-type="string">
            <text:p>ANGEL MARIA GOMEZ GONZALES</text:p>
          </table:table-cell>
        </table:table-row>
        <table:table-row>
          <table:table-cell office:value-type="string">
            <text:p>12490357</text:p>
          </table:table-cell>
          <table:table-cell office:value-type="string">
            <text:p>CONRADO DURAN</text:p>
          </table:table-cell>
        </table:table-row>
        <table:table-row>
          <table:table-cell office:value-type="string">
            <text:p>12496035</text:p>
          </table:table-cell>
          <table:table-cell office:value-type="string">
            <text:p>JAMINTON LOPEZ GARCIA</text:p>
          </table:table-cell>
        </table:table-row>
        <table:table-row>
          <table:table-cell office:value-type="string">
            <text:p>12546786</text:p>
          </table:table-cell>
          <table:table-cell office:value-type="string">
            <text:p>ELVER AGUSTIN ARIAS</text:p>
          </table:table-cell>
        </table:table-row>
        <table:table-row>
          <table:table-cell office:value-type="string">
            <text:p>12553257</text:p>
          </table:table-cell>
          <table:table-cell office:value-type="string">
            <text:p>JESUS DEL CARMEN PACHECO</text:p>
          </table:table-cell>
        </table:table-row>
        <table:table-row>
          <table:table-cell office:value-type="string">
            <text:p>12554043</text:p>
          </table:table-cell>
          <table:table-cell office:value-type="string">
            <text:p>HERMES PACHECO</text:p>
          </table:table-cell>
        </table:table-row>
        <table:table-row>
          <table:table-cell office:value-type="string">
            <text:p>12645458</text:p>
          </table:table-cell>
          <table:table-cell office:value-type="string">
            <text:p>GIOVANNY DE JESUS BLANCHAR RODRIGUEZ</text:p>
          </table:table-cell>
        </table:table-row>
        <table:table-row>
          <table:table-cell office:value-type="string">
            <text:p>12646219</text:p>
          </table:table-cell>
          <table:table-cell office:value-type="string">
            <text:p>JORGE ELIAS MARTINEZ DIAZ</text:p>
          </table:table-cell>
        </table:table-row>
        <table:table-row>
          <table:table-cell office:value-type="string">
            <text:p>12646696</text:p>
          </table:table-cell>
          <table:table-cell office:value-type="string">
            <text:p>JOSE MOSCOTE GIL</text:p>
          </table:table-cell>
        </table:table-row>
        <table:table-row>
          <table:table-cell office:value-type="string">
            <text:p>12646765</text:p>
          </table:table-cell>
          <table:table-cell office:value-type="string">
            <text:p>LUIS FERNANDO RIOS PACHECO</text:p>
          </table:table-cell>
        </table:table-row>
        <table:table-row>
          <table:table-cell office:value-type="string">
            <text:p>12646961</text:p>
          </table:table-cell>
          <table:table-cell office:value-type="string">
            <text:p>HUGUES ALBERTO MAESTRE GUTIERREZ</text:p>
          </table:table-cell>
        </table:table-row>
        <table:table-row>
          <table:table-cell office:value-type="string">
            <text:p>12712025</text:p>
          </table:table-cell>
          <table:table-cell office:value-type="string">
            <text:p>IVAN TELLES PERES</text:p>
          </table:table-cell>
        </table:table-row>
        <table:table-row>
          <table:table-cell office:value-type="string">
            <text:p>12714911</text:p>
          </table:table-cell>
          <table:table-cell office:value-type="string">
            <text:p>ELIAS MEJIA GARAVITO</text:p>
          </table:table-cell>
        </table:table-row>
        <table:table-row>
          <table:table-cell office:value-type="string">
            <text:p>12722066</text:p>
          </table:table-cell>
          <table:table-cell office:value-type="string">
            <text:p>NATANAEL TELLES PEREZ</text:p>
          </table:table-cell>
        </table:table-row>
        <table:table-row>
          <table:table-cell office:value-type="string">
            <text:p>12724029</text:p>
          </table:table-cell>
          <table:table-cell office:value-type="string">
            <text:p>SAUL ENRIQUE BOLAÑO</text:p>
          </table:table-cell>
        </table:table-row>
        <table:table-row>
          <table:table-cell office:value-type="string">
            <text:p>13120463</text:p>
          </table:table-cell>
          <table:table-cell office:value-type="string">
            <text:p>NEFTALI DURAN BOTELLO</text:p>
          </table:table-cell>
        </table:table-row>
        <table:table-row>
          <table:table-cell office:value-type="string">
            <text:p>13167073</text:p>
          </table:table-cell>
          <table:table-cell office:value-type="string">
            <text:p>ORLANDO DURAN TORRES</text:p>
          </table:table-cell>
        </table:table-row>
        <table:table-row>
          <table:table-cell office:value-type="string">
            <text:p>13168013</text:p>
          </table:table-cell>
          <table:table-cell office:value-type="string">
            <text:p>ELIECER RANGEL BECERRA</text:p>
          </table:table-cell>
        </table:table-row>
        <table:table-row>
          <table:table-cell office:value-type="string">
            <text:p>13169113</text:p>
          </table:table-cell>
          <table:table-cell office:value-type="string">
            <text:p>JAIME NIÑO CONTRERAS</text:p>
          </table:table-cell>
        </table:table-row>
        <table:table-row>
          <table:table-cell office:value-type="string">
            <text:p>13361640</text:p>
          </table:table-cell>
          <table:table-cell office:value-type="string">
            <text:p>JESUS ORLANDO ROJAS</text:p>
          </table:table-cell>
        </table:table-row>
        <table:table-row>
          <table:table-cell office:value-type="string">
            <text:p>15170518</text:p>
          </table:table-cell>
          <table:table-cell office:value-type="string">
            <text:p>ALBEIRO TORRES CONTRERAS</text:p>
          </table:table-cell>
        </table:table-row>
        <table:table-row>
          <table:table-cell office:value-type="string">
            <text:p>15170589</text:p>
          </table:table-cell>
          <table:table-cell office:value-type="string">
            <text:p>JUAN ACENCIO LIMACO</text:p>
          </table:table-cell>
        </table:table-row>
        <table:table-row>
          <table:table-cell office:value-type="string">
            <text:p>15170705</text:p>
          </table:table-cell>
          <table:table-cell office:value-type="string">
            <text:p>EVER TORRES RUEDA</text:p>
          </table:table-cell>
        </table:table-row>
        <table:table-row>
          <table:table-cell office:value-type="string">
            <text:p>15171514</text:p>
          </table:table-cell>
          <table:table-cell office:value-type="string">
            <text:p>SERGIO MARTINEZ</text:p>
          </table:table-cell>
        </table:table-row>
        <table:table-row>
          <table:table-cell office:value-type="string">
            <text:p>15171936</text:p>
          </table:table-cell>
          <table:table-cell office:value-type="string">
            <text:p>VICENTE DINGULA ALIMACO</text:p>
          </table:table-cell>
        </table:table-row>
        <table:table-row>
          <table:table-cell office:value-type="string">
            <text:p>15171949</text:p>
          </table:table-cell>
          <table:table-cell office:value-type="string">
            <text:p>JOSE FRANCISCO ALBERTO</text:p>
          </table:table-cell>
        </table:table-row>
        <table:table-row>
          <table:table-cell office:value-type="string">
            <text:p>15172155</text:p>
          </table:table-cell>
          <table:table-cell office:value-type="string">
            <text:p>MANUEL CONCHACALA DINGULA</text:p>
          </table:table-cell>
        </table:table-row>
        <table:table-row>
          <table:table-cell office:value-type="string">
            <text:p>15173551</text:p>
          </table:table-cell>
          <table:table-cell office:value-type="string">
            <text:p>WILFREDO MAESTRE MAESTRE</text:p>
          </table:table-cell>
        </table:table-row>
        <table:table-row>
          <table:table-cell office:value-type="string">
            <text:p>1740012</text:p>
          </table:table-cell>
          <table:table-cell office:value-type="string">
            <text:p>JORGE ELIECER PIANETA SARABIA</text:p>
          </table:table-cell>
        </table:table-row>
        <table:table-row>
          <table:table-cell office:value-type="string">
            <text:p>1767089</text:p>
          </table:table-cell>
          <table:table-cell office:value-type="string">
            <text:p>NICOLAS BAENA BETANCOURT</text:p>
          </table:table-cell>
        </table:table-row>
        <table:table-row>
          <table:table-cell office:value-type="string">
            <text:p>1779776</text:p>
          </table:table-cell>
          <table:table-cell office:value-type="string">
            <text:p>ANTONIO JOSE MONTERO</text:p>
          </table:table-cell>
        </table:table-row>
        <table:table-row>
          <table:table-cell office:value-type="string">
            <text:p>1782214</text:p>
          </table:table-cell>
          <table:table-cell office:value-type="string">
            <text:p>ANGEL JOSE IZQUIERDO</text:p>
          </table:table-cell>
        </table:table-row>
        <table:table-row>
          <table:table-cell office:value-type="string">
            <text:p>1782236</text:p>
          </table:table-cell>
          <table:table-cell office:value-type="string">
            <text:p>PASCUAL JOSE HERNANDEZ BULLONES</text:p>
          </table:table-cell>
        </table:table-row>
        <table:table-row>
          <table:table-cell office:value-type="string">
            <text:p>1782580</text:p>
          </table:table-cell>
          <table:table-cell office:value-type="string">
            <text:p>ISIDRO CHAPARRO TORRES</text:p>
          </table:table-cell>
        </table:table-row>
        <table:table-row>
          <table:table-cell office:value-type="string">
            <text:p>1782622</text:p>
          </table:table-cell>
          <table:table-cell office:value-type="string">
            <text:p>JOSE GABRIEL MINDIOLA PACHECO</text:p>
          </table:table-cell>
        </table:table-row>
        <table:table-row>
          <table:table-cell office:value-type="string">
            <text:p>1782639</text:p>
          </table:table-cell>
          <table:table-cell office:value-type="string">
            <text:p>LUIS FRANCISCO PEREZ TORRES</text:p>
          </table:table-cell>
        </table:table-row>
        <table:table-row>
          <table:table-cell office:value-type="string">
            <text:p>18107606</text:p>
          </table:table-cell>
          <table:table-cell office:value-type="string">
            <text:p>PEDRO ANTONIO VALLEJO TORO</text:p>
          </table:table-cell>
        </table:table-row>
        <table:table-row>
          <table:table-cell office:value-type="string">
            <text:p>18593582</text:p>
          </table:table-cell>
          <table:table-cell office:value-type="string">
            <text:p>JAIR ANTONIO RIVERA SANCHEZ</text:p>
          </table:table-cell>
        </table:table-row>
        <table:table-row>
          <table:table-cell office:value-type="string">
            <text:p>18917381</text:p>
          </table:table-cell>
          <table:table-cell office:value-type="string">
            <text:p>JOSE CONTRERAS</text:p>
          </table:table-cell>
        </table:table-row>
        <table:table-row>
          <table:table-cell office:value-type="string">
            <text:p>18924507</text:p>
          </table:table-cell>
          <table:table-cell office:value-type="string">
            <text:p>JORGE BAYONA VARGAS</text:p>
          </table:table-cell>
        </table:table-row>
        <table:table-row>
          <table:table-cell office:value-type="string">
            <text:p>18930372</text:p>
          </table:table-cell>
          <table:table-cell office:value-type="string">
            <text:p>CARLOS HUMBERTO LEAL GUERRERO</text:p>
          </table:table-cell>
        </table:table-row>
        <table:table-row>
          <table:table-cell office:value-type="string">
            <text:p>18930527</text:p>
          </table:table-cell>
          <table:table-cell office:value-type="string">
            <text:p>JOSE DEL CARMEN PORTILLO</text:p>
          </table:table-cell>
        </table:table-row>
        <table:table-row>
          <table:table-cell office:value-type="string">
            <text:p>18931277</text:p>
          </table:table-cell>
          <table:table-cell office:value-type="string">
            <text:p>LUIS DANIEL AGUDELO FLOREZ</text:p>
          </table:table-cell>
        </table:table-row>
        <table:table-row>
          <table:table-cell office:value-type="string">
            <text:p>18933916</text:p>
          </table:table-cell>
          <table:table-cell office:value-type="string">
            <text:p>PEDRO JULIO PALLARES ALDANA</text:p>
          </table:table-cell>
        </table:table-row>
        <table:table-row>
          <table:table-cell office:value-type="string">
            <text:p>18934147</text:p>
          </table:table-cell>
          <table:table-cell office:value-type="string">
            <text:p>DAVID VARGAS PEREZ</text:p>
          </table:table-cell>
        </table:table-row>
        <table:table-row>
          <table:table-cell office:value-type="string">
            <text:p>18934277</text:p>
          </table:table-cell>
          <table:table-cell office:value-type="string">
            <text:p>CIRO ANTONIO JAIME ACOSTA</text:p>
          </table:table-cell>
        </table:table-row>
        <table:table-row>
          <table:table-cell office:value-type="string">
            <text:p>18935600</text:p>
          </table:table-cell>
          <table:table-cell office:value-type="string">
            <text:p>EFRAIN CASELLES GOMEZ</text:p>
          </table:table-cell>
        </table:table-row>
        <table:table-row>
          <table:table-cell office:value-type="string">
            <text:p>18937999</text:p>
          </table:table-cell>
          <table:table-cell office:value-type="string">
            <text:p>REINEIRO PEREZ</text:p>
          </table:table-cell>
        </table:table-row>
        <table:table-row>
          <table:table-cell office:value-type="string">
            <text:p>18938106</text:p>
          </table:table-cell>
          <table:table-cell office:value-type="string">
            <text:p>EIDELVER CELON RODRIGUEZ</text:p>
          </table:table-cell>
        </table:table-row>
        <table:table-row>
          <table:table-cell office:value-type="string">
            <text:p>18938129</text:p>
          </table:table-cell>
          <table:table-cell office:value-type="string">
            <text:p>MOISES HERNANDEZ</text:p>
          </table:table-cell>
        </table:table-row>
        <table:table-row>
          <table:table-cell office:value-type="string">
            <text:p>18938420</text:p>
          </table:table-cell>
          <table:table-cell office:value-type="string">
            <text:p>HERMES JIMENEZ DELGADO</text:p>
          </table:table-cell>
        </table:table-row>
        <table:table-row>
          <table:table-cell office:value-type="string">
            <text:p>18938916</text:p>
          </table:table-cell>
          <table:table-cell office:value-type="string">
            <text:p>HEBER HUMBERTO CASTRO ANGARITA</text:p>
          </table:table-cell>
        </table:table-row>
        <table:table-row>
          <table:table-cell office:value-type="string">
            <text:p>18939566</text:p>
          </table:table-cell>
          <table:table-cell office:value-type="string">
            <text:p>WILSON PALLARES</text:p>
          </table:table-cell>
        </table:table-row>
        <table:table-row>
          <table:table-cell office:value-type="string">
            <text:p>18939784</text:p>
          </table:table-cell>
          <table:table-cell office:value-type="string">
            <text:p>JESUS MARIA PARRA</text:p>
          </table:table-cell>
        </table:table-row>
        <table:table-row>
          <table:table-cell office:value-type="string">
            <text:p>18955547</text:p>
          </table:table-cell>
          <table:table-cell office:value-type="string">
            <text:p>JESUS OLIVER BURITICA CARVAJAL</text:p>
          </table:table-cell>
        </table:table-row>
        <table:table-row>
          <table:table-cell office:value-type="string">
            <text:p>18955558</text:p>
          </table:table-cell>
          <table:table-cell office:value-type="string">
            <text:p>URIEL MONTEJO SARMIENTO</text:p>
          </table:table-cell>
        </table:table-row>
        <table:table-row>
          <table:table-cell office:value-type="string">
            <text:p>18955559</text:p>
          </table:table-cell>
          <table:table-cell office:value-type="string">
            <text:p>EDEN MALDONADO ALVAREZ</text:p>
          </table:table-cell>
        </table:table-row>
        <table:table-row>
          <table:table-cell office:value-type="string">
            <text:p>18956858</text:p>
          </table:table-cell>
          <table:table-cell office:value-type="string">
            <text:p>DANIEL AGUDELO AREVALO</text:p>
          </table:table-cell>
        </table:table-row>
        <table:table-row>
          <table:table-cell office:value-type="string">
            <text:p>18957440</text:p>
          </table:table-cell>
          <table:table-cell office:value-type="string">
            <text:p>DAGOBERTO MARTINEZ PEREZ</text:p>
          </table:table-cell>
        </table:table-row>
        <table:table-row>
          <table:table-cell office:value-type="string">
            <text:p>18957707</text:p>
          </table:table-cell>
          <table:table-cell office:value-type="string">
            <text:p>JHON JAIRO LEAL RAMIREZ</text:p>
          </table:table-cell>
        </table:table-row>
        <table:table-row>
          <table:table-cell office:value-type="string">
            <text:p>18957862</text:p>
          </table:table-cell>
          <table:table-cell office:value-type="string">
            <text:p>EDIER CHINCHILLA CACERES</text:p>
          </table:table-cell>
        </table:table-row>
        <table:table-row>
          <table:table-cell office:value-type="string">
            <text:p>18958506</text:p>
          </table:table-cell>
          <table:table-cell office:value-type="string">
            <text:p>BENJAMIN LOZANO</text:p>
          </table:table-cell>
        </table:table-row>
        <table:table-row>
          <table:table-cell office:value-type="string">
            <text:p>18958599</text:p>
          </table:table-cell>
          <table:table-cell office:value-type="string">
            <text:p>JAMER MORALES SERENO</text:p>
          </table:table-cell>
        </table:table-row>
        <table:table-row>
          <table:table-cell office:value-type="string">
            <text:p>18958625</text:p>
          </table:table-cell>
          <table:table-cell office:value-type="string">
            <text:p>EDUARD ALBERTO LEAL RAMIREZ</text:p>
          </table:table-cell>
        </table:table-row>
        <table:table-row>
          <table:table-cell office:value-type="string">
            <text:p>18958652</text:p>
          </table:table-cell>
          <table:table-cell office:value-type="string">
            <text:p>STEVENSON RUIS GOMEZ</text:p>
          </table:table-cell>
        </table:table-row>
        <table:table-row>
          <table:table-cell office:value-type="string">
            <text:p>18959003</text:p>
          </table:table-cell>
          <table:table-cell office:value-type="string">
            <text:p>FABIAN ALBERTO MALDONADO ALVAREZ</text:p>
          </table:table-cell>
        </table:table-row>
        <table:table-row>
          <table:table-cell office:value-type="string">
            <text:p>18959058</text:p>
          </table:table-cell>
          <table:table-cell office:value-type="string">
            <text:p>GENIDES CAMELO OVALLE</text:p>
          </table:table-cell>
        </table:table-row>
        <table:table-row>
          <table:table-cell office:value-type="string">
            <text:p>18959144</text:p>
          </table:table-cell>
          <table:table-cell office:value-type="string">
            <text:p>ISMAEL AREVALO CARDENAS</text:p>
          </table:table-cell>
        </table:table-row>
        <table:table-row>
          <table:table-cell office:value-type="string">
            <text:p>18959641</text:p>
          </table:table-cell>
          <table:table-cell office:value-type="string">
            <text:p>JHON FREDDY FLORES FLORES</text:p>
          </table:table-cell>
        </table:table-row>
        <table:table-row>
          <table:table-cell office:value-type="string">
            <text:p>18970098</text:p>
          </table:table-cell>
          <table:table-cell office:value-type="string">
            <text:p>IVAN ARTURO PEREZ</text:p>
          </table:table-cell>
        </table:table-row>
        <table:table-row>
          <table:table-cell office:value-type="string">
            <text:p>18990114</text:p>
          </table:table-cell>
          <table:table-cell office:value-type="string">
            <text:p>LUIS SEGUNDO TORRES ZALABATA</text:p>
          </table:table-cell>
        </table:table-row>
        <table:table-row>
          <table:table-cell office:value-type="string">
            <text:p>18990160</text:p>
          </table:table-cell>
          <table:table-cell office:value-type="string">
            <text:p>LUIS GUILLERMO RANGEL IZQUIERDO</text:p>
          </table:table-cell>
        </table:table-row>
        <table:table-row>
          <table:table-cell office:value-type="string">
            <text:p>18990198</text:p>
          </table:table-cell>
          <table:table-cell office:value-type="string">
            <text:p>EPITACIO ALVAREZ MARQUEZ</text:p>
          </table:table-cell>
        </table:table-row>
        <table:table-row>
          <table:table-cell office:value-type="string">
            <text:p>18990331</text:p>
          </table:table-cell>
          <table:table-cell office:value-type="string">
            <text:p>CORNELIO IZQUIERDO TORRES</text:p>
          </table:table-cell>
        </table:table-row>
        <table:table-row>
          <table:table-cell office:value-type="string">
            <text:p>18990336</text:p>
          </table:table-cell>
          <table:table-cell office:value-type="string">
            <text:p>OSCAR JAVIER IZQUIERDO TORRES</text:p>
          </table:table-cell>
        </table:table-row>
        <table:table-row>
          <table:table-cell office:value-type="string">
            <text:p>18990360</text:p>
          </table:table-cell>
          <table:table-cell office:value-type="string">
            <text:p>JAVIER BALLONA IZQUIERDO</text:p>
          </table:table-cell>
        </table:table-row>
        <table:table-row>
          <table:table-cell office:value-type="string">
            <text:p>18990370</text:p>
          </table:table-cell>
          <table:table-cell office:value-type="string">
            <text:p>EMETERIO TORRES CRESPO</text:p>
          </table:table-cell>
        </table:table-row>
        <table:table-row>
          <table:table-cell office:value-type="string">
            <text:p>18990435</text:p>
          </table:table-cell>
          <table:table-cell office:value-type="string">
            <text:p>ALEJANDRO MEJIA DUARTE</text:p>
          </table:table-cell>
        </table:table-row>
        <table:table-row>
          <table:table-cell office:value-type="string">
            <text:p>18990498</text:p>
          </table:table-cell>
          <table:table-cell office:value-type="string">
            <text:p>VICENTE VILLAFAÑA ARROYO</text:p>
          </table:table-cell>
        </table:table-row>
        <table:table-row>
          <table:table-cell office:value-type="string">
            <text:p>19476445</text:p>
          </table:table-cell>
          <table:table-cell office:value-type="string">
            <text:p>RAFAEL GREGORIO ZALABATA TORRES</text:p>
          </table:table-cell>
        </table:table-row>
        <table:table-row>
          <table:table-cell office:value-type="string">
            <text:p>19582120</text:p>
          </table:table-cell>
          <table:table-cell office:value-type="string">
            <text:p>ANGEL FEDERICO TORRES</text:p>
          </table:table-cell>
        </table:table-row>
        <table:table-row>
          <table:table-cell office:value-type="string">
            <text:p>19590010</text:p>
          </table:table-cell>
          <table:table-cell office:value-type="string">
            <text:p>VICTOR MANUEL ALONSO MIRANDA</text:p>
          </table:table-cell>
        </table:table-row>
        <table:table-row>
          <table:table-cell office:value-type="string">
            <text:p>19602980</text:p>
          </table:table-cell>
          <table:table-cell office:value-type="string">
            <text:p>LUIS GABRIEL RAMIREZ CASTRO</text:p>
          </table:table-cell>
        </table:table-row>
        <table:table-row>
          <table:table-cell office:value-type="string">
            <text:p>19645461</text:p>
          </table:table-cell>
          <table:table-cell office:value-type="string">
            <text:p>RICARDO GONZALEZ AMESQUITA</text:p>
          </table:table-cell>
        </table:table-row>
        <table:table-row>
          <table:table-cell office:value-type="string">
            <text:p>1969182</text:p>
          </table:table-cell>
          <table:table-cell office:value-type="string">
            <text:p>ISMAEL LEON CARRASCAL</text:p>
          </table:table-cell>
        </table:table-row>
        <table:table-row>
          <table:table-cell office:value-type="string">
            <text:p>24575057</text:p>
          </table:table-cell>
          <table:table-cell office:value-type="string">
            <text:p>MARLENYS ALVAREZ ZARATE</text:p>
          </table:table-cell>
        </table:table-row>
        <table:table-row>
          <table:table-cell office:value-type="string">
            <text:p>24607117</text:p>
          </table:table-cell>
          <table:table-cell office:value-type="string">
            <text:p>MARELVIS NUÑES NIÑO</text:p>
          </table:table-cell>
        </table:table-row>
        <table:table-row>
          <table:table-cell office:value-type="string">
            <text:p>26944847</text:p>
          </table:table-cell>
          <table:table-cell office:value-type="string">
            <text:p>MELVA ISOLINA ARIAS MONTERO</text:p>
          </table:table-cell>
        </table:table-row>
        <table:table-row>
          <table:table-cell office:value-type="string">
            <text:p>26945097</text:p>
          </table:table-cell>
          <table:table-cell office:value-type="string">
            <text:p>ETELINDA MARIA MARTINEZ ARIAS</text:p>
          </table:table-cell>
        </table:table-row>
        <table:table-row>
          <table:table-cell office:value-type="string">
            <text:p>26945406</text:p>
          </table:table-cell>
          <table:table-cell office:value-type="string">
            <text:p>TERESA MONTERO</text:p>
          </table:table-cell>
        </table:table-row>
        <table:table-row>
          <table:table-cell office:value-type="string">
            <text:p>26945412</text:p>
          </table:table-cell>
          <table:table-cell office:value-type="string">
            <text:p>EVELIS AMPARO MAESTRE MAESTRE</text:p>
          </table:table-cell>
        </table:table-row>
        <table:table-row>
          <table:table-cell office:value-type="string">
            <text:p>26950539</text:p>
          </table:table-cell>
          <table:table-cell office:value-type="string">
            <text:p>SOLFIDIA CORDOBA SARMIENTO</text:p>
          </table:table-cell>
        </table:table-row>
        <table:table-row>
          <table:table-cell office:value-type="string">
            <text:p>26952642</text:p>
          </table:table-cell>
          <table:table-cell office:value-type="string">
            <text:p>LUZ MARINA REYES</text:p>
          </table:table-cell>
        </table:table-row>
        <table:table-row>
          <table:table-cell office:value-type="string">
            <text:p>26952670</text:p>
          </table:table-cell>
          <table:table-cell office:value-type="string">
            <text:p>MIRIAM LAZARO QUINTERO</text:p>
          </table:table-cell>
        </table:table-row>
        <table:table-row>
          <table:table-cell office:value-type="string">
            <text:p>26952705</text:p>
          </table:table-cell>
          <table:table-cell office:value-type="string">
            <text:p>LUZ ELENA IZQUIERDO ARAUJO</text:p>
          </table:table-cell>
        </table:table-row>
        <table:table-row>
          <table:table-cell office:value-type="string">
            <text:p>26953187</text:p>
          </table:table-cell>
          <table:table-cell office:value-type="string">
            <text:p>TIRSA MERCEDES ARIAS DE IZQUIERDO</text:p>
          </table:table-cell>
        </table:table-row>
        <table:table-row>
          <table:table-cell office:value-type="string">
            <text:p>26953514</text:p>
          </table:table-cell>
          <table:table-cell office:value-type="string">
            <text:p>SOL MARINA ALMANZA IZQUIERDO</text:p>
          </table:table-cell>
        </table:table-row>
        <table:table-row>
          <table:table-cell office:value-type="string">
            <text:p>27008278</text:p>
          </table:table-cell>
          <table:table-cell office:value-type="string">
            <text:p>MARIA ELENA MEJIA ALBERTO</text:p>
          </table:table-cell>
        </table:table-row>
        <table:table-row>
          <table:table-cell office:value-type="string">
            <text:p>2768014</text:p>
          </table:table-cell>
          <table:table-cell office:value-type="string">
            <text:p>JOSE ANTONIO MOSCOTE SAUNA</text:p>
          </table:table-cell>
        </table:table-row>
        <table:table-row>
          <table:table-cell office:value-type="string">
            <text:p>27755654</text:p>
          </table:table-cell>
          <table:table-cell office:value-type="string">
            <text:p>BLANCA OLIVA RIZO DE SANCHEZ</text:p>
          </table:table-cell>
        </table:table-row>
        <table:table-row>
          <table:table-cell office:value-type="string">
            <text:p>29133960</text:p>
          </table:table-cell>
          <table:table-cell office:value-type="string">
            <text:p>MARIA PERDOMO SEPULVEDA</text:p>
          </table:table-cell>
        </table:table-row>
        <table:table-row>
          <table:table-cell office:value-type="string">
            <text:p>2983693</text:p>
          </table:table-cell>
          <table:table-cell office:value-type="string">
            <text:p>ARMANDO CARRILLO ALARCON</text:p>
          </table:table-cell>
        </table:table-row>
        <table:table-row>
          <table:table-cell office:value-type="string">
            <text:p>3076694</text:p>
          </table:table-cell>
          <table:table-cell office:value-type="string">
            <text:p>JAIME MONTAÑO</text:p>
          </table:table-cell>
        </table:table-row>
        <table:table-row>
          <table:table-cell office:value-type="string">
            <text:p>3091052</text:p>
          </table:table-cell>
          <table:table-cell office:value-type="string">
            <text:p>NELSON SANABRIA CASTILLO</text:p>
          </table:table-cell>
        </table:table-row>
        <table:table-row>
          <table:table-cell office:value-type="string">
            <text:p>36456770</text:p>
          </table:table-cell>
          <table:table-cell office:value-type="string">
            <text:p>ROSALIA SANCHEZ VEGA</text:p>
          </table:table-cell>
        </table:table-row>
        <table:table-row>
          <table:table-cell office:value-type="string">
            <text:p>36488938</text:p>
          </table:table-cell>
          <table:table-cell office:value-type="string">
            <text:p>LUZ MERY LOPEZ ZAPATA</text:p>
          </table:table-cell>
        </table:table-row>
        <table:table-row>
          <table:table-cell office:value-type="string">
            <text:p>36489830</text:p>
          </table:table-cell>
          <table:table-cell office:value-type="string">
            <text:p>ROSALIA ESTHER CARRILLO</text:p>
          </table:table-cell>
        </table:table-row>
        <table:table-row>
          <table:table-cell office:value-type="string">
            <text:p>36490795</text:p>
          </table:table-cell>
          <table:table-cell office:value-type="string">
            <text:p>ZULIFETH QUINTANA ABRIL</text:p>
          </table:table-cell>
        </table:table-row>
        <table:table-row>
          <table:table-cell office:value-type="string">
            <text:p>36516505</text:p>
          </table:table-cell>
          <table:table-cell office:value-type="string">
            <text:p>AUDELINA CAÑIZARES</text:p>
          </table:table-cell>
        </table:table-row>
        <table:table-row>
          <table:table-cell office:value-type="string">
            <text:p>36516898</text:p>
          </table:table-cell>
          <table:table-cell office:value-type="string">
            <text:p>RUBIELA MEJIA RIOS</text:p>
          </table:table-cell>
        </table:table-row>
        <table:table-row>
          <table:table-cell office:value-type="string">
            <text:p>37180411</text:p>
          </table:table-cell>
          <table:table-cell office:value-type="string">
            <text:p>MIRIAM LEON FLOREZ</text:p>
          </table:table-cell>
        </table:table-row>
        <table:table-row>
          <table:table-cell office:value-type="string">
            <text:p>38202783</text:p>
          </table:table-cell>
          <table:table-cell office:value-type="string">
            <text:p>LIDA MARIA TOQUICA BUITRAGO</text:p>
          </table:table-cell>
        </table:table-row>
        <table:table-row>
          <table:table-cell office:value-type="string">
            <text:p>39489526</text:p>
          </table:table-cell>
          <table:table-cell office:value-type="string">
            <text:p>MARIA ANTONIA VERA VALERO</text:p>
          </table:table-cell>
        </table:table-row>
        <table:table-row>
          <table:table-cell office:value-type="string">
            <text:p>42486400</text:p>
          </table:table-cell>
          <table:table-cell office:value-type="string">
            <text:p>MARIA MERY MONTES DE LEON</text:p>
          </table:table-cell>
        </table:table-row>
        <table:table-row>
          <table:table-cell office:value-type="string">
            <text:p>42489652</text:p>
          </table:table-cell>
          <table:table-cell office:value-type="string">
            <text:p>INES BLASINA IZQUIERDO TORRES</text:p>
          </table:table-cell>
        </table:table-row>
        <table:table-row>
          <table:table-cell office:value-type="string">
            <text:p>42490211</text:p>
          </table:table-cell>
          <table:table-cell office:value-type="string">
            <text:p>ALCIRA JUDITH IZQUIERDO TORRES</text:p>
          </table:table-cell>
        </table:table-row>
        <table:table-row>
          <table:table-cell office:value-type="string">
            <text:p>42491361</text:p>
          </table:table-cell>
          <table:table-cell office:value-type="string">
            <text:p>LUZ ELENA IZQUIERDO TORRES</text:p>
          </table:table-cell>
        </table:table-row>
        <table:table-row>
          <table:table-cell office:value-type="string">
            <text:p>45621518</text:p>
          </table:table-cell>
          <table:table-cell office:value-type="string">
            <text:p>MARIA YANETH VERGARA RAMIREZ</text:p>
          </table:table-cell>
        </table:table-row>
        <table:table-row>
          <table:table-cell office:value-type="string">
            <text:p>49608930</text:p>
          </table:table-cell>
          <table:table-cell office:value-type="string">
            <text:p>LESBIA AMPARO MARTINEZ ARIAS</text:p>
          </table:table-cell>
        </table:table-row>
        <table:table-row>
          <table:table-cell office:value-type="string">
            <text:p>49670887</text:p>
          </table:table-cell>
          <table:table-cell office:value-type="string">
            <text:p>YANIRY DURAN PEÑA</text:p>
          </table:table-cell>
        </table:table-row>
        <table:table-row>
          <table:table-cell office:value-type="string">
            <text:p>49686882</text:p>
          </table:table-cell>
          <table:table-cell office:value-type="string">
            <text:p>DIOSELINA CAÑIZARES DE ROJAS</text:p>
          </table:table-cell>
        </table:table-row>
        <table:table-row>
          <table:table-cell office:value-type="string">
            <text:p>49687680</text:p>
          </table:table-cell>
          <table:table-cell office:value-type="string">
            <text:p>GLORIA TARIFFA</text:p>
          </table:table-cell>
        </table:table-row>
        <table:table-row>
          <table:table-cell office:value-type="string">
            <text:p>49687807</text:p>
          </table:table-cell>
          <table:table-cell office:value-type="string">
            <text:p>ADIELA MARIA SANCHEZ JAIMES</text:p>
          </table:table-cell>
        </table:table-row>
        <table:table-row>
          <table:table-cell office:value-type="string">
            <text:p>49687952</text:p>
          </table:table-cell>
          <table:table-cell office:value-type="string">
            <text:p>ALIX MANZANO GUILLIN</text:p>
          </table:table-cell>
        </table:table-row>
        <table:table-row>
          <table:table-cell office:value-type="string">
            <text:p>49689109</text:p>
          </table:table-cell>
          <table:table-cell office:value-type="string">
            <text:p>MIRIAM DEL SOCORRO GAFARO RIZO</text:p>
          </table:table-cell>
        </table:table-row>
        <table:table-row>
          <table:table-cell office:value-type="string">
            <text:p>49689487</text:p>
          </table:table-cell>
          <table:table-cell office:value-type="string">
            <text:p>MIREYA PABON ASCANIO</text:p>
          </table:table-cell>
        </table:table-row>
        <table:table-row>
          <table:table-cell office:value-type="string">
            <text:p>49690246</text:p>
          </table:table-cell>
          <table:table-cell office:value-type="string">
            <text:p>LUCELLYS ESCALANTE LOPEZ</text:p>
          </table:table-cell>
        </table:table-row>
        <table:table-row>
          <table:table-cell office:value-type="string">
            <text:p>49690292</text:p>
          </table:table-cell>
          <table:table-cell office:value-type="string">
            <text:p>DORIS CARVAJAL DONADO</text:p>
          </table:table-cell>
        </table:table-row>
        <table:table-row>
          <table:table-cell office:value-type="string">
            <text:p>49690994</text:p>
          </table:table-cell>
          <table:table-cell office:value-type="string">
            <text:p>RUTH ANGARITA ORTEGA</text:p>
          </table:table-cell>
        </table:table-row>
        <table:table-row>
          <table:table-cell office:value-type="string">
            <text:p>49691100</text:p>
          </table:table-cell>
          <table:table-cell office:value-type="string">
            <text:p>AILEN GUTIERREZ MANZANO</text:p>
          </table:table-cell>
        </table:table-row>
        <table:table-row>
          <table:table-cell office:value-type="string">
            <text:p>49691223</text:p>
          </table:table-cell>
          <table:table-cell office:value-type="string">
            <text:p>YUDIS BACCA NIÑO</text:p>
          </table:table-cell>
        </table:table-row>
        <table:table-row>
          <table:table-cell office:value-type="string">
            <text:p>49692331</text:p>
          </table:table-cell>
          <table:table-cell office:value-type="string">
            <text:p>RIVEIRA CRUZ ROJAS</text:p>
          </table:table-cell>
        </table:table-row>
        <table:table-row>
          <table:table-cell office:value-type="string">
            <text:p>49692430</text:p>
          </table:table-cell>
          <table:table-cell office:value-type="string">
            <text:p>LUZ ESTELA GALVIS LOZADA</text:p>
          </table:table-cell>
        </table:table-row>
        <table:table-row>
          <table:table-cell office:value-type="string">
            <text:p>49693106</text:p>
          </table:table-cell>
          <table:table-cell office:value-type="string">
            <text:p>MARYOLI CORREA PEREZ</text:p>
          </table:table-cell>
        </table:table-row>
        <table:table-row>
          <table:table-cell office:value-type="string">
            <text:p>49694844</text:p>
          </table:table-cell>
          <table:table-cell office:value-type="string">
            <text:p>JOSEFINA BULA</text:p>
          </table:table-cell>
        </table:table-row>
        <table:table-row>
          <table:table-cell office:value-type="string">
            <text:p>49695874</text:p>
          </table:table-cell>
          <table:table-cell office:value-type="string">
            <text:p>CELINA GONZALEZ NAVARRO</text:p>
          </table:table-cell>
        </table:table-row>
        <table:table-row>
          <table:table-cell office:value-type="string">
            <text:p>49697201</text:p>
          </table:table-cell>
          <table:table-cell office:value-type="string">
            <text:p>MARICEL ROMERO DURAN</text:p>
          </table:table-cell>
        </table:table-row>
        <table:table-row>
          <table:table-cell office:value-type="string">
            <text:p>49698486</text:p>
          </table:table-cell>
          <table:table-cell office:value-type="string">
            <text:p>ANANÍN FLOREZ CARRILLO</text:p>
          </table:table-cell>
        </table:table-row>
        <table:table-row>
          <table:table-cell office:value-type="string">
            <text:p>49698683</text:p>
          </table:table-cell>
          <table:table-cell office:value-type="string">
            <text:p>JACKELINE BAYONA</text:p>
          </table:table-cell>
        </table:table-row>
        <table:table-row>
          <table:table-cell office:value-type="string">
            <text:p>49700060</text:p>
          </table:table-cell>
          <table:table-cell office:value-type="string">
            <text:p>KELY YULIETH HERNANDEZ LOZANO</text:p>
          </table:table-cell>
        </table:table-row>
        <table:table-row>
          <table:table-cell office:value-type="string">
            <text:p>49700062</text:p>
          </table:table-cell>
          <table:table-cell office:value-type="string">
            <text:p>YULEIDIS BURITICA CARVAJAL</text:p>
          </table:table-cell>
        </table:table-row>
        <table:table-row>
          <table:table-cell office:value-type="string">
            <text:p>49700586</text:p>
          </table:table-cell>
          <table:table-cell office:value-type="string">
            <text:p>ARELIS FLOREZ CARRILLO</text:p>
          </table:table-cell>
        </table:table-row>
        <table:table-row>
          <table:table-cell office:value-type="string">
            <text:p>49728898</text:p>
          </table:table-cell>
          <table:table-cell office:value-type="string">
            <text:p>ROSA ISABEL GUTIERRES</text:p>
          </table:table-cell>
        </table:table-row>
        <table:table-row>
          <table:table-cell office:value-type="string">
            <text:p>49736309</text:p>
          </table:table-cell>
          <table:table-cell office:value-type="string">
            <text:p>MARIBETH IZQUIERDO ARIAS</text:p>
          </table:table-cell>
        </table:table-row>
        <table:table-row>
          <table:table-cell office:value-type="string">
            <text:p>49737009</text:p>
          </table:table-cell>
          <table:table-cell office:value-type="string">
            <text:p>ANA AGUSTINA TORRES ARROYO</text:p>
          </table:table-cell>
        </table:table-row>
        <table:table-row>
          <table:table-cell office:value-type="string">
            <text:p>49737405</text:p>
          </table:table-cell>
          <table:table-cell office:value-type="string">
            <text:p>GRISELDA MARIA ARIAS MARTINEZ</text:p>
          </table:table-cell>
        </table:table-row>
        <table:table-row>
          <table:table-cell office:value-type="string">
            <text:p>49740686</text:p>
          </table:table-cell>
          <table:table-cell office:value-type="string">
            <text:p>MARIA ELENA LOPEZ FLOREZ</text:p>
          </table:table-cell>
        </table:table-row>
        <table:table-row>
          <table:table-cell office:value-type="string">
            <text:p>49747709</text:p>
          </table:table-cell>
          <table:table-cell office:value-type="string">
            <text:p>LIVIA ESTER TORRES</text:p>
          </table:table-cell>
        </table:table-row>
        <table:table-row>
          <table:table-cell office:value-type="string">
            <text:p>49747762</text:p>
          </table:table-cell>
          <table:table-cell office:value-type="string">
            <text:p>MARIA LUISA NOLAVITA</text:p>
          </table:table-cell>
        </table:table-row>
        <table:table-row>
          <table:table-cell office:value-type="string">
            <text:p>49747771</text:p>
          </table:table-cell>
          <table:table-cell office:value-type="string">
            <text:p>MARGARITA PINTO ALIMACO</text:p>
          </table:table-cell>
        </table:table-row>
        <table:table-row>
          <table:table-cell office:value-type="string">
            <text:p>49755081</text:p>
          </table:table-cell>
          <table:table-cell office:value-type="string">
            <text:p>ANA MERCEDES ALVAREZ VELASQUEZ</text:p>
          </table:table-cell>
        </table:table-row>
        <table:table-row>
          <table:table-cell office:value-type="string">
            <text:p>49764992</text:p>
          </table:table-cell>
          <table:table-cell office:value-type="string">
            <text:p>ANA DIVA RANGEL RANGEL</text:p>
          </table:table-cell>
        </table:table-row>
        <table:table-row>
          <table:table-cell office:value-type="string">
            <text:p>49768617</text:p>
          </table:table-cell>
          <table:table-cell office:value-type="string">
            <text:p>ALICIA LIZCANO RISCALA</text:p>
          </table:table-cell>
        </table:table-row>
        <table:table-row>
          <table:table-cell office:value-type="string">
            <text:p>49773699</text:p>
          </table:table-cell>
          <table:table-cell office:value-type="string">
            <text:p>FARIDE CLAVIJO RANGEL</text:p>
          </table:table-cell>
        </table:table-row>
        <table:table-row>
          <table:table-cell office:value-type="string">
            <text:p>49780703</text:p>
          </table:table-cell>
          <table:table-cell office:value-type="string">
            <text:p>CARMEN MILDRETH LEON MONTES</text:p>
          </table:table-cell>
        </table:table-row>
        <table:table-row>
          <table:table-cell office:value-type="string">
            <text:p>49782146</text:p>
          </table:table-cell>
          <table:table-cell office:value-type="string">
            <text:p>SOL MARINA QUIHAY TRIANA</text:p>
          </table:table-cell>
        </table:table-row>
        <table:table-row>
          <table:table-cell office:value-type="string">
            <text:p>49783985</text:p>
          </table:table-cell>
          <table:table-cell office:value-type="string">
            <text:p>CATERINE MONTAÑO PINTO</text:p>
          </table:table-cell>
        </table:table-row>
        <table:table-row>
          <table:table-cell office:value-type="string">
            <text:p>49786152</text:p>
          </table:table-cell>
          <table:table-cell office:value-type="string">
            <text:p>MARIBETH RANGEL CLAVIJO</text:p>
          </table:table-cell>
        </table:table-row>
        <table:table-row>
          <table:table-cell office:value-type="string">
            <text:p>49790136</text:p>
          </table:table-cell>
          <table:table-cell office:value-type="string">
            <text:p>CELIDE MESTRE IZQUIERDO</text:p>
          </table:table-cell>
        </table:table-row>
        <table:table-row>
          <table:table-cell office:value-type="string">
            <text:p>49796646</text:p>
          </table:table-cell>
          <table:table-cell office:value-type="string">
            <text:p>OMAIRA GARAY GOMEZ</text:p>
          </table:table-cell>
        </table:table-row>
        <table:table-row>
          <table:table-cell office:value-type="string">
            <text:p>4980189</text:p>
          </table:table-cell>
          <table:table-cell office:value-type="string">
            <text:p>CARLOS DANIEL ESCOBAR PULIDO</text:p>
          </table:table-cell>
        </table:table-row>
        <table:table-row>
          <table:table-cell office:value-type="string">
            <text:p>5000358</text:p>
          </table:table-cell>
          <table:table-cell office:value-type="string">
            <text:p>JOAQUIN ARTURO ZURIAGA TORRES</text:p>
          </table:table-cell>
        </table:table-row>
        <table:table-row>
          <table:table-cell office:value-type="string">
            <text:p>5044484</text:p>
          </table:table-cell>
          <table:table-cell office:value-type="string">
            <text:p>RICARDO QUINTANA QUINTERO</text:p>
          </table:table-cell>
        </table:table-row>
        <table:table-row>
          <table:table-cell office:value-type="string">
            <text:p>5134118</text:p>
          </table:table-cell>
          <table:table-cell office:value-type="string">
            <text:p>JUAN ANTONIO MAESTRE CARRILLO</text:p>
          </table:table-cell>
        </table:table-row>
        <table:table-row>
          <table:table-cell office:value-type="string">
            <text:p>5134203</text:p>
          </table:table-cell>
          <table:table-cell office:value-type="string">
            <text:p>ORLANDO JOSE VILLAZON</text:p>
          </table:table-cell>
        </table:table-row>
        <table:table-row>
          <table:table-cell office:value-type="string">
            <text:p>5134219</text:p>
          </table:table-cell>
          <table:table-cell office:value-type="string">
            <text:p>RAFAEL BENITO ARIAS OÑATE</text:p>
          </table:table-cell>
        </table:table-row>
        <table:table-row>
          <table:table-cell office:value-type="string">
            <text:p>5134245</text:p>
          </table:table-cell>
          <table:table-cell office:value-type="string">
            <text:p>CRISTOBAL ESTRADA ARIAS</text:p>
          </table:table-cell>
        </table:table-row>
        <table:table-row>
          <table:table-cell office:value-type="string">
            <text:p>5134316</text:p>
          </table:table-cell>
          <table:table-cell office:value-type="string">
            <text:p>RAFAEL ENRIQUE ARIAS</text:p>
          </table:table-cell>
        </table:table-row>
        <table:table-row>
          <table:table-cell office:value-type="string">
            <text:p>5134330</text:p>
          </table:table-cell>
          <table:table-cell office:value-type="string">
            <text:p>JUAN BAUTISTA ARIAS</text:p>
          </table:table-cell>
        </table:table-row>
        <table:table-row>
          <table:table-cell office:value-type="string">
            <text:p>5134415</text:p>
          </table:table-cell>
          <table:table-cell office:value-type="string">
            <text:p>JOSE GABRIEL ARIAS</text:p>
          </table:table-cell>
        </table:table-row>
        <table:table-row>
          <table:table-cell office:value-type="string">
            <text:p>5134477</text:p>
          </table:table-cell>
          <table:table-cell office:value-type="string">
            <text:p>NOBIS JOSE ARIAS MONTERO</text:p>
          </table:table-cell>
        </table:table-row>
        <table:table-row>
          <table:table-cell office:value-type="string">
            <text:p>5134530</text:p>
          </table:table-cell>
          <table:table-cell office:value-type="string">
            <text:p>JUVENCIO DE JESUS MONTERO ARIAS</text:p>
          </table:table-cell>
        </table:table-row>
        <table:table-row>
          <table:table-cell office:value-type="string">
            <text:p>5134556</text:p>
          </table:table-cell>
          <table:table-cell office:value-type="string">
            <text:p>MARIO EZEQUIEL MAESTRE DAZA</text:p>
          </table:table-cell>
        </table:table-row>
        <table:table-row>
          <table:table-cell office:value-type="string">
            <text:p>5134565</text:p>
          </table:table-cell>
          <table:table-cell office:value-type="string">
            <text:p>JOSUE DANIEL ARIAS ARIAS</text:p>
          </table:table-cell>
        </table:table-row>
        <table:table-row>
          <table:table-cell office:value-type="string">
            <text:p>5134640</text:p>
          </table:table-cell>
          <table:table-cell office:value-type="string">
            <text:p>PEDRO MOJICA ALBERTO</text:p>
          </table:table-cell>
        </table:table-row>
        <table:table-row>
          <table:table-cell office:value-type="string">
            <text:p>5134642</text:p>
          </table:table-cell>
          <table:table-cell office:value-type="string">
            <text:p>PEDRO JOSE DAZA GIL</text:p>
          </table:table-cell>
        </table:table-row>
        <table:table-row>
          <table:table-cell office:value-type="string">
            <text:p>5134643</text:p>
          </table:table-cell>
          <table:table-cell office:value-type="string">
            <text:p>PEDRO LIMACO DINGULA</text:p>
          </table:table-cell>
        </table:table-row>
        <table:table-row>
          <table:table-cell office:value-type="string">
            <text:p>5134709</text:p>
          </table:table-cell>
          <table:table-cell office:value-type="string">
            <text:p>ISAAC ARIAS MARTINEZ</text:p>
          </table:table-cell>
        </table:table-row>
        <table:table-row>
          <table:table-cell office:value-type="string">
            <text:p>5134857</text:p>
          </table:table-cell>
          <table:table-cell office:value-type="string">
            <text:p>NEFER JULIAN ARIAS MAESTRE</text:p>
          </table:table-cell>
        </table:table-row>
        <table:table-row>
          <table:table-cell office:value-type="string">
            <text:p>5134865</text:p>
          </table:table-cell>
          <table:table-cell office:value-type="string">
            <text:p>MARIO ANGEL CARRILLO ALVARADO</text:p>
          </table:table-cell>
        </table:table-row>
        <table:table-row>
          <table:table-cell office:value-type="string">
            <text:p>5134886</text:p>
          </table:table-cell>
          <table:table-cell office:value-type="string">
            <text:p>CRISTOBAL ANTONIO MAESTRE MARTINEZ</text:p>
          </table:table-cell>
        </table:table-row>
        <table:table-row>
          <table:table-cell office:value-type="string">
            <text:p>5134890</text:p>
          </table:table-cell>
          <table:table-cell office:value-type="string">
            <text:p>BETHOVEN ARIZA VILLAZON</text:p>
          </table:table-cell>
        </table:table-row>
        <table:table-row>
          <table:table-cell office:value-type="string">
            <text:p>5134905</text:p>
          </table:table-cell>
          <table:table-cell office:value-type="string">
            <text:p>JOSE ISAIAS MONTAÑO</text:p>
          </table:table-cell>
        </table:table-row>
        <table:table-row>
          <table:table-cell office:value-type="string">
            <text:p>5135200</text:p>
          </table:table-cell>
          <table:table-cell office:value-type="string">
            <text:p>LUIS ENRIQUE VILLAZON</text:p>
          </table:table-cell>
        </table:table-row>
        <table:table-row>
          <table:table-cell office:value-type="string">
            <text:p>5139288</text:p>
          </table:table-cell>
          <table:table-cell office:value-type="string">
            <text:p>TORIBIO NIÑO PEREZ</text:p>
          </table:table-cell>
        </table:table-row>
        <table:table-row>
          <table:table-cell office:value-type="string">
            <text:p>5139349</text:p>
          </table:table-cell>
          <table:table-cell office:value-type="string">
            <text:p>URIEL TORRES SUAREZ</text:p>
          </table:table-cell>
        </table:table-row>
        <table:table-row>
          <table:table-cell office:value-type="string">
            <text:p>5139405</text:p>
          </table:table-cell>
          <table:table-cell office:value-type="string">
            <text:p>ONOFRE CLAVIJO TORRES</text:p>
          </table:table-cell>
        </table:table-row>
        <table:table-row>
          <table:table-cell office:value-type="string">
            <text:p>5139410</text:p>
          </table:table-cell>
          <table:table-cell office:value-type="string">
            <text:p>ALFREDO RANGEL RANGEL</text:p>
          </table:table-cell>
        </table:table-row>
        <table:table-row>
          <table:table-cell office:value-type="string">
            <text:p>5139685</text:p>
          </table:table-cell>
          <table:table-cell office:value-type="string">
            <text:p>AUGUSTO IZQUIERDO LUQUEZ</text:p>
          </table:table-cell>
        </table:table-row>
        <table:table-row>
          <table:table-cell office:value-type="string">
            <text:p>5139702</text:p>
          </table:table-cell>
          <table:table-cell office:value-type="string">
            <text:p>PORFIRIO IZQUIERDO</text:p>
          </table:table-cell>
        </table:table-row>
        <table:table-row>
          <table:table-cell office:value-type="string">
            <text:p>5139776</text:p>
          </table:table-cell>
          <table:table-cell office:value-type="string">
            <text:p>HUMBERTO MARCIAL NIÑO MEJIA</text:p>
          </table:table-cell>
        </table:table-row>
        <table:table-row>
          <table:table-cell office:value-type="string">
            <text:p>5139871</text:p>
          </table:table-cell>
          <table:table-cell office:value-type="string">
            <text:p>CESAR ENRIQUE MONTERO MEJIA</text:p>
          </table:table-cell>
        </table:table-row>
        <table:table-row>
          <table:table-cell office:value-type="string">
            <text:p>5139899</text:p>
          </table:table-cell>
          <table:table-cell office:value-type="string">
            <text:p>JOSE MARIA IZQUIERDO MEJIA</text:p>
          </table:table-cell>
        </table:table-row>
        <table:table-row>
          <table:table-cell office:value-type="string">
            <text:p>5139956</text:p>
          </table:table-cell>
          <table:table-cell office:value-type="string">
            <text:p>JUAN ANTONIO IZQUIERDO CHAPARRO</text:p>
          </table:table-cell>
        </table:table-row>
        <table:table-row>
          <table:table-cell office:value-type="string">
            <text:p>5139961</text:p>
          </table:table-cell>
          <table:table-cell office:value-type="string">
            <text:p>JOSE ALCIDES MESTRE ARIAS</text:p>
          </table:table-cell>
        </table:table-row>
        <table:table-row>
          <table:table-cell office:value-type="string">
            <text:p>51610167</text:p>
          </table:table-cell>
          <table:table-cell office:value-type="string">
            <text:p>AURORA MARIA IZQUIERDO TORRES</text:p>
          </table:table-cell>
        </table:table-row>
        <table:table-row>
          <table:table-cell office:value-type="string">
            <text:p>5164444</text:p>
          </table:table-cell>
          <table:table-cell office:value-type="string">
            <text:p>WILSON ENRIQUE VILLAZON</text:p>
          </table:table-cell>
        </table:table-row>
        <table:table-row>
          <table:table-cell office:value-type="string">
            <text:p>5165618</text:p>
          </table:table-cell>
          <table:table-cell office:value-type="string">
            <text:p>SANTIAGO VILLAZON MOJICA</text:p>
          </table:table-cell>
        </table:table-row>
        <table:table-row>
          <table:table-cell office:value-type="string">
            <text:p>5166272</text:p>
          </table:table-cell>
          <table:table-cell office:value-type="string">
            <text:p>ALIRIO DAZA MONTERO</text:p>
          </table:table-cell>
        </table:table-row>
        <table:table-row>
          <table:table-cell office:value-type="string">
            <text:p>5166543</text:p>
          </table:table-cell>
          <table:table-cell office:value-type="string">
            <text:p>WILFRAN MANUEL DAZA MONTERO</text:p>
          </table:table-cell>
        </table:table-row>
        <table:table-row>
          <table:table-cell office:value-type="string">
            <text:p>5166629</text:p>
          </table:table-cell>
          <table:table-cell office:value-type="string">
            <text:p>ELKIN MONTERO DIAZ</text:p>
          </table:table-cell>
        </table:table-row>
        <table:table-row>
          <table:table-cell office:value-type="string">
            <text:p>5169109</text:p>
          </table:table-cell>
          <table:table-cell office:value-type="string">
            <text:p>VICTOR CAMILO MOJICA</text:p>
          </table:table-cell>
        </table:table-row>
        <table:table-row>
          <table:table-cell office:value-type="string">
            <text:p>51871367</text:p>
          </table:table-cell>
          <table:table-cell office:value-type="string">
            <text:p>IBETH ELENA IZQUIERDO TORRES</text:p>
          </table:table-cell>
        </table:table-row>
        <table:table-row>
          <table:table-cell office:value-type="string">
            <text:p>52434692</text:p>
          </table:table-cell>
          <table:table-cell office:value-type="string">
            <text:p>PAOLA ARIAS MARTINEZ</text:p>
          </table:table-cell>
        </table:table-row>
        <table:table-row>
          <table:table-cell office:value-type="string">
            <text:p>52768161</text:p>
          </table:table-cell>
          <table:table-cell office:value-type="string">
            <text:p>SANDRA SANJUAN</text:p>
          </table:table-cell>
        </table:table-row>
        <table:table-row>
          <table:table-cell office:value-type="string">
            <text:p>5329066</text:p>
          </table:table-cell>
          <table:table-cell office:value-type="string">
            <text:p>JORGE GUERRON ALVAREZ</text:p>
          </table:table-cell>
        </table:table-row>
        <table:table-row>
          <table:table-cell office:value-type="string">
            <text:p>5416588</text:p>
          </table:table-cell>
          <table:table-cell office:value-type="string">
            <text:p>ERNESTO REMOLINA</text:p>
          </table:table-cell>
        </table:table-row>
        <table:table-row>
          <table:table-cell office:value-type="string">
            <text:p>5443936</text:p>
          </table:table-cell>
          <table:table-cell office:value-type="string">
            <text:p>DIOGENES DE JESUS MALDONADO JAIMES</text:p>
          </table:table-cell>
        </table:table-row>
        <table:table-row>
          <table:table-cell office:value-type="string">
            <text:p>5444025</text:p>
          </table:table-cell>
          <table:table-cell office:value-type="string">
            <text:p>ANGEL MARIA CORONEL PEREZ</text:p>
          </table:table-cell>
        </table:table-row>
        <table:table-row>
          <table:table-cell office:value-type="string">
            <text:p>5553679</text:p>
          </table:table-cell>
          <table:table-cell office:value-type="string">
            <text:p>SEGUNDO SANTAMARIA PINZON</text:p>
          </table:table-cell>
        </table:table-row>
        <table:table-row>
          <table:table-cell office:value-type="string">
            <text:p>56076191</text:p>
          </table:table-cell>
          <table:table-cell office:value-type="string">
            <text:p>ABELISA DEL CARMEN VILLAZON VILLAZON</text:p>
          </table:table-cell>
        </table:table-row>
        <table:table-row>
          <table:table-cell office:value-type="string">
            <text:p>56078982</text:p>
          </table:table-cell>
          <table:table-cell office:value-type="string">
            <text:p>PAULINA GERTRUDIS MOJICA NIEVES</text:p>
          </table:table-cell>
        </table:table-row>
        <table:table-row>
          <table:table-cell office:value-type="string">
            <text:p>56079034</text:p>
          </table:table-cell>
          <table:table-cell office:value-type="string">
            <text:p>LEIDA LAUDITH VEGA IZQUIERDO</text:p>
          </table:table-cell>
        </table:table-row>
        <table:table-row>
          <table:table-cell office:value-type="string">
            <text:p>5812404</text:p>
          </table:table-cell>
          <table:table-cell office:value-type="string">
            <text:p>JULIO CESAR ROA MARTINEZ</text:p>
          </table:table-cell>
        </table:table-row>
        <table:table-row>
          <table:table-cell office:value-type="string">
            <text:p>5947140</text:p>
          </table:table-cell>
          <table:table-cell office:value-type="string">
            <text:p>HECTOR TAFUR</text:p>
          </table:table-cell>
        </table:table-row>
        <table:table-row>
          <table:table-cell office:value-type="string">
            <text:p>60413167</text:p>
          </table:table-cell>
          <table:table-cell office:value-type="string">
            <text:p>ALIDA PARADA</text:p>
          </table:table-cell>
        </table:table-row>
        <table:table-row>
          <table:table-cell office:value-type="string">
            <text:p>6586751</text:p>
          </table:table-cell>
          <table:table-cell office:value-type="string">
            <text:p>JULIO CESAR MESTRE MENDOZA</text:p>
          </table:table-cell>
        </table:table-row>
        <table:table-row>
          <table:table-cell office:value-type="string">
            <text:p>6676593</text:p>
          </table:table-cell>
          <table:table-cell office:value-type="string">
            <text:p>EVELIO CARDENAS PEÑA</text:p>
          </table:table-cell>
        </table:table-row>
        <table:table-row>
          <table:table-cell office:value-type="string">
            <text:p>6708963</text:p>
          </table:table-cell>
          <table:table-cell office:value-type="string">
            <text:p>CECILIO CARDENAS RUIZ</text:p>
          </table:table-cell>
        </table:table-row>
        <table:table-row>
          <table:table-cell office:value-type="string">
            <text:p>6791920</text:p>
          </table:table-cell>
          <table:table-cell office:value-type="string">
            <text:p>OTILIO RIOBO ANDRADE</text:p>
          </table:table-cell>
        </table:table-row>
        <table:table-row>
          <table:table-cell office:value-type="string">
            <text:p>6793544</text:p>
          </table:table-cell>
          <table:table-cell office:value-type="string">
            <text:p>RAMON ANTONIO RODRIGUEZ</text:p>
          </table:table-cell>
        </table:table-row>
        <table:table-row>
          <table:table-cell office:value-type="string">
            <text:p>6795350</text:p>
          </table:table-cell>
          <table:table-cell office:value-type="string">
            <text:p>NELSON PALLARES</text:p>
          </table:table-cell>
        </table:table-row>
        <table:table-row>
          <table:table-cell office:value-type="string">
            <text:p>70101614</text:p>
          </table:table-cell>
          <table:table-cell office:value-type="string">
            <text:p>EUCARIS PEREZ OQUENDO</text:p>
          </table:table-cell>
        </table:table-row>
        <table:table-row>
          <table:table-cell office:value-type="string">
            <text:p>7142697</text:p>
          </table:table-cell>
          <table:table-cell office:value-type="string">
            <text:p>KASO KAKU BUSINTANA MESTRE IZQUIERDO</text:p>
          </table:table-cell>
        </table:table-row>
        <table:table-row>
          <table:table-cell office:value-type="string">
            <text:p>72230722</text:p>
          </table:table-cell>
          <table:table-cell office:value-type="string">
            <text:p>EIDER QUINTANA NAVARRO</text:p>
          </table:table-cell>
        </table:table-row>
        <table:table-row>
          <table:table-cell office:value-type="string">
            <text:p>7570461</text:p>
          </table:table-cell>
          <table:table-cell office:value-type="string">
            <text:p>FELIX ENRIQUE FAJARDO LEON</text:p>
          </table:table-cell>
        </table:table-row>
        <table:table-row>
          <table:table-cell office:value-type="string">
            <text:p>7571044</text:p>
          </table:table-cell>
          <table:table-cell office:value-type="string">
            <text:p>WILFRIDO MONTERO GUERRA</text:p>
          </table:table-cell>
        </table:table-row>
        <table:table-row>
          <table:table-cell office:value-type="string">
            <text:p>7574429</text:p>
          </table:table-cell>
          <table:table-cell office:value-type="string">
            <text:p>JUAN JAVIER MAESTRE MARTINEZ</text:p>
          </table:table-cell>
        </table:table-row>
        <table:table-row>
          <table:table-cell office:value-type="string">
            <text:p>7574775</text:p>
          </table:table-cell>
          <table:table-cell office:value-type="string">
            <text:p>EISER ARIAS</text:p>
          </table:table-cell>
        </table:table-row>
        <table:table-row>
          <table:table-cell office:value-type="string">
            <text:p>7574904</text:p>
          </table:table-cell>
          <table:table-cell office:value-type="string">
            <text:p>JHONATAN DAVID CACERES</text:p>
          </table:table-cell>
        </table:table-row>
        <table:table-row>
          <table:table-cell office:value-type="string">
            <text:p>7575058</text:p>
          </table:table-cell>
          <table:table-cell office:value-type="string">
            <text:p>JOSE ULFRIDO BARRAGAN BARRAGAN</text:p>
          </table:table-cell>
        </table:table-row>
        <table:table-row>
          <table:table-cell office:value-type="string">
            <text:p>7595001</text:p>
          </table:table-cell>
          <table:table-cell office:value-type="string">
            <text:p>ARNULFO GUZMAN FONTALVO</text:p>
          </table:table-cell>
        </table:table-row>
        <table:table-row>
          <table:table-cell office:value-type="string">
            <text:p>77006004</text:p>
          </table:table-cell>
          <table:table-cell office:value-type="string">
            <text:p>JEREMIAS TELLES SOLANO</text:p>
          </table:table-cell>
        </table:table-row>
        <table:table-row>
          <table:table-cell office:value-type="string">
            <text:p>77006218</text:p>
          </table:table-cell>
          <table:table-cell office:value-type="string">
            <text:p>LINO MANCILLA SILVA</text:p>
          </table:table-cell>
        </table:table-row>
        <table:table-row>
          <table:table-cell office:value-type="string">
            <text:p>77006517</text:p>
          </table:table-cell>
          <table:table-cell office:value-type="string">
            <text:p>ROBERTO IZQUIERDO TORRES</text:p>
          </table:table-cell>
        </table:table-row>
        <table:table-row>
          <table:table-cell office:value-type="string">
            <text:p>77006969</text:p>
          </table:table-cell>
          <table:table-cell office:value-type="string">
            <text:p>JOSE DE DIOS FELIZZOLA ACOSTA</text:p>
          </table:table-cell>
        </table:table-row>
        <table:table-row>
          <table:table-cell office:value-type="string">
            <text:p>77007140</text:p>
          </table:table-cell>
          <table:table-cell office:value-type="string">
            <text:p>CARLOS ENRIQUE ARIAS GIL</text:p>
          </table:table-cell>
        </table:table-row>
        <table:table-row>
          <table:table-cell office:value-type="string">
            <text:p>77009391</text:p>
          </table:table-cell>
          <table:table-cell office:value-type="string">
            <text:p>ROSALINO RANGEL RANGEL</text:p>
          </table:table-cell>
        </table:table-row>
        <table:table-row>
          <table:table-cell office:value-type="string">
            <text:p>77009818</text:p>
          </table:table-cell>
          <table:table-cell office:value-type="string">
            <text:p>FACUNDO GUTIERREZ</text:p>
          </table:table-cell>
        </table:table-row>
        <table:table-row>
          <table:table-cell office:value-type="string">
            <text:p>77011227</text:p>
          </table:table-cell>
          <table:table-cell office:value-type="string">
            <text:p>HERMES ANTONIO MESTRE PINTO</text:p>
          </table:table-cell>
        </table:table-row>
        <table:table-row>
          <table:table-cell office:value-type="string">
            <text:p>77012138</text:p>
          </table:table-cell>
          <table:table-cell office:value-type="string">
            <text:p>UBERNEL GALLEJO QUIROGA</text:p>
          </table:table-cell>
        </table:table-row>
        <table:table-row>
          <table:table-cell office:value-type="string">
            <text:p>77015205</text:p>
          </table:table-cell>
          <table:table-cell office:value-type="string">
            <text:p>ABRAHAN DIAZ MAESTRE</text:p>
          </table:table-cell>
        </table:table-row>
        <table:table-row>
          <table:table-cell office:value-type="string">
            <text:p>77015607</text:p>
          </table:table-cell>
          <table:table-cell office:value-type="string">
            <text:p>GILBERTO PACHECO IZQUIERDO</text:p>
          </table:table-cell>
        </table:table-row>
        <table:table-row>
          <table:table-cell office:value-type="string">
            <text:p>77016494</text:p>
          </table:table-cell>
          <table:table-cell office:value-type="string">
            <text:p>JOSE LUIS IZQUIERDO TORRES</text:p>
          </table:table-cell>
        </table:table-row>
        <table:table-row>
          <table:table-cell office:value-type="string">
            <text:p>77016929</text:p>
          </table:table-cell>
          <table:table-cell office:value-type="string">
            <text:p>ALCIDES ARIAS</text:p>
          </table:table-cell>
        </table:table-row>
        <table:table-row>
          <table:table-cell office:value-type="string">
            <text:p>77017376</text:p>
          </table:table-cell>
          <table:table-cell office:value-type="string">
            <text:p>ANGEL MATIAS MAESTRE VILLAZON</text:p>
          </table:table-cell>
        </table:table-row>
        <table:table-row>
          <table:table-cell office:value-type="string">
            <text:p>77017429</text:p>
          </table:table-cell>
          <table:table-cell office:value-type="string">
            <text:p>NIMIO VACA RANGEL</text:p>
          </table:table-cell>
        </table:table-row>
        <table:table-row>
          <table:table-cell office:value-type="string">
            <text:p>77018994</text:p>
          </table:table-cell>
          <table:table-cell office:value-type="string">
            <text:p>NISER DE JESUS ARIAS</text:p>
          </table:table-cell>
        </table:table-row>
        <table:table-row>
          <table:table-cell office:value-type="string">
            <text:p>77019406</text:p>
          </table:table-cell>
          <table:table-cell office:value-type="string">
            <text:p>OMAR ANTONIO PEREZ PEREZ</text:p>
          </table:table-cell>
        </table:table-row>
        <table:table-row>
          <table:table-cell office:value-type="string">
            <text:p>77019664</text:p>
          </table:table-cell>
          <table:table-cell office:value-type="string">
            <text:p>GUSTAVO VARGAS PEREZ</text:p>
          </table:table-cell>
        </table:table-row>
        <table:table-row>
          <table:table-cell office:value-type="string">
            <text:p>77020359</text:p>
          </table:table-cell>
          <table:table-cell office:value-type="string">
            <text:p>SCARLE OVALLE COTES</text:p>
          </table:table-cell>
        </table:table-row>
        <table:table-row>
          <table:table-cell office:value-type="string">
            <text:p>77020922</text:p>
          </table:table-cell>
          <table:table-cell office:value-type="string">
            <text:p>ALDEMAR ALFONSO ESTRADA GUERRERO</text:p>
          </table:table-cell>
        </table:table-row>
        <table:table-row>
          <table:table-cell office:value-type="string">
            <text:p>77021792</text:p>
          </table:table-cell>
          <table:table-cell office:value-type="string">
            <text:p>DAMIAN TORRES IZQUIERDO</text:p>
          </table:table-cell>
        </table:table-row>
        <table:table-row>
          <table:table-cell office:value-type="string">
            <text:p>77022624</text:p>
          </table:table-cell>
          <table:table-cell office:value-type="string">
            <text:p>JUAN TORRES TORRES</text:p>
          </table:table-cell>
        </table:table-row>
        <table:table-row>
          <table:table-cell office:value-type="string">
            <text:p>77023229</text:p>
          </table:table-cell>
          <table:table-cell office:value-type="string">
            <text:p>WILLIAM ARDILA</text:p>
          </table:table-cell>
        </table:table-row>
        <table:table-row>
          <table:table-cell office:value-type="string">
            <text:p>77023623</text:p>
          </table:table-cell>
          <table:table-cell office:value-type="string">
            <text:p>FREDIS TORRES</text:p>
          </table:table-cell>
        </table:table-row>
        <table:table-row>
          <table:table-cell office:value-type="string">
            <text:p>77023854</text:p>
          </table:table-cell>
          <table:table-cell office:value-type="string">
            <text:p>RUBEL ANGEL ARDILA</text:p>
          </table:table-cell>
        </table:table-row>
        <table:table-row>
          <table:table-cell office:value-type="string">
            <text:p>77023985</text:p>
          </table:table-cell>
          <table:table-cell office:value-type="string">
            <text:p>FREDI ANTONIO ARAUJO PEÑALOZA</text:p>
          </table:table-cell>
        </table:table-row>
        <table:table-row>
          <table:table-cell office:value-type="string">
            <text:p>77023986</text:p>
          </table:table-cell>
          <table:table-cell office:value-type="string">
            <text:p>EDGARDO RAFAEL ARAUJO PEÑALOZA</text:p>
          </table:table-cell>
        </table:table-row>
        <table:table-row>
          <table:table-cell office:value-type="string">
            <text:p>77024101</text:p>
          </table:table-cell>
          <table:table-cell office:value-type="string">
            <text:p>EDINTH RANGEL RANGEL</text:p>
          </table:table-cell>
        </table:table-row>
        <table:table-row>
          <table:table-cell office:value-type="string">
            <text:p>77024272</text:p>
          </table:table-cell>
          <table:table-cell office:value-type="string">
            <text:p>JULIO CESAR IZQUIERDO TORRES</text:p>
          </table:table-cell>
        </table:table-row>
        <table:table-row>
          <table:table-cell office:value-type="string">
            <text:p>77024411</text:p>
          </table:table-cell>
          <table:table-cell office:value-type="string">
            <text:p>WALTER EVANGELISTA MAESTRE VILLAZON</text:p>
          </table:table-cell>
        </table:table-row>
        <table:table-row>
          <table:table-cell office:value-type="string">
            <text:p>77025245</text:p>
          </table:table-cell>
          <table:table-cell office:value-type="string">
            <text:p>NORGEN DE JESUS ARIAS</text:p>
          </table:table-cell>
        </table:table-row>
        <table:table-row>
          <table:table-cell office:value-type="string">
            <text:p>77025553</text:p>
          </table:table-cell>
          <table:table-cell office:value-type="string">
            <text:p>MARCOS ELIAS LEON MONTES</text:p>
          </table:table-cell>
        </table:table-row>
        <table:table-row>
          <table:table-cell office:value-type="string">
            <text:p>77026333</text:p>
          </table:table-cell>
          <table:table-cell office:value-type="string">
            <text:p>JOSE GUEVARA MENESES</text:p>
          </table:table-cell>
        </table:table-row>
        <table:table-row>
          <table:table-cell office:value-type="string">
            <text:p>77026733</text:p>
          </table:table-cell>
          <table:table-cell office:value-type="string">
            <text:p>LUIS EDUARDO ROBLES VILLAZON</text:p>
          </table:table-cell>
        </table:table-row>
        <table:table-row>
          <table:table-cell office:value-type="string">
            <text:p>77028269</text:p>
          </table:table-cell>
          <table:table-cell office:value-type="string">
            <text:p>JOSE ANGEL SANJUAN</text:p>
          </table:table-cell>
        </table:table-row>
        <table:table-row>
          <table:table-cell office:value-type="string">
            <text:p>77029775</text:p>
          </table:table-cell>
          <table:table-cell office:value-type="string">
            <text:p>LUIS GARCIA ARIAS</text:p>
          </table:table-cell>
        </table:table-row>
        <table:table-row>
          <table:table-cell office:value-type="string">
            <text:p>77030305</text:p>
          </table:table-cell>
          <table:table-cell office:value-type="string">
            <text:p>NORGEN DE JESUS ARIAS RODRIGUEZ</text:p>
          </table:table-cell>
        </table:table-row>
        <table:table-row>
          <table:table-cell office:value-type="string">
            <text:p>77031544</text:p>
          </table:table-cell>
          <table:table-cell office:value-type="string">
            <text:p>ELIECER VARGAS PÉREZ</text:p>
          </table:table-cell>
        </table:table-row>
        <table:table-row>
          <table:table-cell office:value-type="string">
            <text:p>77031616</text:p>
          </table:table-cell>
          <table:table-cell office:value-type="string">
            <text:p>EDUIN JOSE MONTERO</text:p>
          </table:table-cell>
        </table:table-row>
        <table:table-row>
          <table:table-cell office:value-type="string">
            <text:p>77032366</text:p>
          </table:table-cell>
          <table:table-cell office:value-type="string">
            <text:p>PABLO DE LA CRUZ ZAPATA</text:p>
          </table:table-cell>
        </table:table-row>
        <table:table-row>
          <table:table-cell office:value-type="string">
            <text:p>77032989</text:p>
          </table:table-cell>
          <table:table-cell office:value-type="string">
            <text:p>FRANCISCO JIMENEZ QUINTANA</text:p>
          </table:table-cell>
        </table:table-row>
        <table:table-row>
          <table:table-cell office:value-type="string">
            <text:p>77033410</text:p>
          </table:table-cell>
          <table:table-cell office:value-type="string">
            <text:p>DAMIN CLAVIJO RANGEL</text:p>
          </table:table-cell>
        </table:table-row>
        <table:table-row>
          <table:table-cell office:value-type="string">
            <text:p>77034320</text:p>
          </table:table-cell>
          <table:table-cell office:value-type="string">
            <text:p>HEBERT SEGUNDO TORRES RAMOS</text:p>
          </table:table-cell>
        </table:table-row>
        <table:table-row>
          <table:table-cell office:value-type="string">
            <text:p>77034531</text:p>
          </table:table-cell>
          <table:table-cell office:value-type="string">
            <text:p>NAHUM CLAVIJO RANGEL</text:p>
          </table:table-cell>
        </table:table-row>
        <table:table-row>
          <table:table-cell office:value-type="string">
            <text:p>77034645</text:p>
          </table:table-cell>
          <table:table-cell office:value-type="string">
            <text:p>EPITACIO ANTONIO MESTRE</text:p>
          </table:table-cell>
        </table:table-row>
        <table:table-row>
          <table:table-cell office:value-type="string">
            <text:p>77035224</text:p>
          </table:table-cell>
          <table:table-cell office:value-type="string">
            <text:p>JOSE CLEMENTE VASQUEZ OÑATE</text:p>
          </table:table-cell>
        </table:table-row>
        <table:table-row>
          <table:table-cell office:value-type="string">
            <text:p>77035241</text:p>
          </table:table-cell>
          <table:table-cell office:value-type="string">
            <text:p>ROMILIO PEREZ</text:p>
          </table:table-cell>
        </table:table-row>
        <table:table-row>
          <table:table-cell office:value-type="string">
            <text:p>77037589</text:p>
          </table:table-cell>
          <table:table-cell office:value-type="string">
            <text:p>SAUL ASCANIO</text:p>
          </table:table-cell>
        </table:table-row>
        <table:table-row>
          <table:table-cell office:value-type="string">
            <text:p>77037610</text:p>
          </table:table-cell>
          <table:table-cell office:value-type="string">
            <text:p>LUIS GEINER DUARTE PALENCIA</text:p>
          </table:table-cell>
        </table:table-row>
        <table:table-row>
          <table:table-cell office:value-type="string">
            <text:p>77038178</text:p>
          </table:table-cell>
          <table:table-cell office:value-type="string">
            <text:p>EVER ELIAS RODRIGUEZ NAVARRO</text:p>
          </table:table-cell>
        </table:table-row>
        <table:table-row>
          <table:table-cell office:value-type="string">
            <text:p>77038218</text:p>
          </table:table-cell>
          <table:table-cell office:value-type="string">
            <text:p>GEOMAR GUEVARA MENESES</text:p>
          </table:table-cell>
        </table:table-row>
        <table:table-row>
          <table:table-cell office:value-type="string">
            <text:p>77038551</text:p>
          </table:table-cell>
          <table:table-cell office:value-type="string">
            <text:p>DAVID AMAYA MONTAGU</text:p>
          </table:table-cell>
        </table:table-row>
        <table:table-row>
          <table:table-cell office:value-type="string">
            <text:p>77039253</text:p>
          </table:table-cell>
          <table:table-cell office:value-type="string">
            <text:p>HUBER ALVEIRO GALLEJO</text:p>
          </table:table-cell>
        </table:table-row>
        <table:table-row>
          <table:table-cell office:value-type="string">
            <text:p>77039299</text:p>
          </table:table-cell>
          <table:table-cell office:value-type="string">
            <text:p>NUMAR BUSTOS ALVARES</text:p>
          </table:table-cell>
        </table:table-row>
        <table:table-row>
          <table:table-cell office:value-type="string">
            <text:p>77039689</text:p>
          </table:table-cell>
          <table:table-cell office:value-type="string">
            <text:p>MARCOS AURELIO RODRIGUEZ ORTIZ</text:p>
          </table:table-cell>
        </table:table-row>
        <table:table-row>
          <table:table-cell office:value-type="string">
            <text:p>77070011</text:p>
          </table:table-cell>
          <table:table-cell office:value-type="string">
            <text:p>GEOVANNY ENRIQUE MARTINEZ BETIN</text:p>
          </table:table-cell>
        </table:table-row>
        <table:table-row>
          <table:table-cell office:value-type="string">
            <text:p>77070058</text:p>
          </table:table-cell>
          <table:table-cell office:value-type="string">
            <text:p>JHON JAIRO CABALLERO BOLIVAR</text:p>
          </table:table-cell>
        </table:table-row>
        <table:table-row>
          <table:table-cell office:value-type="string">
            <text:p>77070078</text:p>
          </table:table-cell>
          <table:table-cell office:value-type="string">
            <text:p>CASIMIRO VILLAFAÑA ARROYO</text:p>
          </table:table-cell>
        </table:table-row>
        <table:table-row>
          <table:table-cell office:value-type="string">
            <text:p>77070123</text:p>
          </table:table-cell>
          <table:table-cell office:value-type="string">
            <text:p>LUIS ANDRES MESTRE RAMOS</text:p>
          </table:table-cell>
        </table:table-row>
        <table:table-row>
          <table:table-cell office:value-type="string">
            <text:p>77070145</text:p>
          </table:table-cell>
          <table:table-cell office:value-type="string">
            <text:p>NORBERTO NIÑO SUAREZ</text:p>
          </table:table-cell>
        </table:table-row>
        <table:table-row>
          <table:table-cell office:value-type="string">
            <text:p>77070206</text:p>
          </table:table-cell>
          <table:table-cell office:value-type="string">
            <text:p>JOSE LUIS VILLAZON ARIAS</text:p>
          </table:table-cell>
        </table:table-row>
        <table:table-row>
          <table:table-cell office:value-type="string">
            <text:p>77070234</text:p>
          </table:table-cell>
          <table:table-cell office:value-type="string">
            <text:p>LEANDRO TOMAS IZQUIERDO MEJIA</text:p>
          </table:table-cell>
        </table:table-row>
        <table:table-row>
          <table:table-cell office:value-type="string">
            <text:p>77070247</text:p>
          </table:table-cell>
          <table:table-cell office:value-type="string">
            <text:p>CARLOS VIRGILIO SUESCUM VILLAZON</text:p>
          </table:table-cell>
        </table:table-row>
        <table:table-row>
          <table:table-cell office:value-type="string">
            <text:p>77080096</text:p>
          </table:table-cell>
          <table:table-cell office:value-type="string">
            <text:p>JOSE GREGORIO IZQUIERDO</text:p>
          </table:table-cell>
        </table:table-row>
        <table:table-row>
          <table:table-cell office:value-type="string">
            <text:p>77080099</text:p>
          </table:table-cell>
          <table:table-cell office:value-type="string">
            <text:p>ARMANDO IZQUIERDO LUQUE</text:p>
          </table:table-cell>
        </table:table-row>
        <table:table-row>
          <table:table-cell office:value-type="string">
            <text:p>77080204</text:p>
          </table:table-cell>
          <table:table-cell office:value-type="string">
            <text:p>EUDER OCTAVIO ZALABATA IZQUIERDO</text:p>
          </table:table-cell>
        </table:table-row>
        <table:table-row>
          <table:table-cell office:value-type="string">
            <text:p>77080222</text:p>
          </table:table-cell>
          <table:table-cell office:value-type="string">
            <text:p>EURIPIDES MARQUEZ SUAREZ</text:p>
          </table:table-cell>
        </table:table-row>
        <table:table-row>
          <table:table-cell office:value-type="string">
            <text:p>77090749</text:p>
          </table:table-cell>
          <table:table-cell office:value-type="string">
            <text:p>JOSE HUGUES MAESTRE MAESTRE</text:p>
          </table:table-cell>
        </table:table-row>
        <table:table-row>
          <table:table-cell office:value-type="string">
            <text:p>77091749</text:p>
          </table:table-cell>
          <table:table-cell office:value-type="string">
            <text:p>JOSE JAIR QUINTANA VARGAS</text:p>
          </table:table-cell>
        </table:table-row>
        <table:table-row>
          <table:table-cell office:value-type="string">
            <text:p>77092692</text:p>
          </table:table-cell>
          <table:table-cell office:value-type="string">
            <text:p>TOBIAS ALFONSO ARIAS ROMERO</text:p>
          </table:table-cell>
        </table:table-row>
        <table:table-row>
          <table:table-cell office:value-type="string">
            <text:p>77093569</text:p>
          </table:table-cell>
          <table:table-cell office:value-type="string">
            <text:p>ANTONIO FRANCISCO TORRES</text:p>
          </table:table-cell>
        </table:table-row>
        <table:table-row>
          <table:table-cell office:value-type="string">
            <text:p>77094563</text:p>
          </table:table-cell>
          <table:table-cell office:value-type="string">
            <text:p>OSMAR ENRIQUE PACHECO</text:p>
          </table:table-cell>
        </table:table-row>
        <table:table-row>
          <table:table-cell office:value-type="string">
            <text:p>77095199</text:p>
          </table:table-cell>
          <table:table-cell office:value-type="string">
            <text:p>ALFER RENE ARIAS</text:p>
          </table:table-cell>
        </table:table-row>
        <table:table-row>
          <table:table-cell office:value-type="string">
            <text:p>77095360</text:p>
          </table:table-cell>
          <table:table-cell office:value-type="string">
            <text:p>ELKIN SMITH ROBLES GUTIERREZ</text:p>
          </table:table-cell>
        </table:table-row>
        <table:table-row>
          <table:table-cell office:value-type="string">
            <text:p>77146449</text:p>
          </table:table-cell>
          <table:table-cell office:value-type="string">
            <text:p>GEOVANNYS GUEVARA MENESES</text:p>
          </table:table-cell>
        </table:table-row>
        <table:table-row>
          <table:table-cell office:value-type="string">
            <text:p>77146709</text:p>
          </table:table-cell>
          <table:table-cell office:value-type="string">
            <text:p>IVAN SALOMON ARIAS</text:p>
          </table:table-cell>
        </table:table-row>
        <table:table-row>
          <table:table-cell office:value-type="string">
            <text:p>77146788</text:p>
          </table:table-cell>
          <table:table-cell office:value-type="string">
            <text:p>CAMILO ARROYO NIÑO</text:p>
          </table:table-cell>
        </table:table-row>
        <table:table-row>
          <table:table-cell office:value-type="string">
            <text:p>77147003</text:p>
          </table:table-cell>
          <table:table-cell office:value-type="string">
            <text:p>MARTIN VACUNA DINGULA</text:p>
          </table:table-cell>
        </table:table-row>
        <table:table-row>
          <table:table-cell office:value-type="string">
            <text:p>77147013</text:p>
          </table:table-cell>
          <table:table-cell office:value-type="string">
            <text:p>MIGUEL DINGULA GULAVE</text:p>
          </table:table-cell>
        </table:table-row>
        <table:table-row>
          <table:table-cell office:value-type="string">
            <text:p>77147051</text:p>
          </table:table-cell>
          <table:table-cell office:value-type="string">
            <text:p>JOSE MARIA NIEVES LOPERENA</text:p>
          </table:table-cell>
        </table:table-row>
        <table:table-row>
          <table:table-cell office:value-type="string">
            <text:p>77147067</text:p>
          </table:table-cell>
          <table:table-cell office:value-type="string">
            <text:p>JOSE DE LA CRUZ NIEVE</text:p>
          </table:table-cell>
        </table:table-row>
        <table:table-row>
          <table:table-cell office:value-type="string">
            <text:p>77147129</text:p>
          </table:table-cell>
          <table:table-cell office:value-type="string">
            <text:p>JOSE DAVID DINGULA DAZA</text:p>
          </table:table-cell>
        </table:table-row>
        <table:table-row>
          <table:table-cell office:value-type="string">
            <text:p>77147142</text:p>
          </table:table-cell>
          <table:table-cell office:value-type="string">
            <text:p>ESAUT ARIAS ROMERO</text:p>
          </table:table-cell>
        </table:table-row>
        <table:table-row>
          <table:table-cell office:value-type="string">
            <text:p>77147143</text:p>
          </table:table-cell>
          <table:table-cell office:value-type="string">
            <text:p>JOSE MANUEL BARROS DINGULA</text:p>
          </table:table-cell>
        </table:table-row>
        <table:table-row>
          <table:table-cell office:value-type="string">
            <text:p>77147145</text:p>
          </table:table-cell>
          <table:table-cell office:value-type="string">
            <text:p>PEDRO DAZA CACERES</text:p>
          </table:table-cell>
        </table:table-row>
        <table:table-row>
          <table:table-cell office:value-type="string">
            <text:p>77147149</text:p>
          </table:table-cell>
          <table:table-cell office:value-type="string">
            <text:p>PEDRO CORONADO BARROS</text:p>
          </table:table-cell>
        </table:table-row>
        <table:table-row>
          <table:table-cell office:value-type="string">
            <text:p>77147161</text:p>
          </table:table-cell>
          <table:table-cell office:value-type="string">
            <text:p>JOSE ANIBAL MINDIOLA MONTERO</text:p>
          </table:table-cell>
        </table:table-row>
        <table:table-row>
          <table:table-cell office:value-type="string">
            <text:p>77147182</text:p>
          </table:table-cell>
          <table:table-cell office:value-type="string">
            <text:p>IGNACIO DINGULA CONCHACALA</text:p>
          </table:table-cell>
        </table:table-row>
        <table:table-row>
          <table:table-cell office:value-type="string">
            <text:p>77147194</text:p>
          </table:table-cell>
          <table:table-cell office:value-type="string">
            <text:p>PEDRO DINGULA CONCHACALA</text:p>
          </table:table-cell>
        </table:table-row>
        <table:table-row>
          <table:table-cell office:value-type="string">
            <text:p>77147195</text:p>
          </table:table-cell>
          <table:table-cell office:value-type="string">
            <text:p>JOSE ALIMACO DINGULA</text:p>
          </table:table-cell>
        </table:table-row>
        <table:table-row>
          <table:table-cell office:value-type="string">
            <text:p>77147200</text:p>
          </table:table-cell>
          <table:table-cell office:value-type="string">
            <text:p>MILSON PACHECO MEJIA</text:p>
          </table:table-cell>
        </table:table-row>
        <table:table-row>
          <table:table-cell office:value-type="string">
            <text:p>77150609</text:p>
          </table:table-cell>
          <table:table-cell office:value-type="string">
            <text:p>EDGAR ESTRADA MERCADO</text:p>
          </table:table-cell>
        </table:table-row>
        <table:table-row>
          <table:table-cell office:value-type="string">
            <text:p>77150840</text:p>
          </table:table-cell>
          <table:table-cell office:value-type="string">
            <text:p>ENELIS CARVAJAL DONADO</text:p>
          </table:table-cell>
        </table:table-row>
        <table:table-row>
          <table:table-cell office:value-type="string">
            <text:p>77151014</text:p>
          </table:table-cell>
          <table:table-cell office:value-type="string">
            <text:p>EVERST ALBERTO MORON PEÑALOZA</text:p>
          </table:table-cell>
        </table:table-row>
        <table:table-row>
          <table:table-cell office:value-type="string">
            <text:p>77151466</text:p>
          </table:table-cell>
          <table:table-cell office:value-type="string">
            <text:p>LUIS ORLANDO ARENAS DURAN</text:p>
          </table:table-cell>
        </table:table-row>
        <table:table-row>
          <table:table-cell office:value-type="string">
            <text:p>77151901</text:p>
          </table:table-cell>
          <table:table-cell office:value-type="string">
            <text:p>NELSON SALAS PORRAS</text:p>
          </table:table-cell>
        </table:table-row>
        <table:table-row>
          <table:table-cell office:value-type="string">
            <text:p>77151956</text:p>
          </table:table-cell>
          <table:table-cell office:value-type="string">
            <text:p>DIOSEMEL GELVES ALVARES</text:p>
          </table:table-cell>
        </table:table-row>
        <table:table-row>
          <table:table-cell office:value-type="string">
            <text:p>77152076</text:p>
          </table:table-cell>
          <table:table-cell office:value-type="string">
            <text:p>ALVARO ZEDAN MARIN</text:p>
          </table:table-cell>
        </table:table-row>
        <table:table-row>
          <table:table-cell office:value-type="string">
            <text:p>77152154</text:p>
          </table:table-cell>
          <table:table-cell office:value-type="string">
            <text:p>BENJAMIN RODRIGUEZ DURAN</text:p>
          </table:table-cell>
        </table:table-row>
        <table:table-row>
          <table:table-cell office:value-type="string">
            <text:p>77152952</text:p>
          </table:table-cell>
          <table:table-cell office:value-type="string">
            <text:p>LUIS DANIEL MOGOLLON</text:p>
          </table:table-cell>
        </table:table-row>
        <table:table-row>
          <table:table-cell office:value-type="string">
            <text:p>77153042</text:p>
          </table:table-cell>
          <table:table-cell office:value-type="string">
            <text:p>LEONARDO RODRIGUEZ DURAN</text:p>
          </table:table-cell>
        </table:table-row>
        <table:table-row>
          <table:table-cell office:value-type="string">
            <text:p>77153085</text:p>
          </table:table-cell>
          <table:table-cell office:value-type="string">
            <text:p>OSCAR ORLANDO LOZANO WILCHES</text:p>
          </table:table-cell>
        </table:table-row>
        <table:table-row>
          <table:table-cell office:value-type="string">
            <text:p>77153155</text:p>
          </table:table-cell>
          <table:table-cell office:value-type="string">
            <text:p>GUSTAVO CAÑIZARES RIZO</text:p>
          </table:table-cell>
        </table:table-row>
        <table:table-row>
          <table:table-cell office:value-type="string">
            <text:p>77153173</text:p>
          </table:table-cell>
          <table:table-cell office:value-type="string">
            <text:p>ANSELMO MIRANDA HERRERA</text:p>
          </table:table-cell>
        </table:table-row>
        <table:table-row>
          <table:table-cell office:value-type="string">
            <text:p>77153534</text:p>
          </table:table-cell>
          <table:table-cell office:value-type="string">
            <text:p>FERNANDO JAVIER PAREDES DAZA</text:p>
          </table:table-cell>
        </table:table-row>
        <table:table-row>
          <table:table-cell office:value-type="string">
            <text:p>77153653</text:p>
          </table:table-cell>
          <table:table-cell office:value-type="string">
            <text:p>BENJAMIN PABON DUARTE</text:p>
          </table:table-cell>
        </table:table-row>
        <table:table-row>
          <table:table-cell office:value-type="string">
            <text:p>77153731</text:p>
          </table:table-cell>
          <table:table-cell office:value-type="string">
            <text:p>EUDES CLAVIJO QUINTERO</text:p>
          </table:table-cell>
        </table:table-row>
        <table:table-row>
          <table:table-cell office:value-type="string">
            <text:p>77154434</text:p>
          </table:table-cell>
          <table:table-cell office:value-type="string">
            <text:p>RODOLFO HERNANDEZ</text:p>
          </table:table-cell>
        </table:table-row>
        <table:table-row>
          <table:table-cell office:value-type="string">
            <text:p>77154684</text:p>
          </table:table-cell>
          <table:table-cell office:value-type="string">
            <text:p>EMEL CARRILLO GONZALEZ</text:p>
          </table:table-cell>
        </table:table-row>
        <table:table-row>
          <table:table-cell office:value-type="string">
            <text:p>77155315</text:p>
          </table:table-cell>
          <table:table-cell office:value-type="string">
            <text:p>EDUAR ANTONIO LISCANO CARRILLO</text:p>
          </table:table-cell>
        </table:table-row>
        <table:table-row>
          <table:table-cell office:value-type="string">
            <text:p>77155436</text:p>
          </table:table-cell>
          <table:table-cell office:value-type="string">
            <text:p>EMILIO VARGAS PEREZ</text:p>
          </table:table-cell>
        </table:table-row>
        <table:table-row>
          <table:table-cell office:value-type="string">
            <text:p>77155612</text:p>
          </table:table-cell>
          <table:table-cell office:value-type="string">
            <text:p>OMAR ROMERO</text:p>
          </table:table-cell>
        </table:table-row>
        <table:table-row>
          <table:table-cell office:value-type="string">
            <text:p>77155848</text:p>
          </table:table-cell>
          <table:table-cell office:value-type="string">
            <text:p>GEOVANY RAMIREZ LAMUS</text:p>
          </table:table-cell>
        </table:table-row>
        <table:table-row>
          <table:table-cell office:value-type="string">
            <text:p>77156059</text:p>
          </table:table-cell>
          <table:table-cell office:value-type="string">
            <text:p>DIONEL FLORES CARRILLO</text:p>
          </table:table-cell>
        </table:table-row>
        <table:table-row>
          <table:table-cell office:value-type="string">
            <text:p>77156710</text:p>
          </table:table-cell>
          <table:table-cell office:value-type="string">
            <text:p>RICARDO HERNANDEZ</text:p>
          </table:table-cell>
        </table:table-row>
        <table:table-row>
          <table:table-cell office:value-type="string">
            <text:p>77156722</text:p>
          </table:table-cell>
          <table:table-cell office:value-type="string">
            <text:p>LUIS CESAR SANGUINO</text:p>
          </table:table-cell>
        </table:table-row>
        <table:table-row>
          <table:table-cell office:value-type="string">
            <text:p>77157039</text:p>
          </table:table-cell>
          <table:table-cell office:value-type="string">
            <text:p>ADINAEL VACCA AREVALO</text:p>
          </table:table-cell>
        </table:table-row>
        <table:table-row>
          <table:table-cell office:value-type="string">
            <text:p>77157164</text:p>
          </table:table-cell>
          <table:table-cell office:value-type="string">
            <text:p>JAIRO ALFONSO SAN JUAN OVALLOS</text:p>
          </table:table-cell>
        </table:table-row>
        <table:table-row>
          <table:table-cell office:value-type="string">
            <text:p>77157430</text:p>
          </table:table-cell>
          <table:table-cell office:value-type="string">
            <text:p>JORGE ELIECER LOPEZ FRANCO</text:p>
          </table:table-cell>
        </table:table-row>
        <table:table-row>
          <table:table-cell office:value-type="string">
            <text:p>77157800</text:p>
          </table:table-cell>
          <table:table-cell office:value-type="string">
            <text:p>RAFAEL BULA DE LA HOZ</text:p>
          </table:table-cell>
        </table:table-row>
        <table:table-row>
          <table:table-cell office:value-type="string">
            <text:p>77157819</text:p>
          </table:table-cell>
          <table:table-cell office:value-type="string">
            <text:p>ELIECER VARGAS</text:p>
          </table:table-cell>
        </table:table-row>
        <table:table-row>
          <table:table-cell office:value-type="string">
            <text:p>77157945</text:p>
          </table:table-cell>
          <table:table-cell office:value-type="string">
            <text:p>JANES FLOREZ CARRILLO</text:p>
          </table:table-cell>
        </table:table-row>
        <table:table-row>
          <table:table-cell office:value-type="string">
            <text:p>77158157</text:p>
          </table:table-cell>
          <table:table-cell office:value-type="string">
            <text:p>ELVIS LOPEZ QUINTERO</text:p>
          </table:table-cell>
        </table:table-row>
        <table:table-row>
          <table:table-cell office:value-type="string">
            <text:p>77158564</text:p>
          </table:table-cell>
          <table:table-cell office:value-type="string">
            <text:p>DIOS EMIRO BACCA AREVALO</text:p>
          </table:table-cell>
        </table:table-row>
        <table:table-row>
          <table:table-cell office:value-type="string">
            <text:p>77158666</text:p>
          </table:table-cell>
          <table:table-cell office:value-type="string">
            <text:p>JOSE ELIAS LOPEZ MORALES</text:p>
          </table:table-cell>
        </table:table-row>
        <table:table-row>
          <table:table-cell office:value-type="string">
            <text:p>77158678</text:p>
          </table:table-cell>
          <table:table-cell office:value-type="string">
            <text:p>HEINER BARBOSA RODRIGUEZ</text:p>
          </table:table-cell>
        </table:table-row>
        <table:table-row>
          <table:table-cell office:value-type="string">
            <text:p>77159059</text:p>
          </table:table-cell>
          <table:table-cell office:value-type="string">
            <text:p>ROVEIRO RUIZ VALENCIA</text:p>
          </table:table-cell>
        </table:table-row>
        <table:table-row>
          <table:table-cell office:value-type="string">
            <text:p>77159197</text:p>
          </table:table-cell>
          <table:table-cell office:value-type="string">
            <text:p>ALBEIRO FLOREZ CARRILLO</text:p>
          </table:table-cell>
        </table:table-row>
        <table:table-row>
          <table:table-cell office:value-type="string">
            <text:p>77159497</text:p>
          </table:table-cell>
          <table:table-cell office:value-type="string">
            <text:p>ALBEIRO BACCA AREVALO</text:p>
          </table:table-cell>
        </table:table-row>
        <table:table-row>
          <table:table-cell office:value-type="string">
            <text:p>77159634</text:p>
          </table:table-cell>
          <table:table-cell office:value-type="string">
            <text:p>DAVID ROMERO</text:p>
          </table:table-cell>
        </table:table-row>
        <table:table-row>
          <table:table-cell office:value-type="string">
            <text:p>77159907</text:p>
          </table:table-cell>
          <table:table-cell office:value-type="string">
            <text:p>ALBEIRO RIOBO PALLARES</text:p>
          </table:table-cell>
        </table:table-row>
        <table:table-row>
          <table:table-cell office:value-type="string">
            <text:p>77159943</text:p>
          </table:table-cell>
          <table:table-cell office:value-type="string">
            <text:p>JAIDER GUZMAN PERDOMO</text:p>
          </table:table-cell>
        </table:table-row>
        <table:table-row>
          <table:table-cell office:value-type="string">
            <text:p>77159974</text:p>
          </table:table-cell>
          <table:table-cell office:value-type="string">
            <text:p>ALBEIRO CUBILLOS GAFARO</text:p>
          </table:table-cell>
        </table:table-row>
        <table:table-row>
          <table:table-cell office:value-type="string">
            <text:p>77167094</text:p>
          </table:table-cell>
          <table:table-cell office:value-type="string">
            <text:p>ALEXIS YAMIL GUEVARA ERAZO</text:p>
          </table:table-cell>
        </table:table-row>
        <table:table-row>
          <table:table-cell office:value-type="string">
            <text:p>77171307</text:p>
          </table:table-cell>
          <table:table-cell office:value-type="string">
            <text:p>YESID MINDIOLA CACERES</text:p>
          </table:table-cell>
        </table:table-row>
        <table:table-row>
          <table:table-cell office:value-type="string">
            <text:p>77171530</text:p>
          </table:table-cell>
          <table:table-cell office:value-type="string">
            <text:p>HUBER MERCEDES ARIAS ROMERO</text:p>
          </table:table-cell>
        </table:table-row>
        <table:table-row>
          <table:table-cell office:value-type="string">
            <text:p>77171531</text:p>
          </table:table-cell>
          <table:table-cell office:value-type="string">
            <text:p>ALBERTO ELIAS VILLAZON MONTERO</text:p>
          </table:table-cell>
        </table:table-row>
        <table:table-row>
          <table:table-cell office:value-type="string">
            <text:p>77172604</text:p>
          </table:table-cell>
          <table:table-cell office:value-type="string">
            <text:p>EDILSON SUAREZ ZULUAGA</text:p>
          </table:table-cell>
        </table:table-row>
        <table:table-row>
          <table:table-cell office:value-type="string">
            <text:p>77173744</text:p>
          </table:table-cell>
          <table:table-cell office:value-type="string">
            <text:p>ELIZ ROBERTO FUENTES PACHECO</text:p>
          </table:table-cell>
        </table:table-row>
        <table:table-row>
          <table:table-cell office:value-type="string">
            <text:p>77174145</text:p>
          </table:table-cell>
          <table:table-cell office:value-type="string">
            <text:p>BELTRAN ALFONSO ARIAS</text:p>
          </table:table-cell>
        </table:table-row>
        <table:table-row>
          <table:table-cell office:value-type="string">
            <text:p>77177810</text:p>
          </table:table-cell>
          <table:table-cell office:value-type="string">
            <text:p>FREDIS CONTRERAS MOLINA</text:p>
          </table:table-cell>
        </table:table-row>
        <table:table-row>
          <table:table-cell office:value-type="string">
            <text:p>77181715</text:p>
          </table:table-cell>
          <table:table-cell office:value-type="string">
            <text:p>LUIS DAVID BECERRA MERCADO</text:p>
          </table:table-cell>
        </table:table-row>
        <table:table-row>
          <table:table-cell office:value-type="string">
            <text:p>77184155</text:p>
          </table:table-cell>
          <table:table-cell office:value-type="string">
            <text:p>JAIME ZAPATA IZQUIERDO</text:p>
          </table:table-cell>
        </table:table-row>
        <table:table-row>
          <table:table-cell office:value-type="string">
            <text:p>77185021</text:p>
          </table:table-cell>
          <table:table-cell office:value-type="string">
            <text:p>MARCOS GUILLERMO MARTINEZ MONTERO</text:p>
          </table:table-cell>
        </table:table-row>
        <table:table-row>
          <table:table-cell office:value-type="string">
            <text:p>77186155</text:p>
          </table:table-cell>
          <table:table-cell office:value-type="string">
            <text:p>ISAID GUERRERO TORRES</text:p>
          </table:table-cell>
        </table:table-row>
        <table:table-row>
          <table:table-cell office:value-type="string">
            <text:p>77187905</text:p>
          </table:table-cell>
          <table:table-cell office:value-type="string">
            <text:p>JOSE FERNEY FUENTES VARGAS</text:p>
          </table:table-cell>
        </table:table-row>
        <table:table-row>
          <table:table-cell office:value-type="string">
            <text:p>77188709</text:p>
          </table:table-cell>
          <table:table-cell office:value-type="string">
            <text:p>NELSON POCHES RANGEL</text:p>
          </table:table-cell>
        </table:table-row>
        <table:table-row>
          <table:table-cell office:value-type="string">
            <text:p>77190265</text:p>
          </table:table-cell>
          <table:table-cell office:value-type="string">
            <text:p>JUAN ANGEL ARIAS</text:p>
          </table:table-cell>
        </table:table-row>
        <table:table-row>
          <table:table-cell office:value-type="string">
            <text:p>77191185</text:p>
          </table:table-cell>
          <table:table-cell office:value-type="string">
            <text:p>CESAR AUGUSTO TORRES RAMOS</text:p>
          </table:table-cell>
        </table:table-row>
        <table:table-row>
          <table:table-cell office:value-type="string">
            <text:p>77191601</text:p>
          </table:table-cell>
          <table:table-cell office:value-type="string">
            <text:p>ALEXANDER CORDOBA GUITIERRES</text:p>
          </table:table-cell>
        </table:table-row>
        <table:table-row>
          <table:table-cell office:value-type="string">
            <text:p>77195673</text:p>
          </table:table-cell>
          <table:table-cell office:value-type="string">
            <text:p>HEVER RANGEL CLAVIJO</text:p>
          </table:table-cell>
        </table:table-row>
        <table:table-row>
          <table:table-cell office:value-type="string">
            <text:p>79331955</text:p>
          </table:table-cell>
          <table:table-cell office:value-type="string">
            <text:p>ALIRIO RODRIGUEZ RUBIO</text:p>
          </table:table-cell>
        </table:table-row>
        <table:table-row>
          <table:table-cell office:value-type="string">
            <text:p>84080145</text:p>
          </table:table-cell>
          <table:table-cell office:value-type="string">
            <text:p>FRANCISCO JANDIGUA GIL</text:p>
          </table:table-cell>
        </table:table-row>
        <table:table-row>
          <table:table-cell office:value-type="string">
            <text:p>84092230</text:p>
          </table:table-cell>
          <table:table-cell office:value-type="string">
            <text:p>DIOGENES SEGUNDO ARIAS ARIZA</text:p>
          </table:table-cell>
        </table:table-row>
        <table:table-row>
          <table:table-cell office:value-type="string">
            <text:p>8412010</text:p>
          </table:table-cell>
          <table:table-cell office:value-type="string">
            <text:p>JESUS AIVER DURANGO PINEDA</text:p>
          </table:table-cell>
        </table:table-row>
        <table:table-row>
          <table:table-cell office:value-type="string">
            <text:p>84454327</text:p>
          </table:table-cell>
          <table:table-cell office:value-type="string">
            <text:p>RAFAEL ENRRIQUE GUTIERREZ</text:p>
          </table:table-cell>
        </table:table-row>
        <table:table-row>
          <table:table-cell office:value-type="string">
            <text:p>85167293</text:p>
          </table:table-cell>
          <table:table-cell office:value-type="string">
            <text:p>PEDRO SAMUEL SALCEDO SIERRA</text:p>
          </table:table-cell>
        </table:table-row>
        <table:table-row>
          <table:table-cell office:value-type="string">
            <text:p>85431197</text:p>
          </table:table-cell>
          <table:table-cell office:value-type="string">
            <text:p>JOSE TRINIDAD VILLAFAÑE</text:p>
          </table:table-cell>
        </table:table-row>
        <table:table-row>
          <table:table-cell office:value-type="string">
            <text:p>85440284</text:p>
          </table:table-cell>
          <table:table-cell office:value-type="string">
            <text:p>HELDER AMARIS BANDERA</text:p>
          </table:table-cell>
        </table:table-row>
        <table:table-row>
          <table:table-cell office:value-type="string">
            <text:p>88281562</text:p>
          </table:table-cell>
          <table:table-cell office:value-type="string">
            <text:p>LUIS JOSE ASCANIO</text:p>
          </table:table-cell>
        </table:table-row>
        <table:table-row>
          <table:table-cell office:value-type="string">
            <text:p>9270411</text:p>
          </table:table-cell>
          <table:table-cell office:value-type="string">
            <text:p>JOSE ALFREDO CERVANTES NAVARRO</text:p>
          </table:table-cell>
        </table:table-row>
        <table:table-row>
          <table:table-cell office:value-type="string">
            <text:p>94316091</text:p>
          </table:table-cell>
          <table:table-cell office:value-type="string">
            <text:p>JOSE MANUEL FARELO CARVAJAL</text:p>
          </table:table-cell>
        </table:table-row>
        <table:table-row>
          <table:table-cell office:value-type="string">
            <text:p>9691847</text:p>
          </table:table-cell>
          <table:table-cell office:value-type="string">
            <text:p>DEIZON MANOSALVA FLOREZ</text:p>
          </table:table-cell>
        </table:table-row>
        <table:table-row>
          <table:table-cell office:value-type="string">
            <text:p>9735389</text:p>
          </table:table-cell>
          <table:table-cell office:value-type="string">
            <text:p>GERSON ANDRES OROZCO ALVAREZ</text:p>
          </table:table-cell>
        </table:table-row>
        <table:table-row>
          <table:table-cell office:value-type="string">
            <text:p>9776026</text:p>
          </table:table-cell>
          <table:table-cell office:value-type="string">
            <text:p>LEONARDO OROZCO TORRES</text:p>
          </table:table-cell>
        </table:table-row>
      </table:table>
      <table:table table:name="rol">
        <table:table-row>
          <table:table-cell office:value-type="float" office:value="1">
            <text:p>1</text:p>
          </table:table-cell>
          <table:table-cell office:value-type="string">
            <text:p>Admin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Recibo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Analisista_Fisico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Analista_Sensorial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Liquidacion</text:p>
          </table:table-cell>
        </table:table-row>
      </table:table>
      <table:table table:name="unidad_productiva">
        <table:table-row>
          <table:table-cell office:value-type="string">
            <text:p>ANT-02</text:p>
          </table:table-cell>
          <table:table-cell office:value-type="string">
            <text:p>BELLA VISTA</text:p>
          </table:table-cell>
          <table:table-cell office:value-type="string">
            <text:p>Orgánico</text:p>
          </table:table-cell>
          <table:table-cell office:value-type="string">
            <text:p>679354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7.100</text:p>
          </table:table-cell>
          <table:table-cell office:value-type="string">
            <text:p>8.35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7305556</text:p>
          </table:table-cell>
          <table:table-cell office:value-type="string">
            <text:p>-73.57138889</text:p>
          </table:table-cell>
          <table:table-cell office:value-type="string">
            <text:p>1280</text:p>
          </table:table-cell>
        </table:table-row>
        <table:table-row>
          <table:table-cell office:value-type="string">
            <text:p>ANT-12</text:p>
          </table:table-cell>
          <table:table-cell office:value-type="string">
            <text:p>LA MILENA</text:p>
          </table:table-cell>
          <table:table-cell office:value-type="string">
            <text:p>Orgánico</text:p>
          </table:table-cell>
          <table:table-cell office:value-type="string">
            <text:p>7707024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8.400</text:p>
          </table:table-cell>
          <table:table-cell office:value-type="string">
            <text:p>8.7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84647</text:p>
          </table:table-cell>
          <table:table-cell office:value-type="string">
            <text:p>-73.577162</text:p>
          </table:table-cell>
          <table:table-cell office:value-type="string">
            <text:p>1432</text:p>
          </table:table-cell>
        </table:table-row>
        <table:table-row>
          <table:table-cell office:value-type="string">
            <text:p>AT-03</text:p>
          </table:table-cell>
          <table:table-cell office:value-type="string">
            <text:p>LOMA LINDA</text:p>
          </table:table-cell>
          <table:table-cell office:value-type="string">
            <text:p>Orgánico</text:p>
          </table:table-cell>
          <table:table-cell office:value-type="string">
            <text:p>77171531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string">
            <text:p>1.500</text:p>
          </table:table-cell>
          <table:table-cell office:value-type="string">
            <text:p>2.09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6569672</text:p>
          </table:table-cell>
          <table:table-cell office:value-type="string">
            <text:p>-73.3658996</text:p>
          </table:table-cell>
          <table:table-cell office:value-type="string">
            <text:p>1516</text:p>
          </table:table-cell>
        </table:table-row>
        <table:table-row>
          <table:table-cell office:value-type="string">
            <text:p>AT-04</text:p>
          </table:table-cell>
          <table:table-cell office:value-type="string">
            <text:p>TE MORDERAN LA LENGUA</text:p>
          </table:table-cell>
          <table:table-cell office:value-type="string">
            <text:p>Orgánico</text:p>
          </table:table-cell>
          <table:table-cell office:value-type="string">
            <text:p>770071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700</text:p>
          </table:table-cell>
          <table:table-cell office:value-type="string">
            <text:p>54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6829333</text:p>
          </table:table-cell>
          <table:table-cell office:value-type="string">
            <text:p>-73.3635367</text:p>
          </table:table-cell>
          <table:table-cell office:value-type="string">
            <text:p>1193</text:p>
          </table:table-cell>
        </table:table-row>
        <table:table-row>
          <table:table-cell office:value-type="string">
            <text:p>AT-06</text:p>
          </table:table-cell>
          <table:table-cell office:value-type="string">
            <text:p>SARDI</text:p>
          </table:table-cell>
          <table:table-cell office:value-type="string">
            <text:p>Orgánico</text:p>
          </table:table-cell>
          <table:table-cell office:value-type="string">
            <text:p>1264545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4.000</text:p>
          </table:table-cell>
          <table:table-cell office:value-type="string">
            <text:p>4.0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6712215</text:p>
          </table:table-cell>
          <table:table-cell office:value-type="string">
            <text:p>-73.38627</text:p>
          </table:table-cell>
          <table:table-cell office:value-type="string">
            <text:p>1735</text:p>
          </table:table-cell>
        </table:table-row>
        <table:table-row>
          <table:table-cell office:value-type="string">
            <text:p>AT-08</text:p>
          </table:table-cell>
          <table:table-cell office:value-type="string">
            <text:p>PANAMA</text:p>
          </table:table-cell>
          <table:table-cell office:value-type="string">
            <text:p>Orgánico</text:p>
          </table:table-cell>
          <table:table-cell office:value-type="string">
            <text:p>2694509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2.300</text:p>
          </table:table-cell>
          <table:table-cell office:value-type="string">
            <text:p>1.98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6698978</text:p>
          </table:table-cell>
          <table:table-cell office:value-type="string">
            <text:p>-73.3651591</text:p>
          </table:table-cell>
          <table:table-cell office:value-type="string">
            <text:p>1256</text:p>
          </table:table-cell>
        </table:table-row>
        <table:table-row>
          <table:table-cell office:value-type="string">
            <text:p>AT-09</text:p>
          </table:table-cell>
          <table:table-cell office:value-type="string">
            <text:p>MOSQUITO MONO</text:p>
          </table:table-cell>
          <table:table-cell office:value-type="string">
            <text:p>Orgánico</text:p>
          </table:table-cell>
          <table:table-cell office:value-type="string">
            <text:p>513447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1.450</text:p>
          </table:table-cell>
          <table:table-cell office:value-type="string">
            <text:p>2.32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6791425</text:p>
          </table:table-cell>
          <table:table-cell office:value-type="string">
            <text:p>-73.3715189</text:p>
          </table:table-cell>
          <table:table-cell office:value-type="string">
            <text:p>1626</text:p>
          </table:table-cell>
        </table:table-row>
        <table:table-row>
          <table:table-cell office:value-type="string">
            <text:p>AT-10</text:p>
          </table:table-cell>
          <table:table-cell office:value-type="string">
            <text:p>VILLA GENESIS</text:p>
          </table:table-cell>
          <table:table-cell office:value-type="string">
            <text:p>Orgánico</text:p>
          </table:table-cell>
          <table:table-cell office:value-type="string">
            <text:p>513455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4.000</text:p>
          </table:table-cell>
          <table:table-cell office:value-type="string">
            <text:p>3.29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6830574</text:p>
          </table:table-cell>
          <table:table-cell office:value-type="string">
            <text:p>-73.3798436</text:p>
          </table:table-cell>
          <table:table-cell office:value-type="string">
            <text:p>1569</text:p>
          </table:table-cell>
        </table:table-row>
        <table:table-row>
          <table:table-cell office:value-type="string">
            <text:p>AT-11</text:p>
          </table:table-cell>
          <table:table-cell office:value-type="string">
            <text:p>DON JUANCHO</text:p>
          </table:table-cell>
          <table:table-cell office:value-type="string">
            <text:p>Orgánico</text:p>
          </table:table-cell>
          <table:table-cell office:value-type="string">
            <text:p>513433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2.200</text:p>
          </table:table-cell>
          <table:table-cell office:value-type="string">
            <text:p>93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6831567</text:p>
          </table:table-cell>
          <table:table-cell office:value-type="string">
            <text:p>-73.3688767</text:p>
          </table:table-cell>
          <table:table-cell office:value-type="string">
            <text:p>1301</text:p>
          </table:table-cell>
        </table:table-row>
        <table:table-row>
          <table:table-cell office:value-type="string">
            <text:p>AT-12</text:p>
          </table:table-cell>
          <table:table-cell office:value-type="string">
            <text:p>BELLAVISTA</text:p>
          </table:table-cell>
          <table:table-cell office:value-type="string">
            <text:p>Orgánico</text:p>
          </table:table-cell>
          <table:table-cell office:value-type="string">
            <text:p>8409223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5.000</text:p>
          </table:table-cell>
          <table:table-cell office:value-type="string">
            <text:p>5.79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6657272</text:p>
          </table:table-cell>
          <table:table-cell office:value-type="string">
            <text:p>-73.39440004</text:p>
          </table:table-cell>
          <table:table-cell office:value-type="string">
            <text:p>1770</text:p>
          </table:table-cell>
        </table:table-row>
        <table:table-row>
          <table:table-cell office:value-type="string">
            <text:p>AT-14</text:p>
          </table:table-cell>
          <table:table-cell office:value-type="string">
            <text:p>LA MONTAÑA</text:p>
          </table:table-cell>
          <table:table-cell office:value-type="string">
            <text:p>Orgánico</text:p>
          </table:table-cell>
          <table:table-cell office:value-type="string">
            <text:p>513470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3.990</text:p>
          </table:table-cell>
          <table:table-cell office:value-type="string">
            <text:p>3.78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68058768</text:p>
          </table:table-cell>
          <table:table-cell office:value-type="string">
            <text:p>-73.3751566</text:p>
          </table:table-cell>
          <table:table-cell office:value-type="string">
            <text:p>1596</text:p>
          </table:table-cell>
        </table:table-row>
        <table:table-row>
          <table:table-cell office:value-type="string">
            <text:p>AT-17</text:p>
          </table:table-cell>
          <table:table-cell office:value-type="string">
            <text:p>BUENOS AIRES</text:p>
          </table:table-cell>
          <table:table-cell office:value-type="string">
            <text:p>Orgánico</text:p>
          </table:table-cell>
          <table:table-cell office:value-type="string">
            <text:p>513485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3.000</text:p>
          </table:table-cell>
          <table:table-cell office:value-type="string">
            <text:p>3.59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6595786</text:p>
          </table:table-cell>
          <table:table-cell office:value-type="string">
            <text:p>-73.3678923</text:p>
          </table:table-cell>
          <table:table-cell office:value-type="string">
            <text:p>1516</text:p>
          </table:table-cell>
        </table:table-row>
        <table:table-row>
          <table:table-cell office:value-type="string">
            <text:p>AT-18</text:p>
          </table:table-cell>
          <table:table-cell office:value-type="string">
            <text:p>LAS MARGARITAS</text:p>
          </table:table-cell>
          <table:table-cell office:value-type="string">
            <text:p>Orgánico</text:p>
          </table:table-cell>
          <table:table-cell office:value-type="string">
            <text:p>513424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4.300</text:p>
          </table:table-cell>
          <table:table-cell office:value-type="string">
            <text:p>4.47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800868</text:p>
          </table:table-cell>
          <table:table-cell office:value-type="string">
            <text:p>-73.3371563</text:p>
          </table:table-cell>
          <table:table-cell office:value-type="string">
            <text:p>1754</text:p>
          </table:table-cell>
        </table:table-row>
        <table:table-row>
          <table:table-cell office:value-type="string">
            <text:p>AT-23</text:p>
          </table:table-cell>
          <table:table-cell office:value-type="string">
            <text:p>EL MANZANO</text:p>
          </table:table-cell>
          <table:table-cell office:value-type="string">
            <text:p>Orgánico</text:p>
          </table:table-cell>
          <table:table-cell office:value-type="string">
            <text:p>7709269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800</text:p>
          </table:table-cell>
          <table:table-cell office:value-type="string">
            <text:p>36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100941</text:p>
          </table:table-cell>
          <table:table-cell office:value-type="string">
            <text:p>-73.41972</text:p>
          </table:table-cell>
          <table:table-cell office:value-type="string">
            <text:p>1710</text:p>
          </table:table-cell>
        </table:table-row>
        <table:table-row>
          <table:table-cell office:value-type="string">
            <text:p>AT-24</text:p>
          </table:table-cell>
          <table:table-cell office:value-type="string">
            <text:p>TOLCOROMA</text:p>
          </table:table-cell>
          <table:table-cell office:value-type="string">
            <text:p>Orgánico</text:p>
          </table:table-cell>
          <table:table-cell office:value-type="string">
            <text:p>77017376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string">
            <text:p>900</text:p>
          </table:table-cell>
          <table:table-cell office:value-type="string">
            <text:p>99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6661019</text:p>
          </table:table-cell>
          <table:table-cell office:value-type="string">
            <text:p>-73.3614455</text:p>
          </table:table-cell>
          <table:table-cell office:value-type="string">
            <text:p>1225</text:p>
          </table:table-cell>
        </table:table-row>
        <table:table-row>
          <table:table-cell office:value-type="string">
            <text:p>AT-25</text:p>
          </table:table-cell>
          <table:table-cell office:value-type="string">
            <text:p>LA VIDRIERA</text:p>
          </table:table-cell>
          <table:table-cell office:value-type="string">
            <text:p>Orgánico</text:p>
          </table:table-cell>
          <table:table-cell office:value-type="string">
            <text:p>5134886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string">
            <text:p>1.400</text:p>
          </table:table-cell>
          <table:table-cell office:value-type="string">
            <text:p>1.3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6569355</text:p>
          </table:table-cell>
          <table:table-cell office:value-type="string">
            <text:p>-73.3535027</text:p>
          </table:table-cell>
          <table:table-cell office:value-type="string">
            <text:p>1742</text:p>
          </table:table-cell>
        </table:table-row>
        <table:table-row>
          <table:table-cell office:value-type="string">
            <text:p>AT-27</text:p>
          </table:table-cell>
          <table:table-cell office:value-type="string">
            <text:p>RANCHO ALEGRE</text:p>
          </table:table-cell>
          <table:table-cell office:value-type="string">
            <text:p>Orgánico</text:p>
          </table:table-cell>
          <table:table-cell office:value-type="string">
            <text:p>7703030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2.900</text:p>
          </table:table-cell>
          <table:table-cell office:value-type="string">
            <text:p>3.98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6986375</text:p>
          </table:table-cell>
          <table:table-cell office:value-type="string">
            <text:p>-73.388375</text:p>
          </table:table-cell>
          <table:table-cell office:value-type="string">
            <text:p>1648</text:p>
          </table:table-cell>
        </table:table-row>
        <table:table-row>
          <table:table-cell office:value-type="string">
            <text:p>AT-28</text:p>
          </table:table-cell>
          <table:table-cell office:value-type="string">
            <text:p>ANTIOQUIA</text:p>
          </table:table-cell>
          <table:table-cell office:value-type="string">
            <text:p>Orgánico</text:p>
          </table:table-cell>
          <table:table-cell office:value-type="string">
            <text:p>4973740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900</text:p>
          </table:table-cell>
          <table:table-cell office:value-type="string">
            <text:p>89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811928</text:p>
          </table:table-cell>
          <table:table-cell office:value-type="string">
            <text:p>-73.3815567</text:p>
          </table:table-cell>
          <table:table-cell office:value-type="string">
            <text:p>1587</text:p>
          </table:table-cell>
        </table:table-row>
        <table:table-row>
          <table:table-cell office:value-type="string">
            <text:p>AT-30</text:p>
          </table:table-cell>
          <table:table-cell office:value-type="string">
            <text:p>LA MORENA</text:p>
          </table:table-cell>
          <table:table-cell office:value-type="string">
            <text:p>Orgánico</text:p>
          </table:table-cell>
          <table:table-cell office:value-type="string">
            <text:p>757490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1.100</text:p>
          </table:table-cell>
          <table:table-cell office:value-type="string">
            <text:p>1.03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6841469</text:p>
          </table:table-cell>
          <table:table-cell office:value-type="string">
            <text:p>-73.3794926</text:p>
          </table:table-cell>
          <table:table-cell office:value-type="string">
            <text:p>1521</text:p>
          </table:table-cell>
        </table:table-row>
        <table:table-row>
          <table:table-cell office:value-type="string">
            <text:p>AT-35</text:p>
          </table:table-cell>
          <table:table-cell office:value-type="string">
            <text:p>BRISAS MARINAS</text:p>
          </table:table-cell>
          <table:table-cell office:value-type="string">
            <text:p>Orgánico</text:p>
          </table:table-cell>
          <table:table-cell office:value-type="string">
            <text:p>106561548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string">
            <text:p>1.900</text:p>
          </table:table-cell>
          <table:table-cell office:value-type="string">
            <text:p>2.03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6664678</text:p>
          </table:table-cell>
          <table:table-cell office:value-type="string">
            <text:p>-73.3841054</text:p>
          </table:table-cell>
          <table:table-cell office:value-type="string">
            <text:p>1921</text:p>
          </table:table-cell>
        </table:table-row>
        <table:table-row>
          <table:table-cell office:value-type="string">
            <text:p>AT-36</text:p>
          </table:table-cell>
          <table:table-cell office:value-type="string">
            <text:p>VILLA DALIANA</text:p>
          </table:table-cell>
          <table:table-cell office:value-type="string">
            <text:p>Orgánico</text:p>
          </table:table-cell>
          <table:table-cell office:value-type="string">
            <text:p>513489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1.500</text:p>
          </table:table-cell>
          <table:table-cell office:value-type="string">
            <text:p>9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66780229</text:p>
          </table:table-cell>
          <table:table-cell office:value-type="string">
            <text:p>-73.3435546</text:p>
          </table:table-cell>
          <table:table-cell office:value-type="string">
            <text:p>1357</text:p>
          </table:table-cell>
        </table:table-row>
        <table:table-row>
          <table:table-cell office:value-type="string">
            <text:p>ATCH-01</text:p>
          </table:table-cell>
          <table:table-cell office:value-type="string">
            <text:p>EL TESORO</text:p>
          </table:table-cell>
          <table:table-cell office:value-type="string">
            <text:p>Orgánico</text:p>
          </table:table-cell>
          <table:table-cell office:value-type="string">
            <text:p>7717374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1.300</text:p>
          </table:table-cell>
          <table:table-cell office:value-type="string">
            <text:p>9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6678276</text:p>
          </table:table-cell>
          <table:table-cell office:value-type="string">
            <text:p>-73.3494399</text:p>
          </table:table-cell>
          <table:table-cell office:value-type="string">
            <text:p>1368</text:p>
          </table:table-cell>
        </table:table-row>
        <table:table-row>
          <table:table-cell office:value-type="string">
            <text:p>ATEP-02</text:p>
          </table:table-cell>
          <table:table-cell office:value-type="string">
            <text:p>ENTRA SI QUIERES</text:p>
          </table:table-cell>
          <table:table-cell office:value-type="string">
            <text:p>Orgánico</text:p>
          </table:table-cell>
          <table:table-cell office:value-type="string">
            <text:p>513486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string">
            <text:p>1.200</text:p>
          </table:table-cell>
          <table:table-cell office:value-type="string">
            <text:p>1.2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6670617</text:p>
          </table:table-cell>
          <table:table-cell office:value-type="string">
            <text:p>-73.3813142</text:p>
          </table:table-cell>
          <table:table-cell office:value-type="string">
            <text:p>1966</text:p>
          </table:table-cell>
        </table:table-row>
        <table:table-row>
          <table:table-cell office:value-type="string">
            <text:p>ATG-01</text:p>
          </table:table-cell>
          <table:table-cell office:value-type="string">
            <text:p>LOS LIRIOS</text:p>
          </table:table-cell>
          <table:table-cell office:value-type="string">
            <text:p>Orgánico</text:p>
          </table:table-cell>
          <table:table-cell office:value-type="string">
            <text:p>49608930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string">
            <text:p>900</text:p>
          </table:table-cell>
          <table:table-cell office:value-type="string">
            <text:p>79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6718</text:p>
          </table:table-cell>
          <table:table-cell office:value-type="string">
            <text:p>-73.372166</text:p>
          </table:table-cell>
          <table:table-cell office:value-type="string">
            <text:p>1529</text:p>
          </table:table-cell>
        </table:table-row>
        <table:table-row>
          <table:table-cell office:value-type="string">
            <text:p>ATGD-01</text:p>
          </table:table-cell>
          <table:table-cell office:value-type="string">
            <text:p>NO VUELVO</text:p>
          </table:table-cell>
          <table:table-cell office:value-type="string">
            <text:p>Orgánico</text:p>
          </table:table-cell>
          <table:table-cell office:value-type="string">
            <text:p>5134118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string">
            <text:p>400</text:p>
          </table:table-cell>
          <table:table-cell office:value-type="string">
            <text:p>57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6548858</text:p>
          </table:table-cell>
          <table:table-cell office:value-type="string">
            <text:p>-73.349107</text:p>
          </table:table-cell>
          <table:table-cell office:value-type="string">
            <text:p>1944</text:p>
          </table:table-cell>
        </table:table-row>
        <table:table-row>
          <table:table-cell office:value-type="string">
            <text:p>BE-02</text:p>
          </table:table-cell>
          <table:table-cell office:value-type="string">
            <text:p>AKUSABANA</text:p>
          </table:table-cell>
          <table:table-cell office:value-type="string">
            <text:p>Orgánico</text:p>
          </table:table-cell>
          <table:table-cell office:value-type="string">
            <text:p>49736309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1.900</text:p>
          </table:table-cell>
          <table:table-cell office:value-type="string">
            <text:p>1.34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08708</text:p>
          </table:table-cell>
          <table:table-cell office:value-type="string">
            <text:p>-73.663406</text:p>
          </table:table-cell>
          <table:table-cell office:value-type="string">
            <text:p>1729</text:p>
          </table:table-cell>
        </table:table-row>
        <table:table-row>
          <table:table-cell office:value-type="string">
            <text:p>BE-04</text:p>
          </table:table-cell>
          <table:table-cell office:value-type="string">
            <text:p>ATINKUNUMEYNA</text:p>
          </table:table-cell>
          <table:table-cell office:value-type="string">
            <text:p>Orgánico</text:p>
          </table:table-cell>
          <table:table-cell office:value-type="string">
            <text:p>5139961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3.100</text:p>
          </table:table-cell>
          <table:table-cell office:value-type="string">
            <text:p>2.27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1075</text:p>
          </table:table-cell>
          <table:table-cell office:value-type="string">
            <text:p>-73.643655</text:p>
          </table:table-cell>
          <table:table-cell office:value-type="string">
            <text:p>1569</text:p>
          </table:table-cell>
        </table:table-row>
        <table:table-row>
          <table:table-cell office:value-type="string">
            <text:p>BE-05</text:p>
          </table:table-cell>
          <table:table-cell office:value-type="string">
            <text:p>JINGAKA</text:p>
          </table:table-cell>
          <table:table-cell office:value-type="string">
            <text:p>Orgánico</text:p>
          </table:table-cell>
          <table:table-cell office:value-type="string">
            <text:p>42489652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1.352</text:p>
          </table:table-cell>
          <table:table-cell office:value-type="string">
            <text:p>44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11775</text:p>
          </table:table-cell>
          <table:table-cell office:value-type="string">
            <text:p>-73.644377</text:p>
          </table:table-cell>
          <table:table-cell office:value-type="string">
            <text:p>1617</text:p>
          </table:table-cell>
        </table:table-row>
        <table:table-row>
          <table:table-cell office:value-type="string">
            <text:p>BER-01</text:p>
          </table:table-cell>
          <table:table-cell office:value-type="string">
            <text:p>MIRA FLORES</text:p>
          </table:table-cell>
          <table:table-cell office:value-type="string">
            <text:p>Orgánico</text:p>
          </table:table-cell>
          <table:table-cell office:value-type="string">
            <text:p>7703298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29.700</text:p>
          </table:table-cell>
          <table:table-cell office:value-type="string">
            <text:p>34.75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60937</text:p>
          </table:table-cell>
          <table:table-cell office:value-type="string">
            <text:p>-73.65194</text:p>
          </table:table-cell>
          <table:table-cell office:value-type="string">
            <text:p>1344</text:p>
          </table:table-cell>
        </table:table-row>
        <table:table-row>
          <table:table-cell office:value-type="string">
            <text:p>BER-03</text:p>
          </table:table-cell>
          <table:table-cell office:value-type="string">
            <text:p>EL PARAISO</text:p>
          </table:table-cell>
          <table:table-cell office:value-type="string">
            <text:p>Orgánico</text:p>
          </table:table-cell>
          <table:table-cell office:value-type="string">
            <text:p>8516729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3.900</text:p>
          </table:table-cell>
          <table:table-cell office:value-type="string">
            <text:p>1.84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73888</text:p>
          </table:table-cell>
          <table:table-cell office:value-type="string">
            <text:p>-73.613228</text:p>
          </table:table-cell>
          <table:table-cell office:value-type="string">
            <text:p>1377</text:p>
          </table:table-cell>
        </table:table-row>
        <table:table-row>
          <table:table-cell office:value-type="string">
            <text:p>BERC-01</text:p>
          </table:table-cell>
          <table:table-cell office:value-type="string">
            <text:p>NO SE SABE</text:p>
          </table:table-cell>
          <table:table-cell office:value-type="string">
            <text:p>Orgánico</text:p>
          </table:table-cell>
          <table:table-cell office:value-type="string">
            <text:p>7702398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8.000</text:p>
          </table:table-cell>
          <table:table-cell office:value-type="string">
            <text:p>7.06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64128</text:p>
          </table:table-cell>
          <table:table-cell office:value-type="string">
            <text:p>-73.692065</text:p>
          </table:table-cell>
          <table:table-cell office:value-type="string">
            <text:p>1385</text:p>
          </table:table-cell>
        </table:table-row>
        <table:table-row>
          <table:table-cell office:value-type="string">
            <text:p>BWN-01</text:p>
          </table:table-cell>
          <table:table-cell office:value-type="string">
            <text:p>EL PELIGRO</text:p>
          </table:table-cell>
          <table:table-cell office:value-type="string">
            <text:p>Orgánico</text:p>
          </table:table-cell>
          <table:table-cell office:value-type="string">
            <text:p>7707014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2.700</text:p>
          </table:table-cell>
          <table:table-cell office:value-type="string">
            <text:p>2.24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17909</text:p>
          </table:table-cell>
          <table:table-cell office:value-type="string">
            <text:p>-73.59191</text:p>
          </table:table-cell>
          <table:table-cell office:value-type="string">
            <text:p>1500</text:p>
          </table:table-cell>
        </table:table-row>
        <table:table-row>
          <table:table-cell office:value-type="string">
            <text:p>BWN-09</text:p>
          </table:table-cell>
          <table:table-cell office:value-type="string">
            <text:p>LA ESPERANZA</text:p>
          </table:table-cell>
          <table:table-cell office:value-type="string">
            <text:p>Orgánico</text:p>
          </table:table-cell>
          <table:table-cell office:value-type="string">
            <text:p>113356936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6.000</text:p>
          </table:table-cell>
          <table:table-cell office:value-type="string">
            <text:p>5.80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45962</text:p>
          </table:table-cell>
          <table:table-cell office:value-type="string">
            <text:p>-73.670107</text:p>
          </table:table-cell>
          <table:table-cell office:value-type="string">
            <text:p>1830</text:p>
          </table:table-cell>
        </table:table-row>
        <table:table-row>
          <table:table-cell office:value-type="string">
            <text:p>BWN-10</text:p>
          </table:table-cell>
          <table:table-cell office:value-type="string">
            <text:p>AZAREKUMEINA</text:p>
          </table:table-cell>
          <table:table-cell office:value-type="string">
            <text:p>Orgánico</text:p>
          </table:table-cell>
          <table:table-cell office:value-type="string">
            <text:p>1899019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1.000</text:p>
          </table:table-cell>
          <table:table-cell office:value-type="string">
            <text:p>1.0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45987</text:p>
          </table:table-cell>
          <table:table-cell office:value-type="string">
            <text:p>-73.670015</text:p>
          </table:table-cell>
          <table:table-cell office:value-type="string">
            <text:p>1840</text:p>
          </table:table-cell>
        </table:table-row>
        <table:table-row>
          <table:table-cell office:value-type="string">
            <text:p>BWN-11</text:p>
          </table:table-cell>
          <table:table-cell office:value-type="string">
            <text:p>LA NEVADITA</text:p>
          </table:table-cell>
          <table:table-cell office:value-type="string">
            <text:p>Orgánico</text:p>
          </table:table-cell>
          <table:table-cell office:value-type="string">
            <text:p>2695270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1.200</text:p>
          </table:table-cell>
          <table:table-cell office:value-type="string">
            <text:p>1.34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4333333</text:p>
          </table:table-cell>
          <table:table-cell office:value-type="string">
            <text:p>-73.6525</text:p>
          </table:table-cell>
          <table:table-cell office:value-type="string">
            <text:p>1534</text:p>
          </table:table-cell>
        </table:table-row>
        <table:table-row>
          <table:table-cell office:value-type="string">
            <text:p>BWN-13</text:p>
          </table:table-cell>
          <table:table-cell office:value-type="string">
            <text:p>EL CORAZON</text:p>
          </table:table-cell>
          <table:table-cell office:value-type="string">
            <text:p>Orgánico</text:p>
          </table:table-cell>
          <table:table-cell office:value-type="string">
            <text:p>513934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2.900</text:p>
          </table:table-cell>
          <table:table-cell office:value-type="string">
            <text:p>3.42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5038889</text:p>
          </table:table-cell>
          <table:table-cell office:value-type="string">
            <text:p>-73.65102778</text:p>
          </table:table-cell>
          <table:table-cell office:value-type="string">
            <text:p>1475</text:p>
          </table:table-cell>
        </table:table-row>
        <table:table-row>
          <table:table-cell office:value-type="string">
            <text:p>CA2-02</text:p>
          </table:table-cell>
          <table:table-cell office:value-type="string">
            <text:p>COSTA RICA</text:p>
          </table:table-cell>
          <table:table-cell office:value-type="string">
            <text:p>Orgánico</text:p>
          </table:table-cell>
          <table:table-cell office:value-type="string">
            <text:p>7718502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4.700</text:p>
          </table:table-cell>
          <table:table-cell office:value-type="string">
            <text:p>4.063</text:p>
          </table:table-cell>
          <table:table-cell office:value-type="string">
            <text:p>900</text:p>
          </table:table-cell>
          <table:table-cell office:value-type="string">
            <text:p>600</text:p>
          </table:table-cell>
          <table:table-cell office:value-type="string">
            <text:p>10.434327</text:p>
          </table:table-cell>
          <table:table-cell office:value-type="string">
            <text:p>-73.51362</text:p>
          </table:table-cell>
          <table:table-cell office:value-type="string">
            <text:p>1240</text:p>
          </table:table-cell>
        </table:table-row>
        <table:table-row>
          <table:table-cell office:value-type="string">
            <text:p>CA2-03</text:p>
          </table:table-cell>
          <table:table-cell office:value-type="string">
            <text:p>5</text:p>
          </table:table-cell>
          <table:table-cell office:value-type="string">
            <text:p>Orgánico</text:p>
          </table:table-cell>
          <table:table-cell office:value-type="string">
            <text:p>7707001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10.300</text:p>
          </table:table-cell>
          <table:table-cell office:value-type="string">
            <text:p>11.49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3643</text:p>
          </table:table-cell>
          <table:table-cell office:value-type="string">
            <text:p>-73.519922</text:p>
          </table:table-cell>
          <table:table-cell office:value-type="string">
            <text:p>1417</text:p>
          </table:table-cell>
        </table:table-row>
        <table:table-row>
          <table:table-cell office:value-type="string">
            <text:p>CAR-02</text:p>
          </table:table-cell>
          <table:table-cell office:value-type="string">
            <text:p>LAS NUBES</text:p>
          </table:table-cell>
          <table:table-cell office:value-type="string">
            <text:p>Orgánico</text:p>
          </table:table-cell>
          <table:table-cell office:value-type="string">
            <text:p>77091749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23.400</text:p>
          </table:table-cell>
          <table:table-cell office:value-type="string">
            <text:p>18.025</text:p>
          </table:table-cell>
          <table:table-cell office:value-type="string">
            <text:p>600</text:p>
          </table:table-cell>
          <table:table-cell office:value-type="string">
            <text:p>600</text:p>
          </table:table-cell>
          <table:table-cell office:value-type="string">
            <text:p>10.394048</text:p>
          </table:table-cell>
          <table:table-cell office:value-type="string">
            <text:p>-73.715487</text:p>
          </table:table-cell>
          <table:table-cell office:value-type="string">
            <text:p>1027</text:p>
          </table:table-cell>
        </table:table-row>
        <table:table-row>
          <table:table-cell office:value-type="string">
            <text:p>CAR-03</text:p>
          </table:table-cell>
          <table:table-cell office:value-type="string">
            <text:p>EL TESORO</text:p>
          </table:table-cell>
          <table:table-cell office:value-type="string">
            <text:p>Orgánico</text:p>
          </table:table-cell>
          <table:table-cell office:value-type="string">
            <text:p>7702385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6.100</text:p>
          </table:table-cell>
          <table:table-cell office:value-type="string">
            <text:p>4.57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93627</text:p>
          </table:table-cell>
          <table:table-cell office:value-type="string">
            <text:p>-73.702428</text:p>
          </table:table-cell>
          <table:table-cell office:value-type="string">
            <text:p>1054</text:p>
          </table:table-cell>
        </table:table-row>
        <table:table-row>
          <table:table-cell office:value-type="string">
            <text:p>CAR-04</text:p>
          </table:table-cell>
          <table:table-cell office:value-type="string">
            <text:p>LA ENRRAMADA</text:p>
          </table:table-cell>
          <table:table-cell office:value-type="string">
            <text:p>Orgánico</text:p>
          </table:table-cell>
          <table:table-cell office:value-type="string">
            <text:p>298369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3.275</text:p>
          </table:table-cell>
          <table:table-cell office:value-type="string">
            <text:p>2.422</text:p>
          </table:table-cell>
          <table:table-cell office:value-type="string">
            <text:p>800</text:p>
          </table:table-cell>
          <table:table-cell office:value-type="string">
            <text:p>1350</text:p>
          </table:table-cell>
          <table:table-cell office:value-type="string">
            <text:p>10.38702778</text:p>
          </table:table-cell>
          <table:table-cell office:value-type="string">
            <text:p>-73.71166667</text:p>
          </table:table-cell>
          <table:table-cell office:value-type="string">
            <text:p>1287</text:p>
          </table:table-cell>
        </table:table-row>
        <table:table-row>
          <table:table-cell office:value-type="string">
            <text:p>CAR-06</text:p>
          </table:table-cell>
          <table:table-cell office:value-type="string">
            <text:p>SINAI 2</text:p>
          </table:table-cell>
          <table:table-cell office:value-type="string">
            <text:p>Orgánico</text:p>
          </table:table-cell>
          <table:table-cell office:value-type="string">
            <text:p>7701940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7.000</text:p>
          </table:table-cell>
          <table:table-cell office:value-type="string">
            <text:p>5.736</text:p>
          </table:table-cell>
          <table:table-cell office:value-type="string">
            <text:p>450</text:p>
          </table:table-cell>
          <table:table-cell office:value-type="string">
            <text:p>450</text:p>
          </table:table-cell>
          <table:table-cell office:value-type="string">
            <text:p>10.390653</text:p>
          </table:table-cell>
          <table:table-cell office:value-type="string">
            <text:p>-73.705943</text:p>
          </table:table-cell>
          <table:table-cell office:value-type="string">
            <text:p>1141</text:p>
          </table:table-cell>
        </table:table-row>
        <table:table-row>
          <table:table-cell office:value-type="string">
            <text:p>CAR-07</text:p>
          </table:table-cell>
          <table:table-cell office:value-type="string">
            <text:p>BUENA VISTA</text:p>
          </table:table-cell>
          <table:table-cell office:value-type="string">
            <text:p>Orgánico</text:p>
          </table:table-cell>
          <table:table-cell office:value-type="string">
            <text:p>2695267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28.000</text:p>
          </table:table-cell>
          <table:table-cell office:value-type="string">
            <text:p>21.938</text:p>
          </table:table-cell>
          <table:table-cell office:value-type="string">
            <text:p>300</text:p>
          </table:table-cell>
          <table:table-cell office:value-type="string">
            <text:p>900</text:p>
          </table:table-cell>
          <table:table-cell office:value-type="string">
            <text:p>10.38847222</text:p>
          </table:table-cell>
          <table:table-cell office:value-type="string">
            <text:p>-73.71030556</text:p>
          </table:table-cell>
          <table:table-cell office:value-type="string">
            <text:p>1228</text:p>
          </table:table-cell>
        </table:table-row>
        <table:table-row>
          <table:table-cell office:value-type="string">
            <text:p>CH-01</text:p>
          </table:table-cell>
          <table:table-cell office:value-type="string">
            <text:p>JWIDEDI</text:p>
          </table:table-cell>
          <table:table-cell office:value-type="string">
            <text:p>Orgánico</text:p>
          </table:table-cell>
          <table:table-cell office:value-type="string">
            <text:p>5139776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2.700</text:p>
          </table:table-cell>
          <table:table-cell office:value-type="string">
            <text:p>2.2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97292</text:p>
          </table:table-cell>
          <table:table-cell office:value-type="string">
            <text:p>-73.651452</text:p>
          </table:table-cell>
          <table:table-cell office:value-type="string">
            <text:p>1545</text:p>
          </table:table-cell>
        </table:table-row>
        <table:table-row>
          <table:table-cell office:value-type="string">
            <text:p>CH-02</text:p>
          </table:table-cell>
          <table:table-cell office:value-type="string">
            <text:p>NUEVA LIDIA</text:p>
          </table:table-cell>
          <table:table-cell office:value-type="string">
            <text:p>Orgánico</text:p>
          </table:table-cell>
          <table:table-cell office:value-type="string">
            <text:p>1063590491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2.500</text:p>
          </table:table-cell>
          <table:table-cell office:value-type="string">
            <text:p>1.76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96915</text:p>
          </table:table-cell>
          <table:table-cell office:value-type="string">
            <text:p>-73.64953</text:p>
          </table:table-cell>
          <table:table-cell office:value-type="string">
            <text:p>1543</text:p>
          </table:table-cell>
        </table:table-row>
        <table:table-row>
          <table:table-cell office:value-type="string">
            <text:p>CH-03</text:p>
          </table:table-cell>
          <table:table-cell office:value-type="string">
            <text:p>CHIQUIMACHUKWA</text:p>
          </table:table-cell>
          <table:table-cell office:value-type="string">
            <text:p>Orgánico</text:p>
          </table:table-cell>
          <table:table-cell office:value-type="string">
            <text:p>1063597066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16.500</text:p>
          </table:table-cell>
          <table:table-cell office:value-type="string">
            <text:p>13.10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0097</text:p>
          </table:table-cell>
          <table:table-cell office:value-type="string">
            <text:p>-73.648576</text:p>
          </table:table-cell>
          <table:table-cell office:value-type="string">
            <text:p>1482</text:p>
          </table:table-cell>
        </table:table-row>
        <table:table-row>
          <table:table-cell office:value-type="string">
            <text:p>CH-09</text:p>
          </table:table-cell>
          <table:table-cell office:value-type="string">
            <text:p>MEYROCHUKWA</text:p>
          </table:table-cell>
          <table:table-cell office:value-type="string">
            <text:p>Orgánico</text:p>
          </table:table-cell>
          <table:table-cell office:value-type="string">
            <text:p>77080222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700</text:p>
          </table:table-cell>
          <table:table-cell office:value-type="string">
            <text:p>60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18839</text:p>
          </table:table-cell>
          <table:table-cell office:value-type="string">
            <text:p>-73.637164</text:p>
          </table:table-cell>
          <table:table-cell office:value-type="string">
            <text:p>1603</text:p>
          </table:table-cell>
        </table:table-row>
        <table:table-row>
          <table:table-cell office:value-type="string">
            <text:p>CH-10</text:p>
          </table:table-cell>
          <table:table-cell office:value-type="string">
            <text:p>NUEVO AMANECER</text:p>
          </table:table-cell>
          <table:table-cell office:value-type="string">
            <text:p>Orgánico</text:p>
          </table:table-cell>
          <table:table-cell office:value-type="string">
            <text:p>26953514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2.400</text:p>
          </table:table-cell>
          <table:table-cell office:value-type="string">
            <text:p>1.70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173</text:p>
          </table:table-cell>
          <table:table-cell office:value-type="string">
            <text:p>-73.636355</text:p>
          </table:table-cell>
          <table:table-cell office:value-type="string">
            <text:p>1534</text:p>
          </table:table-cell>
        </table:table-row>
        <table:table-row>
          <table:table-cell office:value-type="string">
            <text:p>CH-14</text:p>
          </table:table-cell>
          <table:table-cell office:value-type="string">
            <text:p>LA FLORIDA</text:p>
          </table:table-cell>
          <table:table-cell office:value-type="string">
            <text:p>Orgánico</text:p>
          </table:table-cell>
          <table:table-cell office:value-type="string">
            <text:p>77080099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2.900</text:p>
          </table:table-cell>
          <table:table-cell office:value-type="string">
            <text:p>2.43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99978</text:p>
          </table:table-cell>
          <table:table-cell office:value-type="string">
            <text:p>-73.65243</text:p>
          </table:table-cell>
          <table:table-cell office:value-type="string">
            <text:p>1518</text:p>
          </table:table-cell>
        </table:table-row>
        <table:table-row>
          <table:table-cell office:value-type="string">
            <text:p>CHI-58</text:p>
          </table:table-cell>
          <table:table-cell office:value-type="string">
            <text:p>BUENOS AIRES</text:p>
          </table:table-cell>
          <table:table-cell office:value-type="string">
            <text:p>Orgánico</text:p>
          </table:table-cell>
          <table:table-cell office:value-type="string">
            <text:p>541658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9.100</text:p>
          </table:table-cell>
          <table:table-cell office:value-type="string">
            <text:p>9.2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3329</text:p>
          </table:table-cell>
          <table:table-cell office:value-type="string">
            <text:p>-73.730822</text:p>
          </table:table-cell>
          <table:table-cell office:value-type="string">
            <text:p>1307</text:p>
          </table:table-cell>
        </table:table-row>
        <table:table-row>
          <table:table-cell office:value-type="string">
            <text:p>CHUN-08</text:p>
          </table:table-cell>
          <table:table-cell office:value-type="string">
            <text:p>BUENOS AIRES</text:p>
          </table:table-cell>
          <table:table-cell office:value-type="string">
            <text:p>Orgánico</text:p>
          </table:table-cell>
          <table:table-cell office:value-type="string">
            <text:p>77167094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string">
            <text:p>6.800</text:p>
          </table:table-cell>
          <table:table-cell office:value-type="string">
            <text:p>8.884</text:p>
          </table:table-cell>
          <table:table-cell office:value-type="string">
            <text:p>350</text:p>
          </table:table-cell>
          <table:table-cell office:value-type="string">
            <text:p>800</text:p>
          </table:table-cell>
          <table:table-cell office:value-type="string">
            <text:p>10.373839</text:p>
          </table:table-cell>
          <table:table-cell office:value-type="string">
            <text:p>-73.749551</text:p>
          </table:table-cell>
          <table:table-cell office:value-type="string">
            <text:p>1201</text:p>
          </table:table-cell>
        </table:table-row>
        <table:table-row>
          <table:table-cell office:value-type="string">
            <text:p>CHUR-01</text:p>
          </table:table-cell>
          <table:table-cell office:value-type="string">
            <text:p>LA ESPERANZA</text:p>
          </table:table-cell>
          <table:table-cell office:value-type="string">
            <text:p>Orgánico</text:p>
          </table:table-cell>
          <table:table-cell office:value-type="string">
            <text:p>4973700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7.300</text:p>
          </table:table-cell>
          <table:table-cell office:value-type="string">
            <text:p>6.10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03092</text:p>
          </table:table-cell>
          <table:table-cell office:value-type="string">
            <text:p>-73.662835</text:p>
          </table:table-cell>
          <table:table-cell office:value-type="string">
            <text:p>1430</text:p>
          </table:table-cell>
        </table:table-row>
        <table:table-row>
          <table:table-cell office:value-type="string">
            <text:p>CHUR-02</text:p>
          </table:table-cell>
          <table:table-cell office:value-type="string">
            <text:p>VISTA HERMOSA</text:p>
          </table:table-cell>
          <table:table-cell office:value-type="string">
            <text:p>Orgánico</text:p>
          </table:table-cell>
          <table:table-cell office:value-type="string">
            <text:p>77038218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5.750</text:p>
          </table:table-cell>
          <table:table-cell office:value-type="string">
            <text:p>7.46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01762</text:p>
          </table:table-cell>
          <table:table-cell office:value-type="string">
            <text:p>-73.658398</text:p>
          </table:table-cell>
          <table:table-cell office:value-type="string">
            <text:p>1540</text:p>
          </table:table-cell>
        </table:table-row>
        <table:table-row>
          <table:table-cell office:value-type="string">
            <text:p>COS-02</text:p>
          </table:table-cell>
          <table:table-cell office:value-type="string">
            <text:p>LA CABAÑITA</text:p>
          </table:table-cell>
          <table:table-cell office:value-type="string">
            <text:p>Orgánico</text:p>
          </table:table-cell>
          <table:table-cell office:value-type="string">
            <text:p>1859358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3.756</text:p>
          </table:table-cell>
          <table:table-cell office:value-type="string">
            <text:p>3.45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78213</text:p>
          </table:table-cell>
          <table:table-cell office:value-type="string">
            <text:p>-73.69356</text:p>
          </table:table-cell>
          <table:table-cell office:value-type="string">
            <text:p>1364</text:p>
          </table:table-cell>
        </table:table-row>
        <table:table-row>
          <table:table-cell office:value-type="string">
            <text:p>COST1-01</text:p>
          </table:table-cell>
          <table:table-cell office:value-type="string">
            <text:p>EL PROGRESO</text:p>
          </table:table-cell>
          <table:table-cell office:value-type="string">
            <text:p>Orgánico</text:p>
          </table:table-cell>
          <table:table-cell office:value-type="string">
            <text:p>7701742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4.888</text:p>
          </table:table-cell>
          <table:table-cell office:value-type="string">
            <text:p>5.7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86555</text:p>
          </table:table-cell>
          <table:table-cell office:value-type="string">
            <text:p>-73.658288</text:p>
          </table:table-cell>
          <table:table-cell office:value-type="string">
            <text:p>1412</text:p>
          </table:table-cell>
        </table:table-row>
        <table:table-row>
          <table:table-cell office:value-type="string">
            <text:p>COST1-02</text:p>
          </table:table-cell>
          <table:table-cell office:value-type="string">
            <text:p>MIRA FLORES</text:p>
          </table:table-cell>
          <table:table-cell office:value-type="string">
            <text:p>Orgánico</text:p>
          </table:table-cell>
          <table:table-cell office:value-type="string">
            <text:p>504448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28.500</text:p>
          </table:table-cell>
          <table:table-cell office:value-type="string">
            <text:p>18.470</text:p>
          </table:table-cell>
          <table:table-cell office:value-type="string">
            <text:p>0</text:p>
          </table:table-cell>
          <table:table-cell office:value-type="string">
            <text:p>200</text:p>
          </table:table-cell>
          <table:table-cell office:value-type="string">
            <text:p>10.38333333</text:p>
          </table:table-cell>
          <table:table-cell office:value-type="string">
            <text:p>-73.65791667</text:p>
          </table:table-cell>
          <table:table-cell office:value-type="string">
            <text:p>1213</text:p>
          </table:table-cell>
        </table:table-row>
        <table:table-row>
          <table:table-cell office:value-type="string">
            <text:p>COST1-04</text:p>
          </table:table-cell>
          <table:table-cell office:value-type="string">
            <text:p>EL SALTO DE TEQUENDAMA</text:p>
          </table:table-cell>
          <table:table-cell office:value-type="string">
            <text:p>Orgánico</text:p>
          </table:table-cell>
          <table:table-cell office:value-type="string">
            <text:p>7718790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19.500</text:p>
          </table:table-cell>
          <table:table-cell office:value-type="string">
            <text:p>20.0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89182</text:p>
          </table:table-cell>
          <table:table-cell office:value-type="string">
            <text:p>-73.666262</text:p>
          </table:table-cell>
          <table:table-cell office:value-type="string">
            <text:p>1238</text:p>
          </table:table-cell>
        </table:table-row>
        <table:table-row>
          <table:table-cell office:value-type="string">
            <text:p>COST1-05</text:p>
          </table:table-cell>
          <table:table-cell office:value-type="string">
            <text:p>MIRA SOL</text:p>
          </table:table-cell>
          <table:table-cell office:value-type="string">
            <text:p>Orgánico</text:p>
          </table:table-cell>
          <table:table-cell office:value-type="string">
            <text:p>2695053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10.100</text:p>
          </table:table-cell>
          <table:table-cell office:value-type="string">
            <text:p>11.16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53422</text:p>
          </table:table-cell>
          <table:table-cell office:value-type="string">
            <text:p>-73.67393</text:p>
          </table:table-cell>
          <table:table-cell office:value-type="string">
            <text:p>928</text:p>
          </table:table-cell>
        </table:table-row>
        <table:table-row>
          <table:table-cell office:value-type="string">
            <text:p>COST1-06</text:p>
          </table:table-cell>
          <table:table-cell office:value-type="string">
            <text:p>EL BRILLANTE</text:p>
          </table:table-cell>
          <table:table-cell office:value-type="string">
            <text:p>Orgánico</text:p>
          </table:table-cell>
          <table:table-cell office:value-type="string">
            <text:p>3718041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11.900</text:p>
          </table:table-cell>
          <table:table-cell office:value-type="string">
            <text:p>10.40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625</text:p>
          </table:table-cell>
          <table:table-cell office:value-type="string">
            <text:p>-73.67277778</text:p>
          </table:table-cell>
          <table:table-cell office:value-type="string">
            <text:p>1360</text:p>
          </table:table-cell>
        </table:table-row>
        <table:table-row>
          <table:table-cell office:value-type="string">
            <text:p>CPL-06</text:p>
          </table:table-cell>
          <table:table-cell office:value-type="string">
            <text:p>NUEVA IDEA</text:p>
          </table:table-cell>
          <table:table-cell office:value-type="string">
            <text:p>Orgánico</text:p>
          </table:table-cell>
          <table:table-cell office:value-type="string">
            <text:p>7707007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1.200</text:p>
          </table:table-cell>
          <table:table-cell office:value-type="string">
            <text:p>1.134</text:p>
          </table:table-cell>
          <table:table-cell office:value-type="string">
            <text:p>700</text:p>
          </table:table-cell>
          <table:table-cell office:value-type="string">
            <text:p>740</text:p>
          </table:table-cell>
          <table:table-cell office:value-type="string">
            <text:p>10.381487</text:p>
          </table:table-cell>
          <table:table-cell office:value-type="string">
            <text:p>-73.68663</text:p>
          </table:table-cell>
          <table:table-cell office:value-type="string">
            <text:p>1179</text:p>
          </table:table-cell>
        </table:table-row>
        <table:table-row>
          <table:table-cell office:value-type="string">
            <text:p>CPL-13</text:p>
          </table:table-cell>
          <table:table-cell office:value-type="string">
            <text:p>NUEVA ESPERANZA</text:p>
          </table:table-cell>
          <table:table-cell office:value-type="string">
            <text:p>Orgánico</text:p>
          </table:table-cell>
          <table:table-cell office:value-type="string">
            <text:p>1892450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10.000</text:p>
          </table:table-cell>
          <table:table-cell office:value-type="string">
            <text:p>10.79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381</text:p>
          </table:table-cell>
          <table:table-cell office:value-type="string">
            <text:p>-73.70063889</text:p>
          </table:table-cell>
          <table:table-cell office:value-type="string">
            <text:p>1481</text:p>
          </table:table-cell>
        </table:table-row>
        <table:table-row>
          <table:table-cell office:value-type="string">
            <text:p>CPL-14</text:p>
          </table:table-cell>
          <table:table-cell office:value-type="string">
            <text:p>VILLA NELY</text:p>
          </table:table-cell>
          <table:table-cell office:value-type="string">
            <text:p>Orgánico</text:p>
          </table:table-cell>
          <table:table-cell office:value-type="string">
            <text:p>106359016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4.700</text:p>
          </table:table-cell>
          <table:table-cell office:value-type="string">
            <text:p>6.98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8238889</text:p>
          </table:table-cell>
          <table:table-cell office:value-type="string">
            <text:p>-73.70141667</text:p>
          </table:table-cell>
          <table:table-cell office:value-type="string">
            <text:p>1457</text:p>
          </table:table-cell>
        </table:table-row>
        <table:table-row>
          <table:table-cell office:value-type="string">
            <text:p>CPL-15</text:p>
          </table:table-cell>
          <table:table-cell office:value-type="string">
            <text:p>EL PROGRESO</text:p>
          </table:table-cell>
          <table:table-cell office:value-type="string">
            <text:p>Orgánico</text:p>
          </table:table-cell>
          <table:table-cell office:value-type="string">
            <text:p>7702398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8.000</text:p>
          </table:table-cell>
          <table:table-cell office:value-type="string">
            <text:p>6.83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72803</text:p>
          </table:table-cell>
          <table:table-cell office:value-type="string">
            <text:p>-73.676438</text:p>
          </table:table-cell>
          <table:table-cell office:value-type="string">
            <text:p>1240</text:p>
          </table:table-cell>
        </table:table-row>
        <table:table-row>
          <table:table-cell office:value-type="string">
            <text:p>CPL-17</text:p>
          </table:table-cell>
          <table:table-cell office:value-type="string">
            <text:p>CHAPARRAL</text:p>
          </table:table-cell>
          <table:table-cell office:value-type="string">
            <text:p>Orgánico</text:p>
          </table:table-cell>
          <table:table-cell office:value-type="string">
            <text:p>100331495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7.300</text:p>
          </table:table-cell>
          <table:table-cell office:value-type="string">
            <text:p>7.44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75069</text:p>
          </table:table-cell>
          <table:table-cell office:value-type="string">
            <text:p>-73.714477</text:p>
          </table:table-cell>
          <table:table-cell office:value-type="string">
            <text:p>1347</text:p>
          </table:table-cell>
        </table:table-row>
        <table:table-row>
          <table:table-cell office:value-type="string">
            <text:p>CPL-18</text:p>
          </table:table-cell>
          <table:table-cell office:value-type="string">
            <text:p>PORTON ROJO</text:p>
          </table:table-cell>
          <table:table-cell office:value-type="string">
            <text:p>Orgánico</text:p>
          </table:table-cell>
          <table:table-cell office:value-type="string">
            <text:p>106359484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7.240</text:p>
          </table:table-cell>
          <table:table-cell office:value-type="string">
            <text:p>6.04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47518</text:p>
          </table:table-cell>
          <table:table-cell office:value-type="string">
            <text:p>-73.728398</text:p>
          </table:table-cell>
          <table:table-cell office:value-type="string">
            <text:p>1776</text:p>
          </table:table-cell>
        </table:table-row>
        <table:table-row>
          <table:table-cell office:value-type="string">
            <text:p>CPL-21</text:p>
          </table:table-cell>
          <table:table-cell office:value-type="string">
            <text:p>EL RECUERDO</text:p>
          </table:table-cell>
          <table:table-cell office:value-type="string">
            <text:p>Orgánico</text:p>
          </table:table-cell>
          <table:table-cell office:value-type="string">
            <text:p>6041316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0</text:p>
          </table:table-cell>
          <table:table-cell office:value-type="string">
            <text:p>18.60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4927</text:p>
          </table:table-cell>
          <table:table-cell office:value-type="string">
            <text:p>-73.72183</text:p>
          </table:table-cell>
          <table:table-cell office:value-type="string">
            <text:p>1663</text:p>
          </table:table-cell>
        </table:table-row>
        <table:table-row>
          <table:table-cell office:value-type="string">
            <text:p>CPL-22</text:p>
          </table:table-cell>
          <table:table-cell office:value-type="string">
            <text:p>LA DIVISA</text:p>
          </table:table-cell>
          <table:table-cell office:value-type="string">
            <text:p>Orgánico</text:p>
          </table:table-cell>
          <table:table-cell office:value-type="string">
            <text:p>100787071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5.665</text:p>
          </table:table-cell>
          <table:table-cell office:value-type="string">
            <text:p>8.0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48502</text:p>
          </table:table-cell>
          <table:table-cell office:value-type="string">
            <text:p>-73.683178</text:p>
          </table:table-cell>
          <table:table-cell office:value-type="string">
            <text:p>1591</text:p>
          </table:table-cell>
        </table:table-row>
        <table:table-row>
          <table:table-cell office:value-type="string">
            <text:p>CPL-24</text:p>
          </table:table-cell>
          <table:table-cell office:value-type="string">
            <text:p>LA ESCONDIDA</text:p>
          </table:table-cell>
          <table:table-cell office:value-type="string">
            <text:p>Orgánico</text:p>
          </table:table-cell>
          <table:table-cell office:value-type="string">
            <text:p>4978398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10.500</text:p>
          </table:table-cell>
          <table:table-cell office:value-type="string">
            <text:p>13.72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76178</text:p>
          </table:table-cell>
          <table:table-cell office:value-type="string">
            <text:p>-73.71124</text:p>
          </table:table-cell>
          <table:table-cell office:value-type="string">
            <text:p>1443</text:p>
          </table:table-cell>
        </table:table-row>
        <table:table-row>
          <table:table-cell office:value-type="string">
            <text:p>CPL-25</text:p>
          </table:table-cell>
          <table:table-cell office:value-type="string">
            <text:p>ANA YULIETH</text:p>
          </table:table-cell>
          <table:table-cell office:value-type="string">
            <text:p>Orgánico</text:p>
          </table:table-cell>
          <table:table-cell office:value-type="string">
            <text:p>106512639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10.000</text:p>
          </table:table-cell>
          <table:table-cell office:value-type="string">
            <text:p>9.86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65032</text:p>
          </table:table-cell>
          <table:table-cell office:value-type="string">
            <text:p>-73.728908</text:p>
          </table:table-cell>
          <table:table-cell office:value-type="string">
            <text:p>1627</text:p>
          </table:table-cell>
        </table:table-row>
        <table:table-row>
          <table:table-cell office:value-type="string">
            <text:p>CPL-26</text:p>
          </table:table-cell>
          <table:table-cell office:value-type="string">
            <text:p>LA VICTORIA</text:p>
          </table:table-cell>
          <table:table-cell office:value-type="string">
            <text:p>Orgánico</text:p>
          </table:table-cell>
          <table:table-cell office:value-type="string">
            <text:p>119359482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7.500</text:p>
          </table:table-cell>
          <table:table-cell office:value-type="string">
            <text:p>9.73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7504</text:p>
          </table:table-cell>
          <table:table-cell office:value-type="string">
            <text:p>-73.709447</text:p>
          </table:table-cell>
          <table:table-cell office:value-type="string">
            <text:p>834</text:p>
          </table:table-cell>
        </table:table-row>
        <table:table-row>
          <table:table-cell office:value-type="string">
            <text:p>CPLA-01</text:p>
          </table:table-cell>
          <table:table-cell office:value-type="string">
            <text:p>LA VICTORIA</text:p>
          </table:table-cell>
          <table:table-cell office:value-type="string">
            <text:p>Orgánico</text:p>
          </table:table-cell>
          <table:table-cell office:value-type="string">
            <text:p>7701966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25.100</text:p>
          </table:table-cell>
          <table:table-cell office:value-type="string">
            <text:p>31.79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74952</text:p>
          </table:table-cell>
          <table:table-cell office:value-type="string">
            <text:p>-73.710372</text:p>
          </table:table-cell>
          <table:table-cell office:value-type="string">
            <text:p>1440</text:p>
          </table:table-cell>
        </table:table-row>
        <table:table-row>
          <table:table-cell office:value-type="string">
            <text:p>CPLA-02</text:p>
          </table:table-cell>
          <table:table-cell office:value-type="string">
            <text:p>LAS MARGARITAS</text:p>
          </table:table-cell>
          <table:table-cell office:value-type="string">
            <text:p>Orgánico</text:p>
          </table:table-cell>
          <table:table-cell office:value-type="string">
            <text:p>544402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4.930</text:p>
          </table:table-cell>
          <table:table-cell office:value-type="string">
            <text:p>5.52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5916667</text:p>
          </table:table-cell>
          <table:table-cell office:value-type="string">
            <text:p>-73.71277778</text:p>
          </table:table-cell>
          <table:table-cell office:value-type="string">
            <text:p>1648</text:p>
          </table:table-cell>
        </table:table-row>
        <table:table-row>
          <table:table-cell office:value-type="string">
            <text:p>CPLA-03</text:p>
          </table:table-cell>
          <table:table-cell office:value-type="string">
            <text:p>EL CAMPITO</text:p>
          </table:table-cell>
          <table:table-cell office:value-type="string">
            <text:p>Orgánico</text:p>
          </table:table-cell>
          <table:table-cell office:value-type="string">
            <text:p>7702410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14.200</text:p>
          </table:table-cell>
          <table:table-cell office:value-type="string">
            <text:p>19.57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55308</text:p>
          </table:table-cell>
          <table:table-cell office:value-type="string">
            <text:p>-73.714504</text:p>
          </table:table-cell>
          <table:table-cell office:value-type="string">
            <text:p>1685</text:p>
          </table:table-cell>
        </table:table-row>
        <table:table-row>
          <table:table-cell office:value-type="string">
            <text:p>CPLA-04</text:p>
          </table:table-cell>
          <table:table-cell office:value-type="string">
            <text:p>EL ESPEJO</text:p>
          </table:table-cell>
          <table:table-cell office:value-type="string">
            <text:p>Orgánico</text:p>
          </table:table-cell>
          <table:table-cell office:value-type="string">
            <text:p>100742975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4.900</text:p>
          </table:table-cell>
          <table:table-cell office:value-type="string">
            <text:p>6.7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7083333</text:p>
          </table:table-cell>
          <table:table-cell office:value-type="string">
            <text:p>-73.68425</text:p>
          </table:table-cell>
          <table:table-cell office:value-type="string">
            <text:p>1180</text:p>
          </table:table-cell>
        </table:table-row>
        <table:table-row>
          <table:table-cell office:value-type="string">
            <text:p>CPLA-09</text:p>
          </table:table-cell>
          <table:table-cell office:value-type="string">
            <text:p>BELLO HORIZONTE</text:p>
          </table:table-cell>
          <table:table-cell office:value-type="string">
            <text:p>Orgánico</text:p>
          </table:table-cell>
          <table:table-cell office:value-type="string">
            <text:p>7702322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9.000</text:p>
          </table:table-cell>
          <table:table-cell office:value-type="string">
            <text:p>8.34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6969444</text:p>
          </table:table-cell>
          <table:table-cell office:value-type="string">
            <text:p>-73.67</text:p>
          </table:table-cell>
          <table:table-cell office:value-type="string">
            <text:p>1191</text:p>
          </table:table-cell>
        </table:table-row>
        <table:table-row>
          <table:table-cell office:value-type="string">
            <text:p>CPLA-10</text:p>
          </table:table-cell>
          <table:table-cell office:value-type="string">
            <text:p>LOS TRES LEONES</text:p>
          </table:table-cell>
          <table:table-cell office:value-type="string">
            <text:p>Orgánico</text:p>
          </table:table-cell>
          <table:table-cell office:value-type="string">
            <text:p>7702555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18.650</text:p>
          </table:table-cell>
          <table:table-cell office:value-type="string">
            <text:p>33.57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52028</text:p>
          </table:table-cell>
          <table:table-cell office:value-type="string">
            <text:p>-73.717493</text:p>
          </table:table-cell>
          <table:table-cell office:value-type="string">
            <text:p>1701</text:p>
          </table:table-cell>
        </table:table-row>
        <table:table-row>
          <table:table-cell office:value-type="string">
            <text:p>CPLA-11</text:p>
          </table:table-cell>
          <table:table-cell office:value-type="string">
            <text:p>MI FUTURO</text:p>
          </table:table-cell>
          <table:table-cell office:value-type="string">
            <text:p>Orgánico</text:p>
          </table:table-cell>
          <table:table-cell office:value-type="string">
            <text:p>4978070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7.800</text:p>
          </table:table-cell>
          <table:table-cell office:value-type="string">
            <text:p>7.94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61504</text:p>
          </table:table-cell>
          <table:table-cell office:value-type="string">
            <text:p>-73.724588</text:p>
          </table:table-cell>
          <table:table-cell office:value-type="string">
            <text:p>1641</text:p>
          </table:table-cell>
        </table:table-row>
        <table:table-row>
          <table:table-cell office:value-type="string">
            <text:p>CPLA-13</text:p>
          </table:table-cell>
          <table:table-cell office:value-type="string">
            <text:p>EL ARAYAN</text:p>
          </table:table-cell>
          <table:table-cell office:value-type="string">
            <text:p>Orgánico</text:p>
          </table:table-cell>
          <table:table-cell office:value-type="string">
            <text:p>131680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2.900</text:p>
          </table:table-cell>
          <table:table-cell office:value-type="string">
            <text:p>2.64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57502</text:p>
          </table:table-cell>
          <table:table-cell office:value-type="string">
            <text:p>-73.715382</text:p>
          </table:table-cell>
          <table:table-cell office:value-type="string">
            <text:p>1628</text:p>
          </table:table-cell>
        </table:table-row>
        <table:table-row>
          <table:table-cell office:value-type="string">
            <text:p>CPLA-16</text:p>
          </table:table-cell>
          <table:table-cell office:value-type="string">
            <text:p>BELLA VISTA</text:p>
          </table:table-cell>
          <table:table-cell office:value-type="string">
            <text:p>Orgánico</text:p>
          </table:table-cell>
          <table:table-cell office:value-type="string">
            <text:p>174001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0</text:p>
          </table:table-cell>
          <table:table-cell office:value-type="string">
            <text:p>19.05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61293</text:p>
          </table:table-cell>
          <table:table-cell office:value-type="string">
            <text:p>-73.720827</text:p>
          </table:table-cell>
          <table:table-cell office:value-type="string">
            <text:p>1680</text:p>
          </table:table-cell>
        </table:table-row>
        <table:table-row>
          <table:table-cell office:value-type="string">
            <text:p>CPLA-27</text:p>
          </table:table-cell>
          <table:table-cell office:value-type="string">
            <text:p>SAN JOAQUIN</text:p>
          </table:table-cell>
          <table:table-cell office:value-type="string">
            <text:p>T1</text:p>
          </table:table-cell>
          <table:table-cell office:value-type="string">
            <text:p>309105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11.210</text:p>
          </table:table-cell>
          <table:table-cell office:value-type="string">
            <text:p>20.3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#N/A</text:p>
          </table:table-cell>
          <table:table-cell office:value-type="string">
            <text:p>#N/A</text:p>
          </table:table-cell>
          <table:table-cell office:value-type="string">
            <text:p>#N/A</text:p>
          </table:table-cell>
        </table:table-row>
        <table:table-row>
          <table:table-cell office:value-type="string">
            <text:p>CPLA-28</text:p>
          </table:table-cell>
          <table:table-cell office:value-type="string">
            <text:p>LA ESPERANZA</text:p>
          </table:table-cell>
          <table:table-cell office:value-type="string">
            <text:p>Orgánico</text:p>
          </table:table-cell>
          <table:table-cell office:value-type="string">
            <text:p>4978615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6.375</text:p>
          </table:table-cell>
          <table:table-cell office:value-type="string">
            <text:p>3.06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#N/A</text:p>
          </table:table-cell>
          <table:table-cell office:value-type="string">
            <text:p>#N/A</text:p>
          </table:table-cell>
          <table:table-cell office:value-type="string">
            <text:p>#N/A</text:p>
          </table:table-cell>
        </table:table-row>
        <table:table-row>
          <table:table-cell office:value-type="string">
            <text:p>GT-01</text:p>
          </table:table-cell>
          <table:table-cell office:value-type="string">
            <text:p>OJOS DE AGUA</text:p>
          </table:table-cell>
          <table:table-cell office:value-type="string">
            <text:p>Orgánico</text:p>
          </table:table-cell>
          <table:table-cell office:value-type="string">
            <text:p>5134316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string">
            <text:p>2.500</text:p>
          </table:table-cell>
          <table:table-cell office:value-type="string">
            <text:p>2.16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335018</text:p>
          </table:table-cell>
          <table:table-cell office:value-type="string">
            <text:p>-73.3991797</text:p>
          </table:table-cell>
          <table:table-cell office:value-type="string">
            <text:p>1369</text:p>
          </table:table-cell>
        </table:table-row>
        <table:table-row>
          <table:table-cell office:value-type="string">
            <text:p>JW-01</text:p>
          </table:table-cell>
          <table:table-cell office:value-type="string">
            <text:p>TIMISABANA</text:p>
          </table:table-cell>
          <table:table-cell office:value-type="string">
            <text:p>Orgánico</text:p>
          </table:table-cell>
          <table:table-cell office:value-type="string">
            <text:p>1782214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2.720</text:p>
          </table:table-cell>
          <table:table-cell office:value-type="string">
            <text:p>2.63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71184</text:p>
          </table:table-cell>
          <table:table-cell office:value-type="string">
            <text:p>-73.64471</text:p>
          </table:table-cell>
          <table:table-cell office:value-type="string">
            <text:p>1337</text:p>
          </table:table-cell>
        </table:table-row>
        <table:table-row>
          <table:table-cell office:value-type="string">
            <text:p>JW-02</text:p>
          </table:table-cell>
          <table:table-cell office:value-type="string">
            <text:p>VILLA NELY</text:p>
          </table:table-cell>
          <table:table-cell office:value-type="string">
            <text:p>Orgánico</text:p>
          </table:table-cell>
          <table:table-cell office:value-type="string">
            <text:p>7142697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2.300</text:p>
          </table:table-cell>
          <table:table-cell office:value-type="string">
            <text:p>1.55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777</text:p>
          </table:table-cell>
          <table:table-cell office:value-type="string">
            <text:p>-73.659778</text:p>
          </table:table-cell>
          <table:table-cell office:value-type="string">
            <text:p>1622</text:p>
          </table:table-cell>
        </table:table-row>
        <table:table-row>
          <table:table-cell office:value-type="string">
            <text:p>JW-03</text:p>
          </table:table-cell>
          <table:table-cell office:value-type="string">
            <text:p>MISINGWA</text:p>
          </table:table-cell>
          <table:table-cell office:value-type="string">
            <text:p>Orgánico</text:p>
          </table:table-cell>
          <table:table-cell office:value-type="string">
            <text:p>178258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1.600</text:p>
          </table:table-cell>
          <table:table-cell office:value-type="string">
            <text:p>9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76094</text:p>
          </table:table-cell>
          <table:table-cell office:value-type="string">
            <text:p>-73.649326</text:p>
          </table:table-cell>
          <table:table-cell office:value-type="string">
            <text:p>1386</text:p>
          </table:table-cell>
        </table:table-row>
        <table:table-row>
          <table:table-cell office:value-type="string">
            <text:p>JW-07</text:p>
          </table:table-cell>
          <table:table-cell office:value-type="string">
            <text:p>MAKUGUI</text:p>
          </table:table-cell>
          <table:table-cell office:value-type="string">
            <text:p>Orgánico</text:p>
          </table:table-cell>
          <table:table-cell office:value-type="string">
            <text:p>113356959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300</text:p>
          </table:table-cell>
          <table:table-cell office:value-type="string">
            <text:p>4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69498</text:p>
          </table:table-cell>
          <table:table-cell office:value-type="string">
            <text:p>-73.654942</text:p>
          </table:table-cell>
          <table:table-cell office:value-type="string">
            <text:p>1426</text:p>
          </table:table-cell>
        </table:table-row>
        <table:table-row>
          <table:table-cell office:value-type="string">
            <text:p>JW-09</text:p>
          </table:table-cell>
          <table:table-cell office:value-type="string">
            <text:p>EL REFUGIO</text:p>
          </table:table-cell>
          <table:table-cell office:value-type="string">
            <text:p>Orgánico</text:p>
          </table:table-cell>
          <table:table-cell office:value-type="string">
            <text:p>51610167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3.000</text:p>
          </table:table-cell>
          <table:table-cell office:value-type="string">
            <text:p>2.74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81243</text:p>
          </table:table-cell>
          <table:table-cell office:value-type="string">
            <text:p>-73.645525</text:p>
          </table:table-cell>
          <table:table-cell office:value-type="string">
            <text:p>1370</text:p>
          </table:table-cell>
        </table:table-row>
        <table:table-row>
          <table:table-cell office:value-type="string">
            <text:p>JW-25</text:p>
          </table:table-cell>
          <table:table-cell office:value-type="string">
            <text:p>LA FALDA</text:p>
          </table:table-cell>
          <table:table-cell office:value-type="string">
            <text:p>Orgánico</text:p>
          </table:table-cell>
          <table:table-cell office:value-type="string">
            <text:p>42491361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6.300</text:p>
          </table:table-cell>
          <table:table-cell office:value-type="string">
            <text:p>4.11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10257</text:p>
          </table:table-cell>
          <table:table-cell office:value-type="string">
            <text:p>-73.666575</text:p>
          </table:table-cell>
          <table:table-cell office:value-type="string">
            <text:p>1729</text:p>
          </table:table-cell>
        </table:table-row>
        <table:table-row>
          <table:table-cell office:value-type="string">
            <text:p>JW-31</text:p>
          </table:table-cell>
          <table:table-cell office:value-type="string">
            <text:p>LOS PLACERES</text:p>
          </table:table-cell>
          <table:table-cell office:value-type="string">
            <text:p>Orgánico</text:p>
          </table:table-cell>
          <table:table-cell office:value-type="string">
            <text:p>1133570275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1.700</text:p>
          </table:table-cell>
          <table:table-cell office:value-type="string">
            <text:p>1.67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67433</text:p>
          </table:table-cell>
          <table:table-cell office:value-type="string">
            <text:p>-73.647569</text:p>
          </table:table-cell>
          <table:table-cell office:value-type="string">
            <text:p>1349</text:p>
          </table:table-cell>
        </table:table-row>
        <table:table-row>
          <table:table-cell office:value-type="string">
            <text:p>JW-32</text:p>
          </table:table-cell>
          <table:table-cell office:value-type="string">
            <text:p>PALOMINO</text:p>
          </table:table-cell>
          <table:table-cell office:value-type="string">
            <text:p>Orgánico</text:p>
          </table:table-cell>
          <table:table-cell office:value-type="string">
            <text:p>77080204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2.500</text:p>
          </table:table-cell>
          <table:table-cell office:value-type="string">
            <text:p>2.19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8752</text:p>
          </table:table-cell>
          <table:table-cell office:value-type="string">
            <text:p>-73.651258</text:p>
          </table:table-cell>
          <table:table-cell office:value-type="string">
            <text:p>1446</text:p>
          </table:table-cell>
        </table:table-row>
        <table:table-row>
          <table:table-cell office:value-type="string">
            <text:p>JW-33</text:p>
          </table:table-cell>
          <table:table-cell office:value-type="string">
            <text:p>LA ESTANCIA</text:p>
          </table:table-cell>
          <table:table-cell office:value-type="string">
            <text:p>Orgánico</text:p>
          </table:table-cell>
          <table:table-cell office:value-type="string">
            <text:p>49790136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2.320</text:p>
          </table:table-cell>
          <table:table-cell office:value-type="string">
            <text:p>1.8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84232</text:p>
          </table:table-cell>
          <table:table-cell office:value-type="string">
            <text:p>-73.645938</text:p>
          </table:table-cell>
          <table:table-cell office:value-type="string">
            <text:p>1445</text:p>
          </table:table-cell>
        </table:table-row>
        <table:table-row>
          <table:table-cell office:value-type="string">
            <text:p>JW-39</text:p>
          </table:table-cell>
          <table:table-cell office:value-type="string">
            <text:p>LOS VENADOS</text:p>
          </table:table-cell>
          <table:table-cell office:value-type="string">
            <text:p>Orgánico</text:p>
          </table:table-cell>
          <table:table-cell office:value-type="string">
            <text:p>1133569752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5.600</text:p>
          </table:table-cell>
          <table:table-cell office:value-type="string">
            <text:p>4.67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77627</text:p>
          </table:table-cell>
          <table:table-cell office:value-type="string">
            <text:p>-73.637219</text:p>
          </table:table-cell>
          <table:table-cell office:value-type="string">
            <text:p>1412</text:p>
          </table:table-cell>
        </table:table-row>
        <table:table-row>
          <table:table-cell office:value-type="string">
            <text:p>JW-47</text:p>
          </table:table-cell>
          <table:table-cell office:value-type="string">
            <text:p>EL OCASO</text:p>
          </table:table-cell>
          <table:table-cell office:value-type="string">
            <text:p>Orgánico</text:p>
          </table:table-cell>
          <table:table-cell office:value-type="string">
            <text:p>1133569636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0</text:p>
          </table:table-cell>
          <table:table-cell office:value-type="string">
            <text:p>1.26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99898</text:p>
          </table:table-cell>
          <table:table-cell office:value-type="string">
            <text:p>-73.648723</text:p>
          </table:table-cell>
          <table:table-cell office:value-type="string">
            <text:p>1486</text:p>
          </table:table-cell>
        </table:table-row>
        <table:table-row>
          <table:table-cell office:value-type="string">
            <text:p>JW-52</text:p>
          </table:table-cell>
          <table:table-cell office:value-type="string">
            <text:p>UMINGUEKA</text:p>
          </table:table-cell>
          <table:table-cell office:value-type="string">
            <text:p>Orgánico</text:p>
          </table:table-cell>
          <table:table-cell office:value-type="string">
            <text:p>77080096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3.475</text:p>
          </table:table-cell>
          <table:table-cell office:value-type="string">
            <text:p>2.67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78318</text:p>
          </table:table-cell>
          <table:table-cell office:value-type="string">
            <text:p>-73.677122</text:p>
          </table:table-cell>
          <table:table-cell office:value-type="string">
            <text:p>1546</text:p>
          </table:table-cell>
        </table:table-row>
        <table:table-row>
          <table:table-cell office:value-type="string">
            <text:p>JW-57</text:p>
          </table:table-cell>
          <table:table-cell office:value-type="string">
            <text:p>EL OTOÑO</text:p>
          </table:table-cell>
          <table:table-cell office:value-type="string">
            <text:p>Orgánico</text:p>
          </table:table-cell>
          <table:table-cell office:value-type="string">
            <text:p>1133570051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2.500</text:p>
          </table:table-cell>
          <table:table-cell office:value-type="string">
            <text:p>1.96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79577</text:p>
          </table:table-cell>
          <table:table-cell office:value-type="string">
            <text:p>-73.660938</text:p>
          </table:table-cell>
          <table:table-cell office:value-type="string">
            <text:p>1469</text:p>
          </table:table-cell>
        </table:table-row>
        <table:table-row>
          <table:table-cell office:value-type="string">
            <text:p>JWA-01</text:p>
          </table:table-cell>
          <table:table-cell office:value-type="string">
            <text:p>SAN MARTIN</text:p>
          </table:table-cell>
          <table:table-cell office:value-type="string">
            <text:p>Orgánico</text:p>
          </table:table-cell>
          <table:table-cell office:value-type="string">
            <text:p>19476445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9.200</text:p>
          </table:table-cell>
          <table:table-cell office:value-type="string">
            <text:p>9.50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048305</text:p>
          </table:table-cell>
          <table:table-cell office:value-type="string">
            <text:p>-73.4694228</text:p>
          </table:table-cell>
          <table:table-cell office:value-type="string">
            <text:p>1639</text:p>
          </table:table-cell>
        </table:table-row>
        <table:table-row>
          <table:table-cell office:value-type="string">
            <text:p>JWA-02</text:p>
          </table:table-cell>
          <table:table-cell office:value-type="string">
            <text:p>KUNKUNAKU</text:p>
          </table:table-cell>
          <table:table-cell office:value-type="string">
            <text:p>Orgánico</text:p>
          </table:table-cell>
          <table:table-cell office:value-type="string">
            <text:p>77021792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1.500</text:p>
          </table:table-cell>
          <table:table-cell office:value-type="string">
            <text:p>2.1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0477</text:p>
          </table:table-cell>
          <table:table-cell office:value-type="string">
            <text:p>-73.4694977</text:p>
          </table:table-cell>
          <table:table-cell office:value-type="string">
            <text:p>1641</text:p>
          </table:table-cell>
        </table:table-row>
        <table:table-row>
          <table:table-cell office:value-type="string">
            <text:p>KA-01</text:p>
          </table:table-cell>
          <table:table-cell office:value-type="string">
            <text:p>LA UNICA ESPERANZA</text:p>
          </table:table-cell>
          <table:table-cell office:value-type="string">
            <text:p>Orgánico</text:p>
          </table:table-cell>
          <table:table-cell office:value-type="string">
            <text:p>77022624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5.196</text:p>
          </table:table-cell>
          <table:table-cell office:value-type="string">
            <text:p>4.03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9074</text:p>
          </table:table-cell>
          <table:table-cell office:value-type="string">
            <text:p>-73.66394</text:p>
          </table:table-cell>
          <table:table-cell office:value-type="string">
            <text:p>1120</text:p>
          </table:table-cell>
        </table:table-row>
        <table:table-row>
          <table:table-cell office:value-type="string">
            <text:p>KA-02</text:p>
          </table:table-cell>
          <table:table-cell office:value-type="string">
            <text:p>PERLA ROJA</text:p>
          </table:table-cell>
          <table:table-cell office:value-type="string">
            <text:p>Orgánico</text:p>
          </table:table-cell>
          <table:table-cell office:value-type="string">
            <text:p>18107606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5.952</text:p>
          </table:table-cell>
          <table:table-cell office:value-type="string">
            <text:p>4.22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86307</text:p>
          </table:table-cell>
          <table:table-cell office:value-type="string">
            <text:p>-73.658105</text:p>
          </table:table-cell>
          <table:table-cell office:value-type="string">
            <text:p>1359</text:p>
          </table:table-cell>
        </table:table-row>
        <table:table-row>
          <table:table-cell office:value-type="string">
            <text:p>KA-05</text:p>
          </table:table-cell>
          <table:table-cell office:value-type="string">
            <text:p>NORAVITA</text:p>
          </table:table-cell>
          <table:table-cell office:value-type="string">
            <text:p>Orgánico</text:p>
          </table:table-cell>
          <table:table-cell office:value-type="string">
            <text:p>1782622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4.900</text:p>
          </table:table-cell>
          <table:table-cell office:value-type="string">
            <text:p>3.88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777</text:p>
          </table:table-cell>
          <table:table-cell office:value-type="string">
            <text:p>-73.659778</text:p>
          </table:table-cell>
          <table:table-cell office:value-type="string">
            <text:p>1622</text:p>
          </table:table-cell>
        </table:table-row>
        <table:table-row>
          <table:table-cell office:value-type="string">
            <text:p>KA-06</text:p>
          </table:table-cell>
          <table:table-cell office:value-type="string">
            <text:p>SANTA FE</text:p>
          </table:table-cell>
          <table:table-cell office:value-type="string">
            <text:p>Orgánico</text:p>
          </table:table-cell>
          <table:table-cell office:value-type="string">
            <text:p>5139871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3.780</text:p>
          </table:table-cell>
          <table:table-cell office:value-type="string">
            <text:p>3.49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83165</text:p>
          </table:table-cell>
          <table:table-cell office:value-type="string">
            <text:p>-73.65847</text:p>
          </table:table-cell>
          <table:table-cell office:value-type="string">
            <text:p>1442</text:p>
          </table:table-cell>
        </table:table-row>
        <table:table-row>
          <table:table-cell office:value-type="string">
            <text:p>KA-08</text:p>
          </table:table-cell>
          <table:table-cell office:value-type="string">
            <text:p>EL PALOMAR</text:p>
          </table:table-cell>
          <table:table-cell office:value-type="string">
            <text:p>Orgánico</text:p>
          </table:table-cell>
          <table:table-cell office:value-type="string">
            <text:p>5139685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0</text:p>
          </table:table-cell>
          <table:table-cell office:value-type="string">
            <text:p>1.83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777</text:p>
          </table:table-cell>
          <table:table-cell office:value-type="string">
            <text:p>-73.659778</text:p>
          </table:table-cell>
          <table:table-cell office:value-type="string">
            <text:p>1622</text:p>
          </table:table-cell>
        </table:table-row>
        <table:table-row>
          <table:table-cell office:value-type="string">
            <text:p>KA-09</text:p>
          </table:table-cell>
          <table:table-cell office:value-type="string">
            <text:p>MACINGA</text:p>
          </table:table-cell>
          <table:table-cell office:value-type="string">
            <text:p>Orgánico</text:p>
          </table:table-cell>
          <table:table-cell office:value-type="string">
            <text:p>77024272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6.530</text:p>
          </table:table-cell>
          <table:table-cell office:value-type="string">
            <text:p>4.50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86239</text:p>
          </table:table-cell>
          <table:table-cell office:value-type="string">
            <text:p>-73.663773</text:p>
          </table:table-cell>
          <table:table-cell office:value-type="string">
            <text:p>1746</text:p>
          </table:table-cell>
        </table:table-row>
        <table:table-row>
          <table:table-cell office:value-type="string">
            <text:p>KA-25</text:p>
          </table:table-cell>
          <table:table-cell office:value-type="string">
            <text:p>SWINAY</text:p>
          </table:table-cell>
          <table:table-cell office:value-type="string">
            <text:p>Orgánico</text:p>
          </table:table-cell>
          <table:table-cell office:value-type="string">
            <text:p>77015607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1.400</text:p>
          </table:table-cell>
          <table:table-cell office:value-type="string">
            <text:p>2.12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16348</text:p>
          </table:table-cell>
          <table:table-cell office:value-type="string">
            <text:p>-73.591246</text:p>
          </table:table-cell>
          <table:table-cell office:value-type="string">
            <text:p>1076</text:p>
          </table:table-cell>
        </table:table-row>
        <table:table-row>
          <table:table-cell office:value-type="string">
            <text:p>KA-38</text:p>
          </table:table-cell>
          <table:table-cell office:value-type="string">
            <text:p>SAN BARTOLO</text:p>
          </table:table-cell>
          <table:table-cell office:value-type="string">
            <text:p>Orgánico</text:p>
          </table:table-cell>
          <table:table-cell office:value-type="string">
            <text:p>18990331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4.680</text:p>
          </table:table-cell>
          <table:table-cell office:value-type="string">
            <text:p>4.15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8846</text:p>
          </table:table-cell>
          <table:table-cell office:value-type="string">
            <text:p>-73.6588</text:p>
          </table:table-cell>
          <table:table-cell office:value-type="string">
            <text:p>1511</text:p>
          </table:table-cell>
        </table:table-row>
        <table:table-row>
          <table:table-cell office:value-type="string">
            <text:p>LF-05</text:p>
          </table:table-cell>
          <table:table-cell office:value-type="string">
            <text:p>BUENOS AIRES</text:p>
          </table:table-cell>
          <table:table-cell office:value-type="string">
            <text:p>Orgánico</text:p>
          </table:table-cell>
          <table:table-cell office:value-type="string">
            <text:p>77070058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5.610</text:p>
          </table:table-cell>
          <table:table-cell office:value-type="string">
            <text:p>2.231</text:p>
          </table:table-cell>
          <table:table-cell office:value-type="string">
            <text:p>105</text:p>
          </table:table-cell>
          <table:table-cell office:value-type="string">
            <text:p>256</text:p>
          </table:table-cell>
          <table:table-cell office:value-type="string">
            <text:p>10.375869</text:p>
          </table:table-cell>
          <table:table-cell office:value-type="string">
            <text:p>-73.632233</text:p>
          </table:table-cell>
          <table:table-cell office:value-type="string">
            <text:p>1295</text:p>
          </table:table-cell>
        </table:table-row>
        <table:table-row>
          <table:table-cell office:value-type="string">
            <text:p>LF-09</text:p>
          </table:table-cell>
          <table:table-cell office:value-type="string">
            <text:p>EL PARAISO</text:p>
          </table:table-cell>
          <table:table-cell office:value-type="string">
            <text:p>Orgánico</text:p>
          </table:table-cell>
          <table:table-cell office:value-type="string">
            <text:p>26952642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2.600</text:p>
          </table:table-cell>
          <table:table-cell office:value-type="string">
            <text:p>2.19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16369</text:p>
          </table:table-cell>
          <table:table-cell office:value-type="string">
            <text:p>-73.591212</text:p>
          </table:table-cell>
          <table:table-cell office:value-type="string">
            <text:p>1076</text:p>
          </table:table-cell>
        </table:table-row>
        <table:table-row>
          <table:table-cell office:value-type="string">
            <text:p>LF-13</text:p>
          </table:table-cell>
          <table:table-cell office:value-type="string">
            <text:p>LA FLORIDA</text:p>
          </table:table-cell>
          <table:table-cell office:value-type="string">
            <text:p>Orgánico</text:p>
          </table:table-cell>
          <table:table-cell office:value-type="string">
            <text:p>6586751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3.400</text:p>
          </table:table-cell>
          <table:table-cell office:value-type="string">
            <text:p>4.66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8361111</text:p>
          </table:table-cell>
          <table:table-cell office:value-type="string">
            <text:p>-73.76388889</text:p>
          </table:table-cell>
          <table:table-cell office:value-type="string">
            <text:p>1130</text:p>
          </table:table-cell>
        </table:table-row>
        <table:table-row>
          <table:table-cell office:value-type="string">
            <text:p>LF-32</text:p>
          </table:table-cell>
          <table:table-cell office:value-type="string">
            <text:p>EL PALOMO</text:p>
          </table:table-cell>
          <table:table-cell office:value-type="string">
            <text:p>Orgánico</text:p>
          </table:table-cell>
          <table:table-cell office:value-type="string">
            <text:p>100728735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1.480</text:p>
          </table:table-cell>
          <table:table-cell office:value-type="string">
            <text:p>1.53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68643</text:p>
          </table:table-cell>
          <table:table-cell office:value-type="string">
            <text:p>-73.63553</text:p>
          </table:table-cell>
          <table:table-cell office:value-type="string">
            <text:p>1317</text:p>
          </table:table-cell>
        </table:table-row>
        <table:table-row>
          <table:table-cell office:value-type="string">
            <text:p>LF-33</text:p>
          </table:table-cell>
          <table:table-cell office:value-type="string">
            <text:p>LOS RECUERDOS</text:p>
          </table:table-cell>
          <table:table-cell office:value-type="string">
            <text:p>Orgánico</text:p>
          </table:table-cell>
          <table:table-cell office:value-type="string">
            <text:p>18990336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5.000</text:p>
          </table:table-cell>
          <table:table-cell office:value-type="string">
            <text:p>5.610</text:p>
          </table:table-cell>
          <table:table-cell office:value-type="string">
            <text:p>400</text:p>
          </table:table-cell>
          <table:table-cell office:value-type="string">
            <text:p>400</text:p>
          </table:table-cell>
          <table:table-cell office:value-type="string">
            <text:p>10.38833333</text:p>
          </table:table-cell>
          <table:table-cell office:value-type="string">
            <text:p>-73.63805556</text:p>
          </table:table-cell>
          <table:table-cell office:value-type="string">
            <text:p>1133</text:p>
          </table:table-cell>
        </table:table-row>
        <table:table-row>
          <table:table-cell office:value-type="string">
            <text:p>LFA-23</text:p>
          </table:table-cell>
          <table:table-cell office:value-type="string">
            <text:p>EL ESPEJO</text:p>
          </table:table-cell>
          <table:table-cell office:value-type="string">
            <text:p>Orgánico</text:p>
          </table:table-cell>
          <table:table-cell office:value-type="string">
            <text:p>7701122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8.850</text:p>
          </table:table-cell>
          <table:table-cell office:value-type="string">
            <text:p>6.09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7483</text:p>
          </table:table-cell>
          <table:table-cell office:value-type="string">
            <text:p>-73.58403</text:p>
          </table:table-cell>
          <table:table-cell office:value-type="string">
            <text:p>1489</text:p>
          </table:table-cell>
        </table:table-row>
        <table:table-row>
          <table:table-cell office:value-type="string">
            <text:p>LFA-37</text:p>
          </table:table-cell>
          <table:table-cell office:value-type="string">
            <text:p>EL BOSQUE</text:p>
          </table:table-cell>
          <table:table-cell office:value-type="string">
            <text:p>Orgánico</text:p>
          </table:table-cell>
          <table:table-cell office:value-type="string">
            <text:p>424902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5.500</text:p>
          </table:table-cell>
          <table:table-cell office:value-type="string">
            <text:p>5.9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65533</text:p>
          </table:table-cell>
          <table:table-cell office:value-type="string">
            <text:p>-73.56904</text:p>
          </table:table-cell>
          <table:table-cell office:value-type="string">
            <text:p>1168</text:p>
          </table:table-cell>
        </table:table-row>
        <table:table-row>
          <table:table-cell office:value-type="string">
            <text:p>LFA-53</text:p>
          </table:table-cell>
          <table:table-cell office:value-type="string">
            <text:p>NUEVA IDEA</text:p>
          </table:table-cell>
          <table:table-cell office:value-type="string">
            <text:p>Orgánico</text:p>
          </table:table-cell>
          <table:table-cell office:value-type="string">
            <text:p>4974068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7.200</text:p>
          </table:table-cell>
          <table:table-cell office:value-type="string">
            <text:p>9.118</text:p>
          </table:table-cell>
          <table:table-cell office:value-type="string">
            <text:p>100</text:p>
          </table:table-cell>
          <table:table-cell office:value-type="string">
            <text:p>90</text:p>
          </table:table-cell>
          <table:table-cell office:value-type="string">
            <text:p>10.371367</text:p>
          </table:table-cell>
          <table:table-cell office:value-type="string">
            <text:p>-73.56789</text:p>
          </table:table-cell>
          <table:table-cell office:value-type="string">
            <text:p>1147</text:p>
          </table:table-cell>
        </table:table-row>
        <table:table-row>
          <table:table-cell office:value-type="string">
            <text:p>LFB-27</text:p>
          </table:table-cell>
          <table:table-cell office:value-type="string">
            <text:p>LA HERENCIA</text:p>
          </table:table-cell>
          <table:table-cell office:value-type="string">
            <text:p>Orgánico</text:p>
          </table:table-cell>
          <table:table-cell office:value-type="string">
            <text:p>1211622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10.996</text:p>
          </table:table-cell>
          <table:table-cell office:value-type="string">
            <text:p>9.3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65378</text:p>
          </table:table-cell>
          <table:table-cell office:value-type="string">
            <text:p>-73.618978</text:p>
          </table:table-cell>
          <table:table-cell office:value-type="string">
            <text:p>1417</text:p>
          </table:table-cell>
        </table:table-row>
        <table:table-row>
          <table:table-cell office:value-type="string">
            <text:p>LFB-28</text:p>
          </table:table-cell>
          <table:table-cell office:value-type="string">
            <text:p>EL PORVENIR</text:p>
          </table:table-cell>
          <table:table-cell office:value-type="string">
            <text:p>Orgánico</text:p>
          </table:table-cell>
          <table:table-cell office:value-type="string">
            <text:p>7718615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10.891</text:p>
          </table:table-cell>
          <table:table-cell office:value-type="string">
            <text:p>9.26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6333333</text:p>
          </table:table-cell>
          <table:table-cell office:value-type="string">
            <text:p>-73.69388889</text:p>
          </table:table-cell>
          <table:table-cell office:value-type="string">
            <text:p>1450</text:p>
          </table:table-cell>
        </table:table-row>
        <table:table-row>
          <table:table-cell office:value-type="string">
            <text:p>LFC-17</text:p>
          </table:table-cell>
          <table:table-cell office:value-type="string">
            <text:p>LA BENDICION</text:p>
          </table:table-cell>
          <table:table-cell office:value-type="string">
            <text:p>Orgánico</text:p>
          </table:table-cell>
          <table:table-cell office:value-type="string">
            <text:p>7703154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3.700</text:p>
          </table:table-cell>
          <table:table-cell office:value-type="string">
            <text:p>5.55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75657</text:p>
          </table:table-cell>
          <table:table-cell office:value-type="string">
            <text:p>-73.713695</text:p>
          </table:table-cell>
          <table:table-cell office:value-type="string">
            <text:p>1328</text:p>
          </table:table-cell>
        </table:table-row>
        <table:table-row>
          <table:table-cell office:value-type="string">
            <text:p>LFC-24</text:p>
          </table:table-cell>
          <table:table-cell office:value-type="string">
            <text:p>LAS FLORES</text:p>
          </table:table-cell>
          <table:table-cell office:value-type="string">
            <text:p>Orgánico</text:p>
          </table:table-cell>
          <table:table-cell office:value-type="string">
            <text:p>100734509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13.140</text:p>
          </table:table-cell>
          <table:table-cell office:value-type="string">
            <text:p>12.84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9002778</text:p>
          </table:table-cell>
          <table:table-cell office:value-type="string">
            <text:p>-73.66041667</text:p>
          </table:table-cell>
          <table:table-cell office:value-type="string">
            <text:p>1442</text:p>
          </table:table-cell>
        </table:table-row>
        <table:table-row>
          <table:table-cell office:value-type="string">
            <text:p>LFC-29</text:p>
          </table:table-cell>
          <table:table-cell office:value-type="string">
            <text:p>EL DIAMANTICO</text:p>
          </table:table-cell>
          <table:table-cell office:value-type="string">
            <text:p>Orgánico</text:p>
          </table:table-cell>
          <table:table-cell office:value-type="string">
            <text:p>7715543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13.830</text:p>
          </table:table-cell>
          <table:table-cell office:value-type="string">
            <text:p>12.80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79397</text:p>
          </table:table-cell>
          <table:table-cell office:value-type="string">
            <text:p>-73.68897</text:p>
          </table:table-cell>
          <table:table-cell office:value-type="string">
            <text:p>1745</text:p>
          </table:table-cell>
        </table:table-row>
        <table:table-row>
          <table:table-cell office:value-type="string">
            <text:p>LFC-36</text:p>
          </table:table-cell>
          <table:table-cell office:value-type="string">
            <text:p>MONTE REY</text:p>
          </table:table-cell>
          <table:table-cell office:value-type="string">
            <text:p>Orgánico</text:p>
          </table:table-cell>
          <table:table-cell office:value-type="string">
            <text:p>196918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0</text:p>
          </table:table-cell>
          <table:table-cell office:value-type="string">
            <text:p>20.48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7108</text:p>
          </table:table-cell>
          <table:table-cell office:value-type="string">
            <text:p>-73.712315</text:p>
          </table:table-cell>
          <table:table-cell office:value-type="string">
            <text:p>1358</text:p>
          </table:table-cell>
        </table:table-row>
        <table:table-row>
          <table:table-cell office:value-type="string">
            <text:p>LFC-39</text:p>
          </table:table-cell>
          <table:table-cell office:value-type="string">
            <text:p>EL HORIZONTE</text:p>
          </table:table-cell>
          <table:table-cell office:value-type="string">
            <text:p>Orgánico</text:p>
          </table:table-cell>
          <table:table-cell office:value-type="string">
            <text:p>112240600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18.000</text:p>
          </table:table-cell>
          <table:table-cell office:value-type="string">
            <text:p>21.24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8125</text:p>
          </table:table-cell>
          <table:table-cell office:value-type="string">
            <text:p>-73.69958333</text:p>
          </table:table-cell>
          <table:table-cell office:value-type="string">
            <text:p>1480</text:p>
          </table:table-cell>
        </table:table-row>
        <table:table-row>
          <table:table-cell office:value-type="string">
            <text:p>LFC-42</text:p>
          </table:table-cell>
          <table:table-cell office:value-type="string">
            <text:p>SINAI</text:p>
          </table:table-cell>
          <table:table-cell office:value-type="string">
            <text:p>Orgánico</text:p>
          </table:table-cell>
          <table:table-cell office:value-type="string">
            <text:p>7702633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8.732</text:p>
          </table:table-cell>
          <table:table-cell office:value-type="string">
            <text:p>6.37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6676</text:p>
          </table:table-cell>
          <table:table-cell office:value-type="string">
            <text:p>-73.716038</text:p>
          </table:table-cell>
          <table:table-cell office:value-type="string">
            <text:p>1489</text:p>
          </table:table-cell>
        </table:table-row>
        <table:table-row>
          <table:table-cell office:value-type="string">
            <text:p>LFC-45</text:p>
          </table:table-cell>
          <table:table-cell office:value-type="string">
            <text:p>LA ESPERANZA</text:p>
          </table:table-cell>
          <table:table-cell office:value-type="string">
            <text:p>Orgánico</text:p>
          </table:table-cell>
          <table:table-cell office:value-type="string">
            <text:p>4248640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13.125</text:p>
          </table:table-cell>
          <table:table-cell office:value-type="string">
            <text:p>7.22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65367</text:p>
          </table:table-cell>
          <table:table-cell office:value-type="string">
            <text:p>-73.714727</text:p>
          </table:table-cell>
          <table:table-cell office:value-type="string">
            <text:p>1488</text:p>
          </table:table-cell>
        </table:table-row>
        <table:table-row>
          <table:table-cell office:value-type="string">
            <text:p>LFC-49</text:p>
          </table:table-cell>
          <table:table-cell office:value-type="string">
            <text:p>LAS MALVINAS</text:p>
          </table:table-cell>
          <table:table-cell office:value-type="string">
            <text:p>Orgánico</text:p>
          </table:table-cell>
          <table:table-cell office:value-type="string">
            <text:p>759500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5.700</text:p>
          </table:table-cell>
          <table:table-cell office:value-type="string">
            <text:p>7.37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6268</text:p>
          </table:table-cell>
          <table:table-cell office:value-type="string">
            <text:p>-73.695205</text:p>
          </table:table-cell>
          <table:table-cell office:value-type="string">
            <text:p>1450</text:p>
          </table:table-cell>
        </table:table-row>
        <table:table-row>
          <table:table-cell office:value-type="string">
            <text:p>LFR-15</text:p>
          </table:table-cell>
          <table:table-cell office:value-type="string">
            <text:p>LA BUENA SUERTE</text:p>
          </table:table-cell>
          <table:table-cell office:value-type="string">
            <text:p>Orgánico</text:p>
          </table:table-cell>
          <table:table-cell office:value-type="string">
            <text:p>7714644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13.100</text:p>
          </table:table-cell>
          <table:table-cell office:value-type="string">
            <text:p>12.79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0088</text:p>
          </table:table-cell>
          <table:table-cell office:value-type="string">
            <text:p>-73.658219</text:p>
          </table:table-cell>
          <table:table-cell office:value-type="string">
            <text:p>1449</text:p>
          </table:table-cell>
        </table:table-row>
        <table:table-row>
          <table:table-cell office:value-type="string">
            <text:p>LFR-38</text:p>
          </table:table-cell>
          <table:table-cell office:value-type="string">
            <text:p>EL ESPEJO</text:p>
          </table:table-cell>
          <table:table-cell office:value-type="string">
            <text:p>Orgánico</text:p>
          </table:table-cell>
          <table:table-cell office:value-type="string">
            <text:p>18934147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8.926</text:p>
          </table:table-cell>
          <table:table-cell office:value-type="string">
            <text:p>7.16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95365</text:p>
          </table:table-cell>
          <table:table-cell office:value-type="string">
            <text:p>-73.649832</text:p>
          </table:table-cell>
          <table:table-cell office:value-type="string">
            <text:p>1443</text:p>
          </table:table-cell>
        </table:table-row>
        <table:table-row>
          <table:table-cell office:value-type="string">
            <text:p>LFSY-40</text:p>
          </table:table-cell>
          <table:table-cell office:value-type="string">
            <text:p>LA HERENCIA</text:p>
          </table:table-cell>
          <table:table-cell office:value-type="string">
            <text:p>Orgánico</text:p>
          </table:table-cell>
          <table:table-cell office:value-type="string">
            <text:p>7702092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7.811</text:p>
          </table:table-cell>
          <table:table-cell office:value-type="string">
            <text:p>6.706</text:p>
          </table:table-cell>
          <table:table-cell office:value-type="string">
            <text:p>450</text:p>
          </table:table-cell>
          <table:table-cell office:value-type="string">
            <text:p>840</text:p>
          </table:table-cell>
          <table:table-cell office:value-type="string">
            <text:p>10.349805</text:p>
          </table:table-cell>
          <table:table-cell office:value-type="string">
            <text:p>-73.579163</text:p>
          </table:table-cell>
          <table:table-cell office:value-type="string">
            <text:p>1314</text:p>
          </table:table-cell>
        </table:table-row>
        <table:table-row>
          <table:table-cell office:value-type="string">
            <text:p>LM-01</text:p>
          </table:table-cell>
          <table:table-cell office:value-type="string">
            <text:p>TUMACO</text:p>
          </table:table-cell>
          <table:table-cell office:value-type="string">
            <text:p>Orgánico</text:p>
          </table:table-cell>
          <table:table-cell office:value-type="string">
            <text:p>12714911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1.400</text:p>
          </table:table-cell>
          <table:table-cell office:value-type="string">
            <text:p>1.38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84034</text:p>
          </table:table-cell>
          <table:table-cell office:value-type="string">
            <text:p>-73.658324</text:p>
          </table:table-cell>
          <table:table-cell office:value-type="string">
            <text:p>1483</text:p>
          </table:table-cell>
        </table:table-row>
        <table:table-row>
          <table:table-cell office:value-type="string">
            <text:p>LM-02</text:p>
          </table:table-cell>
          <table:table-cell office:value-type="string">
            <text:p>LA TRAVESIA</text:p>
          </table:table-cell>
          <table:table-cell office:value-type="string">
            <text:p>Orgánico</text:p>
          </table:table-cell>
          <table:table-cell office:value-type="string">
            <text:p>1148199754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3.391</text:p>
          </table:table-cell>
          <table:table-cell office:value-type="string">
            <text:p>2.32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91833</text:p>
          </table:table-cell>
          <table:table-cell office:value-type="string">
            <text:p>-73.66228</text:p>
          </table:table-cell>
          <table:table-cell office:value-type="string">
            <text:p>1623</text:p>
          </table:table-cell>
        </table:table-row>
        <table:table-row>
          <table:table-cell office:value-type="string">
            <text:p>LM-03</text:p>
          </table:table-cell>
          <table:table-cell office:value-type="string">
            <text:p>CEBU</text:p>
          </table:table-cell>
          <table:table-cell office:value-type="string">
            <text:p>Orgánico</text:p>
          </table:table-cell>
          <table:table-cell office:value-type="string">
            <text:p>85431197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1.500</text:p>
          </table:table-cell>
          <table:table-cell office:value-type="string">
            <text:p>89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89519</text:p>
          </table:table-cell>
          <table:table-cell office:value-type="string">
            <text:p>-73.716537</text:p>
          </table:table-cell>
          <table:table-cell office:value-type="string">
            <text:p>1816</text:p>
          </table:table-cell>
        </table:table-row>
        <table:table-row>
          <table:table-cell office:value-type="string">
            <text:p>LM-06</text:p>
          </table:table-cell>
          <table:table-cell office:value-type="string">
            <text:p>LA ISLA</text:p>
          </table:table-cell>
          <table:table-cell office:value-type="string">
            <text:p>Orgánico</text:p>
          </table:table-cell>
          <table:table-cell office:value-type="string">
            <text:p>77070234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6.517</text:p>
          </table:table-cell>
          <table:table-cell office:value-type="string">
            <text:p>5.29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7649</text:p>
          </table:table-cell>
          <table:table-cell office:value-type="string">
            <text:p>-73.670113</text:p>
          </table:table-cell>
          <table:table-cell office:value-type="string">
            <text:p>1544</text:p>
          </table:table-cell>
        </table:table-row>
        <table:table-row>
          <table:table-cell office:value-type="string">
            <text:p>LM-07</text:p>
          </table:table-cell>
          <table:table-cell office:value-type="string">
            <text:p>LA MACANITA</text:p>
          </table:table-cell>
          <table:table-cell office:value-type="string">
            <text:p>Orgánico</text:p>
          </table:table-cell>
          <table:table-cell office:value-type="string">
            <text:p>5139956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3.920</text:p>
          </table:table-cell>
          <table:table-cell office:value-type="string">
            <text:p>2.96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78488</text:p>
          </table:table-cell>
          <table:table-cell office:value-type="string">
            <text:p>-73.677075</text:p>
          </table:table-cell>
          <table:table-cell office:value-type="string">
            <text:p>1548</text:p>
          </table:table-cell>
        </table:table-row>
        <table:table-row>
          <table:table-cell office:value-type="string">
            <text:p>LM-08</text:p>
          </table:table-cell>
          <table:table-cell office:value-type="string">
            <text:p>SEYKOCHUKWA</text:p>
          </table:table-cell>
          <table:table-cell office:value-type="string">
            <text:p>Orgánico</text:p>
          </table:table-cell>
          <table:table-cell office:value-type="string">
            <text:p>77026733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1.352</text:p>
          </table:table-cell>
          <table:table-cell office:value-type="string">
            <text:p>1.62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85457</text:p>
          </table:table-cell>
          <table:table-cell office:value-type="string">
            <text:p>-73.673463</text:p>
          </table:table-cell>
          <table:table-cell office:value-type="string">
            <text:p>1590</text:p>
          </table:table-cell>
        </table:table-row>
        <table:table-row>
          <table:table-cell office:value-type="string">
            <text:p>LM-10</text:p>
          </table:table-cell>
          <table:table-cell office:value-type="string">
            <text:p>EL PARAMO</text:p>
          </table:table-cell>
          <table:table-cell office:value-type="string">
            <text:p>Orgánico</text:p>
          </table:table-cell>
          <table:table-cell office:value-type="string">
            <text:p>1899036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3.100</text:p>
          </table:table-cell>
          <table:table-cell office:value-type="string">
            <text:p>1.95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777</text:p>
          </table:table-cell>
          <table:table-cell office:value-type="string">
            <text:p>-73.659778</text:p>
          </table:table-cell>
          <table:table-cell office:value-type="string">
            <text:p>1622</text:p>
          </table:table-cell>
        </table:table-row>
        <table:table-row>
          <table:table-cell office:value-type="string">
            <text:p>LPA-01</text:p>
          </table:table-cell>
          <table:table-cell office:value-type="string">
            <text:p>VELLA LEINIS</text:p>
          </table:table-cell>
          <table:table-cell office:value-type="string">
            <text:p>Orgánico</text:p>
          </table:table-cell>
          <table:table-cell office:value-type="string">
            <text:p>77038178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string">
            <text:p>5.650</text:p>
          </table:table-cell>
          <table:table-cell office:value-type="string">
            <text:p>5.47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009978</text:p>
          </table:table-cell>
          <table:table-cell office:value-type="string">
            <text:p>-73.352807</text:p>
          </table:table-cell>
          <table:table-cell office:value-type="string">
            <text:p>1704</text:p>
          </table:table-cell>
        </table:table-row>
        <table:table-row>
          <table:table-cell office:value-type="string">
            <text:p>LPA-04</text:p>
          </table:table-cell>
          <table:table-cell office:value-type="string">
            <text:p>EL DESCANSO</text:p>
          </table:table-cell>
          <table:table-cell office:value-type="string">
            <text:p>Orgánico</text:p>
          </table:table-cell>
          <table:table-cell office:value-type="string">
            <text:p>49755081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string">
            <text:p>12.400</text:p>
          </table:table-cell>
          <table:table-cell office:value-type="string">
            <text:p>13.24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0003</text:p>
          </table:table-cell>
          <table:table-cell office:value-type="string">
            <text:p>-73.36953</text:p>
          </table:table-cell>
          <table:table-cell office:value-type="string">
            <text:p>1713</text:p>
          </table:table-cell>
        </table:table-row>
        <table:table-row>
          <table:table-cell office:value-type="string">
            <text:p>LPA-05</text:p>
          </table:table-cell>
          <table:table-cell office:value-type="string">
            <text:p>LA FORTUNA</text:p>
          </table:table-cell>
          <table:table-cell office:value-type="string">
            <text:p>Orgánico</text:p>
          </table:table-cell>
          <table:table-cell office:value-type="string">
            <text:p>15170518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string">
            <text:p>5.392</text:p>
          </table:table-cell>
          <table:table-cell office:value-type="string">
            <text:p>6.20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004402</text:p>
          </table:table-cell>
          <table:table-cell office:value-type="string">
            <text:p>-73.360324</text:p>
          </table:table-cell>
          <table:table-cell office:value-type="string">
            <text:p>1700</text:p>
          </table:table-cell>
        </table:table-row>
        <table:table-row>
          <table:table-cell office:value-type="string">
            <text:p>LPA-07</text:p>
          </table:table-cell>
          <table:table-cell office:value-type="string">
            <text:p>DIOS VERA</text:p>
          </table:table-cell>
          <table:table-cell office:value-type="string">
            <text:p>Orgánico</text:p>
          </table:table-cell>
          <table:table-cell office:value-type="string">
            <text:p>1065822629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string">
            <text:p>10.500</text:p>
          </table:table-cell>
          <table:table-cell office:value-type="string">
            <text:p>11.30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044671</text:p>
          </table:table-cell>
          <table:table-cell office:value-type="string">
            <text:p>-73.341808</text:p>
          </table:table-cell>
          <table:table-cell office:value-type="string">
            <text:p>1582</text:p>
          </table:table-cell>
        </table:table-row>
        <table:table-row>
          <table:table-cell office:value-type="string">
            <text:p>LPA-08</text:p>
          </table:table-cell>
          <table:table-cell office:value-type="string">
            <text:p>EL RECUERDO</text:p>
          </table:table-cell>
          <table:table-cell office:value-type="string">
            <text:p>Orgánico</text:p>
          </table:table-cell>
          <table:table-cell office:value-type="string">
            <text:p>77038551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string">
            <text:p>2.720</text:p>
          </table:table-cell>
          <table:table-cell office:value-type="string">
            <text:p>3.38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05537</text:p>
          </table:table-cell>
          <table:table-cell office:value-type="string">
            <text:p>-73.25563</text:p>
          </table:table-cell>
          <table:table-cell office:value-type="string">
            <text:p>1908</text:p>
          </table:table-cell>
        </table:table-row>
        <table:table-row>
          <table:table-cell office:value-type="string">
            <text:p>LPA-09</text:p>
          </table:table-cell>
          <table:table-cell office:value-type="string">
            <text:p>LA ESTRELLA</text:p>
          </table:table-cell>
          <table:table-cell office:value-type="string">
            <text:p>Orgánico</text:p>
          </table:table-cell>
          <table:table-cell office:value-type="string">
            <text:p>1067806488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string">
            <text:p>5.000</text:p>
          </table:table-cell>
          <table:table-cell office:value-type="string">
            <text:p>5.23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012643</text:p>
          </table:table-cell>
          <table:table-cell office:value-type="string">
            <text:p>-73.254854</text:p>
          </table:table-cell>
          <table:table-cell office:value-type="string">
            <text:p>1902</text:p>
          </table:table-cell>
        </table:table-row>
        <table:table-row>
          <table:table-cell office:value-type="string">
            <text:p>LPA-10</text:p>
          </table:table-cell>
          <table:table-cell office:value-type="string">
            <text:p>MIRAFLOREZ</text:p>
          </table:table-cell>
          <table:table-cell office:value-type="string">
            <text:p>Orgánico</text:p>
          </table:table-cell>
          <table:table-cell office:value-type="string">
            <text:p>77037589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string">
            <text:p>1.400</text:p>
          </table:table-cell>
          <table:table-cell office:value-type="string">
            <text:p>1.0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009561</text:p>
          </table:table-cell>
          <table:table-cell office:value-type="string">
            <text:p>-73.317142</text:p>
          </table:table-cell>
          <table:table-cell office:value-type="string">
            <text:p>1754</text:p>
          </table:table-cell>
        </table:table-row>
        <table:table-row>
          <table:table-cell office:value-type="string">
            <text:p>LPA-11</text:p>
          </table:table-cell>
          <table:table-cell office:value-type="string">
            <text:p>VISTA HERMOSA</text:p>
          </table:table-cell>
          <table:table-cell office:value-type="string">
            <text:p>T1</text:p>
          </table:table-cell>
          <table:table-cell office:value-type="string">
            <text:p>6676593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string">
            <text:p>5.500</text:p>
          </table:table-cell>
          <table:table-cell office:value-type="string">
            <text:p>7.2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07685</text:p>
          </table:table-cell>
          <table:table-cell office:value-type="string">
            <text:p>-73.030513</text:p>
          </table:table-cell>
          <table:table-cell office:value-type="string">
            <text:p>1655</text:p>
          </table:table-cell>
        </table:table-row>
        <table:table-row>
          <table:table-cell office:value-type="string">
            <text:p>LPA-12</text:p>
          </table:table-cell>
          <table:table-cell office:value-type="string">
            <text:p>NN</text:p>
          </table:table-cell>
          <table:table-cell office:value-type="string">
            <text:p>T1</text:p>
          </table:table-cell>
          <table:table-cell office:value-type="string">
            <text:p>1065821121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01778</text:p>
          </table:table-cell>
          <table:table-cell office:value-type="string">
            <text:p>-73.032438</text:p>
          </table:table-cell>
          <table:table-cell office:value-type="string">
            <text:p>1746</text:p>
          </table:table-cell>
        </table:table-row>
        <table:table-row>
          <table:table-cell office:value-type="string">
            <text:p>LPA-13</text:p>
          </table:table-cell>
          <table:table-cell office:value-type="string">
            <text:p>LA ESTRELLA</text:p>
          </table:table-cell>
          <table:table-cell office:value-type="string">
            <text:p>T1</text:p>
          </table:table-cell>
          <table:table-cell office:value-type="string">
            <text:p>9691847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string">
            <text:p>6.300</text:p>
          </table:table-cell>
          <table:table-cell office:value-type="string">
            <text:p>7.6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294345</text:p>
          </table:table-cell>
          <table:table-cell office:value-type="string">
            <text:p>-73.037007</text:p>
          </table:table-cell>
          <table:table-cell office:value-type="string">
            <text:p>1477</text:p>
          </table:table-cell>
        </table:table-row>
        <table:table-row>
          <table:table-cell office:value-type="string">
            <text:p>LPA-14</text:p>
          </table:table-cell>
          <table:table-cell office:value-type="string">
            <text:p>EL PARAISO</text:p>
          </table:table-cell>
          <table:table-cell office:value-type="string">
            <text:p>T1</text:p>
          </table:table-cell>
          <table:table-cell office:value-type="string">
            <text:p>77039299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string">
            <text:p>7.400</text:p>
          </table:table-cell>
          <table:table-cell office:value-type="string">
            <text:p>5.75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76559</text:p>
          </table:table-cell>
          <table:table-cell office:value-type="string">
            <text:p>-73.242961</text:p>
          </table:table-cell>
          <table:table-cell office:value-type="string">
            <text:p>173</text:p>
          </table:table-cell>
        </table:table-row>
        <table:table-row>
          <table:table-cell office:value-type="string">
            <text:p>LPA-15</text:p>
          </table:table-cell>
          <table:table-cell office:value-type="string">
            <text:p>La Planada</text:p>
          </table:table-cell>
          <table:table-cell office:value-type="string">
            <text:p>T1</text:p>
          </table:table-cell>
          <table:table-cell office:value-type="string">
            <text:p>19582120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string">
            <text:p>6.700</text:p>
          </table:table-cell>
          <table:table-cell office:value-type="string">
            <text:p>6.04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298997</text:p>
          </table:table-cell>
          <table:table-cell office:value-type="string">
            <text:p>-73.039908</text:p>
          </table:table-cell>
          <table:table-cell office:value-type="string">
            <text:p>1763</text:p>
          </table:table-cell>
        </table:table-row>
        <table:table-row>
          <table:table-cell office:value-type="string">
            <text:p>LPA-16</text:p>
          </table:table-cell>
          <table:table-cell office:value-type="string">
            <text:p>DIOS VERA</text:p>
          </table:table-cell>
          <table:table-cell office:value-type="string">
            <text:p>T1</text:p>
          </table:table-cell>
          <table:table-cell office:value-type="string">
            <text:p>15170705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string">
            <text:p>6.200</text:p>
          </table:table-cell>
          <table:table-cell office:value-type="string">
            <text:p>8.3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00612</text:p>
          </table:table-cell>
          <table:table-cell office:value-type="string">
            <text:p>-73.034123</text:p>
          </table:table-cell>
          <table:table-cell office:value-type="string">
            <text:p>1596</text:p>
          </table:table-cell>
        </table:table-row>
        <table:table-row>
          <table:table-cell office:value-type="string">
            <text:p>LPA-17</text:p>
          </table:table-cell>
          <table:table-cell office:value-type="string">
            <text:p>El Placer</text:p>
          </table:table-cell>
          <table:table-cell office:value-type="string">
            <text:p>T1</text:p>
          </table:table-cell>
          <table:table-cell office:value-type="string">
            <text:p>36516898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string">
            <text:p>2.000</text:p>
          </table:table-cell>
          <table:table-cell office:value-type="string">
            <text:p>5.94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0166</text:p>
          </table:table-cell>
          <table:table-cell office:value-type="string">
            <text:p>-73.031607</text:p>
          </table:table-cell>
          <table:table-cell office:value-type="string">
            <text:p>1747</text:p>
          </table:table-cell>
        </table:table-row>
        <table:table-row>
          <table:table-cell office:value-type="string">
            <text:p>LPCP-01</text:p>
          </table:table-cell>
          <table:table-cell office:value-type="string">
            <text:p>LA VICTORIA 2</text:p>
          </table:table-cell>
          <table:table-cell office:value-type="string">
            <text:p>Orgánico</text:p>
          </table:table-cell>
          <table:table-cell office:value-type="string">
            <text:p>4562151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400</text:p>
          </table:table-cell>
          <table:table-cell office:value-type="string">
            <text:p>92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270822</text:p>
          </table:table-cell>
          <table:table-cell office:value-type="string">
            <text:p>-73.85742</text:p>
          </table:table-cell>
          <table:table-cell office:value-type="string">
            <text:p>928</text:p>
          </table:table-cell>
        </table:table-row>
        <table:table-row>
          <table:table-cell office:value-type="string">
            <text:p>LPCV-01</text:p>
          </table:table-cell>
          <table:table-cell office:value-type="string">
            <text:p>SAN MARTIN</text:p>
          </table:table-cell>
          <table:table-cell office:value-type="string">
            <text:p>Orgánico</text:p>
          </table:table-cell>
          <table:table-cell office:value-type="string">
            <text:p>1897009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7.350</text:p>
          </table:table-cell>
          <table:table-cell office:value-type="string">
            <text:p>9.98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1930717</text:p>
          </table:table-cell>
          <table:table-cell office:value-type="string">
            <text:p>-73.945981</text:p>
          </table:table-cell>
          <table:table-cell office:value-type="string">
            <text:p>1591</text:p>
          </table:table-cell>
        </table:table-row>
        <table:table-row>
          <table:table-cell office:value-type="string">
            <text:p>LPCV-03</text:p>
          </table:table-cell>
          <table:table-cell office:value-type="string">
            <text:p>VILLA LAUDI</text:p>
          </table:table-cell>
          <table:table-cell office:value-type="string">
            <text:p>Orgánico</text:p>
          </table:table-cell>
          <table:table-cell office:value-type="string">
            <text:p>1312046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6.400</text:p>
          </table:table-cell>
          <table:table-cell office:value-type="string">
            <text:p>8.63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18841</text:p>
          </table:table-cell>
          <table:table-cell office:value-type="string">
            <text:p>-73.93525</text:p>
          </table:table-cell>
          <table:table-cell office:value-type="string">
            <text:p>1521</text:p>
          </table:table-cell>
        </table:table-row>
        <table:table-row>
          <table:table-cell office:value-type="string">
            <text:p>LPE-02</text:p>
          </table:table-cell>
          <table:table-cell office:value-type="string">
            <text:p>LA CELESTINA</text:p>
          </table:table-cell>
          <table:table-cell office:value-type="string">
            <text:p>Orgánico</text:p>
          </table:table-cell>
          <table:table-cell office:value-type="string">
            <text:p>94316091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string">
            <text:p>4.700</text:p>
          </table:table-cell>
          <table:table-cell office:value-type="string">
            <text:p>5.376</text:p>
          </table:table-cell>
          <table:table-cell office:value-type="string">
            <text:p>1500</text:p>
          </table:table-cell>
          <table:table-cell office:value-type="string">
            <text:p>2050</text:p>
          </table:table-cell>
          <table:table-cell office:value-type="string">
            <text:p>10.265532</text:p>
          </table:table-cell>
          <table:table-cell office:value-type="string">
            <text:p>-73.66046</text:p>
          </table:table-cell>
          <table:table-cell office:value-type="string">
            <text:p>1131</text:p>
          </table:table-cell>
        </table:table-row>
        <table:table-row>
          <table:table-cell office:value-type="string">
            <text:p>LPL-01</text:p>
          </table:table-cell>
          <table:table-cell office:value-type="string">
            <text:p>Villa Karol</text:p>
          </table:table-cell>
          <table:table-cell office:value-type="string">
            <text:p>T1</text:p>
          </table:table-cell>
          <table:table-cell office:value-type="string">
            <text:p>13167073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string">
            <text:p>6.230</text:p>
          </table:table-cell>
          <table:table-cell office:value-type="string">
            <text:p>4.84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28918</text:p>
          </table:table-cell>
          <table:table-cell office:value-type="string">
            <text:p>-73.036728</text:p>
          </table:table-cell>
          <table:table-cell office:value-type="string">
            <text:p>1192</text:p>
          </table:table-cell>
        </table:table-row>
        <table:table-row>
          <table:table-cell office:value-type="string">
            <text:p>LPL-02</text:p>
          </table:table-cell>
          <table:table-cell office:value-type="string">
            <text:p>Villa Karol</text:p>
          </table:table-cell>
          <table:table-cell office:value-type="string">
            <text:p>T1</text:p>
          </table:table-cell>
          <table:table-cell office:value-type="string">
            <text:p>1065854532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string">
            <text:p>6.230</text:p>
          </table:table-cell>
          <table:table-cell office:value-type="string">
            <text:p>6.27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28572</text:p>
          </table:table-cell>
          <table:table-cell office:value-type="string">
            <text:p>-73.036957</text:p>
          </table:table-cell>
          <table:table-cell office:value-type="string">
            <text:p>1150</text:p>
          </table:table-cell>
        </table:table-row>
        <table:table-row>
          <table:table-cell office:value-type="string">
            <text:p>LPL-03</text:p>
          </table:table-cell>
          <table:table-cell office:value-type="string">
            <text:p>BELLA VISTA</text:p>
          </table:table-cell>
          <table:table-cell office:value-type="string">
            <text:p>T1</text:p>
          </table:table-cell>
          <table:table-cell office:value-type="string">
            <text:p>77037610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string">
            <text:p>3.300</text:p>
          </table:table-cell>
          <table:table-cell office:value-type="string">
            <text:p>3.64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25962</text:p>
          </table:table-cell>
          <table:table-cell office:value-type="string">
            <text:p>-73.037301</text:p>
          </table:table-cell>
          <table:table-cell office:value-type="string">
            <text:p>1265</text:p>
          </table:table-cell>
        </table:table-row>
        <table:table-row>
          <table:table-cell office:value-type="string">
            <text:p>LPL-04</text:p>
          </table:table-cell>
          <table:table-cell office:value-type="string">
            <text:p>LA CASITA</text:p>
          </table:table-cell>
          <table:table-cell office:value-type="string">
            <text:p>T1</text:p>
          </table:table-cell>
          <table:table-cell office:value-type="string">
            <text:p>1067810615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string">
            <text:p>5.000</text:p>
          </table:table-cell>
          <table:table-cell office:value-type="string">
            <text:p>5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#N/A</text:p>
          </table:table-cell>
          <table:table-cell office:value-type="string">
            <text:p>#N/A</text:p>
          </table:table-cell>
          <table:table-cell office:value-type="string">
            <text:p>#N/A</text:p>
          </table:table-cell>
        </table:table-row>
        <table:table-row>
          <table:table-cell office:value-type="string">
            <text:p>LPL-05</text:p>
          </table:table-cell>
          <table:table-cell office:value-type="string">
            <text:p>El Encanto</text:p>
          </table:table-cell>
          <table:table-cell office:value-type="string">
            <text:p>T1</text:p>
          </table:table-cell>
          <table:table-cell office:value-type="string">
            <text:p>1065627048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string">
            <text:p>3.600</text:p>
          </table:table-cell>
          <table:table-cell office:value-type="string">
            <text:p>5.18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15873</text:p>
          </table:table-cell>
          <table:table-cell office:value-type="string">
            <text:p>-73.035612</text:p>
          </table:table-cell>
          <table:table-cell office:value-type="string">
            <text:p>1422</text:p>
          </table:table-cell>
        </table:table-row>
        <table:table-row>
          <table:table-cell office:value-type="string">
            <text:p>LPL-06</text:p>
          </table:table-cell>
          <table:table-cell office:value-type="string">
            <text:p>La Rubia</text:p>
          </table:table-cell>
          <table:table-cell office:value-type="string">
            <text:p>T1</text:p>
          </table:table-cell>
          <table:table-cell office:value-type="string">
            <text:p>36516505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string">
            <text:p>7.800</text:p>
          </table:table-cell>
          <table:table-cell office:value-type="string">
            <text:p>10.8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16537</text:p>
          </table:table-cell>
          <table:table-cell office:value-type="string">
            <text:p>-73.03658</text:p>
          </table:table-cell>
          <table:table-cell office:value-type="string">
            <text:p>1422</text:p>
          </table:table-cell>
        </table:table-row>
        <table:table-row>
          <table:table-cell office:value-type="string">
            <text:p>LPL-07</text:p>
          </table:table-cell>
          <table:table-cell office:value-type="string">
            <text:p>Mi Finquita</text:p>
          </table:table-cell>
          <table:table-cell office:value-type="string">
            <text:p>T1</text:p>
          </table:table-cell>
          <table:table-cell office:value-type="string">
            <text:p>1063590291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string">
            <text:p>2.280</text:p>
          </table:table-cell>
          <table:table-cell office:value-type="string">
            <text:p>2.39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10888</text:p>
          </table:table-cell>
          <table:table-cell office:value-type="string">
            <text:p>-73.034563</text:p>
          </table:table-cell>
          <table:table-cell office:value-type="string">
            <text:p>1422</text:p>
          </table:table-cell>
        </table:table-row>
        <table:table-row>
          <table:table-cell office:value-type="string">
            <text:p>LPL-08</text:p>
          </table:table-cell>
          <table:table-cell office:value-type="string">
            <text:p>EL PROGRESO</text:p>
          </table:table-cell>
          <table:table-cell office:value-type="string">
            <text:p>T1</text:p>
          </table:table-cell>
          <table:table-cell office:value-type="string">
            <text:p>77012138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string">
            <text:p>8.250</text:p>
          </table:table-cell>
          <table:table-cell office:value-type="string">
            <text:p>8.34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09929</text:p>
          </table:table-cell>
          <table:table-cell office:value-type="string">
            <text:p>-73.031857</text:p>
          </table:table-cell>
          <table:table-cell office:value-type="string">
            <text:p>1389</text:p>
          </table:table-cell>
        </table:table-row>
        <table:table-row>
          <table:table-cell office:value-type="string">
            <text:p>LPL-09</text:p>
          </table:table-cell>
          <table:table-cell office:value-type="string">
            <text:p>Los Dos Potrillos</text:p>
          </table:table-cell>
          <table:table-cell office:value-type="string">
            <text:p>T1</text:p>
          </table:table-cell>
          <table:table-cell office:value-type="string">
            <text:p>77039253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76485</text:p>
          </table:table-cell>
          <table:table-cell office:value-type="string">
            <text:p>-73.24322</text:p>
          </table:table-cell>
          <table:table-cell office:value-type="string">
            <text:p>173</text:p>
          </table:table-cell>
        </table:table-row>
        <table:table-row>
          <table:table-cell office:value-type="string">
            <text:p>LPL-10</text:p>
          </table:table-cell>
          <table:table-cell office:value-type="string">
            <text:p>BUENOS AIRES</text:p>
          </table:table-cell>
          <table:table-cell office:value-type="string">
            <text:p>T1</text:p>
          </table:table-cell>
          <table:table-cell office:value-type="string">
            <text:p>1067810485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string">
            <text:p>4.000</text:p>
          </table:table-cell>
          <table:table-cell office:value-type="string">
            <text:p>6.94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5107</text:p>
          </table:table-cell>
          <table:table-cell office:value-type="string">
            <text:p>-73.274485</text:p>
          </table:table-cell>
          <table:table-cell office:value-type="string">
            <text:p>454</text:p>
          </table:table-cell>
        </table:table-row>
        <table:table-row>
          <table:table-cell office:value-type="string">
            <text:p>LPM-01</text:p>
          </table:table-cell>
          <table:table-cell office:value-type="string">
            <text:p>EL JARDIN</text:p>
          </table:table-cell>
          <table:table-cell office:value-type="string">
            <text:p>Orgánico</text:p>
          </table:table-cell>
          <table:table-cell office:value-type="string">
            <text:p>77035224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string">
            <text:p>2.000</text:p>
          </table:table-cell>
          <table:table-cell office:value-type="string">
            <text:p>2.177</text:p>
          </table:table-cell>
          <table:table-cell office:value-type="string">
            <text:p>700</text:p>
          </table:table-cell>
          <table:table-cell office:value-type="string">
            <text:p>2152</text:p>
          </table:table-cell>
          <table:table-cell office:value-type="string">
            <text:p>10.2708843</text:p>
          </table:table-cell>
          <table:table-cell office:value-type="string">
            <text:p>-73.597582</text:p>
          </table:table-cell>
          <table:table-cell office:value-type="string">
            <text:p>1120</text:p>
          </table:table-cell>
        </table:table-row>
        <table:table-row>
          <table:table-cell office:value-type="string">
            <text:p>LPQ-01</text:p>
          </table:table-cell>
          <table:table-cell office:value-type="string">
            <text:p>EL PORVENIR</text:p>
          </table:table-cell>
          <table:table-cell office:value-type="string">
            <text:p>T1</text:p>
          </table:table-cell>
          <table:table-cell office:value-type="string">
            <text:p>12496035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string">
            <text:p>4.100</text:p>
          </table:table-cell>
          <table:table-cell office:value-type="string">
            <text:p>3.82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0381</text:p>
          </table:table-cell>
          <table:table-cell office:value-type="string">
            <text:p>-73.053069</text:p>
          </table:table-cell>
          <table:table-cell office:value-type="string">
            <text:p>1572</text:p>
          </table:table-cell>
        </table:table-row>
        <table:table-row>
          <table:table-cell office:value-type="string">
            <text:p>MAC-04</text:p>
          </table:table-cell>
          <table:table-cell office:value-type="string">
            <text:p>LOS ESCONDIDO</text:p>
          </table:table-cell>
          <table:table-cell office:value-type="string">
            <text:p>Orgánico</text:p>
          </table:table-cell>
          <table:table-cell office:value-type="string">
            <text:p>5166629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2.000</text:p>
          </table:table-cell>
          <table:table-cell office:value-type="string">
            <text:p>1.620</text:p>
          </table:table-cell>
          <table:table-cell office:value-type="string">
            <text:p>100</text:p>
          </table:table-cell>
          <table:table-cell office:value-type="string">
            <text:p>0</text:p>
          </table:table-cell>
          <table:table-cell office:value-type="string">
            <text:p>10.9577953</text:p>
          </table:table-cell>
          <table:table-cell office:value-type="string">
            <text:p>-73.1298644</text:p>
          </table:table-cell>
          <table:table-cell office:value-type="string">
            <text:p>710</text:p>
          </table:table-cell>
        </table:table-row>
        <table:table-row>
          <table:table-cell office:value-type="string">
            <text:p>MAC-07</text:p>
          </table:table-cell>
          <table:table-cell office:value-type="string">
            <text:p>MONTE RUBIO</text:p>
          </table:table-cell>
          <table:table-cell office:value-type="string">
            <text:p>Orgánico</text:p>
          </table:table-cell>
          <table:table-cell office:value-type="string">
            <text:p>5169109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1.800</text:p>
          </table:table-cell>
          <table:table-cell office:value-type="string">
            <text:p>1.72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9690432</text:p>
          </table:table-cell>
          <table:table-cell office:value-type="string">
            <text:p>-73.1612123</text:p>
          </table:table-cell>
          <table:table-cell office:value-type="string">
            <text:p>897</text:p>
          </table:table-cell>
        </table:table-row>
        <table:table-row>
          <table:table-cell office:value-type="string">
            <text:p>MAC-14</text:p>
          </table:table-cell>
          <table:table-cell office:value-type="string">
            <text:p>EL PARAISO</text:p>
          </table:table-cell>
          <table:table-cell office:value-type="string">
            <text:p>Orgánico</text:p>
          </table:table-cell>
          <table:table-cell office:value-type="string">
            <text:p>5166543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3.400</text:p>
          </table:table-cell>
          <table:table-cell office:value-type="string">
            <text:p>3.61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9617354</text:p>
          </table:table-cell>
          <table:table-cell office:value-type="string">
            <text:p>-73.1269673</text:p>
          </table:table-cell>
          <table:table-cell office:value-type="string">
            <text:p>765</text:p>
          </table:table-cell>
        </table:table-row>
        <table:table-row>
          <table:table-cell office:value-type="string">
            <text:p>MAC-20</text:p>
          </table:table-cell>
          <table:table-cell office:value-type="string">
            <text:p>BELLAVISTA</text:p>
          </table:table-cell>
          <table:table-cell office:value-type="string">
            <text:p>Orgánico</text:p>
          </table:table-cell>
          <table:table-cell office:value-type="string">
            <text:p>27008278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2.500</text:p>
          </table:table-cell>
          <table:table-cell office:value-type="string">
            <text:p>2.235</text:p>
          </table:table-cell>
          <table:table-cell office:value-type="string">
            <text:p>50</text:p>
          </table:table-cell>
          <table:table-cell office:value-type="string">
            <text:p>70</text:p>
          </table:table-cell>
          <table:table-cell office:value-type="string">
            <text:p>10.9769956</text:p>
          </table:table-cell>
          <table:table-cell office:value-type="string">
            <text:p>-73.1569118</text:p>
          </table:table-cell>
          <table:table-cell office:value-type="string">
            <text:p>940</text:p>
          </table:table-cell>
        </table:table-row>
        <table:table-row>
          <table:table-cell office:value-type="string">
            <text:p>MAC-21</text:p>
          </table:table-cell>
          <table:table-cell office:value-type="string">
            <text:p>EL SEGUNDO</text:p>
          </table:table-cell>
          <table:table-cell office:value-type="string">
            <text:p>Orgánico</text:p>
          </table:table-cell>
          <table:table-cell office:value-type="string">
            <text:p>119279858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6.750</text:p>
          </table:table-cell>
          <table:table-cell office:value-type="string">
            <text:p>6.777</text:p>
          </table:table-cell>
          <table:table-cell office:value-type="string">
            <text:p>200</text:p>
          </table:table-cell>
          <table:table-cell office:value-type="string">
            <text:p>350</text:p>
          </table:table-cell>
          <table:table-cell office:value-type="string">
            <text:p>10.9753793</text:p>
          </table:table-cell>
          <table:table-cell office:value-type="string">
            <text:p>-73.1527604</text:p>
          </table:table-cell>
          <table:table-cell office:value-type="string">
            <text:p>815</text:p>
          </table:table-cell>
        </table:table-row>
        <table:table-row>
          <table:table-cell office:value-type="string">
            <text:p>MAC-26</text:p>
          </table:table-cell>
          <table:table-cell office:value-type="string">
            <text:p>LA NEVERA</text:p>
          </table:table-cell>
          <table:table-cell office:value-type="string">
            <text:p>Orgánico</text:p>
          </table:table-cell>
          <table:table-cell office:value-type="string">
            <text:p>5166272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0</text:p>
          </table:table-cell>
          <table:table-cell office:value-type="string">
            <text:p>4.5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9607357</text:p>
          </table:table-cell>
          <table:table-cell office:value-type="string">
            <text:p>-73.1239128</text:p>
          </table:table-cell>
          <table:table-cell office:value-type="string">
            <text:p>879</text:p>
          </table:table-cell>
        </table:table-row>
        <table:table-row>
          <table:table-cell office:value-type="string">
            <text:p>MAC-39</text:p>
          </table:table-cell>
          <table:table-cell office:value-type="string">
            <text:p>EL CERRO</text:p>
          </table:table-cell>
          <table:table-cell office:value-type="string">
            <text:p>Orgánico</text:p>
          </table:table-cell>
          <table:table-cell office:value-type="string">
            <text:p>112241439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505</text:p>
          </table:table-cell>
          <table:table-cell office:value-type="string">
            <text:p>61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962155</text:p>
          </table:table-cell>
          <table:table-cell office:value-type="string">
            <text:p>-73.165242</text:p>
          </table:table-cell>
          <table:table-cell office:value-type="string">
            <text:p>989</text:p>
          </table:table-cell>
        </table:table-row>
        <table:table-row>
          <table:table-cell office:value-type="string">
            <text:p>MAC-51</text:p>
          </table:table-cell>
          <table:table-cell office:value-type="string">
            <text:p>KILINTIKUA</text:p>
          </table:table-cell>
          <table:table-cell office:value-type="string">
            <text:p>Orgánico</text:p>
          </table:table-cell>
          <table:table-cell office:value-type="string">
            <text:p>1011085798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4.300</text:p>
          </table:table-cell>
          <table:table-cell office:value-type="string">
            <text:p>4.28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9549281</text:p>
          </table:table-cell>
          <table:table-cell office:value-type="string">
            <text:p>-73.1897403</text:p>
          </table:table-cell>
          <table:table-cell office:value-type="string">
            <text:p>1121</text:p>
          </table:table-cell>
        </table:table-row>
        <table:table-row>
          <table:table-cell office:value-type="string">
            <text:p>MAC-52</text:p>
          </table:table-cell>
          <table:table-cell office:value-type="string">
            <text:p>EL ESCONDIDO</text:p>
          </table:table-cell>
          <table:table-cell office:value-type="string">
            <text:p>Orgánico</text:p>
          </table:table-cell>
          <table:table-cell office:value-type="string">
            <text:p>84080145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3.200</text:p>
          </table:table-cell>
          <table:table-cell office:value-type="string">
            <text:p>2.96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9913727</text:p>
          </table:table-cell>
          <table:table-cell office:value-type="string">
            <text:p>-73.1682645</text:p>
          </table:table-cell>
          <table:table-cell office:value-type="string">
            <text:p>757</text:p>
          </table:table-cell>
        </table:table-row>
        <table:table-row>
          <table:table-cell office:value-type="string">
            <text:p>MAC-53</text:p>
          </table:table-cell>
          <table:table-cell office:value-type="string">
            <text:p>LAS PINPINELAS</text:p>
          </table:table-cell>
          <table:table-cell office:value-type="string">
            <text:p>Orgánico</text:p>
          </table:table-cell>
          <table:table-cell office:value-type="string">
            <text:p>5165618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1.400</text:p>
          </table:table-cell>
          <table:table-cell office:value-type="string">
            <text:p>1.09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141669</text:p>
          </table:table-cell>
          <table:table-cell office:value-type="string">
            <text:p>-73.1596896</text:p>
          </table:table-cell>
          <table:table-cell office:value-type="string">
            <text:p>748</text:p>
          </table:table-cell>
        </table:table-row>
        <table:table-row>
          <table:table-cell office:value-type="string">
            <text:p>MAC-56</text:p>
          </table:table-cell>
          <table:table-cell office:value-type="string">
            <text:p>LA CORWA</text:p>
          </table:table-cell>
          <table:table-cell office:value-type="string">
            <text:p>Orgánico</text:p>
          </table:table-cell>
          <table:table-cell office:value-type="string">
            <text:p>5607619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4.000</text:p>
          </table:table-cell>
          <table:table-cell office:value-type="string">
            <text:p>3.83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964863</text:p>
          </table:table-cell>
          <table:table-cell office:value-type="string">
            <text:p>-73.157898</text:p>
          </table:table-cell>
          <table:table-cell office:value-type="string">
            <text:p>842</text:p>
          </table:table-cell>
        </table:table-row>
        <table:table-row>
          <table:table-cell office:value-type="string">
            <text:p>MAC-64</text:p>
          </table:table-cell>
          <table:table-cell office:value-type="string">
            <text:p>EL LIMONCITO</text:p>
          </table:table-cell>
          <table:table-cell office:value-type="string">
            <text:p>Orgánico</text:p>
          </table:table-cell>
          <table:table-cell office:value-type="string">
            <text:p>1122396393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2.400</text:p>
          </table:table-cell>
          <table:table-cell office:value-type="string">
            <text:p>2.12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9595332</text:p>
          </table:table-cell>
          <table:table-cell office:value-type="string">
            <text:p>-73.1775919</text:p>
          </table:table-cell>
          <table:table-cell office:value-type="string">
            <text:p>1061</text:p>
          </table:table-cell>
        </table:table-row>
        <table:table-row>
          <table:table-cell office:value-type="string">
            <text:p>MAC-69</text:p>
          </table:table-cell>
          <table:table-cell office:value-type="string">
            <text:p>CAÑABOLBA</text:p>
          </table:table-cell>
          <table:table-cell office:value-type="string">
            <text:p>Orgánico</text:p>
          </table:table-cell>
          <table:table-cell office:value-type="string">
            <text:p>5164444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4.482</text:p>
          </table:table-cell>
          <table:table-cell office:value-type="string">
            <text:p>4.26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9643169</text:p>
          </table:table-cell>
          <table:table-cell office:value-type="string">
            <text:p>-73.1643233</text:p>
          </table:table-cell>
          <table:table-cell office:value-type="string">
            <text:p>924</text:p>
          </table:table-cell>
        </table:table-row>
        <table:table-row>
          <table:table-cell office:value-type="string">
            <text:p>MAC-72</text:p>
          </table:table-cell>
          <table:table-cell office:value-type="string">
            <text:p>LA MONTAÑA</text:p>
          </table:table-cell>
          <table:table-cell office:value-type="string">
            <text:p>Orgánico</text:p>
          </table:table-cell>
          <table:table-cell office:value-type="string">
            <text:p>56079034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2.100</text:p>
          </table:table-cell>
          <table:table-cell office:value-type="string">
            <text:p>2.2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9506235</text:p>
          </table:table-cell>
          <table:table-cell office:value-type="string">
            <text:p>-73.1668227</text:p>
          </table:table-cell>
          <table:table-cell office:value-type="string">
            <text:p>807</text:p>
          </table:table-cell>
        </table:table-row>
        <table:table-row>
          <table:table-cell office:value-type="string">
            <text:p>MAC-76</text:p>
          </table:table-cell>
          <table:table-cell office:value-type="string">
            <text:p>LAS NUBES</text:p>
          </table:table-cell>
          <table:table-cell office:value-type="string">
            <text:p>Orgánico</text:p>
          </table:table-cell>
          <table:table-cell office:value-type="string">
            <text:p>2768014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3.450</text:p>
          </table:table-cell>
          <table:table-cell office:value-type="string">
            <text:p>4.04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942642</text:p>
          </table:table-cell>
          <table:table-cell office:value-type="string">
            <text:p>-73.183486</text:p>
          </table:table-cell>
          <table:table-cell office:value-type="string">
            <text:p>903</text:p>
          </table:table-cell>
        </table:table-row>
        <table:table-row>
          <table:table-cell office:value-type="string">
            <text:p>MAC-86</text:p>
          </table:table-cell>
          <table:table-cell office:value-type="string">
            <text:p>LA TRINIDAD</text:p>
          </table:table-cell>
          <table:table-cell office:value-type="string">
            <text:p>Orgánico</text:p>
          </table:table-cell>
          <table:table-cell office:value-type="string">
            <text:p>113418401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3.200</text:p>
          </table:table-cell>
          <table:table-cell office:value-type="string">
            <text:p>3.06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9768896</text:p>
          </table:table-cell>
          <table:table-cell office:value-type="string">
            <text:p>-73.1480088</text:p>
          </table:table-cell>
          <table:table-cell office:value-type="string">
            <text:p>748</text:p>
          </table:table-cell>
        </table:table-row>
        <table:table-row>
          <table:table-cell office:value-type="string">
            <text:p>MAC-88</text:p>
          </table:table-cell>
          <table:table-cell office:value-type="string">
            <text:p>LAS MARINAS</text:p>
          </table:table-cell>
          <table:table-cell office:value-type="string">
            <text:p>Orgánico</text:p>
          </table:table-cell>
          <table:table-cell office:value-type="string">
            <text:p>1122398998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3.100</text:p>
          </table:table-cell>
          <table:table-cell office:value-type="string">
            <text:p>3.52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9504813</text:p>
          </table:table-cell>
          <table:table-cell office:value-type="string">
            <text:p>-73.1668839</text:p>
          </table:table-cell>
          <table:table-cell office:value-type="string">
            <text:p>776</text:p>
          </table:table-cell>
        </table:table-row>
        <table:table-row>
          <table:table-cell office:value-type="string">
            <text:p>MAC-89</text:p>
          </table:table-cell>
          <table:table-cell office:value-type="string">
            <text:p>KALASIMA</text:p>
          </table:table-cell>
          <table:table-cell office:value-type="string">
            <text:p>Orgánico</text:p>
          </table:table-cell>
          <table:table-cell office:value-type="string">
            <text:p>8445432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4.000</text:p>
          </table:table-cell>
          <table:table-cell office:value-type="string">
            <text:p>4.37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9510072</text:p>
          </table:table-cell>
          <table:table-cell office:value-type="string">
            <text:p>-73.1473139</text:p>
          </table:table-cell>
          <table:table-cell office:value-type="string">
            <text:p>724</text:p>
          </table:table-cell>
        </table:table-row>
        <table:table-row>
          <table:table-cell office:value-type="string">
            <text:p>MAC-91</text:p>
          </table:table-cell>
          <table:table-cell office:value-type="string">
            <text:p>NINGULURWA</text:p>
          </table:table-cell>
          <table:table-cell office:value-type="string">
            <text:p>Orgánico</text:p>
          </table:table-cell>
          <table:table-cell office:value-type="string">
            <text:p>56078982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2.748</text:p>
          </table:table-cell>
          <table:table-cell office:value-type="string">
            <text:p>2.55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967606</text:p>
          </table:table-cell>
          <table:table-cell office:value-type="string">
            <text:p>-73.1607983</text:p>
          </table:table-cell>
          <table:table-cell office:value-type="string">
            <text:p>871</text:p>
          </table:table-cell>
        </table:table-row>
        <table:table-row>
          <table:table-cell office:value-type="string">
            <text:p>MAM-02</text:p>
          </table:table-cell>
          <table:table-cell office:value-type="string">
            <text:p>VILLA MIRIAM</text:p>
          </table:table-cell>
          <table:table-cell office:value-type="string">
            <text:p>Orgánico</text:p>
          </table:table-cell>
          <table:table-cell office:value-type="string">
            <text:p>77146788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string">
            <text:p>0</text:p>
          </table:table-cell>
          <table:table-cell office:value-type="string">
            <text:p>1.40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10996</text:p>
          </table:table-cell>
          <table:table-cell office:value-type="string">
            <text:p>-73.693705</text:p>
          </table:table-cell>
          <table:table-cell office:value-type="string">
            <text:p>919</text:p>
          </table:table-cell>
        </table:table-row>
        <table:table-row>
          <table:table-cell office:value-type="string">
            <text:p>MAM-03</text:p>
          </table:table-cell>
          <table:table-cell office:value-type="string">
            <text:p>SAN LUIS</text:p>
          </table:table-cell>
          <table:table-cell office:value-type="string">
            <text:p>Orgánico</text:p>
          </table:table-cell>
          <table:table-cell office:value-type="string">
            <text:p>4980189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string">
            <text:p>10.000</text:p>
          </table:table-cell>
          <table:table-cell office:value-type="string">
            <text:p>9.038</text:p>
          </table:table-cell>
          <table:table-cell office:value-type="string">
            <text:p>250</text:p>
          </table:table-cell>
          <table:table-cell office:value-type="string">
            <text:p>270</text:p>
          </table:table-cell>
          <table:table-cell office:value-type="string">
            <text:p>10.415367</text:p>
          </table:table-cell>
          <table:table-cell office:value-type="string">
            <text:p>-73.658989</text:p>
          </table:table-cell>
          <table:table-cell office:value-type="string">
            <text:p>945</text:p>
          </table:table-cell>
        </table:table-row>
        <table:table-row>
          <table:table-cell office:value-type="string">
            <text:p>MAM-06</text:p>
          </table:table-cell>
          <table:table-cell office:value-type="string">
            <text:p>ESPERANZA</text:p>
          </table:table-cell>
          <table:table-cell office:value-type="string">
            <text:p>Orgánico</text:p>
          </table:table-cell>
          <table:table-cell office:value-type="string">
            <text:p>7703432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string">
            <text:p>2.800</text:p>
          </table:table-cell>
          <table:table-cell office:value-type="string">
            <text:p>3.310</text:p>
          </table:table-cell>
          <table:table-cell office:value-type="string">
            <text:p>1100</text:p>
          </table:table-cell>
          <table:table-cell office:value-type="string">
            <text:p>1080</text:p>
          </table:table-cell>
          <table:table-cell office:value-type="string">
            <text:p>10.426303</text:p>
          </table:table-cell>
          <table:table-cell office:value-type="string">
            <text:p>-73.681991</text:p>
          </table:table-cell>
          <table:table-cell office:value-type="string">
            <text:p>1156</text:p>
          </table:table-cell>
        </table:table-row>
        <table:table-row>
          <table:table-cell office:value-type="string">
            <text:p>MAM-14</text:p>
          </table:table-cell>
          <table:table-cell office:value-type="string">
            <text:p>KEIRA</text:p>
          </table:table-cell>
          <table:table-cell office:value-type="string">
            <text:p>Orgánico</text:p>
          </table:table-cell>
          <table:table-cell office:value-type="string">
            <text:p>18990498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string">
            <text:p>2.200</text:p>
          </table:table-cell>
          <table:table-cell office:value-type="string">
            <text:p>2.704</text:p>
          </table:table-cell>
          <table:table-cell office:value-type="string">
            <text:p>260</text:p>
          </table:table-cell>
          <table:table-cell office:value-type="string">
            <text:p>300</text:p>
          </table:table-cell>
          <table:table-cell office:value-type="string">
            <text:p>10.425913</text:p>
          </table:table-cell>
          <table:table-cell office:value-type="string">
            <text:p>-73.67561</text:p>
          </table:table-cell>
          <table:table-cell office:value-type="string">
            <text:p>1129</text:p>
          </table:table-cell>
        </table:table-row>
        <table:table-row>
          <table:table-cell office:value-type="string">
            <text:p>MAM-19</text:p>
          </table:table-cell>
          <table:table-cell office:value-type="string">
            <text:p>EL EDEN</text:p>
          </table:table-cell>
          <table:table-cell office:value-type="string">
            <text:p>Orgánico</text:p>
          </table:table-cell>
          <table:table-cell office:value-type="string">
            <text:p>77070123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string">
            <text:p>1.400</text:p>
          </table:table-cell>
          <table:table-cell office:value-type="string">
            <text:p>1.087</text:p>
          </table:table-cell>
          <table:table-cell office:value-type="string">
            <text:p>300</text:p>
          </table:table-cell>
          <table:table-cell office:value-type="string">
            <text:p>350</text:p>
          </table:table-cell>
          <table:table-cell office:value-type="string">
            <text:p>10.415752</text:p>
          </table:table-cell>
          <table:table-cell office:value-type="string">
            <text:p>-73.70487</text:p>
          </table:table-cell>
          <table:table-cell office:value-type="string">
            <text:p>817</text:p>
          </table:table-cell>
        </table:table-row>
        <table:table-row>
          <table:table-cell office:value-type="string">
            <text:p>MAM-22</text:p>
          </table:table-cell>
          <table:table-cell office:value-type="string">
            <text:p>LA RESERVA</text:p>
          </table:table-cell>
          <table:table-cell office:value-type="string">
            <text:p>Orgánico</text:p>
          </table:table-cell>
          <table:table-cell office:value-type="string">
            <text:p>5000358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string">
            <text:p>6.490</text:p>
          </table:table-cell>
          <table:table-cell office:value-type="string">
            <text:p>5.06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28802</text:p>
          </table:table-cell>
          <table:table-cell office:value-type="string">
            <text:p>-73.697965</text:p>
          </table:table-cell>
          <table:table-cell office:value-type="string">
            <text:p>958</text:p>
          </table:table-cell>
        </table:table-row>
        <table:table-row>
          <table:table-cell office:value-type="string">
            <text:p>MAM-24</text:p>
          </table:table-cell>
          <table:table-cell office:value-type="string">
            <text:p>BELLA VISTA</text:p>
          </table:table-cell>
          <table:table-cell office:value-type="string">
            <text:p>Orgánico</text:p>
          </table:table-cell>
          <table:table-cell office:value-type="string">
            <text:p>1063590524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string">
            <text:p>2.100</text:p>
          </table:table-cell>
          <table:table-cell office:value-type="string">
            <text:p>2.17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2754</text:p>
          </table:table-cell>
          <table:table-cell office:value-type="string">
            <text:p>-73.686545</text:p>
          </table:table-cell>
          <table:table-cell office:value-type="string">
            <text:p>1179</text:p>
          </table:table-cell>
        </table:table-row>
        <table:table-row>
          <table:table-cell office:value-type="string">
            <text:p>MAM-25</text:p>
          </table:table-cell>
          <table:table-cell office:value-type="string">
            <text:p>SAN ISIDRO</text:p>
          </table:table-cell>
          <table:table-cell office:value-type="string">
            <text:p>Orgánico</text:p>
          </table:table-cell>
          <table:table-cell office:value-type="string">
            <text:p>49782146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string">
            <text:p>1.100</text:p>
          </table:table-cell>
          <table:table-cell office:value-type="string">
            <text:p>810</text:p>
          </table:table-cell>
          <table:table-cell office:value-type="string">
            <text:p>0</text:p>
          </table:table-cell>
          <table:table-cell office:value-type="string">
            <text:p>200</text:p>
          </table:table-cell>
          <table:table-cell office:value-type="string">
            <text:p>10.45277778</text:p>
          </table:table-cell>
          <table:table-cell office:value-type="string">
            <text:p>-73.76166667</text:p>
          </table:table-cell>
          <table:table-cell office:value-type="string">
            <text:p>843</text:p>
          </table:table-cell>
        </table:table-row>
        <table:table-row>
          <table:table-cell office:value-type="string">
            <text:p>MAM-28</text:p>
          </table:table-cell>
          <table:table-cell office:value-type="string">
            <text:p>NUEVA IDEA</text:p>
          </table:table-cell>
          <table:table-cell office:value-type="string">
            <text:p>Orgánico</text:p>
          </table:table-cell>
          <table:table-cell office:value-type="string">
            <text:p>18990435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string">
            <text:p>900</text:p>
          </table:table-cell>
          <table:table-cell office:value-type="string">
            <text:p>80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16155</text:p>
          </table:table-cell>
          <table:table-cell office:value-type="string">
            <text:p>-73.590221</text:p>
          </table:table-cell>
          <table:table-cell office:value-type="string">
            <text:p>1113</text:p>
          </table:table-cell>
        </table:table-row>
        <table:table-row>
          <table:table-cell office:value-type="string">
            <text:p>MAM-29</text:p>
          </table:table-cell>
          <table:table-cell office:value-type="string">
            <text:p>SAN MARTIN</text:p>
          </table:table-cell>
          <table:table-cell office:value-type="string">
            <text:p>Orgánico</text:p>
          </table:table-cell>
          <table:table-cell office:value-type="string">
            <text:p>77032366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string">
            <text:p>2.500</text:p>
          </table:table-cell>
          <table:table-cell office:value-type="string">
            <text:p>2.56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36767</text:p>
          </table:table-cell>
          <table:table-cell office:value-type="string">
            <text:p>-73.686312</text:p>
          </table:table-cell>
          <table:table-cell office:value-type="string">
            <text:p>1745</text:p>
          </table:table-cell>
        </table:table-row>
        <table:table-row>
          <table:table-cell office:value-type="string">
            <text:p>MAM-30</text:p>
          </table:table-cell>
          <table:table-cell office:value-type="string">
            <text:p>LA ISLA</text:p>
          </table:table-cell>
          <table:table-cell office:value-type="string">
            <text:p>Orgánico</text:p>
          </table:table-cell>
          <table:table-cell office:value-type="string">
            <text:p>119318750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string">
            <text:p>4.900</text:p>
          </table:table-cell>
          <table:table-cell office:value-type="string">
            <text:p>4.040</text:p>
          </table:table-cell>
          <table:table-cell office:value-type="string">
            <text:p>800</text:p>
          </table:table-cell>
          <table:table-cell office:value-type="string">
            <text:p>800</text:p>
          </table:table-cell>
          <table:table-cell office:value-type="string">
            <text:p>10.43340556</text:p>
          </table:table-cell>
          <table:table-cell office:value-type="string">
            <text:p>-73.68486944</text:p>
          </table:table-cell>
          <table:table-cell office:value-type="string">
            <text:p>1080</text:p>
          </table:table-cell>
        </table:table-row>
        <table:table-row>
          <table:table-cell office:value-type="string">
            <text:p>MAM-32</text:p>
          </table:table-cell>
          <table:table-cell office:value-type="string">
            <text:p>BRISAS DE SAN PEDRO</text:p>
          </table:table-cell>
          <table:table-cell office:value-type="string">
            <text:p>Orgánico</text:p>
          </table:table-cell>
          <table:table-cell office:value-type="string">
            <text:p>5553679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string">
            <text:p>3.300</text:p>
          </table:table-cell>
          <table:table-cell office:value-type="string">
            <text:p>2.557</text:p>
          </table:table-cell>
          <table:table-cell office:value-type="string">
            <text:p>80</text:p>
          </table:table-cell>
          <table:table-cell office:value-type="string">
            <text:p>160</text:p>
          </table:table-cell>
          <table:table-cell office:value-type="string">
            <text:p>10.426275</text:p>
          </table:table-cell>
          <table:table-cell office:value-type="string">
            <text:p>-73.699589</text:p>
          </table:table-cell>
          <table:table-cell office:value-type="string">
            <text:p>1067</text:p>
          </table:table-cell>
        </table:table-row>
        <table:table-row>
          <table:table-cell office:value-type="string">
            <text:p>MAM-33</text:p>
          </table:table-cell>
          <table:table-cell office:value-type="string">
            <text:p>MACONDO</text:p>
          </table:table-cell>
          <table:table-cell office:value-type="string">
            <text:p>Orgánico</text:p>
          </table:table-cell>
          <table:table-cell office:value-type="string">
            <text:p>1899037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string">
            <text:p>2.121</text:p>
          </table:table-cell>
          <table:table-cell office:value-type="string">
            <text:p>1.458</text:p>
          </table:table-cell>
          <table:table-cell office:value-type="string">
            <text:p>100</text:p>
          </table:table-cell>
          <table:table-cell office:value-type="string">
            <text:p>160</text:p>
          </table:table-cell>
          <table:table-cell office:value-type="string">
            <text:p>10.5575</text:p>
          </table:table-cell>
          <table:table-cell office:value-type="string">
            <text:p>-73.70805556</text:p>
          </table:table-cell>
          <table:table-cell office:value-type="string">
            <text:p>873</text:p>
          </table:table-cell>
        </table:table-row>
        <table:table-row>
          <table:table-cell office:value-type="string">
            <text:p>MAM-38</text:p>
          </table:table-cell>
          <table:table-cell office:value-type="string">
            <text:p>MI FUTURO</text:p>
          </table:table-cell>
          <table:table-cell office:value-type="string">
            <text:p>Orgánico</text:p>
          </table:table-cell>
          <table:table-cell office:value-type="string">
            <text:p>1133569449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string">
            <text:p>1.300</text:p>
          </table:table-cell>
          <table:table-cell office:value-type="string">
            <text:p>1.409</text:p>
          </table:table-cell>
          <table:table-cell office:value-type="string">
            <text:p>200</text:p>
          </table:table-cell>
          <table:table-cell office:value-type="string">
            <text:p>200</text:p>
          </table:table-cell>
          <table:table-cell office:value-type="string">
            <text:p>10.416209</text:p>
          </table:table-cell>
          <table:table-cell office:value-type="string">
            <text:p>-73.702954</text:p>
          </table:table-cell>
          <table:table-cell office:value-type="string">
            <text:p>852</text:p>
          </table:table-cell>
        </table:table-row>
        <table:table-row>
          <table:table-cell office:value-type="string">
            <text:p>MAM-40</text:p>
          </table:table-cell>
          <table:table-cell office:value-type="string">
            <text:p>EL PANORAMA</text:p>
          </table:table-cell>
          <table:table-cell office:value-type="string">
            <text:p>Orgánico</text:p>
          </table:table-cell>
          <table:table-cell office:value-type="string">
            <text:p>1133569317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string">
            <text:p>5.670</text:p>
          </table:table-cell>
          <table:table-cell office:value-type="string">
            <text:p>5.015</text:p>
          </table:table-cell>
          <table:table-cell office:value-type="string">
            <text:p>200</text:p>
          </table:table-cell>
          <table:table-cell office:value-type="string">
            <text:p>400</text:p>
          </table:table-cell>
          <table:table-cell office:value-type="string">
            <text:p>10.421248</text:p>
          </table:table-cell>
          <table:table-cell office:value-type="string">
            <text:p>-73.690123</text:p>
          </table:table-cell>
          <table:table-cell office:value-type="string">
            <text:p>1093</text:p>
          </table:table-cell>
        </table:table-row>
        <table:table-row>
          <table:table-cell office:value-type="string">
            <text:p>MAM-49</text:p>
          </table:table-cell>
          <table:table-cell office:value-type="string">
            <text:p>CAMPO ALEGRE</text:p>
          </table:table-cell>
          <table:table-cell office:value-type="string">
            <text:p>Orgánico</text:p>
          </table:table-cell>
          <table:table-cell office:value-type="string">
            <text:p>1782639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string">
            <text:p>2.400</text:p>
          </table:table-cell>
          <table:table-cell office:value-type="string">
            <text:p>1.965</text:p>
          </table:table-cell>
          <table:table-cell office:value-type="string">
            <text:p>300</text:p>
          </table:table-cell>
          <table:table-cell office:value-type="string">
            <text:p>400</text:p>
          </table:table-cell>
          <table:table-cell office:value-type="string">
            <text:p>10.403689</text:p>
          </table:table-cell>
          <table:table-cell office:value-type="string">
            <text:p>-73.74041</text:p>
          </table:table-cell>
          <table:table-cell office:value-type="string">
            <text:p>734</text:p>
          </table:table-cell>
        </table:table-row>
        <table:table-row>
          <table:table-cell office:value-type="string">
            <text:p>MAM-50</text:p>
          </table:table-cell>
          <table:table-cell office:value-type="string">
            <text:p>ZAREY</text:p>
          </table:table-cell>
          <table:table-cell office:value-type="string">
            <text:p>Orgánico</text:p>
          </table:table-cell>
          <table:table-cell office:value-type="string">
            <text:p>77191185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string">
            <text:p>1.600</text:p>
          </table:table-cell>
          <table:table-cell office:value-type="string">
            <text:p>2.29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28837</text:p>
          </table:table-cell>
          <table:table-cell office:value-type="string">
            <text:p>-73.682948</text:p>
          </table:table-cell>
          <table:table-cell office:value-type="string">
            <text:p>1351</text:p>
          </table:table-cell>
        </table:table-row>
        <table:table-row>
          <table:table-cell office:value-type="string">
            <text:p>MAMA-21</text:p>
          </table:table-cell>
          <table:table-cell office:value-type="string">
            <text:p>BELLA VISTA</text:p>
          </table:table-cell>
          <table:table-cell office:value-type="string">
            <text:p>Orgánico</text:p>
          </table:table-cell>
          <table:table-cell office:value-type="string">
            <text:p>126467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16.000</text:p>
          </table:table-cell>
          <table:table-cell office:value-type="string">
            <text:p>14.63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376</text:p>
          </table:table-cell>
          <table:table-cell office:value-type="string">
            <text:p>-73.58025</text:p>
          </table:table-cell>
          <table:table-cell office:value-type="string">
            <text:p>1642</text:p>
          </table:table-cell>
        </table:table-row>
        <table:table-row>
          <table:table-cell office:value-type="string">
            <text:p>MO-01</text:p>
          </table:table-cell>
          <table:table-cell office:value-type="string">
            <text:p>ATY ZENEN</text:p>
          </table:table-cell>
          <table:table-cell office:value-type="string">
            <text:p>Orgánico</text:p>
          </table:table-cell>
          <table:table-cell office:value-type="string">
            <text:p>77006517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8.450</text:p>
          </table:table-cell>
          <table:table-cell office:value-type="string">
            <text:p>7.59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08708</text:p>
          </table:table-cell>
          <table:table-cell office:value-type="string">
            <text:p>-73.663406</text:p>
          </table:table-cell>
          <table:table-cell office:value-type="string">
            <text:p>1729</text:p>
          </table:table-cell>
        </table:table-row>
        <table:table-row>
          <table:table-cell office:value-type="string">
            <text:p>MO-02</text:p>
          </table:table-cell>
          <table:table-cell office:value-type="string">
            <text:p>SANTA RITA</text:p>
          </table:table-cell>
          <table:table-cell office:value-type="string">
            <text:p>Orgánico</text:p>
          </table:table-cell>
          <table:table-cell office:value-type="string">
            <text:p>77016494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13.252</text:p>
          </table:table-cell>
          <table:table-cell office:value-type="string">
            <text:p>10.23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10285</text:p>
          </table:table-cell>
          <table:table-cell office:value-type="string">
            <text:p>-73.666888</text:p>
          </table:table-cell>
          <table:table-cell office:value-type="string">
            <text:p>1740</text:p>
          </table:table-cell>
        </table:table-row>
        <table:table-row>
          <table:table-cell office:value-type="string">
            <text:p>MO-21</text:p>
          </table:table-cell>
          <table:table-cell office:value-type="string">
            <text:p>EL TESORO</text:p>
          </table:table-cell>
          <table:table-cell office:value-type="string">
            <text:p>Orgánico</text:p>
          </table:table-cell>
          <table:table-cell office:value-type="string">
            <text:p>51871367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2.000</text:p>
          </table:table-cell>
          <table:table-cell office:value-type="string">
            <text:p>1.9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08708</text:p>
          </table:table-cell>
          <table:table-cell office:value-type="string">
            <text:p>-73.663406</text:p>
          </table:table-cell>
          <table:table-cell office:value-type="string">
            <text:p>1729</text:p>
          </table:table-cell>
        </table:table-row>
        <table:table-row>
          <table:table-cell office:value-type="string">
            <text:p>MO-23</text:p>
          </table:table-cell>
          <table:table-cell office:value-type="string">
            <text:p>CHUNAVI</text:p>
          </table:table-cell>
          <table:table-cell office:value-type="string">
            <text:p>Orgánico</text:p>
          </table:table-cell>
          <table:table-cell office:value-type="string">
            <text:p>1018406693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3.955</text:p>
          </table:table-cell>
          <table:table-cell office:value-type="string">
            <text:p>2.68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1075</text:p>
          </table:table-cell>
          <table:table-cell office:value-type="string">
            <text:p>-73.66672222</text:p>
          </table:table-cell>
          <table:table-cell office:value-type="string">
            <text:p>1702</text:p>
          </table:table-cell>
        </table:table-row>
        <table:table-row>
          <table:table-cell office:value-type="string">
            <text:p>NAB-16</text:p>
          </table:table-cell>
          <table:table-cell office:value-type="string">
            <text:p>BUNKWANEIWIA</text:p>
          </table:table-cell>
          <table:table-cell office:value-type="string">
            <text:p>Orgánico</text:p>
          </table:table-cell>
          <table:table-cell office:value-type="string">
            <text:p>51871367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string">
            <text:p>380</text:p>
          </table:table-cell>
          <table:table-cell office:value-type="string">
            <text:p>20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5958</text:p>
          </table:table-cell>
          <table:table-cell office:value-type="string">
            <text:p>-73.595274</text:p>
          </table:table-cell>
          <table:table-cell office:value-type="string">
            <text:p>1912</text:p>
          </table:table-cell>
        </table:table-row>
        <table:table-row>
          <table:table-cell office:value-type="string">
            <text:p>NB-01</text:p>
          </table:table-cell>
          <table:table-cell office:value-type="string">
            <text:p>LA ESPERANZA</text:p>
          </table:table-cell>
          <table:table-cell office:value-type="string">
            <text:p>Orgánico</text:p>
          </table:table-cell>
          <table:table-cell office:value-type="string">
            <text:p>72230722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string">
            <text:p>7.000</text:p>
          </table:table-cell>
          <table:table-cell office:value-type="string">
            <text:p>8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#N/A</text:p>
          </table:table-cell>
          <table:table-cell office:value-type="string">
            <text:p>#N/A</text:p>
          </table:table-cell>
          <table:table-cell office:value-type="string">
            <text:p>#N/A</text:p>
          </table:table-cell>
        </table:table-row>
        <table:table-row>
          <table:table-cell office:value-type="string">
            <text:p>NB-02</text:p>
          </table:table-cell>
          <table:table-cell office:value-type="string">
            <text:p>LA CABAÑA</text:p>
          </table:table-cell>
          <table:table-cell office:value-type="string">
            <text:p>Orgánico</text:p>
          </table:table-cell>
          <table:table-cell office:value-type="string">
            <text:p>1002033219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string">
            <text:p>7.500</text:p>
          </table:table-cell>
          <table:table-cell office:value-type="string">
            <text:p>8.3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#N/A</text:p>
          </table:table-cell>
          <table:table-cell office:value-type="string">
            <text:p>#N/A</text:p>
          </table:table-cell>
          <table:table-cell office:value-type="string">
            <text:p>#N/A</text:p>
          </table:table-cell>
        </table:table-row>
        <table:table-row>
          <table:table-cell office:value-type="string">
            <text:p>NH-04</text:p>
          </table:table-cell>
          <table:table-cell office:value-type="string">
            <text:p>VISTA HERMOSA</text:p>
          </table:table-cell>
          <table:table-cell office:value-type="string">
            <text:p>Orgánico</text:p>
          </table:table-cell>
          <table:table-cell office:value-type="string">
            <text:p>1133570229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string">
            <text:p>5.560</text:p>
          </table:table-cell>
          <table:table-cell office:value-type="string">
            <text:p>6.0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6527778</text:p>
          </table:table-cell>
          <table:table-cell office:value-type="string">
            <text:p>-73.7375</text:p>
          </table:table-cell>
          <table:table-cell office:value-type="string">
            <text:p>1297</text:p>
          </table:table-cell>
        </table:table-row>
        <table:table-row>
          <table:table-cell office:value-type="string">
            <text:p>NH-05</text:p>
          </table:table-cell>
          <table:table-cell office:value-type="string">
            <text:p>LA ESTRELLA</text:p>
          </table:table-cell>
          <table:table-cell office:value-type="string">
            <text:p>Orgánico</text:p>
          </table:table-cell>
          <table:table-cell office:value-type="string">
            <text:p>1960298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string">
            <text:p>7.672</text:p>
          </table:table-cell>
          <table:table-cell office:value-type="string">
            <text:p>6.0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6694444</text:p>
          </table:table-cell>
          <table:table-cell office:value-type="string">
            <text:p>-73.74027778</text:p>
          </table:table-cell>
          <table:table-cell office:value-type="string">
            <text:p>1242</text:p>
          </table:table-cell>
        </table:table-row>
        <table:table-row>
          <table:table-cell office:value-type="string">
            <text:p>NH-06</text:p>
          </table:table-cell>
          <table:table-cell office:value-type="string">
            <text:p>LA ESPERANZA</text:p>
          </table:table-cell>
          <table:table-cell office:value-type="string">
            <text:p>Orgánico</text:p>
          </table:table-cell>
          <table:table-cell office:value-type="string">
            <text:p>1063600021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string">
            <text:p>10.650</text:p>
          </table:table-cell>
          <table:table-cell office:value-type="string">
            <text:p>7.22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6083333</text:p>
          </table:table-cell>
          <table:table-cell office:value-type="string">
            <text:p>-73.73583333</text:p>
          </table:table-cell>
          <table:table-cell office:value-type="string">
            <text:p>1535</text:p>
          </table:table-cell>
        </table:table-row>
        <table:table-row>
          <table:table-cell office:value-type="string">
            <text:p>NH-07</text:p>
          </table:table-cell>
          <table:table-cell office:value-type="string">
            <text:p>66</text:p>
          </table:table-cell>
          <table:table-cell office:value-type="string">
            <text:p>T2</text:p>
          </table:table-cell>
          <table:table-cell office:value-type="string">
            <text:p>7575058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string">
            <text:p>600</text:p>
          </table:table-cell>
          <table:table-cell office:value-type="string">
            <text:p>718</text:p>
          </table:table-cell>
          <table:table-cell office:value-type="string">
            <text:p>500</text:p>
          </table:table-cell>
          <table:table-cell office:value-type="string">
            <text:p>800</text:p>
          </table:table-cell>
          <table:table-cell office:value-type="string">
            <text:p>10.511775</text:p>
          </table:table-cell>
          <table:table-cell office:value-type="string">
            <text:p>-73.644377</text:p>
          </table:table-cell>
          <table:table-cell office:value-type="string">
            <text:p>1617</text:p>
          </table:table-cell>
        </table:table-row>
        <table:table-row>
          <table:table-cell office:value-type="string">
            <text:p>PALM-01</text:p>
          </table:table-cell>
          <table:table-cell office:value-type="string">
            <text:p>BUENOS AIRES</text:p>
          </table:table-cell>
          <table:table-cell office:value-type="string">
            <text:p>Orgánico</text:p>
          </table:table-cell>
          <table:table-cell office:value-type="string">
            <text:p>77195673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string">
            <text:p>9.303</text:p>
          </table:table-cell>
          <table:table-cell office:value-type="string">
            <text:p>6.63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26312</text:p>
          </table:table-cell>
          <table:table-cell office:value-type="string">
            <text:p>-73.679554</text:p>
          </table:table-cell>
          <table:table-cell office:value-type="string">
            <text:p>1353</text:p>
          </table:table-cell>
        </table:table-row>
        <table:table-row>
          <table:table-cell office:value-type="string">
            <text:p>PALM-03</text:p>
          </table:table-cell>
          <table:table-cell office:value-type="string">
            <text:p>EL ESPEJO</text:p>
          </table:table-cell>
          <table:table-cell office:value-type="string">
            <text:p>Orgánico</text:p>
          </table:table-cell>
          <table:table-cell office:value-type="string">
            <text:p>77181715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string">
            <text:p>12.500</text:p>
          </table:table-cell>
          <table:table-cell office:value-type="string">
            <text:p>12.6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29762</text:p>
          </table:table-cell>
          <table:table-cell office:value-type="string">
            <text:p>-73.648383</text:p>
          </table:table-cell>
          <table:table-cell office:value-type="string">
            <text:p>1607</text:p>
          </table:table-cell>
        </table:table-row>
        <table:table-row>
          <table:table-cell office:value-type="string">
            <text:p>PALM-04</text:p>
          </table:table-cell>
          <table:table-cell office:value-type="string">
            <text:p>LA LUCHA</text:p>
          </table:table-cell>
          <table:table-cell office:value-type="string">
            <text:p>Orgánico</text:p>
          </table:table-cell>
          <table:table-cell office:value-type="string">
            <text:p>7717781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string">
            <text:p>9.520</text:p>
          </table:table-cell>
          <table:table-cell office:value-type="string">
            <text:p>10.22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308687</text:p>
          </table:table-cell>
          <table:table-cell office:value-type="string">
            <text:p>-73.664165</text:p>
          </table:table-cell>
          <table:table-cell office:value-type="string">
            <text:p>1189</text:p>
          </table:table-cell>
        </table:table-row>
        <table:table-row>
          <table:table-cell office:value-type="string">
            <text:p>PBLH-03</text:p>
          </table:table-cell>
          <table:table-cell office:value-type="string">
            <text:p>Puerto Colombia</text:p>
          </table:table-cell>
          <table:table-cell office:value-type="string">
            <text:p>Orgánico</text:p>
          </table:table-cell>
          <table:table-cell office:value-type="string">
            <text:p>77009391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string">
            <text:p>6.000</text:p>
          </table:table-cell>
          <table:table-cell office:value-type="string">
            <text:p>5.5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40935</text:p>
          </table:table-cell>
          <table:table-cell office:value-type="string">
            <text:p>-73.483848</text:p>
          </table:table-cell>
          <table:table-cell office:value-type="string">
            <text:p>835</text:p>
          </table:table-cell>
        </table:table-row>
        <table:table-row>
          <table:table-cell office:value-type="string">
            <text:p>PBLH-04</text:p>
          </table:table-cell>
          <table:table-cell office:value-type="string">
            <text:p>SANTA FE</text:p>
          </table:table-cell>
          <table:table-cell office:value-type="string">
            <text:p>T1</text:p>
          </table:table-cell>
          <table:table-cell office:value-type="string">
            <text:p>49764992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string">
            <text:p>8.000</text:p>
          </table:table-cell>
          <table:table-cell office:value-type="string">
            <text:p>11.15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45513</text:p>
          </table:table-cell>
          <table:table-cell office:value-type="string">
            <text:p>-73.481958</text:p>
          </table:table-cell>
          <table:table-cell office:value-type="string">
            <text:p>1082</text:p>
          </table:table-cell>
        </table:table-row>
        <table:table-row>
          <table:table-cell office:value-type="string">
            <text:p>PBLH-05</text:p>
          </table:table-cell>
          <table:table-cell office:value-type="string">
            <text:p>LOS CEDROS</text:p>
          </table:table-cell>
          <table:table-cell office:value-type="string">
            <text:p>T1</text:p>
          </table:table-cell>
          <table:table-cell office:value-type="string">
            <text:p>513941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string">
            <text:p>9.500</text:p>
          </table:table-cell>
          <table:table-cell office:value-type="string">
            <text:p>10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#N/A</text:p>
          </table:table-cell>
          <table:table-cell office:value-type="string">
            <text:p>#N/A</text:p>
          </table:table-cell>
          <table:table-cell office:value-type="string">
            <text:p>#N/A</text:p>
          </table:table-cell>
        </table:table-row>
        <table:table-row>
          <table:table-cell office:value-type="string">
            <text:p>PL-01</text:p>
          </table:table-cell>
          <table:table-cell office:value-type="string">
            <text:p>MIAMI</text:p>
          </table:table-cell>
          <table:table-cell office:value-type="string">
            <text:p>Orgánico</text:p>
          </table:table-cell>
          <table:table-cell office:value-type="string">
            <text:p>26953187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1.900</text:p>
          </table:table-cell>
          <table:table-cell office:value-type="string">
            <text:p>1.99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91308</text:p>
          </table:table-cell>
          <table:table-cell office:value-type="string">
            <text:p>-73.64608</text:p>
          </table:table-cell>
          <table:table-cell office:value-type="string">
            <text:p>1436</text:p>
          </table:table-cell>
        </table:table-row>
        <table:table-row>
          <table:table-cell office:value-type="string">
            <text:p>PL-02</text:p>
          </table:table-cell>
          <table:table-cell office:value-type="string">
            <text:p>NUEVA ESPERANZA</text:p>
          </table:table-cell>
          <table:table-cell office:value-type="string">
            <text:p>Orgánico</text:p>
          </table:table-cell>
          <table:table-cell office:value-type="string">
            <text:p>77184155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10.700</text:p>
          </table:table-cell>
          <table:table-cell office:value-type="string">
            <text:p>11.27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9074</text:p>
          </table:table-cell>
          <table:table-cell office:value-type="string">
            <text:p>-73.66394</text:p>
          </table:table-cell>
          <table:table-cell office:value-type="string">
            <text:p>1120</text:p>
          </table:table-cell>
        </table:table-row>
        <table:table-row>
          <table:table-cell office:value-type="string">
            <text:p>PL-03</text:p>
          </table:table-cell>
          <table:table-cell office:value-type="string">
            <text:p>SEYKWIKUTA</text:p>
          </table:table-cell>
          <table:table-cell office:value-type="string">
            <text:p>Orgánico</text:p>
          </table:table-cell>
          <table:table-cell office:value-type="string">
            <text:p>5139702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2.000</text:p>
          </table:table-cell>
          <table:table-cell office:value-type="string">
            <text:p>1.69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94475</text:p>
          </table:table-cell>
          <table:table-cell office:value-type="string">
            <text:p>-73.65169</text:p>
          </table:table-cell>
          <table:table-cell office:value-type="string">
            <text:p>1550</text:p>
          </table:table-cell>
        </table:table-row>
        <table:table-row>
          <table:table-cell office:value-type="string">
            <text:p>ROC-03</text:p>
          </table:table-cell>
          <table:table-cell office:value-type="string">
            <text:p>JERUSALEN</text:p>
          </table:table-cell>
          <table:table-cell office:value-type="string">
            <text:p>Orgánico</text:p>
          </table:table-cell>
          <table:table-cell office:value-type="string">
            <text:p>1065824473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5.095</text:p>
          </table:table-cell>
          <table:table-cell office:value-type="string">
            <text:p>7.35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02122</text:p>
          </table:table-cell>
          <table:table-cell office:value-type="string">
            <text:p>-73.660482</text:p>
          </table:table-cell>
          <table:table-cell office:value-type="string">
            <text:p>1494</text:p>
          </table:table-cell>
        </table:table-row>
        <table:table-row>
          <table:table-cell office:value-type="string">
            <text:p>ROC-04</text:p>
          </table:table-cell>
          <table:table-cell office:value-type="string">
            <text:p>LAS MERCEDES</text:p>
          </table:table-cell>
          <table:table-cell office:value-type="string">
            <text:p>Orgánico</text:p>
          </table:table-cell>
          <table:table-cell office:value-type="string">
            <text:p>7702035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3.385</text:p>
          </table:table-cell>
          <table:table-cell office:value-type="string">
            <text:p>4.83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04135</text:p>
          </table:table-cell>
          <table:table-cell office:value-type="string">
            <text:p>-73.649752</text:p>
          </table:table-cell>
          <table:table-cell office:value-type="string">
            <text:p>1308</text:p>
          </table:table-cell>
        </table:table-row>
        <table:table-row>
          <table:table-cell office:value-type="string">
            <text:p>ROC-05</text:p>
          </table:table-cell>
          <table:table-cell office:value-type="string">
            <text:p>LA DIVISA</text:p>
          </table:table-cell>
          <table:table-cell office:value-type="string">
            <text:p>Orgánico</text:p>
          </table:table-cell>
          <table:table-cell office:value-type="string">
            <text:p>19590010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7.800</text:p>
          </table:table-cell>
          <table:table-cell office:value-type="string">
            <text:p>6.26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0115556</text:p>
          </table:table-cell>
          <table:table-cell office:value-type="string">
            <text:p>-73.65158889</text:p>
          </table:table-cell>
          <table:table-cell office:value-type="string">
            <text:p>1385</text:p>
          </table:table-cell>
        </table:table-row>
        <table:table-row>
          <table:table-cell office:value-type="string">
            <text:p>ROC-06</text:p>
          </table:table-cell>
          <table:table-cell office:value-type="string">
            <text:p>EL RETIRO</text:p>
          </table:table-cell>
          <table:table-cell office:value-type="string">
            <text:p>Orgánico</text:p>
          </table:table-cell>
          <table:table-cell office:value-type="string">
            <text:p>38202783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16.140</text:p>
          </table:table-cell>
          <table:table-cell office:value-type="string">
            <text:p>16.70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0627778</text:p>
          </table:table-cell>
          <table:table-cell office:value-type="string">
            <text:p>-73.66116667</text:p>
          </table:table-cell>
          <table:table-cell office:value-type="string">
            <text:p>1357</text:p>
          </table:table-cell>
        </table:table-row>
        <table:table-row>
          <table:table-cell office:value-type="string">
            <text:p>SAB-02</text:p>
          </table:table-cell>
          <table:table-cell office:value-type="string">
            <text:p>LA CAÑAGUATERA</text:p>
          </table:table-cell>
          <table:table-cell office:value-type="string">
            <text:p>Orgánico</text:p>
          </table:table-cell>
          <table:table-cell office:value-type="string">
            <text:p>12724029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string">
            <text:p>4.400</text:p>
          </table:table-cell>
          <table:table-cell office:value-type="string">
            <text:p>5.65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64183</text:p>
          </table:table-cell>
          <table:table-cell office:value-type="string">
            <text:p>-73.471999</text:p>
          </table:table-cell>
          <table:table-cell office:value-type="string">
            <text:p>1008</text:p>
          </table:table-cell>
        </table:table-row>
        <table:table-row>
          <table:table-cell office:value-type="string">
            <text:p>SAB-03</text:p>
          </table:table-cell>
          <table:table-cell office:value-type="string">
            <text:p>LA ENVIDIA</text:p>
          </table:table-cell>
          <table:table-cell office:value-type="string">
            <text:p>Orgánico</text:p>
          </table:table-cell>
          <table:table-cell office:value-type="string">
            <text:p>77093569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string">
            <text:p>3.000</text:p>
          </table:table-cell>
          <table:table-cell office:value-type="string">
            <text:p>2.8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55883</text:p>
          </table:table-cell>
          <table:table-cell office:value-type="string">
            <text:p>-73.471477</text:p>
          </table:table-cell>
          <table:table-cell office:value-type="string">
            <text:p>1203</text:p>
          </table:table-cell>
        </table:table-row>
        <table:table-row>
          <table:table-cell office:value-type="string">
            <text:p>SAB-04</text:p>
          </table:table-cell>
          <table:table-cell office:value-type="string">
            <text:p>LA GRACIA DE DIOS</text:p>
          </table:table-cell>
          <table:table-cell office:value-type="string">
            <text:p>Orgánico</text:p>
          </table:table-cell>
          <table:table-cell office:value-type="string">
            <text:p>7703341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string">
            <text:p>16.800</text:p>
          </table:table-cell>
          <table:table-cell office:value-type="string">
            <text:p>14.96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56927</text:p>
          </table:table-cell>
          <table:table-cell office:value-type="string">
            <text:p>-73.461593</text:p>
          </table:table-cell>
          <table:table-cell office:value-type="string">
            <text:p>1085</text:p>
          </table:table-cell>
        </table:table-row>
        <table:table-row>
          <table:table-cell office:value-type="string">
            <text:p>SAB-06</text:p>
          </table:table-cell>
          <table:table-cell office:value-type="string">
            <text:p>NUEVA ESPERANZA</text:p>
          </table:table-cell>
          <table:table-cell office:value-type="string">
            <text:p>Orgánico</text:p>
          </table:table-cell>
          <table:table-cell office:value-type="string">
            <text:p>77009818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string">
            <text:p>3.008</text:p>
          </table:table-cell>
          <table:table-cell office:value-type="string">
            <text:p>2.05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64651</text:p>
          </table:table-cell>
          <table:table-cell office:value-type="string">
            <text:p>-73.475982</text:p>
          </table:table-cell>
          <table:table-cell office:value-type="string">
            <text:p>1065</text:p>
          </table:table-cell>
        </table:table-row>
        <table:table-row>
          <table:table-cell office:value-type="string">
            <text:p>SAB-07</text:p>
          </table:table-cell>
          <table:table-cell office:value-type="string">
            <text:p>EL DIVISO</text:p>
          </table:table-cell>
          <table:table-cell office:value-type="string">
            <text:p>Orgánico</text:p>
          </table:table-cell>
          <table:table-cell office:value-type="string">
            <text:p>49670887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string">
            <text:p>11.001</text:p>
          </table:table-cell>
          <table:table-cell office:value-type="string">
            <text:p>13.7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60408</text:p>
          </table:table-cell>
          <table:table-cell office:value-type="string">
            <text:p>-73.479877</text:p>
          </table:table-cell>
          <table:table-cell office:value-type="string">
            <text:p>1206</text:p>
          </table:table-cell>
        </table:table-row>
        <table:table-row>
          <table:table-cell office:value-type="string">
            <text:p>SAB-09</text:p>
          </table:table-cell>
          <table:table-cell office:value-type="string">
            <text:p>BUENAS AGUAS</text:p>
          </table:table-cell>
          <table:table-cell office:value-type="string">
            <text:p>Orgánico</text:p>
          </table:table-cell>
          <table:table-cell office:value-type="string">
            <text:p>49768617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string">
            <text:p>4.390</text:p>
          </table:table-cell>
          <table:table-cell office:value-type="string">
            <text:p>3.428</text:p>
          </table:table-cell>
          <table:table-cell office:value-type="string">
            <text:p>500</text:p>
          </table:table-cell>
          <table:table-cell office:value-type="string">
            <text:p>1600</text:p>
          </table:table-cell>
          <table:table-cell office:value-type="string">
            <text:p>10.46166667</text:p>
          </table:table-cell>
          <table:table-cell office:value-type="string">
            <text:p>-73.47305556</text:p>
          </table:table-cell>
          <table:table-cell office:value-type="string">
            <text:p>1050</text:p>
          </table:table-cell>
        </table:table-row>
        <table:table-row>
          <table:table-cell office:value-type="string">
            <text:p>SAB-10</text:p>
          </table:table-cell>
          <table:table-cell office:value-type="string">
            <text:p>VILLA NANCY</text:p>
          </table:table-cell>
          <table:table-cell office:value-type="string">
            <text:p>Orgánico</text:p>
          </table:table-cell>
          <table:table-cell office:value-type="string">
            <text:p>49773699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string">
            <text:p>4.400</text:p>
          </table:table-cell>
          <table:table-cell office:value-type="string">
            <text:p>4.02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6147222</text:p>
          </table:table-cell>
          <table:table-cell office:value-type="string">
            <text:p>-73.47727778</text:p>
          </table:table-cell>
          <table:table-cell office:value-type="string">
            <text:p>1131</text:p>
          </table:table-cell>
        </table:table-row>
        <table:table-row>
          <table:table-cell office:value-type="string">
            <text:p>SAB-11</text:p>
          </table:table-cell>
          <table:table-cell office:value-type="string">
            <text:p>EL ALTO</text:p>
          </table:table-cell>
          <table:table-cell office:value-type="string">
            <text:p>Orgánico</text:p>
          </table:table-cell>
          <table:table-cell office:value-type="string">
            <text:p>77034531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string">
            <text:p>9.066</text:p>
          </table:table-cell>
          <table:table-cell office:value-type="string">
            <text:p>8.7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581622</text:p>
          </table:table-cell>
          <table:table-cell office:value-type="string">
            <text:p>-73.4741156</text:p>
          </table:table-cell>
          <table:table-cell office:value-type="string">
            <text:p>1137</text:p>
          </table:table-cell>
        </table:table-row>
        <table:table-row>
          <table:table-cell office:value-type="string">
            <text:p>SAB-12</text:p>
          </table:table-cell>
          <table:table-cell office:value-type="string">
            <text:p>ESTRELLA DE LA TARDE</text:p>
          </table:table-cell>
          <table:table-cell office:value-type="string">
            <text:p>Orgánico</text:p>
          </table:table-cell>
          <table:table-cell office:value-type="string">
            <text:p>5139405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string">
            <text:p>7.158</text:p>
          </table:table-cell>
          <table:table-cell office:value-type="string">
            <text:p>7.34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5666667</text:p>
          </table:table-cell>
          <table:table-cell office:value-type="string">
            <text:p>-73.47444444</text:p>
          </table:table-cell>
          <table:table-cell office:value-type="string">
            <text:p>1190</text:p>
          </table:table-cell>
        </table:table-row>
        <table:table-row>
          <table:table-cell office:value-type="string">
            <text:p>SAB-13</text:p>
          </table:table-cell>
          <table:table-cell office:value-type="string">
            <text:p>LA ESPERANZA</text:p>
          </table:table-cell>
          <table:table-cell office:value-type="string">
            <text:p>Orgánico</text:p>
          </table:table-cell>
          <table:table-cell office:value-type="string">
            <text:p>77188709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string">
            <text:p>6.450</text:p>
          </table:table-cell>
          <table:table-cell office:value-type="string">
            <text:p>7.11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58634</text:p>
          </table:table-cell>
          <table:table-cell office:value-type="string">
            <text:p>-73.479812</text:p>
          </table:table-cell>
          <table:table-cell office:value-type="string">
            <text:p>1195</text:p>
          </table:table-cell>
        </table:table-row>
        <table:table-row>
          <table:table-cell office:value-type="string">
            <text:p>SAJ-01</text:p>
          </table:table-cell>
          <table:table-cell office:value-type="string">
            <text:p>SURIVAQUITA</text:p>
          </table:table-cell>
          <table:table-cell office:value-type="string">
            <text:p>Orgánico</text:p>
          </table:table-cell>
          <table:table-cell office:value-type="string">
            <text:p>77147182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string">
            <text:p>800</text:p>
          </table:table-cell>
          <table:table-cell office:value-type="string">
            <text:p>50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572344</text:p>
          </table:table-cell>
          <table:table-cell office:value-type="string">
            <text:p>-73.4094887</text:p>
          </table:table-cell>
          <table:table-cell office:value-type="string">
            <text:p>1449</text:p>
          </table:table-cell>
        </table:table-row>
        <table:table-row>
          <table:table-cell office:value-type="string">
            <text:p>SAJ-02</text:p>
          </table:table-cell>
          <table:table-cell office:value-type="string">
            <text:p>MONKAWA</text:p>
          </table:table-cell>
          <table:table-cell office:value-type="string">
            <text:p>Orgánico</text:p>
          </table:table-cell>
          <table:table-cell office:value-type="string">
            <text:p>15172155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string">
            <text:p>700</text:p>
          </table:table-cell>
          <table:table-cell office:value-type="string">
            <text:p>55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903391</text:p>
          </table:table-cell>
          <table:table-cell office:value-type="string">
            <text:p>-73.4066676</text:p>
          </table:table-cell>
          <table:table-cell office:value-type="string">
            <text:p>1821</text:p>
          </table:table-cell>
        </table:table-row>
        <table:table-row>
          <table:table-cell office:value-type="string">
            <text:p>SAJ-03</text:p>
          </table:table-cell>
          <table:table-cell office:value-type="string">
            <text:p>KANUEZHI</text:p>
          </table:table-cell>
          <table:table-cell office:value-type="string">
            <text:p>Orgánico</text:p>
          </table:table-cell>
          <table:table-cell office:value-type="string">
            <text:p>77147067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string">
            <text:p>500</text:p>
          </table:table-cell>
          <table:table-cell office:value-type="string">
            <text:p>57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740221</text:p>
          </table:table-cell>
          <table:table-cell office:value-type="string">
            <text:p>-73.4166588</text:p>
          </table:table-cell>
          <table:table-cell office:value-type="string">
            <text:p>1669</text:p>
          </table:table-cell>
        </table:table-row>
        <table:table-row>
          <table:table-cell office:value-type="string">
            <text:p>SAJ-04</text:p>
          </table:table-cell>
          <table:table-cell office:value-type="string">
            <text:p>LA ESPERANZA</text:p>
          </table:table-cell>
          <table:table-cell office:value-type="string">
            <text:p>Orgánico</text:p>
          </table:table-cell>
          <table:table-cell office:value-type="string">
            <text:p>7571044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538418</text:p>
          </table:table-cell>
          <table:table-cell office:value-type="string">
            <text:p>-73.3977349</text:p>
          </table:table-cell>
          <table:table-cell office:value-type="string">
            <text:p>1380</text:p>
          </table:table-cell>
        </table:table-row>
        <table:table-row>
          <table:table-cell office:value-type="string">
            <text:p>SAJ-05</text:p>
          </table:table-cell>
          <table:table-cell office:value-type="string">
            <text:p>SAN JOSE</text:p>
          </table:table-cell>
          <table:table-cell office:value-type="string">
            <text:p>Orgánico</text:p>
          </table:table-cell>
          <table:table-cell office:value-type="string">
            <text:p>113360161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string">
            <text:p>500</text:p>
          </table:table-cell>
          <table:table-cell office:value-type="string">
            <text:p>36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849602</text:p>
          </table:table-cell>
          <table:table-cell office:value-type="string">
            <text:p>-73.4186537</text:p>
          </table:table-cell>
          <table:table-cell office:value-type="string">
            <text:p>1816</text:p>
          </table:table-cell>
        </table:table-row>
        <table:table-row>
          <table:table-cell office:value-type="string">
            <text:p>SAJ-06</text:p>
          </table:table-cell>
          <table:table-cell office:value-type="string">
            <text:p>LA MISION</text:p>
          </table:table-cell>
          <table:table-cell office:value-type="string">
            <text:p>Orgánico</text:p>
          </table:table-cell>
          <table:table-cell office:value-type="string">
            <text:p>77147149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string">
            <text:p>180</text:p>
          </table:table-cell>
          <table:table-cell office:value-type="string">
            <text:p>14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872278</text:p>
          </table:table-cell>
          <table:table-cell office:value-type="string">
            <text:p>-73.4281896</text:p>
          </table:table-cell>
          <table:table-cell office:value-type="string">
            <text:p>1878</text:p>
          </table:table-cell>
        </table:table-row>
        <table:table-row>
          <table:table-cell office:value-type="string">
            <text:p>SAJ-07</text:p>
          </table:table-cell>
          <table:table-cell office:value-type="string">
            <text:p>NOANAISHI</text:p>
          </table:table-cell>
          <table:table-cell office:value-type="string">
            <text:p>Orgánico</text:p>
          </table:table-cell>
          <table:table-cell office:value-type="string">
            <text:p>77147051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string">
            <text:p>600</text:p>
          </table:table-cell>
          <table:table-cell office:value-type="string">
            <text:p>48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739492</text:p>
          </table:table-cell>
          <table:table-cell office:value-type="string">
            <text:p>-73.4146911</text:p>
          </table:table-cell>
          <table:table-cell office:value-type="string">
            <text:p>1636</text:p>
          </table:table-cell>
        </table:table-row>
        <table:table-row>
          <table:table-cell office:value-type="string">
            <text:p>SAJ-08</text:p>
          </table:table-cell>
          <table:table-cell office:value-type="string">
            <text:p>MAMANGEKA</text:p>
          </table:table-cell>
          <table:table-cell office:value-type="string">
            <text:p>Orgánico</text:p>
          </table:table-cell>
          <table:table-cell office:value-type="string">
            <text:p>77147194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string">
            <text:p>600</text:p>
          </table:table-cell>
          <table:table-cell office:value-type="string">
            <text:p>10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699141</text:p>
          </table:table-cell>
          <table:table-cell office:value-type="string">
            <text:p>-73.4148414</text:p>
          </table:table-cell>
          <table:table-cell office:value-type="string">
            <text:p>1579</text:p>
          </table:table-cell>
        </table:table-row>
        <table:table-row>
          <table:table-cell office:value-type="string">
            <text:p>SAJ-09</text:p>
          </table:table-cell>
          <table:table-cell office:value-type="string">
            <text:p>PALMIRA</text:p>
          </table:table-cell>
          <table:table-cell office:value-type="string">
            <text:p>Orgánico</text:p>
          </table:table-cell>
          <table:table-cell office:value-type="string">
            <text:p>1214465979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string">
            <text:p>800</text:p>
          </table:table-cell>
          <table:table-cell office:value-type="string">
            <text:p>3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855364</text:p>
          </table:table-cell>
          <table:table-cell office:value-type="string">
            <text:p>-73.4079532</text:p>
          </table:table-cell>
          <table:table-cell office:value-type="string">
            <text:p>1711</text:p>
          </table:table-cell>
        </table:table-row>
        <table:table-row>
          <table:table-cell office:value-type="string">
            <text:p>SAJ-11</text:p>
          </table:table-cell>
          <table:table-cell office:value-type="string">
            <text:p>KAMINTIKUA</text:p>
          </table:table-cell>
          <table:table-cell office:value-type="string">
            <text:p>Orgánico</text:p>
          </table:table-cell>
          <table:table-cell office:value-type="string">
            <text:p>49747762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string">
            <text:p>700</text:p>
          </table:table-cell>
          <table:table-cell office:value-type="string">
            <text:p>57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572344</text:p>
          </table:table-cell>
          <table:table-cell office:value-type="string">
            <text:p>-73.4094887</text:p>
          </table:table-cell>
          <table:table-cell office:value-type="string">
            <text:p>1749</text:p>
          </table:table-cell>
        </table:table-row>
        <table:table-row>
          <table:table-cell office:value-type="string">
            <text:p>SAJ-12</text:p>
          </table:table-cell>
          <table:table-cell office:value-type="string">
            <text:p>MAHTULWA</text:p>
          </table:table-cell>
          <table:table-cell office:value-type="string">
            <text:p>Orgánico</text:p>
          </table:table-cell>
          <table:table-cell office:value-type="string">
            <text:p>1214466632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string">
            <text:p>1.700</text:p>
          </table:table-cell>
          <table:table-cell office:value-type="string">
            <text:p>1.82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855364</text:p>
          </table:table-cell>
          <table:table-cell office:value-type="string">
            <text:p>-73.4099532</text:p>
          </table:table-cell>
          <table:table-cell office:value-type="string">
            <text:p>1711</text:p>
          </table:table-cell>
        </table:table-row>
        <table:table-row>
          <table:table-cell office:value-type="string">
            <text:p>SAJ-13</text:p>
          </table:table-cell>
          <table:table-cell office:value-type="string">
            <text:p>DUGUNAWI</text:p>
          </table:table-cell>
          <table:table-cell office:value-type="string">
            <text:p>Orgánico</text:p>
          </table:table-cell>
          <table:table-cell office:value-type="string">
            <text:p>77147195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string">
            <text:p>1.800</text:p>
          </table:table-cell>
          <table:table-cell office:value-type="string">
            <text:p>98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887008</text:p>
          </table:table-cell>
          <table:table-cell office:value-type="string">
            <text:p>-73.4174589</text:p>
          </table:table-cell>
          <table:table-cell office:value-type="string">
            <text:p>1741</text:p>
          </table:table-cell>
        </table:table-row>
        <table:table-row>
          <table:table-cell office:value-type="string">
            <text:p>SAJ-14</text:p>
          </table:table-cell>
          <table:table-cell office:value-type="string">
            <text:p>MORANDWA</text:p>
          </table:table-cell>
          <table:table-cell office:value-type="string">
            <text:p>Orgánico</text:p>
          </table:table-cell>
          <table:table-cell office:value-type="string">
            <text:p>49747771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string">
            <text:p>1.500</text:p>
          </table:table-cell>
          <table:table-cell office:value-type="string">
            <text:p>1.00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900163</text:p>
          </table:table-cell>
          <table:table-cell office:value-type="string">
            <text:p>-73.416953</text:p>
          </table:table-cell>
          <table:table-cell office:value-type="string">
            <text:p>1808</text:p>
          </table:table-cell>
        </table:table-row>
        <table:table-row>
          <table:table-cell office:value-type="string">
            <text:p>SAJ-15</text:p>
          </table:table-cell>
          <table:table-cell office:value-type="string">
            <text:p>MOKUHI</text:p>
          </table:table-cell>
          <table:table-cell office:value-type="string">
            <text:p>Orgánico</text:p>
          </table:table-cell>
          <table:table-cell office:value-type="string">
            <text:p>1133601654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string">
            <text:p>600</text:p>
          </table:table-cell>
          <table:table-cell office:value-type="string">
            <text:p>19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697269</text:p>
          </table:table-cell>
          <table:table-cell office:value-type="string">
            <text:p>-73.4090979</text:p>
          </table:table-cell>
          <table:table-cell office:value-type="string">
            <text:p>1579</text:p>
          </table:table-cell>
        </table:table-row>
        <table:table-row>
          <table:table-cell office:value-type="string">
            <text:p>SAJ-16</text:p>
          </table:table-cell>
          <table:table-cell office:value-type="string">
            <text:p>MAKURUMA</text:p>
          </table:table-cell>
          <table:table-cell office:value-type="string">
            <text:p>Orgánico</text:p>
          </table:table-cell>
          <table:table-cell office:value-type="string">
            <text:p>12646696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string">
            <text:p>1.000</text:p>
          </table:table-cell>
          <table:table-cell office:value-type="string">
            <text:p>86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253393</text:p>
          </table:table-cell>
          <table:table-cell office:value-type="string">
            <text:p>-73.4529983</text:p>
          </table:table-cell>
          <table:table-cell office:value-type="string">
            <text:p>2035</text:p>
          </table:table-cell>
        </table:table-row>
        <table:table-row>
          <table:table-cell office:value-type="string">
            <text:p>SAJ-17</text:p>
          </table:table-cell>
          <table:table-cell office:value-type="string">
            <text:p>URUMITA</text:p>
          </table:table-cell>
          <table:table-cell office:value-type="string">
            <text:p>Orgánico</text:p>
          </table:table-cell>
          <table:table-cell office:value-type="string">
            <text:p>15171936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string">
            <text:p>700</text:p>
          </table:table-cell>
          <table:table-cell office:value-type="string">
            <text:p>25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755423</text:p>
          </table:table-cell>
          <table:table-cell office:value-type="string">
            <text:p>-73.4124791</text:p>
          </table:table-cell>
          <table:table-cell office:value-type="string">
            <text:p>1562</text:p>
          </table:table-cell>
        </table:table-row>
        <table:table-row>
          <table:table-cell office:value-type="string">
            <text:p>SAJ-18</text:p>
          </table:table-cell>
          <table:table-cell office:value-type="string">
            <text:p>ULAGO</text:p>
          </table:table-cell>
          <table:table-cell office:value-type="string">
            <text:p>Orgánico</text:p>
          </table:table-cell>
          <table:table-cell office:value-type="string">
            <text:p>15170589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string">
            <text:p>1.100</text:p>
          </table:table-cell>
          <table:table-cell office:value-type="string">
            <text:p>1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603649</text:p>
          </table:table-cell>
          <table:table-cell office:value-type="string">
            <text:p>-73.3967844</text:p>
          </table:table-cell>
          <table:table-cell office:value-type="string">
            <text:p>1717</text:p>
          </table:table-cell>
        </table:table-row>
        <table:table-row>
          <table:table-cell office:value-type="string">
            <text:p>SAJ-19</text:p>
          </table:table-cell>
          <table:table-cell office:value-type="string">
            <text:p>SAN JOSE</text:p>
          </table:table-cell>
          <table:table-cell office:value-type="string">
            <text:p>Orgánico</text:p>
          </table:table-cell>
          <table:table-cell office:value-type="string">
            <text:p>77147013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string">
            <text:p>250</text:p>
          </table:table-cell>
          <table:table-cell office:value-type="string">
            <text:p>4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732042</text:p>
          </table:table-cell>
          <table:table-cell office:value-type="string">
            <text:p>-73.4130008</text:p>
          </table:table-cell>
          <table:table-cell office:value-type="string">
            <text:p>1552</text:p>
          </table:table-cell>
        </table:table-row>
        <table:table-row>
          <table:table-cell office:value-type="string">
            <text:p>SAJ-20</text:p>
          </table:table-cell>
          <table:table-cell office:value-type="string">
            <text:p>KAGUNDWE</text:p>
          </table:table-cell>
          <table:table-cell office:value-type="string">
            <text:p>Orgánico</text:p>
          </table:table-cell>
          <table:table-cell office:value-type="string">
            <text:p>5134643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string">
            <text:p>700</text:p>
          </table:table-cell>
          <table:table-cell office:value-type="string">
            <text:p>50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900268</text:p>
          </table:table-cell>
          <table:table-cell office:value-type="string">
            <text:p>-73.418814</text:p>
          </table:table-cell>
          <table:table-cell office:value-type="string">
            <text:p>1807</text:p>
          </table:table-cell>
        </table:table-row>
        <table:table-row>
          <table:table-cell office:value-type="string">
            <text:p>SAJ-21</text:p>
          </table:table-cell>
          <table:table-cell office:value-type="string">
            <text:p>GONGAKA</text:p>
          </table:table-cell>
          <table:table-cell office:value-type="string">
            <text:p>Orgánico</text:p>
          </table:table-cell>
          <table:table-cell office:value-type="string">
            <text:p>77147143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string">
            <text:p>200</text:p>
          </table:table-cell>
          <table:table-cell office:value-type="string">
            <text:p>23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904511</text:p>
          </table:table-cell>
          <table:table-cell office:value-type="string">
            <text:p>-73.4178163</text:p>
          </table:table-cell>
          <table:table-cell office:value-type="string">
            <text:p>1817</text:p>
          </table:table-cell>
        </table:table-row>
        <table:table-row>
          <table:table-cell office:value-type="string">
            <text:p>SAJ-22</text:p>
          </table:table-cell>
          <table:table-cell office:value-type="string">
            <text:p>MIRA FLORES</text:p>
          </table:table-cell>
          <table:table-cell office:value-type="string">
            <text:p>Orgánico</text:p>
          </table:table-cell>
          <table:table-cell office:value-type="string">
            <text:p>7714720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string">
            <text:p>6.600</text:p>
          </table:table-cell>
          <table:table-cell office:value-type="string">
            <text:p>5.09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439111</text:p>
          </table:table-cell>
          <table:table-cell office:value-type="string">
            <text:p>-73.3939684</text:p>
          </table:table-cell>
          <table:table-cell office:value-type="string">
            <text:p>1400</text:p>
          </table:table-cell>
        </table:table-row>
        <table:table-row>
          <table:table-cell office:value-type="string">
            <text:p>SAJ-23</text:p>
          </table:table-cell>
          <table:table-cell office:value-type="string">
            <text:p>MORILLO</text:p>
          </table:table-cell>
          <table:table-cell office:value-type="string">
            <text:p>Orgánico</text:p>
          </table:table-cell>
          <table:table-cell office:value-type="string">
            <text:p>1133601651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string">
            <text:p>1.000</text:p>
          </table:table-cell>
          <table:table-cell office:value-type="string">
            <text:p>55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546571</text:p>
          </table:table-cell>
          <table:table-cell office:value-type="string">
            <text:p>-73.3977349</text:p>
          </table:table-cell>
          <table:table-cell office:value-type="string">
            <text:p>1385</text:p>
          </table:table-cell>
        </table:table-row>
        <table:table-row>
          <table:table-cell office:value-type="string">
            <text:p>SAJ-25</text:p>
          </table:table-cell>
          <table:table-cell office:value-type="string">
            <text:p>MUNDO NUEVO</text:p>
          </table:table-cell>
          <table:table-cell office:value-type="string">
            <text:p>Orgánico</text:p>
          </table:table-cell>
          <table:table-cell office:value-type="string">
            <text:p>15171514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string">
            <text:p>800</text:p>
          </table:table-cell>
          <table:table-cell office:value-type="string">
            <text:p>48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557879</text:p>
          </table:table-cell>
          <table:table-cell office:value-type="string">
            <text:p>-73.3979006</text:p>
          </table:table-cell>
          <table:table-cell office:value-type="string">
            <text:p>1395</text:p>
          </table:table-cell>
        </table:table-row>
        <table:table-row>
          <table:table-cell office:value-type="string">
            <text:p>SAJ-26</text:p>
          </table:table-cell>
          <table:table-cell office:value-type="string">
            <text:p>KUNGUI</text:p>
          </table:table-cell>
          <table:table-cell office:value-type="string">
            <text:p>Orgánico</text:p>
          </table:table-cell>
          <table:table-cell office:value-type="string">
            <text:p>113360165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string">
            <text:p>400</text:p>
          </table:table-cell>
          <table:table-cell office:value-type="string">
            <text:p>43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577789</text:p>
          </table:table-cell>
          <table:table-cell office:value-type="string">
            <text:p>-73.409781</text:p>
          </table:table-cell>
          <table:table-cell office:value-type="string">
            <text:p>1483</text:p>
          </table:table-cell>
        </table:table-row>
        <table:table-row>
          <table:table-cell office:value-type="string">
            <text:p>SAJ-27</text:p>
          </table:table-cell>
          <table:table-cell office:value-type="string">
            <text:p>DUNGAGA</text:p>
          </table:table-cell>
          <table:table-cell office:value-type="string">
            <text:p>Orgánico</text:p>
          </table:table-cell>
          <table:table-cell office:value-type="string">
            <text:p>77147145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string">
            <text:p>800</text:p>
          </table:table-cell>
          <table:table-cell office:value-type="string">
            <text:p>89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626213</text:p>
          </table:table-cell>
          <table:table-cell office:value-type="string">
            <text:p>-73.3758193</text:p>
          </table:table-cell>
          <table:table-cell office:value-type="string">
            <text:p>1348</text:p>
          </table:table-cell>
        </table:table-row>
        <table:table-row>
          <table:table-cell office:value-type="string">
            <text:p>SAR-01</text:p>
          </table:table-cell>
          <table:table-cell office:value-type="string">
            <text:p>LA NEVADITA</text:p>
          </table:table-cell>
          <table:table-cell office:value-type="string">
            <text:p>Orgánico</text:p>
          </table:table-cell>
          <table:table-cell office:value-type="string">
            <text:p>1133601839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string">
            <text:p>1.500</text:p>
          </table:table-cell>
          <table:table-cell office:value-type="string">
            <text:p>1.44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859427</text:p>
          </table:table-cell>
          <table:table-cell office:value-type="string">
            <text:p>-73.3937934</text:p>
          </table:table-cell>
          <table:table-cell office:value-type="string">
            <text:p>1811</text:p>
          </table:table-cell>
        </table:table-row>
        <table:table-row>
          <table:table-cell office:value-type="string">
            <text:p>SAR-02</text:p>
          </table:table-cell>
          <table:table-cell office:value-type="string">
            <text:p>SEIRANUKE</text:p>
          </table:table-cell>
          <table:table-cell office:value-type="string">
            <text:p>Orgánico</text:p>
          </table:table-cell>
          <table:table-cell office:value-type="string">
            <text:p>1133601913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string">
            <text:p>800</text:p>
          </table:table-cell>
          <table:table-cell office:value-type="string">
            <text:p>57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840503</text:p>
          </table:table-cell>
          <table:table-cell office:value-type="string">
            <text:p>-73.3950342</text:p>
          </table:table-cell>
          <table:table-cell office:value-type="string">
            <text:p>1903</text:p>
          </table:table-cell>
        </table:table-row>
        <table:table-row>
          <table:table-cell office:value-type="string">
            <text:p>SAR-03</text:p>
          </table:table-cell>
          <table:table-cell office:value-type="string">
            <text:p>LAS NUBES</text:p>
          </table:table-cell>
          <table:table-cell office:value-type="string">
            <text:p>Orgánico</text:p>
          </table:table-cell>
          <table:table-cell office:value-type="string">
            <text:p>1065641014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string">
            <text:p>1.000</text:p>
          </table:table-cell>
          <table:table-cell office:value-type="string">
            <text:p>80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870307</text:p>
          </table:table-cell>
          <table:table-cell office:value-type="string">
            <text:p>-73.3940545</text:p>
          </table:table-cell>
          <table:table-cell office:value-type="string">
            <text:p>1831</text:p>
          </table:table-cell>
        </table:table-row>
        <table:table-row>
          <table:table-cell office:value-type="string">
            <text:p>SAR-04</text:p>
          </table:table-cell>
          <table:table-cell office:value-type="string">
            <text:p>SAN JUAN</text:p>
          </table:table-cell>
          <table:table-cell office:value-type="string">
            <text:p>Orgánico</text:p>
          </table:table-cell>
          <table:table-cell office:value-type="string">
            <text:p>12436979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string">
            <text:p>800</text:p>
          </table:table-cell>
          <table:table-cell office:value-type="string">
            <text:p>63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864244</text:p>
          </table:table-cell>
          <table:table-cell office:value-type="string">
            <text:p>-73.406788</text:p>
          </table:table-cell>
          <table:table-cell office:value-type="string">
            <text:p>1833</text:p>
          </table:table-cell>
        </table:table-row>
        <table:table-row>
          <table:table-cell office:value-type="string">
            <text:p>SAR-05</text:p>
          </table:table-cell>
          <table:table-cell office:value-type="string">
            <text:p>LA MONTAÑA</text:p>
          </table:table-cell>
          <table:table-cell office:value-type="string">
            <text:p>Orgánico</text:p>
          </table:table-cell>
          <table:table-cell office:value-type="string">
            <text:p>1133601865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string">
            <text:p>700</text:p>
          </table:table-cell>
          <table:table-cell office:value-type="string">
            <text:p>72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693957</text:p>
          </table:table-cell>
          <table:table-cell office:value-type="string">
            <text:p>-73.4010315</text:p>
          </table:table-cell>
          <table:table-cell office:value-type="string">
            <text:p>1765</text:p>
          </table:table-cell>
        </table:table-row>
        <table:table-row>
          <table:table-cell office:value-type="string">
            <text:p>SAR-06</text:p>
          </table:table-cell>
          <table:table-cell office:value-type="string">
            <text:p>MANDANA</text:p>
          </table:table-cell>
          <table:table-cell office:value-type="string">
            <text:p>Orgánico</text:p>
          </table:table-cell>
          <table:table-cell office:value-type="string">
            <text:p>15171949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string">
            <text:p>0</text:p>
          </table:table-cell>
          <table:table-cell office:value-type="string">
            <text:p>7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581693</text:p>
          </table:table-cell>
          <table:table-cell office:value-type="string">
            <text:p>-73.3890121</text:p>
          </table:table-cell>
          <table:table-cell office:value-type="string">
            <text:p>1492</text:p>
          </table:table-cell>
        </table:table-row>
        <table:table-row>
          <table:table-cell office:value-type="string">
            <text:p>SAR-08</text:p>
          </table:table-cell>
          <table:table-cell office:value-type="string">
            <text:p>EL BARRANCO</text:p>
          </table:table-cell>
          <table:table-cell office:value-type="string">
            <text:p>Orgánico</text:p>
          </table:table-cell>
          <table:table-cell office:value-type="string">
            <text:p>1133601912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string">
            <text:p>1.000</text:p>
          </table:table-cell>
          <table:table-cell office:value-type="string">
            <text:p>72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859937</text:p>
          </table:table-cell>
          <table:table-cell office:value-type="string">
            <text:p>-73.3956687</text:p>
          </table:table-cell>
          <table:table-cell office:value-type="string">
            <text:p>1890</text:p>
          </table:table-cell>
        </table:table-row>
        <table:table-row>
          <table:table-cell office:value-type="string">
            <text:p>SAR-09</text:p>
          </table:table-cell>
          <table:table-cell office:value-type="string">
            <text:p>GUNARWA</text:p>
          </table:table-cell>
          <table:table-cell office:value-type="string">
            <text:p>Orgánico</text:p>
          </table:table-cell>
          <table:table-cell office:value-type="string">
            <text:p>77147129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string">
            <text:p>1.000</text:p>
          </table:table-cell>
          <table:table-cell office:value-type="string">
            <text:p>72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58872</text:p>
          </table:table-cell>
          <table:table-cell office:value-type="string">
            <text:p>-73.3861853</text:p>
          </table:table-cell>
          <table:table-cell office:value-type="string">
            <text:p>1464</text:p>
          </table:table-cell>
        </table:table-row>
        <table:table-row>
          <table:table-cell office:value-type="string">
            <text:p>SAR-10</text:p>
          </table:table-cell>
          <table:table-cell office:value-type="string">
            <text:p>PALOMINO</text:p>
          </table:table-cell>
          <table:table-cell office:value-type="string">
            <text:p>Orgánico</text:p>
          </table:table-cell>
          <table:table-cell office:value-type="string">
            <text:p>5134642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string">
            <text:p>500</text:p>
          </table:table-cell>
          <table:table-cell office:value-type="string">
            <text:p>36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854239</text:p>
          </table:table-cell>
          <table:table-cell office:value-type="string">
            <text:p>-73.3961131</text:p>
          </table:table-cell>
          <table:table-cell office:value-type="string">
            <text:p>1893</text:p>
          </table:table-cell>
        </table:table-row>
        <table:table-row>
          <table:table-cell office:value-type="string">
            <text:p>SAR-14</text:p>
          </table:table-cell>
          <table:table-cell office:value-type="string">
            <text:p>BUENA VISTA</text:p>
          </table:table-cell>
          <table:table-cell office:value-type="string">
            <text:p>Orgánico</text:p>
          </table:table-cell>
          <table:table-cell office:value-type="string">
            <text:p>77147142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string">
            <text:p>2.500</text:p>
          </table:table-cell>
          <table:table-cell office:value-type="string">
            <text:p>2.23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100941</text:p>
          </table:table-cell>
          <table:table-cell office:value-type="string">
            <text:p>-73.41972</text:p>
          </table:table-cell>
          <table:table-cell office:value-type="string">
            <text:p>1710</text:p>
          </table:table-cell>
        </table:table-row>
        <table:table-row>
          <table:table-cell office:value-type="string">
            <text:p>SAR-16</text:p>
          </table:table-cell>
          <table:table-cell office:value-type="string">
            <text:p>LA MONTAÑA</text:p>
          </table:table-cell>
          <table:table-cell office:value-type="string">
            <text:p>Orgánico</text:p>
          </table:table-cell>
          <table:table-cell office:value-type="string">
            <text:p>1214466435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string">
            <text:p>800</text:p>
          </table:table-cell>
          <table:table-cell office:value-type="string">
            <text:p>57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742637</text:p>
          </table:table-cell>
          <table:table-cell office:value-type="string">
            <text:p>-73.3948732</text:p>
          </table:table-cell>
          <table:table-cell office:value-type="string">
            <text:p>1834</text:p>
          </table:table-cell>
        </table:table-row>
        <table:table-row>
          <table:table-cell office:value-type="string">
            <text:p>SAR-17</text:p>
          </table:table-cell>
          <table:table-cell office:value-type="string">
            <text:p>SAN MIGUEL</text:p>
          </table:table-cell>
          <table:table-cell office:value-type="string">
            <text:p>Orgánico</text:p>
          </table:table-cell>
          <table:table-cell office:value-type="string">
            <text:p>77147003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string">
            <text:p>600</text:p>
          </table:table-cell>
          <table:table-cell office:value-type="string">
            <text:p>72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20249</text:p>
          </table:table-cell>
          <table:table-cell office:value-type="string">
            <text:p>-73.4491647</text:p>
          </table:table-cell>
          <table:table-cell office:value-type="string">
            <text:p>1798</text:p>
          </table:table-cell>
        </table:table-row>
        <table:table-row>
          <table:table-cell office:value-type="string">
            <text:p>SAR-19</text:p>
          </table:table-cell>
          <table:table-cell office:value-type="string">
            <text:p>KAMINTIKUA</text:p>
          </table:table-cell>
          <table:table-cell office:value-type="string">
            <text:p>Orgánico</text:p>
          </table:table-cell>
          <table:table-cell office:value-type="string">
            <text:p>77171307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string">
            <text:p>3.000</text:p>
          </table:table-cell>
          <table:table-cell office:value-type="string">
            <text:p>2.45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335018</text:p>
          </table:table-cell>
          <table:table-cell office:value-type="string">
            <text:p>-73.3991797</text:p>
          </table:table-cell>
          <table:table-cell office:value-type="string">
            <text:p>1369</text:p>
          </table:table-cell>
        </table:table-row>
        <table:table-row>
          <table:table-cell office:value-type="string">
            <text:p>SAR-20</text:p>
          </table:table-cell>
          <table:table-cell office:value-type="string">
            <text:p>COSTA ROJA</text:p>
          </table:table-cell>
          <table:table-cell office:value-type="string">
            <text:p>Orgánico</text:p>
          </table:table-cell>
          <table:table-cell office:value-type="string">
            <text:p>77171530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string">
            <text:p>4.600</text:p>
          </table:table-cell>
          <table:table-cell office:value-type="string">
            <text:p>4.66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102891</text:p>
          </table:table-cell>
          <table:table-cell office:value-type="string">
            <text:p>-73.4177625</text:p>
          </table:table-cell>
          <table:table-cell office:value-type="string">
            <text:p>1652</text:p>
          </table:table-cell>
        </table:table-row>
        <table:table-row>
          <table:table-cell office:value-type="string">
            <text:p>SAR-22</text:p>
          </table:table-cell>
          <table:table-cell office:value-type="string">
            <text:p>LA GUACAMAYA</text:p>
          </table:table-cell>
          <table:table-cell office:value-type="string">
            <text:p>Orgánico</text:p>
          </table:table-cell>
          <table:table-cell office:value-type="string">
            <text:p>5134640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string">
            <text:p>1.500</text:p>
          </table:table-cell>
          <table:table-cell office:value-type="string">
            <text:p>1.60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851085</text:p>
          </table:table-cell>
          <table:table-cell office:value-type="string">
            <text:p>-73.3957408</text:p>
          </table:table-cell>
          <table:table-cell office:value-type="string">
            <text:p>1861</text:p>
          </table:table-cell>
        </table:table-row>
        <table:table-row>
          <table:table-cell office:value-type="string">
            <text:p>SAR-23</text:p>
          </table:table-cell>
          <table:table-cell office:value-type="string">
            <text:p>FONSECA</text:p>
          </table:table-cell>
          <table:table-cell office:value-type="string">
            <text:p>Orgánico</text:p>
          </table:table-cell>
          <table:table-cell office:value-type="string">
            <text:p>1065573622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string">
            <text:p>0</text:p>
          </table:table-cell>
          <table:table-cell office:value-type="string">
            <text:p>60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167444</text:p>
          </table:table-cell>
          <table:table-cell office:value-type="string">
            <text:p>-73.4535799</text:p>
          </table:table-cell>
          <table:table-cell office:value-type="string">
            <text:p>1586</text:p>
          </table:table-cell>
        </table:table-row>
        <table:table-row>
          <table:table-cell office:value-type="string">
            <text:p>SAR-24</text:p>
          </table:table-cell>
          <table:table-cell office:value-type="string">
            <text:p>SIKUNGUEKA</text:p>
          </table:table-cell>
          <table:table-cell office:value-type="string">
            <text:p>Orgánico</text:p>
          </table:table-cell>
          <table:table-cell office:value-type="string">
            <text:p>1065641041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string">
            <text:p>400</text:p>
          </table:table-cell>
          <table:table-cell office:value-type="string">
            <text:p>4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736053</text:p>
          </table:table-cell>
          <table:table-cell office:value-type="string">
            <text:p>-73.3973968</text:p>
          </table:table-cell>
          <table:table-cell office:value-type="string">
            <text:p>1859</text:p>
          </table:table-cell>
        </table:table-row>
        <table:table-row>
          <table:table-cell office:value-type="string">
            <text:p>SAR-25</text:p>
          </table:table-cell>
          <table:table-cell office:value-type="string">
            <text:p>DUNARUA</text:p>
          </table:table-cell>
          <table:table-cell office:value-type="string">
            <text:p>Orgánico</text:p>
          </table:table-cell>
          <table:table-cell office:value-type="string">
            <text:p>1133601974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string">
            <text:p>1.000</text:p>
          </table:table-cell>
          <table:table-cell office:value-type="string">
            <text:p>72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586068</text:p>
          </table:table-cell>
          <table:table-cell office:value-type="string">
            <text:p>-73.3860578</text:p>
          </table:table-cell>
          <table:table-cell office:value-type="string">
            <text:p>1460</text:p>
          </table:table-cell>
        </table:table-row>
        <table:table-row>
          <table:table-cell office:value-type="string">
            <text:p>SEY-12</text:p>
          </table:table-cell>
          <table:table-cell office:value-type="string">
            <text:p>LA NUEVA ESPERANZA</text:p>
          </table:table-cell>
          <table:table-cell office:value-type="string">
            <text:p>Orgánico</text:p>
          </table:table-cell>
          <table:table-cell office:value-type="string">
            <text:p>178223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6.852</text:p>
          </table:table-cell>
          <table:table-cell office:value-type="string">
            <text:p>6.35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79013</text:p>
          </table:table-cell>
          <table:table-cell office:value-type="string">
            <text:p>-73.600844</text:p>
          </table:table-cell>
          <table:table-cell office:value-type="string">
            <text:p>1301</text:p>
          </table:table-cell>
        </table:table-row>
        <table:table-row>
          <table:table-cell office:value-type="string">
            <text:p>SEY-18</text:p>
          </table:table-cell>
          <table:table-cell office:value-type="string">
            <text:p>LA REFORMA</text:p>
          </table:table-cell>
          <table:table-cell office:value-type="string">
            <text:p>Orgánico</text:p>
          </table:table-cell>
          <table:table-cell office:value-type="string">
            <text:p>7703464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8.900</text:p>
          </table:table-cell>
          <table:table-cell office:value-type="string">
            <text:p>8.502</text:p>
          </table:table-cell>
          <table:table-cell office:value-type="string">
            <text:p>200</text:p>
          </table:table-cell>
          <table:table-cell office:value-type="string">
            <text:p>300</text:p>
          </table:table-cell>
          <table:table-cell office:value-type="string">
            <text:p>10.349805</text:p>
          </table:table-cell>
          <table:table-cell office:value-type="string">
            <text:p>-73.579163</text:p>
          </table:table-cell>
          <table:table-cell office:value-type="string">
            <text:p>1314</text:p>
          </table:table-cell>
        </table:table-row>
        <table:table-row>
          <table:table-cell office:value-type="string">
            <text:p>SEY-19</text:p>
          </table:table-cell>
          <table:table-cell office:value-type="string">
            <text:p>LA ESPERANZA</text:p>
          </table:table-cell>
          <table:table-cell office:value-type="string">
            <text:p>Orgánico</text:p>
          </table:table-cell>
          <table:table-cell office:value-type="string">
            <text:p>1899011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7.095</text:p>
          </table:table-cell>
          <table:table-cell office:value-type="string">
            <text:p>4.25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58815</text:p>
          </table:table-cell>
          <table:table-cell office:value-type="string">
            <text:p>-73.603655</text:p>
          </table:table-cell>
          <table:table-cell office:value-type="string">
            <text:p>1413</text:p>
          </table:table-cell>
        </table:table-row>
        <table:table-row>
          <table:table-cell office:value-type="string">
            <text:p>SEYA-05</text:p>
          </table:table-cell>
          <table:table-cell office:value-type="string">
            <text:p>EL JARDIN</text:p>
          </table:table-cell>
          <table:table-cell office:value-type="string">
            <text:p>Orgánico</text:p>
          </table:table-cell>
          <table:table-cell office:value-type="string">
            <text:p>1899016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8.674</text:p>
          </table:table-cell>
          <table:table-cell office:value-type="string">
            <text:p>12.4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78918</text:p>
          </table:table-cell>
          <table:table-cell office:value-type="string">
            <text:p>-73.568833</text:p>
          </table:table-cell>
          <table:table-cell office:value-type="string">
            <text:p>1449</text:p>
          </table:table-cell>
        </table:table-row>
        <table:table-row>
          <table:table-cell office:value-type="string">
            <text:p>SK-01</text:p>
          </table:table-cell>
          <table:table-cell office:value-type="string">
            <text:p>LAS PAVAS</text:p>
          </table:table-cell>
          <table:table-cell office:value-type="string">
            <text:p>T2</text:p>
          </table:table-cell>
          <table:table-cell office:value-type="string">
            <text:p>12435732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string">
            <text:p>700</text:p>
          </table:table-cell>
          <table:table-cell office:value-type="string">
            <text:p>882</text:p>
          </table:table-cell>
          <table:table-cell office:value-type="string">
            <text:p>20</text:p>
          </table:table-cell>
          <table:table-cell office:value-type="string">
            <text:p>112</text:p>
          </table:table-cell>
          <table:table-cell office:value-type="string">
            <text:p>10.441606</text:p>
          </table:table-cell>
          <table:table-cell office:value-type="string">
            <text:p>-73.595221</text:p>
          </table:table-cell>
          <table:table-cell office:value-type="string">
            <text:p>1269</text:p>
          </table:table-cell>
        </table:table-row>
        <table:table-row>
          <table:table-cell office:value-type="string">
            <text:p>SP-01</text:p>
          </table:table-cell>
          <table:table-cell office:value-type="string">
            <text:p>EL JORDAN</text:p>
          </table:table-cell>
          <table:table-cell office:value-type="string">
            <text:p>Orgánico</text:p>
          </table:table-cell>
          <table:table-cell office:value-type="string">
            <text:p>4970006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2.900</text:p>
          </table:table-cell>
          <table:table-cell office:value-type="string">
            <text:p>3.54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980317</text:p>
          </table:table-cell>
          <table:table-cell office:value-type="string">
            <text:p>-73508</text:p>
          </table:table-cell>
          <table:table-cell office:value-type="string">
            <text:p>1687</text:p>
          </table:table-cell>
        </table:table-row>
        <table:table-row>
          <table:table-cell office:value-type="string">
            <text:p>SP-03</text:p>
          </table:table-cell>
          <table:table-cell office:value-type="string">
            <text:p>MI TEROSO</text:p>
          </table:table-cell>
          <table:table-cell office:value-type="string">
            <text:p>Orgánico</text:p>
          </table:table-cell>
          <table:table-cell office:value-type="string">
            <text:p>4979664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2.400</text:p>
          </table:table-cell>
          <table:table-cell office:value-type="string">
            <text:p>2.53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961585</text:p>
          </table:table-cell>
          <table:table-cell office:value-type="string">
            <text:p>-73.5921</text:p>
          </table:table-cell>
          <table:table-cell office:value-type="string">
            <text:p>1622</text:p>
          </table:table-cell>
        </table:table-row>
        <table:table-row>
          <table:table-cell office:value-type="string">
            <text:p>SP-104</text:p>
          </table:table-cell>
          <table:table-cell office:value-type="string">
            <text:p>Las Brisas</text:p>
          </table:table-cell>
          <table:table-cell office:value-type="string">
            <text:p>Orgánico</text:p>
          </table:table-cell>
          <table:table-cell office:value-type="string">
            <text:p>92704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452</text:p>
          </table:table-cell>
          <table:table-cell office:value-type="string">
            <text:p>70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880277778</text:p>
          </table:table-cell>
          <table:table-cell office:value-type="string">
            <text:p>-73.58333333</text:p>
          </table:table-cell>
          <table:table-cell office:value-type="string">
            <text:p>1800</text:p>
          </table:table-cell>
        </table:table-row>
        <table:table-row>
          <table:table-cell office:value-type="string">
            <text:p>SP-105</text:p>
          </table:table-cell>
          <table:table-cell office:value-type="string">
            <text:p>LOS CORAZONES</text:p>
          </table:table-cell>
          <table:table-cell office:value-type="string">
            <text:p>Orgánico</text:p>
          </table:table-cell>
          <table:table-cell office:value-type="string">
            <text:p>106520414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2.800</text:p>
          </table:table-cell>
          <table:table-cell office:value-type="string">
            <text:p>2.52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974735</text:p>
          </table:table-cell>
          <table:table-cell office:value-type="string">
            <text:p>-73.5744</text:p>
          </table:table-cell>
          <table:table-cell office:value-type="string">
            <text:p>1520</text:p>
          </table:table-cell>
        </table:table-row>
        <table:table-row>
          <table:table-cell office:value-type="string">
            <text:p>SP-24</text:p>
          </table:table-cell>
          <table:table-cell office:value-type="string">
            <text:p>SANTA RITA</text:p>
          </table:table-cell>
          <table:table-cell office:value-type="string">
            <text:p>Orgánico</text:p>
          </table:table-cell>
          <table:table-cell office:value-type="string">
            <text:p>2913396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4.000</text:p>
          </table:table-cell>
          <table:table-cell office:value-type="string">
            <text:p>4.7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972232</text:p>
          </table:table-cell>
          <table:table-cell office:value-type="string">
            <text:p>-73.56123</text:p>
          </table:table-cell>
          <table:table-cell office:value-type="string">
            <text:p>1596</text:p>
          </table:table-cell>
        </table:table-row>
        <table:table-row>
          <table:table-cell office:value-type="string">
            <text:p>SP-25</text:p>
          </table:table-cell>
          <table:table-cell office:value-type="string">
            <text:p>ALEMANIA</text:p>
          </table:table-cell>
          <table:table-cell office:value-type="string">
            <text:p>Orgánico</text:p>
          </table:table-cell>
          <table:table-cell office:value-type="string">
            <text:p>4968795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5.700</text:p>
          </table:table-cell>
          <table:table-cell office:value-type="string">
            <text:p>7.57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973675</text:p>
          </table:table-cell>
          <table:table-cell office:value-type="string">
            <text:p>-73.59815</text:p>
          </table:table-cell>
          <table:table-cell office:value-type="string">
            <text:p>1478</text:p>
          </table:table-cell>
        </table:table-row>
        <table:table-row>
          <table:table-cell office:value-type="string">
            <text:p>SP-27</text:p>
          </table:table-cell>
          <table:table-cell office:value-type="string">
            <text:p>EL TESORO</text:p>
          </table:table-cell>
          <table:table-cell office:value-type="string">
            <text:p>Orgánico</text:p>
          </table:table-cell>
          <table:table-cell office:value-type="string">
            <text:p>7933195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5.75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961666667</text:p>
          </table:table-cell>
          <table:table-cell office:value-type="string">
            <text:p>-73.68888889</text:p>
          </table:table-cell>
          <table:table-cell office:value-type="string">
            <text:p>1200</text:p>
          </table:table-cell>
        </table:table-row>
        <table:table-row>
          <table:table-cell office:value-type="string">
            <text:p>SP-32</text:p>
          </table:table-cell>
          <table:table-cell office:value-type="string">
            <text:p>EL REGRESO</text:p>
          </table:table-cell>
          <table:table-cell office:value-type="string">
            <text:p>Orgánico</text:p>
          </table:table-cell>
          <table:table-cell office:value-type="string">
            <text:p>7715905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5.700</text:p>
          </table:table-cell>
          <table:table-cell office:value-type="string">
            <text:p>5.3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974088</text:p>
          </table:table-cell>
          <table:table-cell office:value-type="string">
            <text:p>-73.47858</text:p>
          </table:table-cell>
          <table:table-cell office:value-type="string">
            <text:p>1825</text:p>
          </table:table-cell>
        </table:table-row>
        <table:table-row>
          <table:table-cell office:value-type="string">
            <text:p>SP-41</text:p>
          </table:table-cell>
          <table:table-cell office:value-type="string">
            <text:p>EL PROGRESO</text:p>
          </table:table-cell>
          <table:table-cell office:value-type="string">
            <text:p>Orgánico</text:p>
          </table:table-cell>
          <table:table-cell office:value-type="string">
            <text:p>53290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4.800</text:p>
          </table:table-cell>
          <table:table-cell office:value-type="string">
            <text:p>4.92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42686</text:p>
          </table:table-cell>
          <table:table-cell office:value-type="string">
            <text:p>-73.225363</text:p>
          </table:table-cell>
          <table:table-cell office:value-type="string">
            <text:p>153</text:p>
          </table:table-cell>
        </table:table-row>
        <table:table-row>
          <table:table-cell office:value-type="string">
            <text:p>SP-43</text:p>
          </table:table-cell>
          <table:table-cell office:value-type="string">
            <text:p>EL EDEN</text:p>
          </table:table-cell>
          <table:table-cell office:value-type="string">
            <text:p>Orgánico</text:p>
          </table:table-cell>
          <table:table-cell office:value-type="string">
            <text:p>7715815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7.704</text:p>
          </table:table-cell>
          <table:table-cell office:value-type="string">
            <text:p>6.08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961578</text:p>
          </table:table-cell>
          <table:table-cell office:value-type="string">
            <text:p>-73.60238</text:p>
          </table:table-cell>
          <table:table-cell office:value-type="string">
            <text:p>1591</text:p>
          </table:table-cell>
        </table:table-row>
        <table:table-row>
          <table:table-cell office:value-type="string">
            <text:p>SP-62</text:p>
          </table:table-cell>
          <table:table-cell office:value-type="string">
            <text:p>LAS QUEBRADITAS</text:p>
          </table:table-cell>
          <table:table-cell office:value-type="string">
            <text:p>Orgánico</text:p>
          </table:table-cell>
          <table:table-cell office:value-type="string">
            <text:p>1964546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5.700</text:p>
          </table:table-cell>
          <table:table-cell office:value-type="string">
            <text:p>6.40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969222222</text:p>
          </table:table-cell>
          <table:table-cell office:value-type="string">
            <text:p>-73.90055556</text:p>
          </table:table-cell>
          <table:table-cell office:value-type="string">
            <text:p>1683</text:p>
          </table:table-cell>
        </table:table-row>
        <table:table-row>
          <table:table-cell office:value-type="string">
            <text:p>SPA-02</text:p>
          </table:table-cell>
          <table:table-cell office:value-type="string">
            <text:p>LOS MANANTIALES</text:p>
          </table:table-cell>
          <table:table-cell office:value-type="string">
            <text:p>Orgánico</text:p>
          </table:table-cell>
          <table:table-cell office:value-type="string">
            <text:p>1895862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2.000</text:p>
          </table:table-cell>
          <table:table-cell office:value-type="string">
            <text:p>10.72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96146833</text:p>
          </table:table-cell>
          <table:table-cell office:value-type="string">
            <text:p>-73.109436</text:p>
          </table:table-cell>
          <table:table-cell office:value-type="string">
            <text:p>1322</text:p>
          </table:table-cell>
        </table:table-row>
        <table:table-row>
          <table:table-cell office:value-type="string">
            <text:p>SPA-03</text:p>
          </table:table-cell>
          <table:table-cell office:value-type="string">
            <text:p>LOS RECUERDOS</text:p>
          </table:table-cell>
          <table:table-cell office:value-type="string">
            <text:p>Orgánico</text:p>
          </table:table-cell>
          <table:table-cell office:value-type="string">
            <text:p>7715997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2.500</text:p>
          </table:table-cell>
          <table:table-cell office:value-type="string">
            <text:p>2.9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968224</text:p>
          </table:table-cell>
          <table:table-cell office:value-type="string">
            <text:p>-73.86977</text:p>
          </table:table-cell>
          <table:table-cell office:value-type="string">
            <text:p>1706</text:p>
          </table:table-cell>
        </table:table-row>
        <table:table-row>
          <table:table-cell office:value-type="string">
            <text:p>SPA-04</text:p>
          </table:table-cell>
          <table:table-cell office:value-type="string">
            <text:p>LA ESPERANZA</text:p>
          </table:table-cell>
          <table:table-cell office:value-type="string">
            <text:p>Orgánico</text:p>
          </table:table-cell>
          <table:table-cell office:value-type="string">
            <text:p>4969233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2.600</text:p>
          </table:table-cell>
          <table:table-cell office:value-type="string">
            <text:p>2.24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966248</text:p>
          </table:table-cell>
          <table:table-cell office:value-type="string">
            <text:p>-73.95301</text:p>
          </table:table-cell>
          <table:table-cell office:value-type="string">
            <text:p>1563</text:p>
          </table:table-cell>
        </table:table-row>
        <table:table-row>
          <table:table-cell office:value-type="string">
            <text:p>SPA-100</text:p>
          </table:table-cell>
          <table:table-cell office:value-type="string">
            <text:p>LA FLORESTA</text:p>
          </table:table-cell>
          <table:table-cell office:value-type="string">
            <text:p>Orgánico</text:p>
          </table:table-cell>
          <table:table-cell office:value-type="string">
            <text:p>1895914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2.300</text:p>
          </table:table-cell>
          <table:table-cell office:value-type="string">
            <text:p>2.2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970218</text:p>
          </table:table-cell>
          <table:table-cell office:value-type="string">
            <text:p>-73.85903</text:p>
          </table:table-cell>
          <table:table-cell office:value-type="string">
            <text:p>1669</text:p>
          </table:table-cell>
        </table:table-row>
        <table:table-row>
          <table:table-cell office:value-type="string">
            <text:p>SPA-50</text:p>
          </table:table-cell>
          <table:table-cell office:value-type="string">
            <text:p>VISTA ALEGRE</text:p>
          </table:table-cell>
          <table:table-cell office:value-type="string">
            <text:p>Orgánico</text:p>
          </table:table-cell>
          <table:table-cell office:value-type="string">
            <text:p>2457505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3.800</text:p>
          </table:table-cell>
          <table:table-cell office:value-type="string">
            <text:p>4.50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964643</text:p>
          </table:table-cell>
          <table:table-cell office:value-type="string">
            <text:p>-73.86623</text:p>
          </table:table-cell>
          <table:table-cell office:value-type="string">
            <text:p>1581</text:p>
          </table:table-cell>
        </table:table-row>
        <table:table-row>
          <table:table-cell office:value-type="string">
            <text:p>SPA-51</text:p>
          </table:table-cell>
          <table:table-cell office:value-type="string">
            <text:p>GESAL</text:p>
          </table:table-cell>
          <table:table-cell office:value-type="string">
            <text:p>Orgánico</text:p>
          </table:table-cell>
          <table:table-cell office:value-type="string">
            <text:p>973538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2.200</text:p>
          </table:table-cell>
          <table:table-cell office:value-type="string">
            <text:p>1.59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964673</text:p>
          </table:table-cell>
          <table:table-cell office:value-type="string">
            <text:p>-73.86207</text:p>
          </table:table-cell>
          <table:table-cell office:value-type="string">
            <text:p>1595</text:p>
          </table:table-cell>
        </table:table-row>
        <table:table-row>
          <table:table-cell office:value-type="string">
            <text:p>SPA-55</text:p>
          </table:table-cell>
          <table:table-cell office:value-type="string">
            <text:p>BUENA VISTA</text:p>
          </table:table-cell>
          <table:table-cell office:value-type="string">
            <text:p>Orgánico</text:p>
          </table:table-cell>
          <table:table-cell office:value-type="string">
            <text:p>7715990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3.900</text:p>
          </table:table-cell>
          <table:table-cell office:value-type="string">
            <text:p>2.8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978367</text:p>
          </table:table-cell>
          <table:table-cell office:value-type="string">
            <text:p>-73.110706</text:p>
          </table:table-cell>
          <table:table-cell office:value-type="string">
            <text:p>1221</text:p>
          </table:table-cell>
        </table:table-row>
        <table:table-row>
          <table:table-cell office:value-type="string">
            <text:p>SPA-66</text:p>
          </table:table-cell>
          <table:table-cell office:value-type="string">
            <text:p>EL COMIENZO</text:p>
          </table:table-cell>
          <table:table-cell office:value-type="string">
            <text:p>Orgánico</text:p>
          </table:table-cell>
          <table:table-cell office:value-type="string">
            <text:p>67919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300</text:p>
          </table:table-cell>
          <table:table-cell office:value-type="string">
            <text:p>3.11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978364</text:p>
          </table:table-cell>
          <table:table-cell office:value-type="string">
            <text:p>-73.110698</text:p>
          </table:table-cell>
          <table:table-cell office:value-type="string">
            <text:p>1223</text:p>
          </table:table-cell>
        </table:table-row>
        <table:table-row>
          <table:table-cell office:value-type="string">
            <text:p>SPA-76</text:p>
          </table:table-cell>
          <table:table-cell office:value-type="string">
            <text:p>LA ILUSION</text:p>
          </table:table-cell>
          <table:table-cell office:value-type="string">
            <text:p>Orgánico</text:p>
          </table:table-cell>
          <table:table-cell office:value-type="string">
            <text:p>7715060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5.500</text:p>
          </table:table-cell>
          <table:table-cell office:value-type="string">
            <text:p>4.37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963595</text:p>
          </table:table-cell>
          <table:table-cell office:value-type="string">
            <text:p>-73.108216</text:p>
          </table:table-cell>
          <table:table-cell office:value-type="string">
            <text:p>1212</text:p>
          </table:table-cell>
        </table:table-row>
        <table:table-row>
          <table:table-cell office:value-type="string">
            <text:p>SPA-78</text:p>
          </table:table-cell>
          <table:table-cell office:value-type="string">
            <text:p>LA ESMERALDA</text:p>
          </table:table-cell>
          <table:table-cell office:value-type="string">
            <text:p>Orgánico</text:p>
          </table:table-cell>
          <table:table-cell office:value-type="string">
            <text:p>4969029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850</text:p>
          </table:table-cell>
          <table:table-cell office:value-type="string">
            <text:p>63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963595</text:p>
          </table:table-cell>
          <table:table-cell office:value-type="string">
            <text:p>-73.108216</text:p>
          </table:table-cell>
          <table:table-cell office:value-type="string">
            <text:p>1212</text:p>
          </table:table-cell>
        </table:table-row>
        <table:table-row>
          <table:table-cell office:value-type="string">
            <text:p>SPA-87</text:p>
          </table:table-cell>
          <table:table-cell office:value-type="string">
            <text:p>EL MILAGRO</text:p>
          </table:table-cell>
          <table:table-cell office:value-type="string">
            <text:p>Orgánico</text:p>
          </table:table-cell>
          <table:table-cell office:value-type="string">
            <text:p>594714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7.900</text:p>
          </table:table-cell>
          <table:table-cell office:value-type="string">
            <text:p>7.0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980335</text:p>
          </table:table-cell>
          <table:table-cell office:value-type="string">
            <text:p>-73.79603</text:p>
          </table:table-cell>
          <table:table-cell office:value-type="string">
            <text:p>1705</text:p>
          </table:table-cell>
        </table:table-row>
        <table:table-row>
          <table:table-cell office:value-type="string">
            <text:p>SPA-90</text:p>
          </table:table-cell>
          <table:table-cell office:value-type="string">
            <text:p>LAS GUARUMERAS</text:p>
          </table:table-cell>
          <table:table-cell office:value-type="string">
            <text:p>Orgánico</text:p>
          </table:table-cell>
          <table:table-cell office:value-type="string">
            <text:p>189356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950</text:p>
          </table:table-cell>
          <table:table-cell office:value-type="string">
            <text:p>2.44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977952</text:p>
          </table:table-cell>
          <table:table-cell office:value-type="string">
            <text:p>-73.10183</text:p>
          </table:table-cell>
          <table:table-cell office:value-type="string">
            <text:p>1301</text:p>
          </table:table-cell>
        </table:table-row>
        <table:table-row>
          <table:table-cell office:value-type="string">
            <text:p>SPA-94</text:p>
          </table:table-cell>
          <table:table-cell office:value-type="string">
            <text:p>EL DIAMANTE</text:p>
          </table:table-cell>
          <table:table-cell office:value-type="string">
            <text:p>Orgánico</text:p>
          </table:table-cell>
          <table:table-cell office:value-type="string">
            <text:p>1248810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6.000</text:p>
          </table:table-cell>
          <table:table-cell office:value-type="string">
            <text:p>4.400</text:p>
          </table:table-cell>
          <table:table-cell office:value-type="string">
            <text:p>600</text:p>
          </table:table-cell>
          <table:table-cell office:value-type="string">
            <text:p>800</text:p>
          </table:table-cell>
          <table:table-cell office:value-type="string">
            <text:p>9.969682</text:p>
          </table:table-cell>
          <table:table-cell office:value-type="string">
            <text:p>-73.104505</text:p>
          </table:table-cell>
          <table:table-cell office:value-type="string">
            <text:p>1280</text:p>
          </table:table-cell>
        </table:table-row>
        <table:table-row>
          <table:table-cell office:value-type="string">
            <text:p>SPA-98</text:p>
          </table:table-cell>
          <table:table-cell office:value-type="string">
            <text:p>BELLA VISTA</text:p>
          </table:table-cell>
          <table:table-cell office:value-type="string">
            <text:p>Orgánico</text:p>
          </table:table-cell>
          <table:table-cell office:value-type="string">
            <text:p>977602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9.300</text:p>
          </table:table-cell>
          <table:table-cell office:value-type="string">
            <text:p>9.10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964032</text:p>
          </table:table-cell>
          <table:table-cell office:value-type="string">
            <text:p>-73.87202</text:p>
          </table:table-cell>
          <table:table-cell office:value-type="string">
            <text:p>1396</text:p>
          </table:table-cell>
        </table:table-row>
        <table:table-row>
          <table:table-cell office:value-type="string">
            <text:p>SPA-99</text:p>
          </table:table-cell>
          <table:table-cell office:value-type="string">
            <text:p>LA ESPERANZA</text:p>
          </table:table-cell>
          <table:table-cell office:value-type="string">
            <text:p>Orgánico</text:p>
          </table:table-cell>
          <table:table-cell office:value-type="string">
            <text:p>4969868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2.800</text:p>
          </table:table-cell>
          <table:table-cell office:value-type="string">
            <text:p>2.75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970102</text:p>
          </table:table-cell>
          <table:table-cell office:value-type="string">
            <text:p>-73.87285</text:p>
          </table:table-cell>
          <table:table-cell office:value-type="string">
            <text:p>1669</text:p>
          </table:table-cell>
        </table:table-row>
        <table:table-row>
          <table:table-cell office:value-type="string">
            <text:p>SPB-03</text:p>
          </table:table-cell>
          <table:table-cell office:value-type="string">
            <text:p>LA CABAÑA</text:p>
          </table:table-cell>
          <table:table-cell office:value-type="string">
            <text:p>Orgánico</text:p>
          </table:table-cell>
          <table:table-cell office:value-type="string">
            <text:p>1893810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13.618</text:p>
          </table:table-cell>
          <table:table-cell office:value-type="string">
            <text:p>12.288</text:p>
          </table:table-cell>
          <table:table-cell office:value-type="string">
            <text:p>500</text:p>
          </table:table-cell>
          <table:table-cell office:value-type="string">
            <text:p>810</text:p>
          </table:table-cell>
          <table:table-cell office:value-type="string">
            <text:p>9.983025</text:p>
          </table:table-cell>
          <table:table-cell office:value-type="string">
            <text:p>-73.96666</text:p>
          </table:table-cell>
          <table:table-cell office:value-type="string">
            <text:p>1089</text:p>
          </table:table-cell>
        </table:table-row>
        <table:table-row>
          <table:table-cell office:value-type="string">
            <text:p>SPB-04</text:p>
          </table:table-cell>
          <table:table-cell office:value-type="string">
            <text:p>LOS GUANABANOS</text:p>
          </table:table-cell>
          <table:table-cell office:value-type="string">
            <text:p>T2</text:p>
          </table:table-cell>
          <table:table-cell office:value-type="string">
            <text:p>106771983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4.500</text:p>
          </table:table-cell>
          <table:table-cell office:value-type="string">
            <text:p>4.050</text:p>
          </table:table-cell>
          <table:table-cell office:value-type="string">
            <text:p>5500</text:p>
          </table:table-cell>
          <table:table-cell office:value-type="string">
            <text:p>5500</text:p>
          </table:table-cell>
          <table:table-cell office:value-type="string">
            <text:p>10.042687</text:p>
          </table:table-cell>
          <table:table-cell office:value-type="string">
            <text:p>-73.225374</text:p>
          </table:table-cell>
          <table:table-cell office:value-type="string">
            <text:p>153</text:p>
          </table:table-cell>
        </table:table-row>
        <table:table-row>
          <table:table-cell office:value-type="string">
            <text:p>SPCF-01</text:p>
          </table:table-cell>
          <table:table-cell office:value-type="string">
            <text:p>LAS VIOLETAS</text:p>
          </table:table-cell>
          <table:table-cell office:value-type="string">
            <text:p>T3</text:p>
          </table:table-cell>
          <table:table-cell office:value-type="string">
            <text:p>4969099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4.900</text:p>
          </table:table-cell>
          <table:table-cell office:value-type="string">
            <text:p>7.14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8634</text:p>
          </table:table-cell>
          <table:table-cell office:value-type="string">
            <text:p>-73.41942</text:p>
          </table:table-cell>
          <table:table-cell office:value-type="string">
            <text:p>1754</text:p>
          </table:table-cell>
        </table:table-row>
        <table:table-row>
          <table:table-cell office:value-type="string">
            <text:p>SPCF-02</text:p>
          </table:table-cell>
          <table:table-cell office:value-type="string">
            <text:p>LA PROSPERIDAD</text:p>
          </table:table-cell>
          <table:table-cell office:value-type="string">
            <text:p>T3</text:p>
          </table:table-cell>
          <table:table-cell office:value-type="string">
            <text:p>110280205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3.200</text:p>
          </table:table-cell>
          <table:table-cell office:value-type="string">
            <text:p>3.30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8636</text:p>
          </table:table-cell>
          <table:table-cell office:value-type="string">
            <text:p>-73.41917</text:p>
          </table:table-cell>
          <table:table-cell office:value-type="string">
            <text:p>1765</text:p>
          </table:table-cell>
        </table:table-row>
        <table:table-row>
          <table:table-cell office:value-type="string">
            <text:p>SPCF-04</text:p>
          </table:table-cell>
          <table:table-cell office:value-type="string">
            <text:p>EL PRINCIPIO</text:p>
          </table:table-cell>
          <table:table-cell office:value-type="string">
            <text:p>T3</text:p>
          </table:table-cell>
          <table:table-cell office:value-type="string">
            <text:p>771556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5.500</text:p>
          </table:table-cell>
          <table:table-cell office:value-type="string">
            <text:p>5.55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4445</text:p>
          </table:table-cell>
          <table:table-cell office:value-type="string">
            <text:p>-73.3366</text:p>
          </table:table-cell>
          <table:table-cell office:value-type="string">
            <text:p>1872</text:p>
          </table:table-cell>
        </table:table-row>
        <table:table-row>
          <table:table-cell office:value-type="string">
            <text:p>SPCF-07</text:p>
          </table:table-cell>
          <table:table-cell office:value-type="string">
            <text:p>BUENOS AIRES</text:p>
          </table:table-cell>
          <table:table-cell office:value-type="string">
            <text:p>T3</text:p>
          </table:table-cell>
          <table:table-cell office:value-type="string">
            <text:p>1893812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5.600</text:p>
          </table:table-cell>
          <table:table-cell office:value-type="string">
            <text:p>5.44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4523</text:p>
          </table:table-cell>
          <table:table-cell office:value-type="string">
            <text:p>-73.34693</text:p>
          </table:table-cell>
          <table:table-cell office:value-type="string">
            <text:p>1874</text:p>
          </table:table-cell>
        </table:table-row>
        <table:table-row>
          <table:table-cell office:value-type="string">
            <text:p>SPCF-08</text:p>
          </table:table-cell>
          <table:table-cell office:value-type="string">
            <text:p>MANO DE DIOS</text:p>
          </table:table-cell>
          <table:table-cell office:value-type="string">
            <text:p>T3</text:p>
          </table:table-cell>
          <table:table-cell office:value-type="string">
            <text:p>7715963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7.300</text:p>
          </table:table-cell>
          <table:table-cell office:value-type="string">
            <text:p>7.91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094</text:p>
          </table:table-cell>
          <table:table-cell office:value-type="string">
            <text:p>-73.36902</text:p>
          </table:table-cell>
          <table:table-cell office:value-type="string">
            <text:p>1917</text:p>
          </table:table-cell>
        </table:table-row>
        <table:table-row>
          <table:table-cell office:value-type="string">
            <text:p>SPCF-09</text:p>
          </table:table-cell>
          <table:table-cell office:value-type="string">
            <text:p>EL PORVENIR</text:p>
          </table:table-cell>
          <table:table-cell office:value-type="string">
            <text:p>T3</text:p>
          </table:table-cell>
          <table:table-cell office:value-type="string">
            <text:p>4969720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4.700</text:p>
          </table:table-cell>
          <table:table-cell office:value-type="string">
            <text:p>5.27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1911</text:p>
          </table:table-cell>
          <table:table-cell office:value-type="string">
            <text:p>-73.38978</text:p>
          </table:table-cell>
          <table:table-cell office:value-type="string">
            <text:p>1865</text:p>
          </table:table-cell>
        </table:table-row>
        <table:table-row>
          <table:table-cell office:value-type="string">
            <text:p>SPCF-13</text:p>
          </table:table-cell>
          <table:table-cell office:value-type="string">
            <text:p>MONTE FRESCO</text:p>
          </table:table-cell>
          <table:table-cell office:value-type="string">
            <text:p>T3</text:p>
          </table:table-cell>
          <table:table-cell office:value-type="string">
            <text:p>7715584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10.000</text:p>
          </table:table-cell>
          <table:table-cell office:value-type="string">
            <text:p>11.89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80604</text:p>
          </table:table-cell>
          <table:table-cell office:value-type="string">
            <text:p>-73.68992</text:p>
          </table:table-cell>
          <table:table-cell office:value-type="string">
            <text:p>1741</text:p>
          </table:table-cell>
        </table:table-row>
        <table:table-row>
          <table:table-cell office:value-type="string">
            <text:p>SPCF-14</text:p>
          </table:table-cell>
          <table:table-cell office:value-type="string">
            <text:p>BUENA SUERTE</text:p>
          </table:table-cell>
          <table:table-cell office:value-type="string">
            <text:p>T3</text:p>
          </table:table-cell>
          <table:table-cell office:value-type="string">
            <text:p>7715671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6.800</text:p>
          </table:table-cell>
          <table:table-cell office:value-type="string">
            <text:p>9.83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69077</text:p>
          </table:table-cell>
          <table:table-cell office:value-type="string">
            <text:p>-73.34622</text:p>
          </table:table-cell>
          <table:table-cell office:value-type="string">
            <text:p>1919</text:p>
          </table:table-cell>
        </table:table-row>
        <table:table-row>
          <table:table-cell office:value-type="string">
            <text:p>SPD-04</text:p>
          </table:table-cell>
          <table:table-cell office:value-type="string">
            <text:p>CASANARE</text:p>
          </table:table-cell>
          <table:table-cell office:value-type="string">
            <text:p>Orgánico</text:p>
          </table:table-cell>
          <table:table-cell office:value-type="string">
            <text:p>77151014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22.338</text:p>
          </table:table-cell>
          <table:table-cell office:value-type="string">
            <text:p>21.06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9877</text:p>
          </table:table-cell>
          <table:table-cell office:value-type="string">
            <text:p>-73.91445</text:p>
          </table:table-cell>
          <table:table-cell office:value-type="string">
            <text:p>1060</text:p>
          </table:table-cell>
        </table:table-row>
        <table:table-row>
          <table:table-cell office:value-type="string">
            <text:p>SPD-05</text:p>
          </table:table-cell>
          <table:table-cell office:value-type="string">
            <text:p>EL PORVENIR</text:p>
          </table:table-cell>
          <table:table-cell office:value-type="string">
            <text:p>Orgánico</text:p>
          </table:table-cell>
          <table:table-cell office:value-type="string">
            <text:p>18930527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12.600</text:p>
          </table:table-cell>
          <table:table-cell office:value-type="string">
            <text:p>13.8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4238</text:p>
          </table:table-cell>
          <table:table-cell office:value-type="string">
            <text:p>-73.101858</text:p>
          </table:table-cell>
          <table:table-cell office:value-type="string">
            <text:p>1160</text:p>
          </table:table-cell>
        </table:table-row>
        <table:table-row>
          <table:table-cell office:value-type="string">
            <text:p>SPD-14</text:p>
          </table:table-cell>
          <table:table-cell office:value-type="string">
            <text:p>NORMANDIA</text:p>
          </table:table-cell>
          <table:table-cell office:value-type="string">
            <text:p>Orgánico</text:p>
          </table:table-cell>
          <table:table-cell office:value-type="string">
            <text:p>1007249688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8.300</text:p>
          </table:table-cell>
          <table:table-cell office:value-type="string">
            <text:p>10.298</text:p>
          </table:table-cell>
          <table:table-cell office:value-type="string">
            <text:p>1800</text:p>
          </table:table-cell>
          <table:table-cell office:value-type="string">
            <text:p>2880</text:p>
          </table:table-cell>
          <table:table-cell office:value-type="string">
            <text:p>10.49432</text:p>
          </table:table-cell>
          <table:table-cell office:value-type="string">
            <text:p>-73.95821</text:p>
          </table:table-cell>
          <table:table-cell office:value-type="string">
            <text:p>1125</text:p>
          </table:table-cell>
        </table:table-row>
        <table:table-row>
          <table:table-cell office:value-type="string">
            <text:p>SPD-18</text:p>
          </table:table-cell>
          <table:table-cell office:value-type="string">
            <text:p>EL TANGANAZO</text:p>
          </table:table-cell>
          <table:table-cell office:value-type="string">
            <text:p>Orgánico</text:p>
          </table:table-cell>
          <table:table-cell office:value-type="string">
            <text:p>4969243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4.200</text:p>
          </table:table-cell>
          <table:table-cell office:value-type="string">
            <text:p>5.1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0125</text:p>
          </table:table-cell>
          <table:table-cell office:value-type="string">
            <text:p>-73.91423</text:p>
          </table:table-cell>
          <table:table-cell office:value-type="string">
            <text:p>1049</text:p>
          </table:table-cell>
        </table:table-row>
        <table:table-row>
          <table:table-cell office:value-type="string">
            <text:p>SPD-21</text:p>
          </table:table-cell>
          <table:table-cell office:value-type="string">
            <text:p>EL PROGRESO</text:p>
          </table:table-cell>
          <table:table-cell office:value-type="string">
            <text:p>Orgánico</text:p>
          </table:table-cell>
          <table:table-cell office:value-type="string">
            <text:p>85440284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3.800</text:p>
          </table:table-cell>
          <table:table-cell office:value-type="string">
            <text:p>2.48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27</text:p>
          </table:table-cell>
          <table:table-cell office:value-type="string">
            <text:p>-73.43</text:p>
          </table:table-cell>
          <table:table-cell office:value-type="string">
            <text:p>1663</text:p>
          </table:table-cell>
        </table:table-row>
        <table:table-row>
          <table:table-cell office:value-type="string">
            <text:p>SPD-22</text:p>
          </table:table-cell>
          <table:table-cell office:value-type="string">
            <text:p>LA ESMERALDA</text:p>
          </table:table-cell>
          <table:table-cell office:value-type="string">
            <text:p>Orgánico</text:p>
          </table:table-cell>
          <table:table-cell office:value-type="string">
            <text:p>4969110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4.500</text:p>
          </table:table-cell>
          <table:table-cell office:value-type="string">
            <text:p>2.85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3438</text:p>
          </table:table-cell>
          <table:table-cell office:value-type="string">
            <text:p>-73.76763</text:p>
          </table:table-cell>
          <table:table-cell office:value-type="string">
            <text:p>1482</text:p>
          </table:table-cell>
        </table:table-row>
        <table:table-row>
          <table:table-cell office:value-type="string">
            <text:p>SPD-23</text:p>
          </table:table-cell>
          <table:table-cell office:value-type="string">
            <text:p>LAS DALIAS</text:p>
          </table:table-cell>
          <table:table-cell office:value-type="string">
            <text:p>Orgánico</text:p>
          </table:table-cell>
          <table:table-cell office:value-type="string">
            <text:p>841201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6.400</text:p>
          </table:table-cell>
          <table:table-cell office:value-type="string">
            <text:p>5.99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0583</text:p>
          </table:table-cell>
          <table:table-cell office:value-type="string">
            <text:p>-73.76956</text:p>
          </table:table-cell>
          <table:table-cell office:value-type="string">
            <text:p>1467</text:p>
          </table:table-cell>
        </table:table-row>
        <table:table-row>
          <table:table-cell office:value-type="string">
            <text:p>SPD-27</text:p>
          </table:table-cell>
          <table:table-cell office:value-type="string">
            <text:p>LA REFORMA</text:p>
          </table:table-cell>
          <table:table-cell office:value-type="string">
            <text:p>Orgánico</text:p>
          </table:table-cell>
          <table:table-cell office:value-type="string">
            <text:p>1893842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18.158</text:p>
          </table:table-cell>
          <table:table-cell office:value-type="string">
            <text:p>15.08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139</text:p>
          </table:table-cell>
          <table:table-cell office:value-type="string">
            <text:p>-73.87786</text:p>
          </table:table-cell>
          <table:table-cell office:value-type="string">
            <text:p>1208</text:p>
          </table:table-cell>
        </table:table-row>
        <table:table-row>
          <table:table-cell office:value-type="string">
            <text:p>SPD-28</text:p>
          </table:table-cell>
          <table:table-cell office:value-type="string">
            <text:p>EL IDILIO</text:p>
          </table:table-cell>
          <table:table-cell office:value-type="string">
            <text:p>Orgánico</text:p>
          </table:table-cell>
          <table:table-cell office:value-type="string">
            <text:p>77153534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16.600</text:p>
          </table:table-cell>
          <table:table-cell office:value-type="string">
            <text:p>12.28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4849</text:p>
          </table:table-cell>
          <table:table-cell office:value-type="string">
            <text:p>-73.93071</text:p>
          </table:table-cell>
          <table:table-cell office:value-type="string">
            <text:p>1061</text:p>
          </table:table-cell>
        </table:table-row>
        <table:table-row>
          <table:table-cell office:value-type="string">
            <text:p>SPD-29</text:p>
          </table:table-cell>
          <table:table-cell office:value-type="string">
            <text:p>BUENA VISTA</text:p>
          </table:table-cell>
          <table:table-cell office:value-type="string">
            <text:p>Orgánico</text:p>
          </table:table-cell>
          <table:table-cell office:value-type="string">
            <text:p>77153534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17.500</text:p>
          </table:table-cell>
          <table:table-cell office:value-type="string">
            <text:p>17.8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9948</text:p>
          </table:table-cell>
          <table:table-cell office:value-type="string">
            <text:p>-73.88959</text:p>
          </table:table-cell>
          <table:table-cell office:value-type="string">
            <text:p>1341</text:p>
          </table:table-cell>
        </table:table-row>
        <table:table-row>
          <table:table-cell office:value-type="string">
            <text:p>SPD-30</text:p>
          </table:table-cell>
          <table:table-cell office:value-type="string">
            <text:p>FLORIDA 2</text:p>
          </table:table-cell>
          <table:table-cell office:value-type="string">
            <text:p>Orgánico</text:p>
          </table:table-cell>
          <table:table-cell office:value-type="string">
            <text:p>1067717203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11.200</text:p>
          </table:table-cell>
          <table:table-cell office:value-type="string">
            <text:p>10.68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1538</text:p>
          </table:table-cell>
          <table:table-cell office:value-type="string">
            <text:p>-73.1055</text:p>
          </table:table-cell>
          <table:table-cell office:value-type="string">
            <text:p>1160</text:p>
          </table:table-cell>
        </table:table-row>
        <table:table-row>
          <table:table-cell office:value-type="string">
            <text:p>SPD-46</text:p>
          </table:table-cell>
          <table:table-cell office:value-type="string">
            <text:p>LA ESPERANZA</text:p>
          </table:table-cell>
          <table:table-cell office:value-type="string">
            <text:p>T3</text:p>
          </table:table-cell>
          <table:table-cell office:value-type="string">
            <text:p>1050064756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1.800</text:p>
          </table:table-cell>
          <table:table-cell office:value-type="string">
            <text:p>2.40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40178</text:p>
          </table:table-cell>
          <table:table-cell office:value-type="string">
            <text:p>-73.237065</text:p>
          </table:table-cell>
          <table:table-cell office:value-type="string">
            <text:p>134</text:p>
          </table:table-cell>
        </table:table-row>
        <table:table-row>
          <table:table-cell office:value-type="string">
            <text:p>SPF-04</text:p>
          </table:table-cell>
          <table:table-cell office:value-type="string">
            <text:p>VILLA ANTIOQUIA</text:p>
          </table:table-cell>
          <table:table-cell office:value-type="string">
            <text:p>Orgánico</text:p>
          </table:table-cell>
          <table:table-cell office:value-type="string">
            <text:p>70101614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string">
            <text:p>900</text:p>
          </table:table-cell>
          <table:table-cell office:value-type="string">
            <text:p>79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6902</text:p>
          </table:table-cell>
          <table:table-cell office:value-type="string">
            <text:p>-73.146253</text:p>
          </table:table-cell>
          <table:table-cell office:value-type="string">
            <text:p>946</text:p>
          </table:table-cell>
        </table:table-row>
        <table:table-row>
          <table:table-cell office:value-type="string">
            <text:p>SPF-09</text:p>
          </table:table-cell>
          <table:table-cell office:value-type="string">
            <text:p>VILLA CAMPESTRE</text:p>
          </table:table-cell>
          <table:table-cell office:value-type="string">
            <text:p>Orgánico</text:p>
          </table:table-cell>
          <table:table-cell office:value-type="string">
            <text:p>11685064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string">
            <text:p>5.993</text:p>
          </table:table-cell>
          <table:table-cell office:value-type="string">
            <text:p>2.803</text:p>
          </table:table-cell>
          <table:table-cell office:value-type="string">
            <text:p>180</text:p>
          </table:table-cell>
          <table:table-cell office:value-type="string">
            <text:p>180</text:p>
          </table:table-cell>
          <table:table-cell office:value-type="string">
            <text:p>10.6903</text:p>
          </table:table-cell>
          <table:table-cell office:value-type="string">
            <text:p>-73.132827</text:p>
          </table:table-cell>
          <table:table-cell office:value-type="string">
            <text:p>1173</text:p>
          </table:table-cell>
        </table:table-row>
        <table:table-row>
          <table:table-cell office:value-type="string">
            <text:p>SPF-10</text:p>
          </table:table-cell>
          <table:table-cell office:value-type="string">
            <text:p>SAN MARTIN</text:p>
          </table:table-cell>
          <table:table-cell office:value-type="string">
            <text:p>Orgánico</text:p>
          </table:table-cell>
          <table:table-cell office:value-type="string">
            <text:p>18934277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string">
            <text:p>9.798</text:p>
          </table:table-cell>
          <table:table-cell office:value-type="string">
            <text:p>8.94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11947</text:p>
          </table:table-cell>
          <table:table-cell office:value-type="string">
            <text:p>-73.118427</text:p>
          </table:table-cell>
          <table:table-cell office:value-type="string">
            <text:p>1529</text:p>
          </table:table-cell>
        </table:table-row>
        <table:table-row>
          <table:table-cell office:value-type="string">
            <text:p>SPF-11</text:p>
          </table:table-cell>
          <table:table-cell office:value-type="string">
            <text:p>SAN MARTIN ARRIBA</text:p>
          </table:table-cell>
          <table:table-cell office:value-type="string">
            <text:p>Orgánico</text:p>
          </table:table-cell>
          <table:table-cell office:value-type="string">
            <text:p>49689487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string">
            <text:p>7.100</text:p>
          </table:table-cell>
          <table:table-cell office:value-type="string">
            <text:p>7.96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11632</text:p>
          </table:table-cell>
          <table:table-cell office:value-type="string">
            <text:p>-73.117592</text:p>
          </table:table-cell>
          <table:table-cell office:value-type="string">
            <text:p>1581</text:p>
          </table:table-cell>
        </table:table-row>
        <table:table-row>
          <table:table-cell office:value-type="string">
            <text:p>SPF-12</text:p>
          </table:table-cell>
          <table:table-cell office:value-type="string">
            <text:p>MONTE REY</text:p>
          </table:table-cell>
          <table:table-cell office:value-type="string">
            <text:p>T2</text:p>
          </table:table-cell>
          <table:table-cell office:value-type="string">
            <text:p>77153653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200</text:p>
          </table:table-cell>
          <table:table-cell office:value-type="string">
            <text:p>3510</text:p>
          </table:table-cell>
          <table:table-cell office:value-type="string">
            <text:p>9.987002</text:p>
          </table:table-cell>
          <table:table-cell office:value-type="string">
            <text:p>-73.161068</text:p>
          </table:table-cell>
          <table:table-cell office:value-type="string">
            <text:p>698</text:p>
          </table:table-cell>
        </table:table-row>
        <table:table-row>
          <table:table-cell office:value-type="string">
            <text:p>SPF-13</text:p>
          </table:table-cell>
          <table:table-cell office:value-type="string">
            <text:p>LA ESPERANZA</text:p>
          </table:table-cell>
          <table:table-cell office:value-type="string">
            <text:p>T2</text:p>
          </table:table-cell>
          <table:table-cell office:value-type="string">
            <text:p>1065202388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00</text:p>
          </table:table-cell>
          <table:table-cell office:value-type="string">
            <text:p>900</text:p>
          </table:table-cell>
          <table:table-cell office:value-type="string">
            <text:p>9.982018</text:p>
          </table:table-cell>
          <table:table-cell office:value-type="string">
            <text:p>-73.154288</text:p>
          </table:table-cell>
          <table:table-cell office:value-type="string">
            <text:p>741</text:p>
          </table:table-cell>
        </table:table-row>
        <table:table-row>
          <table:table-cell office:value-type="string">
            <text:p>SPF-14</text:p>
          </table:table-cell>
          <table:table-cell office:value-type="string">
            <text:p>EL EDEN</text:p>
          </table:table-cell>
          <table:table-cell office:value-type="string">
            <text:p>T2</text:p>
          </table:table-cell>
          <table:table-cell office:value-type="string">
            <text:p>70101614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800</text:p>
          </table:table-cell>
          <table:table-cell office:value-type="string">
            <text:p>3060</text:p>
          </table:table-cell>
          <table:table-cell office:value-type="string">
            <text:p>10.5548</text:p>
          </table:table-cell>
          <table:table-cell office:value-type="string">
            <text:p>-73.151993</text:p>
          </table:table-cell>
          <table:table-cell office:value-type="string">
            <text:p>789</text:p>
          </table:table-cell>
        </table:table-row>
        <table:table-row>
          <table:table-cell office:value-type="string">
            <text:p>SPF-15</text:p>
          </table:table-cell>
          <table:table-cell office:value-type="string">
            <text:p>LA ARGENTINA</text:p>
          </table:table-cell>
          <table:table-cell office:value-type="string">
            <text:p>T2</text:p>
          </table:table-cell>
          <table:table-cell office:value-type="string">
            <text:p>77154434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600</text:p>
          </table:table-cell>
          <table:table-cell office:value-type="string">
            <text:p>1700</text:p>
          </table:table-cell>
          <table:table-cell office:value-type="string">
            <text:p>9.985137</text:p>
          </table:table-cell>
          <table:table-cell office:value-type="string">
            <text:p>-73.167228</text:p>
          </table:table-cell>
          <table:table-cell office:value-type="string">
            <text:p>720</text:p>
          </table:table-cell>
        </table:table-row>
        <table:table-row>
          <table:table-cell office:value-type="string">
            <text:p>SPF-16</text:p>
          </table:table-cell>
          <table:table-cell office:value-type="string">
            <text:p>LOS MANGUITOS</text:p>
          </table:table-cell>
          <table:table-cell office:value-type="string">
            <text:p>T2</text:p>
          </table:table-cell>
          <table:table-cell office:value-type="string">
            <text:p>1891738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string">
            <text:p>1.200</text:p>
          </table:table-cell>
          <table:table-cell office:value-type="string">
            <text:p>1.319</text:p>
          </table:table-cell>
          <table:table-cell office:value-type="string">
            <text:p>2300</text:p>
          </table:table-cell>
          <table:table-cell office:value-type="string">
            <text:p>2670</text:p>
          </table:table-cell>
          <table:table-cell office:value-type="string">
            <text:p>9.987457</text:p>
          </table:table-cell>
          <table:table-cell office:value-type="string">
            <text:p>-73.156283</text:p>
          </table:table-cell>
          <table:table-cell office:value-type="string">
            <text:p>1127</text:p>
          </table:table-cell>
        </table:table-row>
        <table:table-row>
          <table:table-cell office:value-type="string">
            <text:p>SPFC-01</text:p>
          </table:table-cell>
          <table:table-cell office:value-type="string">
            <text:p>LA BONITA</text:p>
          </table:table-cell>
          <table:table-cell office:value-type="string">
            <text:p>T3</text:p>
          </table:table-cell>
          <table:table-cell office:value-type="string">
            <text:p>18937999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00</text:p>
          </table:table-cell>
          <table:table-cell office:value-type="string">
            <text:p>1540</text:p>
          </table:table-cell>
          <table:table-cell office:value-type="string">
            <text:p>10.4998</text:p>
          </table:table-cell>
          <table:table-cell office:value-type="string">
            <text:p>-73.152677</text:p>
          </table:table-cell>
          <table:table-cell office:value-type="string">
            <text:p>765</text:p>
          </table:table-cell>
        </table:table-row>
        <table:table-row>
          <table:table-cell office:value-type="string">
            <text:p>SPFC-02</text:p>
          </table:table-cell>
          <table:table-cell office:value-type="string">
            <text:p>EL DESCANSO</text:p>
          </table:table-cell>
          <table:table-cell office:value-type="string">
            <text:p>T3</text:p>
          </table:table-cell>
          <table:table-cell office:value-type="string">
            <text:p>7715780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string">
            <text:p>8.800</text:p>
          </table:table-cell>
          <table:table-cell office:value-type="string">
            <text:p>7.939</text:p>
          </table:table-cell>
          <table:table-cell office:value-type="string">
            <text:p>780</text:p>
          </table:table-cell>
          <table:table-cell office:value-type="string">
            <text:p>630</text:p>
          </table:table-cell>
          <table:table-cell office:value-type="string">
            <text:p>9.995113</text:p>
          </table:table-cell>
          <table:table-cell office:value-type="string">
            <text:p>-73.142118</text:p>
          </table:table-cell>
          <table:table-cell office:value-type="string">
            <text:p>1048</text:p>
          </table:table-cell>
        </table:table-row>
        <table:table-row>
          <table:table-cell office:value-type="string">
            <text:p>SPFC-03</text:p>
          </table:table-cell>
          <table:table-cell office:value-type="string">
            <text:p>LA CANDELARIA</text:p>
          </table:table-cell>
          <table:table-cell office:value-type="string">
            <text:p>T3</text:p>
          </table:table-cell>
          <table:table-cell office:value-type="string">
            <text:p>7703524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string">
            <text:p>1.400</text:p>
          </table:table-cell>
          <table:table-cell office:value-type="string">
            <text:p>1.472</text:p>
          </table:table-cell>
          <table:table-cell office:value-type="string">
            <text:p>3100</text:p>
          </table:table-cell>
          <table:table-cell office:value-type="string">
            <text:p>3500</text:p>
          </table:table-cell>
          <table:table-cell office:value-type="string">
            <text:p>9.994788</text:p>
          </table:table-cell>
          <table:table-cell office:value-type="string">
            <text:p>-73.148163</text:p>
          </table:table-cell>
          <table:table-cell office:value-type="string">
            <text:p>2076</text:p>
          </table:table-cell>
        </table:table-row>
        <table:table-row>
          <table:table-cell office:value-type="string">
            <text:p>SPG-02</text:p>
          </table:table-cell>
          <table:table-cell office:value-type="string">
            <text:p>LA MARIELA</text:p>
          </table:table-cell>
          <table:table-cell office:value-type="string">
            <text:p>Orgánico</text:p>
          </table:table-cell>
          <table:table-cell office:value-type="string">
            <text:p>7715304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9.352</text:p>
          </table:table-cell>
          <table:table-cell office:value-type="string">
            <text:p>8.078</text:p>
          </table:table-cell>
          <table:table-cell office:value-type="string">
            <text:p>2760</text:p>
          </table:table-cell>
          <table:table-cell office:value-type="string">
            <text:p>2100</text:p>
          </table:table-cell>
          <table:table-cell office:value-type="string">
            <text:p>10.39123</text:p>
          </table:table-cell>
          <table:table-cell office:value-type="string">
            <text:p>-73.138933</text:p>
          </table:table-cell>
          <table:table-cell office:value-type="string">
            <text:p>1141</text:p>
          </table:table-cell>
        </table:table-row>
        <table:table-row>
          <table:table-cell office:value-type="string">
            <text:p>SPG-03</text:p>
          </table:table-cell>
          <table:table-cell office:value-type="string">
            <text:p>EL DIAMANTE</text:p>
          </table:table-cell>
          <table:table-cell office:value-type="string">
            <text:p>Orgánico</text:p>
          </table:table-cell>
          <table:table-cell office:value-type="string">
            <text:p>18958599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2.695</text:p>
          </table:table-cell>
          <table:table-cell office:value-type="string">
            <text:p>2.550</text:p>
          </table:table-cell>
          <table:table-cell office:value-type="string">
            <text:p>2760</text:p>
          </table:table-cell>
          <table:table-cell office:value-type="string">
            <text:p>4000</text:p>
          </table:table-cell>
          <table:table-cell office:value-type="string">
            <text:p>10.44198</text:p>
          </table:table-cell>
          <table:table-cell office:value-type="string">
            <text:p>-73.132977</text:p>
          </table:table-cell>
          <table:table-cell office:value-type="string">
            <text:p>1085</text:p>
          </table:table-cell>
        </table:table-row>
        <table:table-row>
          <table:table-cell office:value-type="string">
            <text:p>SPG-04</text:p>
          </table:table-cell>
          <table:table-cell office:value-type="string">
            <text:p>LUCITANIA 2</text:p>
          </table:table-cell>
          <table:table-cell office:value-type="string">
            <text:p>T2</text:p>
          </table:table-cell>
          <table:table-cell office:value-type="string">
            <text:p>1067721954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00</text:p>
          </table:table-cell>
          <table:table-cell office:value-type="string">
            <text:p>900</text:p>
          </table:table-cell>
          <table:table-cell office:value-type="string">
            <text:p>10.51168</text:p>
          </table:table-cell>
          <table:table-cell office:value-type="string">
            <text:p>-73.117568</text:p>
          </table:table-cell>
          <table:table-cell office:value-type="string">
            <text:p>1019</text:p>
          </table:table-cell>
        </table:table-row>
        <table:table-row>
          <table:table-cell office:value-type="string">
            <text:p>SPG-05</text:p>
          </table:table-cell>
          <table:table-cell office:value-type="string">
            <text:p>ESCUELA GUAMAL ALTO</text:p>
          </table:table-cell>
          <table:table-cell office:value-type="string">
            <text:p>Orgánico</text:p>
          </table:table-cell>
          <table:table-cell office:value-type="string">
            <text:p>77159943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597</text:p>
          </table:table-cell>
          <table:table-cell office:value-type="string">
            <text:p>33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3425</text:p>
          </table:table-cell>
          <table:table-cell office:value-type="string">
            <text:p>-73.128543</text:p>
          </table:table-cell>
          <table:table-cell office:value-type="string">
            <text:p>1202</text:p>
          </table:table-cell>
        </table:table-row>
        <table:table-row>
          <table:table-cell office:value-type="string">
            <text:p>SPG-06</text:p>
          </table:table-cell>
          <table:table-cell office:value-type="string">
            <text:p>EL TRIUNFO</text:p>
          </table:table-cell>
          <table:table-cell office:value-type="string">
            <text:p>Orgánico</text:p>
          </table:table-cell>
          <table:table-cell office:value-type="string">
            <text:p>49691223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3.888</text:p>
          </table:table-cell>
          <table:table-cell office:value-type="string">
            <text:p>4.181</text:p>
          </table:table-cell>
          <table:table-cell office:value-type="string">
            <text:p>3000</text:p>
          </table:table-cell>
          <table:table-cell office:value-type="string">
            <text:p>3230</text:p>
          </table:table-cell>
          <table:table-cell office:value-type="string">
            <text:p>10.40183</text:p>
          </table:table-cell>
          <table:table-cell office:value-type="string">
            <text:p>-73.142533</text:p>
          </table:table-cell>
          <table:table-cell office:value-type="string">
            <text:p>1018</text:p>
          </table:table-cell>
        </table:table-row>
        <table:table-row>
          <table:table-cell office:value-type="string">
            <text:p>SPG-07</text:p>
          </table:table-cell>
          <table:table-cell office:value-type="string">
            <text:p>LA ESPERANZA</text:p>
          </table:table-cell>
          <table:table-cell office:value-type="string">
            <text:p>Orgánico</text:p>
          </table:table-cell>
          <table:table-cell office:value-type="string">
            <text:p>1895865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3.542</text:p>
          </table:table-cell>
          <table:table-cell office:value-type="string">
            <text:p>2.889</text:p>
          </table:table-cell>
          <table:table-cell office:value-type="string">
            <text:p>3500</text:p>
          </table:table-cell>
          <table:table-cell office:value-type="string">
            <text:p>2370</text:p>
          </table:table-cell>
          <table:table-cell office:value-type="string">
            <text:p>10.38923</text:p>
          </table:table-cell>
          <table:table-cell office:value-type="string">
            <text:p>-73.142503</text:p>
          </table:table-cell>
          <table:table-cell office:value-type="string">
            <text:p>1042</text:p>
          </table:table-cell>
        </table:table-row>
        <table:table-row>
          <table:table-cell office:value-type="string">
            <text:p>SPG-08</text:p>
          </table:table-cell>
          <table:table-cell office:value-type="string">
            <text:p>LA ESTRELLA</text:p>
          </table:table-cell>
          <table:table-cell office:value-type="string">
            <text:p>T2</text:p>
          </table:table-cell>
          <table:table-cell office:value-type="string">
            <text:p>49694844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1.010</text:p>
          </table:table-cell>
          <table:table-cell office:value-type="string">
            <text:p>1.377</text:p>
          </table:table-cell>
          <table:table-cell office:value-type="string">
            <text:p>5750</text:p>
          </table:table-cell>
          <table:table-cell office:value-type="string">
            <text:p>5560</text:p>
          </table:table-cell>
          <table:table-cell office:value-type="string">
            <text:p>10.40049</text:p>
          </table:table-cell>
          <table:table-cell office:value-type="string">
            <text:p>-73.145041</text:p>
          </table:table-cell>
          <table:table-cell office:value-type="string">
            <text:p>863</text:p>
          </table:table-cell>
        </table:table-row>
        <table:table-row>
          <table:table-cell office:value-type="string">
            <text:p>SPG-09</text:p>
          </table:table-cell>
          <table:table-cell office:value-type="string">
            <text:p>EL BANQUITO</text:p>
          </table:table-cell>
          <table:table-cell office:value-type="string">
            <text:p>T2</text:p>
          </table:table-cell>
          <table:table-cell office:value-type="string">
            <text:p>1067724859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460</text:p>
          </table:table-cell>
          <table:table-cell office:value-type="string">
            <text:p>432</text:p>
          </table:table-cell>
          <table:table-cell office:value-type="string">
            <text:p>552</text:p>
          </table:table-cell>
          <table:table-cell office:value-type="string">
            <text:p>450</text:p>
          </table:table-cell>
          <table:table-cell office:value-type="string">
            <text:p>10.37668</text:p>
          </table:table-cell>
          <table:table-cell office:value-type="string">
            <text:p>-73.149463</text:p>
          </table:table-cell>
          <table:table-cell office:value-type="string">
            <text:p>927</text:p>
          </table:table-cell>
        </table:table-row>
        <table:table-row>
          <table:table-cell office:value-type="string">
            <text:p>SPG-10</text:p>
          </table:table-cell>
          <table:table-cell office:value-type="string">
            <text:p>LUCITANIA 3</text:p>
          </table:table-cell>
          <table:table-cell office:value-type="string">
            <text:p>T2</text:p>
          </table:table-cell>
          <table:table-cell office:value-type="string">
            <text:p>1067717203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944</text:p>
          </table:table-cell>
          <table:table-cell office:value-type="string">
            <text:p>2340</text:p>
          </table:table-cell>
          <table:table-cell office:value-type="string">
            <text:p>10.51805</text:p>
          </table:table-cell>
          <table:table-cell office:value-type="string">
            <text:p>-73.118808</text:p>
          </table:table-cell>
          <table:table-cell office:value-type="string">
            <text:p>883</text:p>
          </table:table-cell>
        </table:table-row>
        <table:table-row>
          <table:table-cell office:value-type="string">
            <text:p>SPGC-01</text:p>
          </table:table-cell>
          <table:table-cell office:value-type="string">
            <text:p>SANTA FE</text:p>
          </table:table-cell>
          <table:table-cell office:value-type="string">
            <text:p>T3</text:p>
          </table:table-cell>
          <table:table-cell office:value-type="string">
            <text:p>106771827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4.400</text:p>
          </table:table-cell>
          <table:table-cell office:value-type="string">
            <text:p>4.301</text:p>
          </table:table-cell>
          <table:table-cell office:value-type="string">
            <text:p>1950</text:p>
          </table:table-cell>
          <table:table-cell office:value-type="string">
            <text:p>2200</text:p>
          </table:table-cell>
          <table:table-cell office:value-type="string">
            <text:p>10.32295</text:p>
          </table:table-cell>
          <table:table-cell office:value-type="string">
            <text:p>-73.135245</text:p>
          </table:table-cell>
          <table:table-cell office:value-type="string">
            <text:p>1173</text:p>
          </table:table-cell>
        </table:table-row>
        <table:table-row>
          <table:table-cell office:value-type="string">
            <text:p>SPHC-02</text:p>
          </table:table-cell>
          <table:table-cell office:value-type="string">
            <text:p>EL LIMON</text:p>
          </table:table-cell>
          <table:table-cell office:value-type="string">
            <text:p>Orgánico</text:p>
          </table:table-cell>
          <table:table-cell office:value-type="string">
            <text:p>77158666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string">
            <text:p>5.200</text:p>
          </table:table-cell>
          <table:table-cell office:value-type="string">
            <text:p>3.21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997337</text:p>
          </table:table-cell>
          <table:table-cell office:value-type="string">
            <text:p>-73.77827</text:p>
          </table:table-cell>
          <table:table-cell office:value-type="string">
            <text:p>897</text:p>
          </table:table-cell>
        </table:table-row>
        <table:table-row>
          <table:table-cell office:value-type="string">
            <text:p>SPHC-03</text:p>
          </table:table-cell>
          <table:table-cell office:value-type="string">
            <text:p>DIOS TE DE</text:p>
          </table:table-cell>
          <table:table-cell office:value-type="string">
            <text:p>Orgánico</text:p>
          </table:table-cell>
          <table:table-cell office:value-type="string">
            <text:p>1133484971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string">
            <text:p>9.000</text:p>
          </table:table-cell>
          <table:table-cell office:value-type="string">
            <text:p>9.18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12643</text:p>
          </table:table-cell>
          <table:table-cell office:value-type="string">
            <text:p>-73.59922</text:p>
          </table:table-cell>
          <table:table-cell office:value-type="string">
            <text:p>1952</text:p>
          </table:table-cell>
        </table:table-row>
        <table:table-row>
          <table:table-cell office:value-type="string">
            <text:p>SPHC-04</text:p>
          </table:table-cell>
          <table:table-cell office:value-type="string">
            <text:p>MI FUTURO</text:p>
          </table:table-cell>
          <table:table-cell office:value-type="string">
            <text:p>Orgánico</text:p>
          </table:table-cell>
          <table:table-cell office:value-type="string">
            <text:p>1067720285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string">
            <text:p>3.897</text:p>
          </table:table-cell>
          <table:table-cell office:value-type="string">
            <text:p>4.08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15946</text:p>
          </table:table-cell>
          <table:table-cell office:value-type="string">
            <text:p>-73.56681</text:p>
          </table:table-cell>
          <table:table-cell office:value-type="string">
            <text:p>1917</text:p>
          </table:table-cell>
        </table:table-row>
        <table:table-row>
          <table:table-cell office:value-type="string">
            <text:p>SPJ-05</text:p>
          </table:table-cell>
          <table:table-cell office:value-type="string">
            <text:p>EL JARDIN</text:p>
          </table:table-cell>
          <table:table-cell office:value-type="string">
            <text:p>Orgánico</text:p>
          </table:table-cell>
          <table:table-cell office:value-type="string">
            <text:p>18939566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string">
            <text:p>8.688</text:p>
          </table:table-cell>
          <table:table-cell office:value-type="string">
            <text:p>7.9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19527</text:p>
          </table:table-cell>
          <table:table-cell office:value-type="string">
            <text:p>-73.114313</text:p>
          </table:table-cell>
          <table:table-cell office:value-type="string">
            <text:p>1394</text:p>
          </table:table-cell>
        </table:table-row>
        <table:table-row>
          <table:table-cell office:value-type="string">
            <text:p>SPJ-06</text:p>
          </table:table-cell>
          <table:table-cell office:value-type="string">
            <text:p>LA MONTAÑITA</text:p>
          </table:table-cell>
          <table:table-cell office:value-type="string">
            <text:p>T3</text:p>
          </table:table-cell>
          <table:table-cell office:value-type="string">
            <text:p>1007356305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string">
            <text:p>2.000</text:p>
          </table:table-cell>
          <table:table-cell office:value-type="string">
            <text:p>2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29473</text:p>
          </table:table-cell>
          <table:table-cell office:value-type="string">
            <text:p>-73.127287</text:p>
          </table:table-cell>
          <table:table-cell office:value-type="string">
            <text:p>1329</text:p>
          </table:table-cell>
        </table:table-row>
        <table:table-row>
          <table:table-cell office:value-type="string">
            <text:p>SPJ-07</text:p>
          </table:table-cell>
          <table:table-cell office:value-type="string">
            <text:p>LA CENTRAL</text:p>
          </table:table-cell>
          <table:table-cell office:value-type="string">
            <text:p>T3</text:p>
          </table:table-cell>
          <table:table-cell office:value-type="string">
            <text:p>1065590877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string">
            <text:p>7.500</text:p>
          </table:table-cell>
          <table:table-cell office:value-type="string">
            <text:p>8.70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28782</text:p>
          </table:table-cell>
          <table:table-cell office:value-type="string">
            <text:p>-73.127752</text:p>
          </table:table-cell>
          <table:table-cell office:value-type="string">
            <text:p>1472</text:p>
          </table:table-cell>
        </table:table-row>
        <table:table-row>
          <table:table-cell office:value-type="string">
            <text:p>SPJ-08</text:p>
          </table:table-cell>
          <table:table-cell office:value-type="string">
            <text:p>LA ESTRELLA</text:p>
          </table:table-cell>
          <table:table-cell office:value-type="string">
            <text:p>T3</text:p>
          </table:table-cell>
          <table:table-cell office:value-type="string">
            <text:p>18957440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string">
            <text:p>5.700</text:p>
          </table:table-cell>
          <table:table-cell office:value-type="string">
            <text:p>5.34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29522</text:p>
          </table:table-cell>
          <table:table-cell office:value-type="string">
            <text:p>-73.125258</text:p>
          </table:table-cell>
          <table:table-cell office:value-type="string">
            <text:p>1354</text:p>
          </table:table-cell>
        </table:table-row>
        <table:table-row>
          <table:table-cell office:value-type="string">
            <text:p>SPJ-09</text:p>
          </table:table-cell>
          <table:table-cell office:value-type="string">
            <text:p>LA ESMERALDA</text:p>
          </table:table-cell>
          <table:table-cell office:value-type="string">
            <text:p>T2</text:p>
          </table:table-cell>
          <table:table-cell office:value-type="string">
            <text:p>1893891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000</text:p>
          </table:table-cell>
          <table:table-cell office:value-type="string">
            <text:p>1680</text:p>
          </table:table-cell>
          <table:table-cell office:value-type="string">
            <text:p>10.042521</text:p>
          </table:table-cell>
          <table:table-cell office:value-type="string">
            <text:p>-73.225106</text:p>
          </table:table-cell>
          <table:table-cell office:value-type="string">
            <text:p>153</text:p>
          </table:table-cell>
        </table:table-row>
        <table:table-row>
          <table:table-cell office:value-type="string">
            <text:p>SPJAR-01</text:p>
          </table:table-cell>
          <table:table-cell office:value-type="string">
            <text:p>MIS RECUERDOS</text:p>
          </table:table-cell>
          <table:table-cell office:value-type="string">
            <text:p>Orgánico</text:p>
          </table:table-cell>
          <table:table-cell office:value-type="string">
            <text:p>1895900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2.160</text:p>
          </table:table-cell>
          <table:table-cell office:value-type="string">
            <text:p>1.86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99687</text:p>
          </table:table-cell>
          <table:table-cell office:value-type="string">
            <text:p>-73.86667</text:p>
          </table:table-cell>
          <table:table-cell office:value-type="string">
            <text:p>1007</text:p>
          </table:table-cell>
        </table:table-row>
        <table:table-row>
          <table:table-cell office:value-type="string">
            <text:p>SPJAR-02</text:p>
          </table:table-cell>
          <table:table-cell office:value-type="string">
            <text:p>LA FRIA</text:p>
          </table:table-cell>
          <table:table-cell office:value-type="string">
            <text:p>Orgánico</text:p>
          </table:table-cell>
          <table:table-cell office:value-type="string">
            <text:p>18955559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8.016</text:p>
          </table:table-cell>
          <table:table-cell office:value-type="string">
            <text:p>7.8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996465</text:p>
          </table:table-cell>
          <table:table-cell office:value-type="string">
            <text:p>-73.8695</text:p>
          </table:table-cell>
          <table:table-cell office:value-type="string">
            <text:p>1300</text:p>
          </table:table-cell>
        </table:table-row>
        <table:table-row>
          <table:table-cell office:value-type="string">
            <text:p>SPJAR-03</text:p>
          </table:table-cell>
          <table:table-cell office:value-type="string">
            <text:p>LOS PABELLONES</text:p>
          </table:table-cell>
          <table:table-cell office:value-type="string">
            <text:p>Orgánico</text:p>
          </table:table-cell>
          <table:table-cell office:value-type="string">
            <text:p>3645677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5.300</text:p>
          </table:table-cell>
          <table:table-cell office:value-type="string">
            <text:p>5.245</text:p>
          </table:table-cell>
          <table:table-cell office:value-type="string">
            <text:p>350</text:p>
          </table:table-cell>
          <table:table-cell office:value-type="string">
            <text:p>350</text:p>
          </table:table-cell>
          <table:table-cell office:value-type="string">
            <text:p>9.996805</text:p>
          </table:table-cell>
          <table:table-cell office:value-type="string">
            <text:p>-73.80272</text:p>
          </table:table-cell>
          <table:table-cell office:value-type="string">
            <text:p>1115</text:p>
          </table:table-cell>
        </table:table-row>
        <table:table-row>
          <table:table-cell office:value-type="string">
            <text:p>SPJAR-04</text:p>
          </table:table-cell>
          <table:table-cell office:value-type="string">
            <text:p>LAS MARIAS</text:p>
          </table:table-cell>
          <table:table-cell office:value-type="string">
            <text:p>Orgánico</text:p>
          </table:table-cell>
          <table:table-cell office:value-type="string">
            <text:p>5443936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1.200</text:p>
          </table:table-cell>
          <table:table-cell office:value-type="string">
            <text:p>1.260</text:p>
          </table:table-cell>
          <table:table-cell office:value-type="string">
            <text:p>1500</text:p>
          </table:table-cell>
          <table:table-cell office:value-type="string">
            <text:p>1400</text:p>
          </table:table-cell>
          <table:table-cell office:value-type="string">
            <text:p>9.996513</text:p>
          </table:table-cell>
          <table:table-cell office:value-type="string">
            <text:p>-73.86981</text:p>
          </table:table-cell>
          <table:table-cell office:value-type="string">
            <text:p>993</text:p>
          </table:table-cell>
        </table:table-row>
        <table:table-row>
          <table:table-cell office:value-type="string">
            <text:p>SPJAR-05</text:p>
          </table:table-cell>
          <table:table-cell office:value-type="string">
            <text:p>EL RECUERDO</text:p>
          </table:table-cell>
          <table:table-cell office:value-type="string">
            <text:p>Orgánico</text:p>
          </table:table-cell>
          <table:table-cell office:value-type="string">
            <text:p>18956858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5.400</text:p>
          </table:table-cell>
          <table:table-cell office:value-type="string">
            <text:p>4.97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1025</text:p>
          </table:table-cell>
          <table:table-cell office:value-type="string">
            <text:p>-73.5021</text:p>
          </table:table-cell>
          <table:table-cell office:value-type="string">
            <text:p>1000</text:p>
          </table:table-cell>
        </table:table-row>
        <table:table-row>
          <table:table-cell office:value-type="string">
            <text:p>SPJAR-06</text:p>
          </table:table-cell>
          <table:table-cell office:value-type="string">
            <text:p>LA ESCONDIDA</text:p>
          </table:table-cell>
          <table:table-cell office:value-type="string">
            <text:p>Orgánico</text:p>
          </table:table-cell>
          <table:table-cell office:value-type="string">
            <text:p>18931277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4.100</text:p>
          </table:table-cell>
          <table:table-cell office:value-type="string">
            <text:p>2.569</text:p>
          </table:table-cell>
          <table:table-cell office:value-type="string">
            <text:p>2900</text:p>
          </table:table-cell>
          <table:table-cell office:value-type="string">
            <text:p>2170</text:p>
          </table:table-cell>
          <table:table-cell office:value-type="string">
            <text:p>10105</text:p>
          </table:table-cell>
          <table:table-cell office:value-type="string">
            <text:p>-73504</text:p>
          </table:table-cell>
          <table:table-cell office:value-type="string">
            <text:p>1003</text:p>
          </table:table-cell>
        </table:table-row>
        <table:table-row>
          <table:table-cell office:value-type="string">
            <text:p>SPJAR-07</text:p>
          </table:table-cell>
          <table:table-cell office:value-type="string">
            <text:p>LA ESMERALDA</text:p>
          </table:table-cell>
          <table:table-cell office:value-type="string">
            <text:p>Orgánico</text:p>
          </table:table-cell>
          <table:table-cell office:value-type="string">
            <text:p>18955558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10.000</text:p>
          </table:table-cell>
          <table:table-cell office:value-type="string">
            <text:p>9.502</text:p>
          </table:table-cell>
          <table:table-cell office:value-type="string">
            <text:p>1250</text:p>
          </table:table-cell>
          <table:table-cell office:value-type="string">
            <text:p>840</text:p>
          </table:table-cell>
          <table:table-cell office:value-type="string">
            <text:p>9.996352</text:p>
          </table:table-cell>
          <table:table-cell office:value-type="string">
            <text:p>-73.81215</text:p>
          </table:table-cell>
          <table:table-cell office:value-type="string">
            <text:p>1034</text:p>
          </table:table-cell>
        </table:table-row>
        <table:table-row>
          <table:table-cell office:value-type="string">
            <text:p>SPJAR-08</text:p>
          </table:table-cell>
          <table:table-cell office:value-type="string">
            <text:p>EL PORVENIR</text:p>
          </table:table-cell>
          <table:table-cell office:value-type="string">
            <text:p>Orgánico</text:p>
          </table:table-cell>
          <table:table-cell office:value-type="string">
            <text:p>77154684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2.400</text:p>
          </table:table-cell>
          <table:table-cell office:value-type="string">
            <text:p>2.491</text:p>
          </table:table-cell>
          <table:table-cell office:value-type="string">
            <text:p>2050</text:p>
          </table:table-cell>
          <table:table-cell office:value-type="string">
            <text:p>2030</text:p>
          </table:table-cell>
          <table:table-cell office:value-type="string">
            <text:p>10.04264</text:p>
          </table:table-cell>
          <table:table-cell office:value-type="string">
            <text:p>-73.225135</text:p>
          </table:table-cell>
          <table:table-cell office:value-type="string">
            <text:p>153</text:p>
          </table:table-cell>
        </table:table-row>
        <table:table-row>
          <table:table-cell office:value-type="string">
            <text:p>SPJAR-09</text:p>
          </table:table-cell>
          <table:table-cell office:value-type="string">
            <text:p>EL JARDIN</text:p>
          </table:table-cell>
          <table:table-cell office:value-type="string">
            <text:p>Orgánico</text:p>
          </table:table-cell>
          <table:table-cell office:value-type="string">
            <text:p>49695874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4.600</text:p>
          </table:table-cell>
          <table:table-cell office:value-type="string">
            <text:p>4.354</text:p>
          </table:table-cell>
          <table:table-cell office:value-type="string">
            <text:p>400</text:p>
          </table:table-cell>
          <table:table-cell office:value-type="string">
            <text:p>180</text:p>
          </table:table-cell>
          <table:table-cell office:value-type="string">
            <text:p>9.993837</text:p>
          </table:table-cell>
          <table:table-cell office:value-type="string">
            <text:p>-73.88158</text:p>
          </table:table-cell>
          <table:table-cell office:value-type="string">
            <text:p>1225</text:p>
          </table:table-cell>
        </table:table-row>
        <table:table-row>
          <table:table-cell office:value-type="string">
            <text:p>SPJAR-11</text:p>
          </table:table-cell>
          <table:table-cell office:value-type="string">
            <text:p>EL RECUERDO</text:p>
          </table:table-cell>
          <table:table-cell office:value-type="string">
            <text:p>Orgánico</text:p>
          </table:table-cell>
          <table:table-cell office:value-type="string">
            <text:p>7715317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9.300</text:p>
          </table:table-cell>
          <table:table-cell office:value-type="string">
            <text:p>9.623</text:p>
          </table:table-cell>
          <table:table-cell office:value-type="string">
            <text:p>900</text:p>
          </table:table-cell>
          <table:table-cell office:value-type="string">
            <text:p>770</text:p>
          </table:table-cell>
          <table:table-cell office:value-type="string">
            <text:p>9.98475</text:p>
          </table:table-cell>
          <table:table-cell office:value-type="string">
            <text:p>-73.90361111</text:p>
          </table:table-cell>
          <table:table-cell office:value-type="string">
            <text:p>960</text:p>
          </table:table-cell>
        </table:table-row>
        <table:table-row>
          <table:table-cell office:value-type="string">
            <text:p>SPJAR-12</text:p>
          </table:table-cell>
          <table:table-cell office:value-type="string">
            <text:p>LAS FLORES</text:p>
          </table:table-cell>
          <table:table-cell office:value-type="string">
            <text:p>Orgánico</text:p>
          </table:table-cell>
          <table:table-cell office:value-type="string">
            <text:p>77154684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2.300</text:p>
          </table:table-cell>
          <table:table-cell office:value-type="string">
            <text:p>2.40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994363</text:p>
          </table:table-cell>
          <table:table-cell office:value-type="string">
            <text:p>-73.89507</text:p>
          </table:table-cell>
          <table:table-cell office:value-type="string">
            <text:p>1518</text:p>
          </table:table-cell>
        </table:table-row>
        <table:table-row>
          <table:table-cell office:value-type="string">
            <text:p>SPLS-01</text:p>
          </table:table-cell>
          <table:table-cell office:value-type="string">
            <text:p>BRISAS DEL SICARARE</text:p>
          </table:table-cell>
          <table:table-cell office:value-type="string">
            <text:p>Orgánico</text:p>
          </table:table-cell>
          <table:table-cell office:value-type="string">
            <text:p>18955547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string">
            <text:p>7.200</text:p>
          </table:table-cell>
          <table:table-cell office:value-type="string">
            <text:p>7.435</text:p>
          </table:table-cell>
          <table:table-cell office:value-type="string">
            <text:p>200</text:p>
          </table:table-cell>
          <table:table-cell office:value-type="string">
            <text:p>80</text:p>
          </table:table-cell>
          <table:table-cell office:value-type="string">
            <text:p>9.999089</text:p>
          </table:table-cell>
          <table:table-cell office:value-type="string">
            <text:p>-73.79331</text:p>
          </table:table-cell>
          <table:table-cell office:value-type="string">
            <text:p>1006</text:p>
          </table:table-cell>
        </table:table-row>
        <table:table-row>
          <table:table-cell office:value-type="string">
            <text:p>SPLS-02</text:p>
          </table:table-cell>
          <table:table-cell office:value-type="string">
            <text:p>LOS ROBLES</text:p>
          </table:table-cell>
          <table:table-cell office:value-type="string">
            <text:p>Orgánico</text:p>
          </table:table-cell>
          <table:table-cell office:value-type="string">
            <text:p>49700062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string">
            <text:p>3.800</text:p>
          </table:table-cell>
          <table:table-cell office:value-type="string">
            <text:p>2.2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4265</text:p>
          </table:table-cell>
          <table:table-cell office:value-type="string">
            <text:p>-73.225089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SPLS-03</text:p>
          </table:table-cell>
          <table:table-cell office:value-type="string">
            <text:p>VISTA HERMOSA</text:p>
          </table:table-cell>
          <table:table-cell office:value-type="string">
            <text:p>Orgánico</text:p>
          </table:table-cell>
          <table:table-cell office:value-type="string">
            <text:p>18959641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string">
            <text:p>4.500</text:p>
          </table:table-cell>
          <table:table-cell office:value-type="string">
            <text:p>3.67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10023</text:p>
          </table:table-cell>
          <table:table-cell office:value-type="string">
            <text:p>-73.83711</text:p>
          </table:table-cell>
          <table:table-cell office:value-type="string">
            <text:p>1622</text:p>
          </table:table-cell>
        </table:table-row>
        <table:table-row>
          <table:table-cell office:value-type="string">
            <text:p>SPLS-06</text:p>
          </table:table-cell>
          <table:table-cell office:value-type="string">
            <text:p>7</text:p>
          </table:table-cell>
          <table:table-cell office:value-type="string">
            <text:p>Orgánico</text:p>
          </table:table-cell>
          <table:table-cell office:value-type="string">
            <text:p>77150840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string">
            <text:p>3.500</text:p>
          </table:table-cell>
          <table:table-cell office:value-type="string">
            <text:p>2.8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8334</text:p>
          </table:table-cell>
          <table:table-cell office:value-type="string">
            <text:p>-73.76015</text:p>
          </table:table-cell>
          <table:table-cell office:value-type="string">
            <text:p>1318</text:p>
          </table:table-cell>
        </table:table-row>
        <table:table-row>
          <table:table-cell office:value-type="string">
            <text:p>SPLSC-02</text:p>
          </table:table-cell>
          <table:table-cell office:value-type="string">
            <text:p>LA BENDICION</text:p>
          </table:table-cell>
          <table:table-cell office:value-type="string">
            <text:p>T3</text:p>
          </table:table-cell>
          <table:table-cell office:value-type="string">
            <text:p>13169113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string">
            <text:p>4.800</text:p>
          </table:table-cell>
          <table:table-cell office:value-type="string">
            <text:p>4.360</text:p>
          </table:table-cell>
          <table:table-cell office:value-type="string">
            <text:p>1100</text:p>
          </table:table-cell>
          <table:table-cell office:value-type="string">
            <text:p>900</text:p>
          </table:table-cell>
          <table:table-cell office:value-type="string">
            <text:p>10.4335</text:p>
          </table:table-cell>
          <table:table-cell office:value-type="string">
            <text:p>-73.92162</text:p>
          </table:table-cell>
          <table:table-cell office:value-type="string">
            <text:p>1082</text:p>
          </table:table-cell>
        </table:table-row>
        <table:table-row>
          <table:table-cell office:value-type="string">
            <text:p>SPM-20</text:p>
          </table:table-cell>
          <table:table-cell office:value-type="string">
            <text:p>TRES FILOS</text:p>
          </table:table-cell>
          <table:table-cell office:value-type="string">
            <text:p>Orgánico</text:p>
          </table:table-cell>
          <table:table-cell office:value-type="string">
            <text:p>77153085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string">
            <text:p>11.884</text:p>
          </table:table-cell>
          <table:table-cell office:value-type="string">
            <text:p>8.30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139</text:p>
          </table:table-cell>
          <table:table-cell office:value-type="string">
            <text:p>-73.87786</text:p>
          </table:table-cell>
          <table:table-cell office:value-type="string">
            <text:p>1208</text:p>
          </table:table-cell>
        </table:table-row>
        <table:table-row>
          <table:table-cell office:value-type="string">
            <text:p>SPM-29</text:p>
          </table:table-cell>
          <table:table-cell office:value-type="string">
            <text:p>LA CANDELARIA</text:p>
          </table:table-cell>
          <table:table-cell office:value-type="string">
            <text:p>Orgánico</text:p>
          </table:table-cell>
          <table:table-cell office:value-type="string">
            <text:p>18933916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string">
            <text:p>14.000</text:p>
          </table:table-cell>
          <table:table-cell office:value-type="string">
            <text:p>15.09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94323</text:p>
          </table:table-cell>
          <table:table-cell office:value-type="string">
            <text:p>-73.115303</text:p>
          </table:table-cell>
          <table:table-cell office:value-type="string">
            <text:p>1303</text:p>
          </table:table-cell>
        </table:table-row>
        <table:table-row>
          <table:table-cell office:value-type="string">
            <text:p>SPM-33</text:p>
          </table:table-cell>
          <table:table-cell office:value-type="string">
            <text:p>LA ESMERALDA</text:p>
          </table:table-cell>
          <table:table-cell office:value-type="string">
            <text:p>Orgánico</text:p>
          </table:table-cell>
          <table:table-cell office:value-type="string">
            <text:p>49689109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string">
            <text:p>5.300</text:p>
          </table:table-cell>
          <table:table-cell office:value-type="string">
            <text:p>5.1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957777778</text:p>
          </table:table-cell>
          <table:table-cell office:value-type="string">
            <text:p>-73.12111111</text:p>
          </table:table-cell>
          <table:table-cell office:value-type="string">
            <text:p>1200</text:p>
          </table:table-cell>
        </table:table-row>
        <table:table-row>
          <table:table-cell office:value-type="string">
            <text:p>SPM-42</text:p>
          </table:table-cell>
          <table:table-cell office:value-type="string">
            <text:p>EL ENCUENTRO</text:p>
          </table:table-cell>
          <table:table-cell office:value-type="string">
            <text:p>Orgánico</text:p>
          </table:table-cell>
          <table:table-cell office:value-type="string">
            <text:p>581240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string">
            <text:p>5.500</text:p>
          </table:table-cell>
          <table:table-cell office:value-type="string">
            <text:p>6.48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948465</text:p>
          </table:table-cell>
          <table:table-cell office:value-type="string">
            <text:p>-73.112633</text:p>
          </table:table-cell>
          <table:table-cell office:value-type="string">
            <text:p>1326</text:p>
          </table:table-cell>
        </table:table-row>
        <table:table-row>
          <table:table-cell office:value-type="string">
            <text:p>SPM-46</text:p>
          </table:table-cell>
          <table:table-cell office:value-type="string">
            <text:p>CASA DE TABLA</text:p>
          </table:table-cell>
          <table:table-cell office:value-type="string">
            <text:p>Orgánico</text:p>
          </table:table-cell>
          <table:table-cell office:value-type="string">
            <text:p>12490357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string">
            <text:p>2.400</text:p>
          </table:table-cell>
          <table:table-cell office:value-type="string">
            <text:p>2.12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94323</text:p>
          </table:table-cell>
          <table:table-cell office:value-type="string">
            <text:p>-73.115303</text:p>
          </table:table-cell>
          <table:table-cell office:value-type="string">
            <text:p>1303</text:p>
          </table:table-cell>
        </table:table-row>
        <table:table-row>
          <table:table-cell office:value-type="string">
            <text:p>SPM-48</text:p>
          </table:table-cell>
          <table:table-cell office:value-type="string">
            <text:p>ALTO DE LAS AGUILAS</text:p>
          </table:table-cell>
          <table:table-cell office:value-type="string">
            <text:p>Orgánico</text:p>
          </table:table-cell>
          <table:table-cell office:value-type="string">
            <text:p>77151901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string">
            <text:p>17.600</text:p>
          </table:table-cell>
          <table:table-cell office:value-type="string">
            <text:p>18.10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42682</text:p>
          </table:table-cell>
          <table:table-cell office:value-type="string">
            <text:p>-73.225367</text:p>
          </table:table-cell>
          <table:table-cell office:value-type="string">
            <text:p>153</text:p>
          </table:table-cell>
        </table:table-row>
        <table:table-row>
          <table:table-cell office:value-type="string">
            <text:p>SPM-49</text:p>
          </table:table-cell>
          <table:table-cell office:value-type="string">
            <text:p>EL PROGRESO</text:p>
          </table:table-cell>
          <table:table-cell office:value-type="string">
            <text:p>Orgánico</text:p>
          </table:table-cell>
          <table:table-cell office:value-type="string">
            <text:p>18933916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string">
            <text:p>2.800</text:p>
          </table:table-cell>
          <table:table-cell office:value-type="string">
            <text:p>2.76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94323</text:p>
          </table:table-cell>
          <table:table-cell office:value-type="string">
            <text:p>-73.115303</text:p>
          </table:table-cell>
          <table:table-cell office:value-type="string">
            <text:p>1303</text:p>
          </table:table-cell>
        </table:table-row>
        <table:table-row>
          <table:table-cell office:value-type="string">
            <text:p>SPM-51</text:p>
          </table:table-cell>
          <table:table-cell office:value-type="string">
            <text:p>EL RECUERDO</text:p>
          </table:table-cell>
          <table:table-cell office:value-type="string">
            <text:p>Orgánico</text:p>
          </table:table-cell>
          <table:table-cell office:value-type="string">
            <text:p>1336164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string">
            <text:p>23.019</text:p>
          </table:table-cell>
          <table:table-cell office:value-type="string">
            <text:p>14.1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9544</text:p>
          </table:table-cell>
          <table:table-cell office:value-type="string">
            <text:p>-73.1193</text:p>
          </table:table-cell>
          <table:table-cell office:value-type="string">
            <text:p>1091</text:p>
          </table:table-cell>
        </table:table-row>
        <table:table-row>
          <table:table-cell office:value-type="string">
            <text:p>SPM-52</text:p>
          </table:table-cell>
          <table:table-cell office:value-type="string">
            <text:p>EL RECUERDO</text:p>
          </table:table-cell>
          <table:table-cell office:value-type="string">
            <text:p>Orgánico</text:p>
          </table:table-cell>
          <table:table-cell office:value-type="string">
            <text:p>49686882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string">
            <text:p>23.019</text:p>
          </table:table-cell>
          <table:table-cell office:value-type="string">
            <text:p>10.07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9544</text:p>
          </table:table-cell>
          <table:table-cell office:value-type="string">
            <text:p>-73.1193</text:p>
          </table:table-cell>
          <table:table-cell office:value-type="string">
            <text:p>1091</text:p>
          </table:table-cell>
        </table:table-row>
        <table:table-row>
          <table:table-cell office:value-type="string">
            <text:p>SPM-56</text:p>
          </table:table-cell>
          <table:table-cell office:value-type="string">
            <text:p>LAS DELICIAS</text:p>
          </table:table-cell>
          <table:table-cell office:value-type="string">
            <text:p>Orgánico</text:p>
          </table:table-cell>
          <table:table-cell office:value-type="string">
            <text:p>18930372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string">
            <text:p>10.300</text:p>
          </table:table-cell>
          <table:table-cell office:value-type="string">
            <text:p>11.48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9549</text:p>
          </table:table-cell>
          <table:table-cell office:value-type="string">
            <text:p>-73.110347</text:p>
          </table:table-cell>
          <table:table-cell office:value-type="string">
            <text:p>1493</text:p>
          </table:table-cell>
        </table:table-row>
        <table:table-row>
          <table:table-cell office:value-type="string">
            <text:p>SPM-57</text:p>
          </table:table-cell>
          <table:table-cell office:value-type="string">
            <text:p>LA ESPERANZA</text:p>
          </table:table-cell>
          <table:table-cell office:value-type="string">
            <text:p>Orgánico</text:p>
          </table:table-cell>
          <table:table-cell office:value-type="string">
            <text:p>77153155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string">
            <text:p>21.500</text:p>
          </table:table-cell>
          <table:table-cell office:value-type="string">
            <text:p>22.85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94323</text:p>
          </table:table-cell>
          <table:table-cell office:value-type="string">
            <text:p>-73.115303</text:p>
          </table:table-cell>
          <table:table-cell office:value-type="string">
            <text:p>1303</text:p>
          </table:table-cell>
        </table:table-row>
        <table:table-row>
          <table:table-cell office:value-type="string">
            <text:p>SPM-59</text:p>
          </table:table-cell>
          <table:table-cell office:value-type="string">
            <text:p>EL ORIENTE</text:p>
          </table:table-cell>
          <table:table-cell office:value-type="string">
            <text:p>Orgánico</text:p>
          </table:table-cell>
          <table:table-cell office:value-type="string">
            <text:p>2775565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string">
            <text:p>9.700</text:p>
          </table:table-cell>
          <table:table-cell office:value-type="string">
            <text:p>8.7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954166667</text:p>
          </table:table-cell>
          <table:table-cell office:value-type="string">
            <text:p>-73.11388889</text:p>
          </table:table-cell>
          <table:table-cell office:value-type="string">
            <text:p>1150</text:p>
          </table:table-cell>
        </table:table-row>
        <table:table-row>
          <table:table-cell office:value-type="string">
            <text:p>SPML-01</text:p>
          </table:table-cell>
          <table:table-cell office:value-type="string">
            <text:p>VISTA HERMOSA</text:p>
          </table:table-cell>
          <table:table-cell office:value-type="string">
            <text:p>T3</text:p>
          </table:table-cell>
          <table:table-cell office:value-type="string">
            <text:p>77028269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string">
            <text:p>11.000</text:p>
          </table:table-cell>
          <table:table-cell office:value-type="string">
            <text:p>12.25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88297</text:p>
          </table:table-cell>
          <table:table-cell office:value-type="string">
            <text:p>-73.73193</text:p>
          </table:table-cell>
          <table:table-cell office:value-type="string">
            <text:p>1890</text:p>
          </table:table-cell>
        </table:table-row>
        <table:table-row>
          <table:table-cell office:value-type="string">
            <text:p>SPML-02</text:p>
          </table:table-cell>
          <table:table-cell office:value-type="string">
            <text:p>BUENA VISTA</text:p>
          </table:table-cell>
          <table:table-cell office:value-type="string">
            <text:p>T3</text:p>
          </table:table-cell>
          <table:table-cell office:value-type="string">
            <text:p>52768161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string">
            <text:p>5.700</text:p>
          </table:table-cell>
          <table:table-cell office:value-type="string">
            <text:p>6.28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87577</text:p>
          </table:table-cell>
          <table:table-cell office:value-type="string">
            <text:p>-73.72445</text:p>
          </table:table-cell>
          <table:table-cell office:value-type="string">
            <text:p>1826</text:p>
          </table:table-cell>
        </table:table-row>
        <table:table-row>
          <table:table-cell office:value-type="string">
            <text:p>SPML-03</text:p>
          </table:table-cell>
          <table:table-cell office:value-type="string">
            <text:p>NUEVO AMANECER</text:p>
          </table:table-cell>
          <table:table-cell office:value-type="string">
            <text:p>T3</text:p>
          </table:table-cell>
          <table:table-cell office:value-type="string">
            <text:p>77157164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string">
            <text:p>11.000</text:p>
          </table:table-cell>
          <table:table-cell office:value-type="string">
            <text:p>11.89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88305</text:p>
          </table:table-cell>
          <table:table-cell office:value-type="string">
            <text:p>-73.73257</text:p>
          </table:table-cell>
          <table:table-cell office:value-type="string">
            <text:p>1858</text:p>
          </table:table-cell>
        </table:table-row>
        <table:table-row>
          <table:table-cell office:value-type="string">
            <text:p>SPML-04</text:p>
          </table:table-cell>
          <table:table-cell office:value-type="string">
            <text:p>BUENA VISTA</text:p>
          </table:table-cell>
          <table:table-cell office:value-type="string">
            <text:p>T3</text:p>
          </table:table-cell>
          <table:table-cell office:value-type="string">
            <text:p>18957707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string">
            <text:p>4.300</text:p>
          </table:table-cell>
          <table:table-cell office:value-type="string">
            <text:p>3.79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83595</text:p>
          </table:table-cell>
          <table:table-cell office:value-type="string">
            <text:p>-73.100648</text:p>
          </table:table-cell>
          <table:table-cell office:value-type="string">
            <text:p>1508</text:p>
          </table:table-cell>
        </table:table-row>
        <table:table-row>
          <table:table-cell office:value-type="string">
            <text:p>SPML-10</text:p>
          </table:table-cell>
          <table:table-cell office:value-type="string">
            <text:p>LA GLORIA</text:p>
          </table:table-cell>
          <table:table-cell office:value-type="string">
            <text:p>T3</text:p>
          </table:table-cell>
          <table:table-cell office:value-type="string">
            <text:p>18939784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string">
            <text:p>26.500</text:p>
          </table:table-cell>
          <table:table-cell office:value-type="string">
            <text:p>28.75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8515</text:p>
          </table:table-cell>
          <table:table-cell office:value-type="string">
            <text:p>-73.91062</text:p>
          </table:table-cell>
          <table:table-cell office:value-type="string">
            <text:p>1457</text:p>
          </table:table-cell>
        </table:table-row>
        <table:table-row>
          <table:table-cell office:value-type="string">
            <text:p>SPML-11</text:p>
          </table:table-cell>
          <table:table-cell office:value-type="string">
            <text:p>LA FAMA</text:p>
          </table:table-cell>
          <table:table-cell office:value-type="string">
            <text:p>T3</text:p>
          </table:table-cell>
          <table:table-cell office:value-type="string">
            <text:p>77152076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string">
            <text:p>33.700</text:p>
          </table:table-cell>
          <table:table-cell office:value-type="string">
            <text:p>30.72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4864</text:p>
          </table:table-cell>
          <table:table-cell office:value-type="string">
            <text:p>-73.9199</text:p>
          </table:table-cell>
          <table:table-cell office:value-type="string">
            <text:p>1441</text:p>
          </table:table-cell>
        </table:table-row>
        <table:table-row>
          <table:table-cell office:value-type="string">
            <text:p>SPML-12</text:p>
          </table:table-cell>
          <table:table-cell office:value-type="string">
            <text:p>LA GLORIA</text:p>
          </table:table-cell>
          <table:table-cell office:value-type="string">
            <text:p>T3</text:p>
          </table:table-cell>
          <table:table-cell office:value-type="string">
            <text:p>1067721824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string">
            <text:p>12.000</text:p>
          </table:table-cell>
          <table:table-cell office:value-type="string">
            <text:p>12.37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85217</text:p>
          </table:table-cell>
          <table:table-cell office:value-type="string">
            <text:p>-73.91525</text:p>
          </table:table-cell>
          <table:table-cell office:value-type="string">
            <text:p>1612</text:p>
          </table:table-cell>
        </table:table-row>
        <table:table-row>
          <table:table-cell office:value-type="string">
            <text:p>SPMS-01</text:p>
          </table:table-cell>
          <table:table-cell office:value-type="string">
            <text:p>CALARCA</text:p>
          </table:table-cell>
          <table:table-cell office:value-type="string">
            <text:p>Orgánico</text:p>
          </table:table-cell>
          <table:table-cell office:value-type="string">
            <text:p>77155315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string">
            <text:p>9.800</text:p>
          </table:table-cell>
          <table:table-cell office:value-type="string">
            <text:p>10.986</text:p>
          </table:table-cell>
          <table:table-cell office:value-type="string">
            <text:p>1450</text:p>
          </table:table-cell>
          <table:table-cell office:value-type="string">
            <text:p>1850</text:p>
          </table:table-cell>
          <table:table-cell office:value-type="string">
            <text:p>9.987893</text:p>
          </table:table-cell>
          <table:table-cell office:value-type="string">
            <text:p>-73.100277</text:p>
          </table:table-cell>
          <table:table-cell office:value-type="string">
            <text:p>1043</text:p>
          </table:table-cell>
        </table:table-row>
        <table:table-row>
          <table:table-cell office:value-type="string">
            <text:p>SPMS-02</text:p>
          </table:table-cell>
          <table:table-cell office:value-type="string">
            <text:p>LOS RECUERDOS</text:p>
          </table:table-cell>
          <table:table-cell office:value-type="string">
            <text:p>Orgánico</text:p>
          </table:table-cell>
          <table:table-cell office:value-type="string">
            <text:p>77153731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string">
            <text:p>10.000</text:p>
          </table:table-cell>
          <table:table-cell office:value-type="string">
            <text:p>10.1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99279</text:p>
          </table:table-cell>
          <table:table-cell office:value-type="string">
            <text:p>-73.92505</text:p>
          </table:table-cell>
          <table:table-cell office:value-type="string">
            <text:p>1265</text:p>
          </table:table-cell>
        </table:table-row>
        <table:table-row>
          <table:table-cell office:value-type="string">
            <text:p>SPMS-03</text:p>
          </table:table-cell>
          <table:table-cell office:value-type="string">
            <text:p>LA BETULIA</text:p>
          </table:table-cell>
          <table:table-cell office:value-type="string">
            <text:p>Orgánico</text:p>
          </table:table-cell>
          <table:table-cell office:value-type="string">
            <text:p>18959058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string">
            <text:p>3.400</text:p>
          </table:table-cell>
          <table:table-cell office:value-type="string">
            <text:p>3.742</text:p>
          </table:table-cell>
          <table:table-cell office:value-type="string">
            <text:p>600</text:p>
          </table:table-cell>
          <table:table-cell office:value-type="string">
            <text:p>700</text:p>
          </table:table-cell>
          <table:table-cell office:value-type="string">
            <text:p>9.988938</text:p>
          </table:table-cell>
          <table:table-cell office:value-type="string">
            <text:p>-73.102205</text:p>
          </table:table-cell>
          <table:table-cell office:value-type="string">
            <text:p>981</text:p>
          </table:table-cell>
        </table:table-row>
        <table:table-row>
          <table:table-cell office:value-type="string">
            <text:p>SPMZ-44</text:p>
          </table:table-cell>
          <table:table-cell office:value-type="string">
            <text:p>LA LORENA</text:p>
          </table:table-cell>
          <table:table-cell office:value-type="string">
            <text:p>Orgánico</text:p>
          </table:table-cell>
          <table:table-cell office:value-type="string">
            <text:p>36488938</text:p>
          </table:table-cell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string">
            <text:p>2.498</text:p>
          </table:table-cell>
          <table:table-cell office:value-type="string">
            <text:p>1.46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29835</text:p>
          </table:table-cell>
          <table:table-cell office:value-type="string">
            <text:p>-73.85541</text:p>
          </table:table-cell>
          <table:table-cell office:value-type="string">
            <text:p>1745</text:p>
          </table:table-cell>
        </table:table-row>
        <table:table-row>
          <table:table-cell office:value-type="string">
            <text:p>SPSJ-100</text:p>
          </table:table-cell>
          <table:table-cell office:value-type="string">
            <text:p>Las Brisas</text:p>
          </table:table-cell>
          <table:table-cell office:value-type="string">
            <text:p>T1</text:p>
          </table:table-cell>
          <table:table-cell office:value-type="string">
            <text:p>7715703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5.800</text:p>
          </table:table-cell>
          <table:table-cell office:value-type="string">
            <text:p>5.03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32456</text:p>
          </table:table-cell>
          <table:table-cell office:value-type="string">
            <text:p>-73.230136</text:p>
          </table:table-cell>
          <table:table-cell office:value-type="string">
            <text:p>146</text:p>
          </table:table-cell>
        </table:table-row>
        <table:table-row>
          <table:table-cell office:value-type="string">
            <text:p>SPSJ-101</text:p>
          </table:table-cell>
          <table:table-cell office:value-type="string">
            <text:p>EL BANQUITO</text:p>
          </table:table-cell>
          <table:table-cell office:value-type="string">
            <text:p>T1</text:p>
          </table:table-cell>
          <table:table-cell office:value-type="string">
            <text:p>8828156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00</text:p>
          </table:table-cell>
          <table:table-cell office:value-type="string">
            <text:p>1350</text:p>
          </table:table-cell>
          <table:table-cell office:value-type="string">
            <text:p>10.032368</text:p>
          </table:table-cell>
          <table:table-cell office:value-type="string">
            <text:p>-73.229968</text:p>
          </table:table-cell>
          <table:table-cell office:value-type="string">
            <text:p>146</text:p>
          </table:table-cell>
        </table:table-row>
        <table:table-row>
          <table:table-cell office:value-type="string">
            <text:p>SPSJ-102</text:p>
          </table:table-cell>
          <table:table-cell office:value-type="string">
            <text:p>MI FUTURO</text:p>
          </table:table-cell>
          <table:table-cell office:value-type="string">
            <text:p>T1</text:p>
          </table:table-cell>
          <table:table-cell office:value-type="string">
            <text:p>7715295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950</text:p>
          </table:table-cell>
          <table:table-cell office:value-type="string">
            <text:p>2360</text:p>
          </table:table-cell>
          <table:table-cell office:value-type="string">
            <text:p>10.038542</text:p>
          </table:table-cell>
          <table:table-cell office:value-type="string">
            <text:p>-73.226935</text:p>
          </table:table-cell>
          <table:table-cell office:value-type="string">
            <text:p>125</text:p>
          </table:table-cell>
        </table:table-row>
        <table:table-row>
          <table:table-cell office:value-type="string">
            <text:p>SPSJ-103</text:p>
          </table:table-cell>
          <table:table-cell office:value-type="string">
            <text:p>LA ESCONDIDA</text:p>
          </table:table-cell>
          <table:table-cell office:value-type="string">
            <text:p>T1</text:p>
          </table:table-cell>
          <table:table-cell office:value-type="string">
            <text:p>106634810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700</text:p>
          </table:table-cell>
          <table:table-cell office:value-type="string">
            <text:p>3240</text:p>
          </table:table-cell>
          <table:table-cell office:value-type="string">
            <text:p>10.049815</text:p>
          </table:table-cell>
          <table:table-cell office:value-type="string">
            <text:p>-73.122359</text:p>
          </table:table-cell>
          <table:table-cell office:value-type="string">
            <text:p>1002</text:p>
          </table:table-cell>
        </table:table-row>
        <table:table-row>
          <table:table-cell office:value-type="string">
            <text:p>SPSJ-104</text:p>
          </table:table-cell>
          <table:table-cell office:value-type="string">
            <text:p>Lucitania</text:p>
          </table:table-cell>
          <table:table-cell office:value-type="string">
            <text:p>T1</text:p>
          </table:table-cell>
          <table:table-cell office:value-type="string">
            <text:p>49687680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2.000</text:p>
          </table:table-cell>
          <table:table-cell office:value-type="string">
            <text:p>1.904</text:p>
          </table:table-cell>
          <table:table-cell office:value-type="string">
            <text:p>900</text:p>
          </table:table-cell>
          <table:table-cell office:value-type="string">
            <text:p>880</text:p>
          </table:table-cell>
          <table:table-cell office:value-type="string">
            <text:p>10.032366</text:p>
          </table:table-cell>
          <table:table-cell office:value-type="string">
            <text:p>-73.229966</text:p>
          </table:table-cell>
          <table:table-cell office:value-type="string">
            <text:p>146</text:p>
          </table:table-cell>
        </table:table-row>
        <table:table-row>
          <table:table-cell office:value-type="string">
            <text:p>SPSJ-105</text:p>
          </table:table-cell>
          <table:table-cell office:value-type="string">
            <text:p>Monte Carmelo</text:p>
          </table:table-cell>
          <table:table-cell office:value-type="string">
            <text:p>T1</text:p>
          </table:table-cell>
          <table:table-cell office:value-type="string">
            <text:p>39489526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7.900</text:p>
          </table:table-cell>
          <table:table-cell office:value-type="string">
            <text:p>9.108</text:p>
          </table:table-cell>
          <table:table-cell office:value-type="string">
            <text:p>9500</text:p>
          </table:table-cell>
          <table:table-cell office:value-type="string">
            <text:p>8900</text:p>
          </table:table-cell>
          <table:table-cell office:value-type="string">
            <text:p>10.044253</text:p>
          </table:table-cell>
          <table:table-cell office:value-type="string">
            <text:p>-73.134887</text:p>
          </table:table-cell>
          <table:table-cell office:value-type="string">
            <text:p>977</text:p>
          </table:table-cell>
        </table:table-row>
        <table:table-row>
          <table:table-cell office:value-type="string">
            <text:p>SPSJ-106</text:p>
          </table:table-cell>
          <table:table-cell office:value-type="string">
            <text:p>LOS LIRIOS</text:p>
          </table:table-cell>
          <table:table-cell office:value-type="string">
            <text:p>T1</text:p>
          </table:table-cell>
          <table:table-cell office:value-type="string">
            <text:p>77159497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string">
            <text:p>4.850</text:p>
          </table:table-cell>
          <table:table-cell office:value-type="string">
            <text:p>5.18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32351</text:p>
          </table:table-cell>
          <table:table-cell office:value-type="string">
            <text:p>-73.230178</text:p>
          </table:table-cell>
          <table:table-cell office:value-type="string">
            <text:p>146</text:p>
          </table:table-cell>
        </table:table-row>
        <table:table-row>
          <table:table-cell office:value-type="string">
            <text:p>SPSJ-107</text:p>
          </table:table-cell>
          <table:table-cell office:value-type="string">
            <text:p>LA ESPERANZA</text:p>
          </table:table-cell>
          <table:table-cell office:value-type="string">
            <text:p>T1</text:p>
          </table:table-cell>
          <table:table-cell office:value-type="string">
            <text:p>1064720618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string">
            <text:p>0</text:p>
          </table:table-cell>
          <table:table-cell office:value-type="string">
            <text:p>49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32296</text:p>
          </table:table-cell>
          <table:table-cell office:value-type="string">
            <text:p>-73.230165</text:p>
          </table:table-cell>
          <table:table-cell office:value-type="string">
            <text:p>146</text:p>
          </table:table-cell>
        </table:table-row>
        <table:table-row>
          <table:table-cell office:value-type="string">
            <text:p>SPSJ-108</text:p>
          </table:table-cell>
          <table:table-cell office:value-type="string">
            <text:p>Lizney</text:p>
          </table:table-cell>
          <table:table-cell office:value-type="string">
            <text:p>T1</text:p>
          </table:table-cell>
          <table:table-cell office:value-type="string">
            <text:p>18958506</text:p>
          </table:table-cell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string">
            <text:p>7.500</text:p>
          </table:table-cell>
          <table:table-cell office:value-type="string">
            <text:p>6.98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29316</text:p>
          </table:table-cell>
          <table:table-cell office:value-type="string">
            <text:p>-73.087527</text:p>
          </table:table-cell>
          <table:table-cell office:value-type="string">
            <text:p>1632</text:p>
          </table:table-cell>
        </table:table-row>
        <table:table-row>
          <table:table-cell office:value-type="string">
            <text:p>SPSJ-99</text:p>
          </table:table-cell>
          <table:table-cell office:value-type="string">
            <text:p>Los Jardines</text:p>
          </table:table-cell>
          <table:table-cell office:value-type="string">
            <text:p>T1</text:p>
          </table:table-cell>
          <table:table-cell office:value-type="string">
            <text:p>7715856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4.500</text:p>
          </table:table-cell>
          <table:table-cell office:value-type="string">
            <text:p>4.55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32397</text:p>
          </table:table-cell>
          <table:table-cell office:value-type="string">
            <text:p>-73.23008</text:p>
          </table:table-cell>
          <table:table-cell office:value-type="string">
            <text:p>146</text:p>
          </table:table-cell>
        </table:table-row>
        <table:table-row>
          <table:table-cell office:value-type="string">
            <text:p>SPSM-02</text:p>
          </table:table-cell>
          <table:table-cell office:value-type="string">
            <text:p>SANTA ROSA</text:p>
          </table:table-cell>
          <table:table-cell office:value-type="string">
            <text:p>Orgánico</text:p>
          </table:table-cell>
          <table:table-cell office:value-type="string">
            <text:p>1110060601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string">
            <text:p>7.395</text:p>
          </table:table-cell>
          <table:table-cell office:value-type="string">
            <text:p>6.30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1902</text:p>
          </table:table-cell>
          <table:table-cell office:value-type="string">
            <text:p>-73.7559</text:p>
          </table:table-cell>
          <table:table-cell office:value-type="string">
            <text:p>1672</text:p>
          </table:table-cell>
        </table:table-row>
        <table:table-row>
          <table:table-cell office:value-type="string">
            <text:p>SPSM-03</text:p>
          </table:table-cell>
          <table:table-cell office:value-type="string">
            <text:p>EL DESCANSO</text:p>
          </table:table-cell>
          <table:table-cell office:value-type="string">
            <text:p>Orgánico</text:p>
          </table:table-cell>
          <table:table-cell office:value-type="string">
            <text:p>18957862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string">
            <text:p>5.598</text:p>
          </table:table-cell>
          <table:table-cell office:value-type="string">
            <text:p>7.11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205</text:p>
          </table:table-cell>
          <table:table-cell office:value-type="string">
            <text:p>-73.70027</text:p>
          </table:table-cell>
          <table:table-cell office:value-type="string">
            <text:p>1742</text:p>
          </table:table-cell>
        </table:table-row>
        <table:table-row>
          <table:table-cell office:value-type="string">
            <text:p>SPSM-60</text:p>
          </table:table-cell>
          <table:table-cell office:value-type="string">
            <text:p>LA FLORIDA</text:p>
          </table:table-cell>
          <table:table-cell office:value-type="string">
            <text:p>Orgánico</text:p>
          </table:table-cell>
          <table:table-cell office:value-type="string">
            <text:p>1067716636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string">
            <text:p>6.500</text:p>
          </table:table-cell>
          <table:table-cell office:value-type="string">
            <text:p>6.77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0655</text:p>
          </table:table-cell>
          <table:table-cell office:value-type="string">
            <text:p>-73.66638</text:p>
          </table:table-cell>
          <table:table-cell office:value-type="string">
            <text:p>1774</text:p>
          </table:table-cell>
        </table:table-row>
        <table:table-row>
          <table:table-cell office:value-type="string">
            <text:p>SPV-01</text:p>
          </table:table-cell>
          <table:table-cell office:value-type="string">
            <text:p>LA PRADERA</text:p>
          </table:table-cell>
          <table:table-cell office:value-type="string">
            <text:p>Orgánico</text:p>
          </table:table-cell>
          <table:table-cell office:value-type="string">
            <text:p>1067726620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string">
            <text:p>3.497</text:p>
          </table:table-cell>
          <table:table-cell office:value-type="string">
            <text:p>3.77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1317</text:p>
          </table:table-cell>
          <table:table-cell office:value-type="string">
            <text:p>-73.40679</text:p>
          </table:table-cell>
          <table:table-cell office:value-type="string">
            <text:p>1731</text:p>
          </table:table-cell>
        </table:table-row>
        <table:table-row>
          <table:table-cell office:value-type="string">
            <text:p>SPV-02</text:p>
          </table:table-cell>
          <table:table-cell office:value-type="string">
            <text:p>LAS FLORES</text:p>
          </table:table-cell>
          <table:table-cell office:value-type="string">
            <text:p>Orgánico</text:p>
          </table:table-cell>
          <table:table-cell office:value-type="string">
            <text:p>1069468134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string">
            <text:p>4.095</text:p>
          </table:table-cell>
          <table:table-cell office:value-type="string">
            <text:p>4.8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8542</text:p>
          </table:table-cell>
          <table:table-cell office:value-type="string">
            <text:p>-73.36482</text:p>
          </table:table-cell>
          <table:table-cell office:value-type="string">
            <text:p>1532</text:p>
          </table:table-cell>
        </table:table-row>
        <table:table-row>
          <table:table-cell office:value-type="string">
            <text:p>SPV-05</text:p>
          </table:table-cell>
          <table:table-cell office:value-type="string">
            <text:p>LAS FLORES</text:p>
          </table:table-cell>
          <table:table-cell office:value-type="string">
            <text:p>Orgánico</text:p>
          </table:table-cell>
          <table:table-cell office:value-type="string">
            <text:p>77158678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string">
            <text:p>4.791</text:p>
          </table:table-cell>
          <table:table-cell office:value-type="string">
            <text:p>5.39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995966</text:p>
          </table:table-cell>
          <table:table-cell office:value-type="string">
            <text:p>-73.40701</text:p>
          </table:table-cell>
          <table:table-cell office:value-type="string">
            <text:p>1845</text:p>
          </table:table-cell>
        </table:table-row>
        <table:table-row>
          <table:table-cell office:value-type="string">
            <text:p>SPV-07</text:p>
          </table:table-cell>
          <table:table-cell office:value-type="string">
            <text:p>LA PRIMAVERA</text:p>
          </table:table-cell>
          <table:table-cell office:value-type="string">
            <text:p>Orgánico</text:p>
          </table:table-cell>
          <table:table-cell office:value-type="string">
            <text:p>77039689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string">
            <text:p>1.700</text:p>
          </table:table-cell>
          <table:table-cell office:value-type="string">
            <text:p>2.05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998303</text:p>
          </table:table-cell>
          <table:table-cell office:value-type="string">
            <text:p>-73.39347</text:p>
          </table:table-cell>
          <table:table-cell office:value-type="string">
            <text:p>1795</text:p>
          </table:table-cell>
        </table:table-row>
        <table:table-row>
          <table:table-cell office:value-type="string">
            <text:p>SPV-09</text:p>
          </table:table-cell>
          <table:table-cell office:value-type="string">
            <text:p>BETEEL</text:p>
          </table:table-cell>
          <table:table-cell office:value-type="string">
            <text:p>Orgánico</text:p>
          </table:table-cell>
          <table:table-cell office:value-type="string">
            <text:p>1767089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string">
            <text:p>1.985</text:p>
          </table:table-cell>
          <table:table-cell office:value-type="string">
            <text:p>2.12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125</text:p>
          </table:table-cell>
          <table:table-cell office:value-type="string">
            <text:p>-73.31642</text:p>
          </table:table-cell>
          <table:table-cell office:value-type="string">
            <text:p>1990</text:p>
          </table:table-cell>
        </table:table-row>
        <table:table-row>
          <table:table-cell office:value-type="string">
            <text:p>SPV-10</text:p>
          </table:table-cell>
          <table:table-cell office:value-type="string">
            <text:p>BARSOVIA</text:p>
          </table:table-cell>
          <table:table-cell office:value-type="string">
            <text:p>Orgánico</text:p>
          </table:table-cell>
          <table:table-cell office:value-type="string">
            <text:p>49693106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string">
            <text:p>2.587</text:p>
          </table:table-cell>
          <table:table-cell office:value-type="string">
            <text:p>1.34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135</text:p>
          </table:table-cell>
          <table:table-cell office:value-type="string">
            <text:p>-73238</text:p>
          </table:table-cell>
          <table:table-cell office:value-type="string">
            <text:p>1810</text:p>
          </table:table-cell>
        </table:table-row>
        <table:table-row>
          <table:table-cell office:value-type="string">
            <text:p>SPV-13</text:p>
          </table:table-cell>
          <table:table-cell office:value-type="string">
            <text:p>LA BIENVENIDA</text:p>
          </table:table-cell>
          <table:table-cell office:value-type="string">
            <text:p>Orgánico</text:p>
          </table:table-cell>
          <table:table-cell office:value-type="string">
            <text:p>77152154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string">
            <text:p>4.000</text:p>
          </table:table-cell>
          <table:table-cell office:value-type="string">
            <text:p>4.17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998445</text:p>
          </table:table-cell>
          <table:table-cell office:value-type="string">
            <text:p>-73.41918</text:p>
          </table:table-cell>
          <table:table-cell office:value-type="string">
            <text:p>1985</text:p>
          </table:table-cell>
        </table:table-row>
        <table:table-row>
          <table:table-cell office:value-type="string">
            <text:p>SPV-14</text:p>
          </table:table-cell>
          <table:table-cell office:value-type="string">
            <text:p>LAS FLORES</text:p>
          </table:table-cell>
          <table:table-cell office:value-type="string">
            <text:p>Orgánico</text:p>
          </table:table-cell>
          <table:table-cell office:value-type="string">
            <text:p>49687807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string">
            <text:p>3.500</text:p>
          </table:table-cell>
          <table:table-cell office:value-type="string">
            <text:p>3.76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997567</text:p>
          </table:table-cell>
          <table:table-cell office:value-type="string">
            <text:p>-73.38595</text:p>
          </table:table-cell>
          <table:table-cell office:value-type="string">
            <text:p>1906</text:p>
          </table:table-cell>
        </table:table-row>
        <table:table-row>
          <table:table-cell office:value-type="string">
            <text:p>SPV-15</text:p>
          </table:table-cell>
          <table:table-cell office:value-type="string">
            <text:p>BIENVENIDA 2</text:p>
          </table:table-cell>
          <table:table-cell office:value-type="string">
            <text:p>T3</text:p>
          </table:table-cell>
          <table:table-cell office:value-type="string">
            <text:p>1067725591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string">
            <text:p>2.400</text:p>
          </table:table-cell>
          <table:table-cell office:value-type="string">
            <text:p>2.47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998044</text:p>
          </table:table-cell>
          <table:table-cell office:value-type="string">
            <text:p>-73.41638</text:p>
          </table:table-cell>
          <table:table-cell office:value-type="string">
            <text:p>1985</text:p>
          </table:table-cell>
        </table:table-row>
        <table:table-row>
          <table:table-cell office:value-type="string">
            <text:p>SPZ-01</text:p>
          </table:table-cell>
          <table:table-cell office:value-type="string">
            <text:p>BELLA VISTA</text:p>
          </table:table-cell>
          <table:table-cell office:value-type="string">
            <text:p>Orgánico</text:p>
          </table:table-cell>
          <table:table-cell office:value-type="string">
            <text:p>77151956</text:p>
          </table:table-cell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string">
            <text:p>2.998</text:p>
          </table:table-cell>
          <table:table-cell office:value-type="string">
            <text:p>3.15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20705</text:p>
          </table:table-cell>
          <table:table-cell office:value-type="string">
            <text:p>-73.71662</text:p>
          </table:table-cell>
          <table:table-cell office:value-type="string">
            <text:p>1725</text:p>
          </table:table-cell>
        </table:table-row>
        <table:table-row>
          <table:table-cell office:value-type="string">
            <text:p>SPZ-05</text:p>
          </table:table-cell>
          <table:table-cell office:value-type="string">
            <text:p>LOS GAVILANES</text:p>
          </table:table-cell>
          <table:table-cell office:value-type="string">
            <text:p>Orgánico</text:p>
          </table:table-cell>
          <table:table-cell office:value-type="string">
            <text:p>77156059</text:p>
          </table:table-cell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string">
            <text:p>7.798</text:p>
          </table:table-cell>
          <table:table-cell office:value-type="string">
            <text:p>5.69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16458</text:p>
          </table:table-cell>
          <table:table-cell office:value-type="string">
            <text:p>-73.72143</text:p>
          </table:table-cell>
          <table:table-cell office:value-type="string">
            <text:p>1480</text:p>
          </table:table-cell>
        </table:table-row>
        <table:table-row>
          <table:table-cell office:value-type="string">
            <text:p>SPZ-06</text:p>
          </table:table-cell>
          <table:table-cell office:value-type="string">
            <text:p>JERUSALEN</text:p>
          </table:table-cell>
          <table:table-cell office:value-type="string">
            <text:p>Orgánico</text:p>
          </table:table-cell>
          <table:table-cell office:value-type="string">
            <text:p>3076694</text:p>
          </table:table-cell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string">
            <text:p>3.200</text:p>
          </table:table-cell>
          <table:table-cell office:value-type="string">
            <text:p>3.09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13194444</text:p>
          </table:table-cell>
          <table:table-cell office:value-type="string">
            <text:p>-73.10694444</text:p>
          </table:table-cell>
          <table:table-cell office:value-type="string">
            <text:p>1400</text:p>
          </table:table-cell>
        </table:table-row>
        <table:table-row>
          <table:table-cell office:value-type="string">
            <text:p>SPZ-07</text:p>
          </table:table-cell>
          <table:table-cell office:value-type="string">
            <text:p>LA VILLA</text:p>
          </table:table-cell>
          <table:table-cell office:value-type="string">
            <text:p>Orgánico</text:p>
          </table:table-cell>
          <table:table-cell office:value-type="string">
            <text:p>36489830</text:p>
          </table:table-cell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string">
            <text:p>6.595</text:p>
          </table:table-cell>
          <table:table-cell office:value-type="string">
            <text:p>3.03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17726</text:p>
          </table:table-cell>
          <table:table-cell office:value-type="string">
            <text:p>-73.7501</text:p>
          </table:table-cell>
          <table:table-cell office:value-type="string">
            <text:p>1327</text:p>
          </table:table-cell>
        </table:table-row>
        <table:table-row>
          <table:table-cell office:value-type="string">
            <text:p>SPZ-08</text:p>
          </table:table-cell>
          <table:table-cell office:value-type="string">
            <text:p>CANAAN</text:p>
          </table:table-cell>
          <table:table-cell office:value-type="string">
            <text:p>Orgánico</text:p>
          </table:table-cell>
          <table:table-cell office:value-type="string">
            <text:p>77157945</text:p>
          </table:table-cell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string">
            <text:p>1.493</text:p>
          </table:table-cell>
          <table:table-cell office:value-type="string">
            <text:p>1.77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20825</text:p>
          </table:table-cell>
          <table:table-cell office:value-type="string">
            <text:p>-73.7476</text:p>
          </table:table-cell>
          <table:table-cell office:value-type="string">
            <text:p>1607</text:p>
          </table:table-cell>
        </table:table-row>
        <table:table-row>
          <table:table-cell office:value-type="string">
            <text:p>SPZ-09</text:p>
          </table:table-cell>
          <table:table-cell office:value-type="string">
            <text:p>LA PLANADAS</text:p>
          </table:table-cell>
          <table:table-cell office:value-type="string">
            <text:p>Orgánico</text:p>
          </table:table-cell>
          <table:table-cell office:value-type="string">
            <text:p>77159197</text:p>
          </table:table-cell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string">
            <text:p>3.697</text:p>
          </table:table-cell>
          <table:table-cell office:value-type="string">
            <text:p>4.50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17578</text:p>
          </table:table-cell>
          <table:table-cell office:value-type="string">
            <text:p>-73.74433</text:p>
          </table:table-cell>
          <table:table-cell office:value-type="string">
            <text:p>1402</text:p>
          </table:table-cell>
        </table:table-row>
        <table:table-row>
          <table:table-cell office:value-type="string">
            <text:p>SPZ-10</text:p>
          </table:table-cell>
          <table:table-cell office:value-type="string">
            <text:p>LA ESPERANZA</text:p>
          </table:table-cell>
          <table:table-cell office:value-type="string">
            <text:p>Orgánico</text:p>
          </table:table-cell>
          <table:table-cell office:value-type="string">
            <text:p>49690246</text:p>
          </table:table-cell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string">
            <text:p>7.000</text:p>
          </table:table-cell>
          <table:table-cell office:value-type="string">
            <text:p>6.8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29513</text:p>
          </table:table-cell>
          <table:table-cell office:value-type="string">
            <text:p>-73.85577</text:p>
          </table:table-cell>
          <table:table-cell office:value-type="string">
            <text:p>1719</text:p>
          </table:table-cell>
        </table:table-row>
        <table:table-row>
          <table:table-cell office:value-type="string">
            <text:p>SPZ-100</text:p>
          </table:table-cell>
          <table:table-cell office:value-type="string">
            <text:p>LA VILLA</text:p>
          </table:table-cell>
          <table:table-cell office:value-type="string">
            <text:p>Orgánico</text:p>
          </table:table-cell>
          <table:table-cell office:value-type="string">
            <text:p>49700586</text:p>
          </table:table-cell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string">
            <text:p>0</text:p>
          </table:table-cell>
          <table:table-cell office:value-type="string">
            <text:p>2.23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17726</text:p>
          </table:table-cell>
          <table:table-cell office:value-type="string">
            <text:p>-73.7501</text:p>
          </table:table-cell>
          <table:table-cell office:value-type="string">
            <text:p>1327</text:p>
          </table:table-cell>
        </table:table-row>
        <table:table-row>
          <table:table-cell office:value-type="string">
            <text:p>SPZ-14</text:p>
          </table:table-cell>
          <table:table-cell office:value-type="string">
            <text:p>CAMPO ZOCO</text:p>
          </table:table-cell>
          <table:table-cell office:value-type="string">
            <text:p>Orgánico</text:p>
          </table:table-cell>
          <table:table-cell office:value-type="string">
            <text:p>77151466</text:p>
          </table:table-cell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string">
            <text:p>3.900</text:p>
          </table:table-cell>
          <table:table-cell office:value-type="string">
            <text:p>4.48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5283</text:p>
          </table:table-cell>
          <table:table-cell office:value-type="string">
            <text:p>-73.112967</text:p>
          </table:table-cell>
          <table:table-cell office:value-type="string">
            <text:p>1637</text:p>
          </table:table-cell>
        </table:table-row>
        <table:table-row>
          <table:table-cell office:value-type="string">
            <text:p>SPZ-16</text:p>
          </table:table-cell>
          <table:table-cell office:value-type="string">
            <text:p>BUENA VISTA</text:p>
          </table:table-cell>
          <table:table-cell office:value-type="string">
            <text:p>Orgánico</text:p>
          </table:table-cell>
          <table:table-cell office:value-type="string">
            <text:p>77157430</text:p>
          </table:table-cell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string">
            <text:p>2.097</text:p>
          </table:table-cell>
          <table:table-cell office:value-type="string">
            <text:p>2.97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19345</text:p>
          </table:table-cell>
          <table:table-cell office:value-type="string">
            <text:p>-73.67752</text:p>
          </table:table-cell>
          <table:table-cell office:value-type="string">
            <text:p>1499</text:p>
          </table:table-cell>
        </table:table-row>
        <table:table-row>
          <table:table-cell office:value-type="string">
            <text:p>SPZ-17</text:p>
          </table:table-cell>
          <table:table-cell office:value-type="string">
            <text:p>LOS NARANJOS</text:p>
          </table:table-cell>
          <table:table-cell office:value-type="string">
            <text:p>Orgánico</text:p>
          </table:table-cell>
          <table:table-cell office:value-type="string">
            <text:p>24607117</text:p>
          </table:table-cell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string">
            <text:p>2.593</text:p>
          </table:table-cell>
          <table:table-cell office:value-type="string">
            <text:p>2.19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17193</text:p>
          </table:table-cell>
          <table:table-cell office:value-type="string">
            <text:p>-73.68915</text:p>
          </table:table-cell>
          <table:table-cell office:value-type="string">
            <text:p>1457</text:p>
          </table:table-cell>
        </table:table-row>
        <table:table-row>
          <table:table-cell office:value-type="string">
            <text:p>SPZ-18</text:p>
          </table:table-cell>
          <table:table-cell office:value-type="string">
            <text:p>SEILAN 3</text:p>
          </table:table-cell>
          <table:table-cell office:value-type="string">
            <text:p>Orgánico</text:p>
          </table:table-cell>
          <table:table-cell office:value-type="string">
            <text:p>1067714624</text:p>
          </table:table-cell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string">
            <text:p>3.096</text:p>
          </table:table-cell>
          <table:table-cell office:value-type="string">
            <text:p>3.08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1297</text:p>
          </table:table-cell>
          <table:table-cell office:value-type="string">
            <text:p>-73.88642</text:p>
          </table:table-cell>
          <table:table-cell office:value-type="string">
            <text:p>1528</text:p>
          </table:table-cell>
        </table:table-row>
        <table:table-row>
          <table:table-cell office:value-type="string">
            <text:p>SPZ-94</text:p>
          </table:table-cell>
          <table:table-cell office:value-type="string">
            <text:p>SEILAN 2</text:p>
          </table:table-cell>
          <table:table-cell office:value-type="string">
            <text:p>Orgánico</text:p>
          </table:table-cell>
          <table:table-cell office:value-type="string">
            <text:p>1067714624</text:p>
          </table:table-cell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string">
            <text:p>4.098</text:p>
          </table:table-cell>
          <table:table-cell office:value-type="string">
            <text:p>3.05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29101</text:p>
          </table:table-cell>
          <table:table-cell office:value-type="string">
            <text:p>-73.89873</text:p>
          </table:table-cell>
          <table:table-cell office:value-type="string">
            <text:p>1544</text:p>
          </table:table-cell>
        </table:table-row>
        <table:table-row>
          <table:table-cell office:value-type="string">
            <text:p>SPZ-95</text:p>
          </table:table-cell>
          <table:table-cell office:value-type="string">
            <text:p>LA PRIMAVERA</text:p>
          </table:table-cell>
          <table:table-cell office:value-type="string">
            <text:p>Orgánico</text:p>
          </table:table-cell>
          <table:table-cell office:value-type="string">
            <text:p>77156722</text:p>
          </table:table-cell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string">
            <text:p>2.100</text:p>
          </table:table-cell>
          <table:table-cell office:value-type="string">
            <text:p>2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20705</text:p>
          </table:table-cell>
          <table:table-cell office:value-type="string">
            <text:p>-73.71662</text:p>
          </table:table-cell>
          <table:table-cell office:value-type="string">
            <text:p>1725</text:p>
          </table:table-cell>
        </table:table-row>
        <table:table-row>
          <table:table-cell office:value-type="string">
            <text:p>SPZ-96</text:p>
          </table:table-cell>
          <table:table-cell office:value-type="string">
            <text:p>LA FORTALEZA</text:p>
          </table:table-cell>
          <table:table-cell office:value-type="string">
            <text:p>Orgánico</text:p>
          </table:table-cell>
          <table:table-cell office:value-type="string">
            <text:p>49698486</text:p>
          </table:table-cell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string">
            <text:p>2.450</text:p>
          </table:table-cell>
          <table:table-cell office:value-type="string">
            <text:p>4.26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21275</text:p>
          </table:table-cell>
          <table:table-cell office:value-type="string">
            <text:p>-73.75477</text:p>
          </table:table-cell>
          <table:table-cell office:value-type="string">
            <text:p>1740</text:p>
          </table:table-cell>
        </table:table-row>
        <table:table-row>
          <table:table-cell office:value-type="string">
            <text:p>SPZ-97</text:p>
          </table:table-cell>
          <table:table-cell office:value-type="string">
            <text:p>SANTA ANA</text:p>
          </table:table-cell>
          <table:table-cell office:value-type="string">
            <text:p>T3</text:p>
          </table:table-cell>
          <table:table-cell office:value-type="string">
            <text:p>77157819</text:p>
          </table:table-cell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string">
            <text:p>4.800</text:p>
          </table:table-cell>
          <table:table-cell office:value-type="string">
            <text:p>5.50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29293</text:p>
          </table:table-cell>
          <table:table-cell office:value-type="string">
            <text:p>-73.84559</text:p>
          </table:table-cell>
          <table:table-cell office:value-type="string">
            <text:p>1618</text:p>
          </table:table-cell>
        </table:table-row>
        <table:table-row>
          <table:table-cell office:value-type="string">
            <text:p>SPZ-98</text:p>
          </table:table-cell>
          <table:table-cell office:value-type="string">
            <text:p>LA ESMERALDA</text:p>
          </table:table-cell>
          <table:table-cell office:value-type="string">
            <text:p>T3</text:p>
          </table:table-cell>
          <table:table-cell office:value-type="string">
            <text:p>1193535129</text:p>
          </table:table-cell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string">
            <text:p>5.100</text:p>
          </table:table-cell>
          <table:table-cell office:value-type="string">
            <text:p>4.94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24607</text:p>
          </table:table-cell>
          <table:table-cell office:value-type="string">
            <text:p>-73.87035</text:p>
          </table:table-cell>
          <table:table-cell office:value-type="string">
            <text:p>1529</text:p>
          </table:table-cell>
        </table:table-row>
        <table:table-row>
          <table:table-cell office:value-type="string">
            <text:p>TN-01</text:p>
          </table:table-cell>
          <table:table-cell office:value-type="string">
            <text:p>EL ROSARIO</text:p>
          </table:table-cell>
          <table:table-cell office:value-type="string">
            <text:p>T3</text:p>
          </table:table-cell>
          <table:table-cell office:value-type="string">
            <text:p>49728898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string">
            <text:p>10.950</text:p>
          </table:table-cell>
          <table:table-cell office:value-type="string">
            <text:p>10.63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24255</text:p>
          </table:table-cell>
          <table:table-cell office:value-type="string">
            <text:p>-73.391863</text:p>
          </table:table-cell>
          <table:table-cell office:value-type="string">
            <text:p>1201</text:p>
          </table:table-cell>
        </table:table-row>
        <table:table-row>
          <table:table-cell office:value-type="string">
            <text:p>TN-02</text:p>
          </table:table-cell>
          <table:table-cell office:value-type="string">
            <text:p>LOS ROBLES</text:p>
          </table:table-cell>
          <table:table-cell office:value-type="string">
            <text:p>T3</text:p>
          </table:table-cell>
          <table:table-cell office:value-type="string">
            <text:p>7709536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string">
            <text:p>9.300</text:p>
          </table:table-cell>
          <table:table-cell office:value-type="string">
            <text:p>9.270</text:p>
          </table:table-cell>
          <table:table-cell office:value-type="string">
            <text:p>0</text:p>
          </table:table-cell>
          <table:table-cell office:value-type="string">
            <text:p>2000</text:p>
          </table:table-cell>
          <table:table-cell office:value-type="string">
            <text:p>10.474354</text:p>
          </table:table-cell>
          <table:table-cell office:value-type="string">
            <text:p>-73.4832982</text:p>
          </table:table-cell>
          <table:table-cell office:value-type="string">
            <text:p>1027</text:p>
          </table:table-cell>
        </table:table-row>
        <table:table-row>
          <table:table-cell office:value-type="string">
            <text:p>TRA-01</text:p>
          </table:table-cell>
          <table:table-cell office:value-type="string">
            <text:p>TRANQUILANDIA</text:p>
          </table:table-cell>
          <table:table-cell office:value-type="string">
            <text:p>Orgánico</text:p>
          </table:table-cell>
          <table:table-cell office:value-type="string">
            <text:p>7570461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string">
            <text:p>21.620</text:p>
          </table:table-cell>
          <table:table-cell office:value-type="string">
            <text:p>20.05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2308333</text:p>
          </table:table-cell>
          <table:table-cell office:value-type="string">
            <text:p>-73.61244444</text:p>
          </table:table-cell>
          <table:table-cell office:value-type="string">
            <text:p>1083</text:p>
          </table:table-cell>
        </table:table-row>
        <table:table-row>
          <table:table-cell office:value-type="string">
            <text:p>VGCPL-06</text:p>
          </table:table-cell>
          <table:table-cell office:value-type="string">
            <text:p>SAN MIGUEL</text:p>
          </table:table-cell>
          <table:table-cell office:value-type="string">
            <text:p>Orgánico</text:p>
          </table:table-cell>
          <table:table-cell office:value-type="string">
            <text:p>3649079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14.250</text:p>
          </table:table-cell>
          <table:table-cell office:value-type="string">
            <text:p>12.93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44602</text:p>
          </table:table-cell>
          <table:table-cell office:value-type="string">
            <text:p>-73.726624</text:p>
          </table:table-cell>
          <table:table-cell office:value-type="string">
            <text:p>1753</text:p>
          </table:table-cell>
        </table:table-row>
        <table:table-row>
          <table:table-cell office:value-type="string">
            <text:p>VGCPL-08</text:p>
          </table:table-cell>
          <table:table-cell office:value-type="string">
            <text:p>EL PALACIO DEL REY</text:p>
          </table:table-cell>
          <table:table-cell office:value-type="string">
            <text:p>Orgánico</text:p>
          </table:table-cell>
          <table:table-cell office:value-type="string">
            <text:p>7717260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7.600</text:p>
          </table:table-cell>
          <table:table-cell office:value-type="string">
            <text:p>7.10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31874</text:p>
          </table:table-cell>
          <table:table-cell office:value-type="string">
            <text:p>-73.726975</text:p>
          </table:table-cell>
          <table:table-cell office:value-type="string">
            <text:p>1180</text:p>
          </table:table-cell>
        </table:table-row>
        <table:table-row>
          <table:table-cell office:value-type="string">
            <text:p>VGCPL-09</text:p>
          </table:table-cell>
          <table:table-cell office:value-type="string">
            <text:p>LA VICTORIA</text:p>
          </table:table-cell>
          <table:table-cell office:value-type="string">
            <text:p>Orgánico</text:p>
          </table:table-cell>
          <table:table-cell office:value-type="string">
            <text:p>670896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12.880</text:p>
          </table:table-cell>
          <table:table-cell office:value-type="string">
            <text:p>11.59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336515</text:p>
          </table:table-cell>
          <table:table-cell office:value-type="string">
            <text:p>-73.72493</text:p>
          </table:table-cell>
          <table:table-cell office:value-type="string">
            <text:p>1270</text:p>
          </table:table-cell>
        </table:table-row>
        <table:table-row>
          <table:table-cell office:value-type="string">
            <text:p>VLG-01</text:p>
          </table:table-cell>
          <table:table-cell office:value-type="string">
            <text:p>SANTA URSULA</text:p>
          </table:table-cell>
          <table:table-cell office:value-type="string">
            <text:p>Orgánico</text:p>
          </table:table-cell>
          <table:table-cell office:value-type="string">
            <text:p>26945412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string">
            <text:p>1.335</text:p>
          </table:table-cell>
          <table:table-cell office:value-type="string">
            <text:p>1.5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6532769</text:p>
          </table:table-cell>
          <table:table-cell office:value-type="string">
            <text:p>-73.3590251</text:p>
          </table:table-cell>
          <table:table-cell office:value-type="string">
            <text:p>1426</text:p>
          </table:table-cell>
        </table:table-row>
        <table:table-row>
          <table:table-cell office:value-type="string">
            <text:p>VLG-02</text:p>
          </table:table-cell>
          <table:table-cell office:value-type="string">
            <text:p>MONTES VERDE</text:p>
          </table:table-cell>
          <table:table-cell office:value-type="string">
            <text:p>Orgánico</text:p>
          </table:table-cell>
          <table:table-cell office:value-type="string">
            <text:p>77015205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string">
            <text:p>1.200</text:p>
          </table:table-cell>
          <table:table-cell office:value-type="string">
            <text:p>1.33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65233333</text:p>
          </table:table-cell>
          <table:table-cell office:value-type="string">
            <text:p>-73.36152778</text:p>
          </table:table-cell>
          <table:table-cell office:value-type="string">
            <text:p>1473</text:p>
          </table:table-cell>
        </table:table-row>
        <table:table-row>
          <table:table-cell office:value-type="string">
            <text:p>VLG-03</text:p>
          </table:table-cell>
          <table:table-cell office:value-type="string">
            <text:p>EL CATURRAL</text:p>
          </table:table-cell>
          <table:table-cell office:value-type="string">
            <text:p>Orgánico</text:p>
          </table:table-cell>
          <table:table-cell office:value-type="string">
            <text:p>12646961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string">
            <text:p>2.004</text:p>
          </table:table-cell>
          <table:table-cell office:value-type="string">
            <text:p>2.02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6546561</text:p>
          </table:table-cell>
          <table:table-cell office:value-type="string">
            <text:p>-73.3601019</text:p>
          </table:table-cell>
          <table:table-cell office:value-type="string">
            <text:p>1148</text:p>
          </table:table-cell>
        </table:table-row>
        <table:table-row>
          <table:table-cell office:value-type="string">
            <text:p>VLG-04</text:p>
          </table:table-cell>
          <table:table-cell office:value-type="string">
            <text:p>EL OLVIDO</text:p>
          </table:table-cell>
          <table:table-cell office:value-type="string">
            <text:p>Orgánico</text:p>
          </table:table-cell>
          <table:table-cell office:value-type="string">
            <text:p>1065596546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string">
            <text:p>1.000</text:p>
          </table:table-cell>
          <table:table-cell office:value-type="string">
            <text:p>1.18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66515501</text:p>
          </table:table-cell>
          <table:table-cell office:value-type="string">
            <text:p>-73.3617322</text:p>
          </table:table-cell>
          <table:table-cell office:value-type="string">
            <text:p>1231</text:p>
          </table:table-cell>
        </table:table-row>
        <table:table-row>
          <table:table-cell office:value-type="string">
            <text:p>VLG-05</text:p>
          </table:table-cell>
          <table:table-cell office:value-type="string">
            <text:p>EL CATURRAL</text:p>
          </table:table-cell>
          <table:table-cell office:value-type="string">
            <text:p>Orgánico</text:p>
          </table:table-cell>
          <table:table-cell office:value-type="string">
            <text:p>77090749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string">
            <text:p>1.700</text:p>
          </table:table-cell>
          <table:table-cell office:value-type="string">
            <text:p>1.56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6545145</text:p>
          </table:table-cell>
          <table:table-cell office:value-type="string">
            <text:p>-73.3608163</text:p>
          </table:table-cell>
          <table:table-cell office:value-type="string">
            <text:p>1423</text:p>
          </table:table-cell>
        </table:table-row>
        <table:table-row>
          <table:table-cell office:value-type="string">
            <text:p>VLG-06</text:p>
          </table:table-cell>
          <table:table-cell office:value-type="string">
            <text:p>BELLA VISTA</text:p>
          </table:table-cell>
          <table:table-cell office:value-type="string">
            <text:p>Orgánico</text:p>
          </table:table-cell>
          <table:table-cell office:value-type="string">
            <text:p>12436133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string">
            <text:p>1.800</text:p>
          </table:table-cell>
          <table:table-cell office:value-type="string">
            <text:p>2.58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6546561</text:p>
          </table:table-cell>
          <table:table-cell office:value-type="string">
            <text:p>-73.3601019</text:p>
          </table:table-cell>
          <table:table-cell office:value-type="string">
            <text:p>1148</text:p>
          </table:table-cell>
        </table:table-row>
        <table:table-row>
          <table:table-cell office:value-type="string">
            <text:p>VLG-07</text:p>
          </table:table-cell>
          <table:table-cell office:value-type="string">
            <text:p>LA MUKURA</text:p>
          </table:table-cell>
          <table:table-cell office:value-type="string">
            <text:p>Orgánico</text:p>
          </table:table-cell>
          <table:table-cell office:value-type="string">
            <text:p>77024411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string">
            <text:p>2.300</text:p>
          </table:table-cell>
          <table:table-cell office:value-type="string">
            <text:p>2.11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649111</text:p>
          </table:table-cell>
          <table:table-cell office:value-type="string">
            <text:p>-73.3605233</text:p>
          </table:table-cell>
          <table:table-cell office:value-type="string">
            <text:p>1696</text:p>
          </table:table-cell>
        </table:table-row>
        <table:table-row>
          <table:table-cell office:value-type="string">
            <text:p>VLG-10</text:p>
          </table:table-cell>
          <table:table-cell office:value-type="string">
            <text:p>EL BAUL</text:p>
          </table:table-cell>
          <table:table-cell office:value-type="string">
            <text:p>Orgánico</text:p>
          </table:table-cell>
          <table:table-cell office:value-type="string">
            <text:p>26944847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string">
            <text:p>400</text:p>
          </table:table-cell>
          <table:table-cell office:value-type="string">
            <text:p>75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6498858</text:p>
          </table:table-cell>
          <table:table-cell office:value-type="string">
            <text:p>-73.3669016</text:p>
          </table:table-cell>
          <table:table-cell office:value-type="string">
            <text:p>1935</text:p>
          </table:table-cell>
        </table:table-row>
        <table:table-row>
          <table:table-cell office:value-type="string">
            <text:p>VLG-11</text:p>
          </table:table-cell>
          <table:table-cell office:value-type="string">
            <text:p>EL RESPALDO</text:p>
          </table:table-cell>
          <table:table-cell office:value-type="string">
            <text:p>Orgánico</text:p>
          </table:table-cell>
          <table:table-cell office:value-type="string">
            <text:p>1065588456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string">
            <text:p>1.000</text:p>
          </table:table-cell>
          <table:table-cell office:value-type="string">
            <text:p>1.13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6501188</text:p>
          </table:table-cell>
          <table:table-cell office:value-type="string">
            <text:p>-73.3704149</text:p>
          </table:table-cell>
          <table:table-cell office:value-type="string">
            <text:p>1956</text:p>
          </table:table-cell>
        </table:table-row>
        <table:table-row>
          <table:table-cell office:value-type="string">
            <text:p>VLG-13</text:p>
          </table:table-cell>
          <table:table-cell office:value-type="string">
            <text:p>UCRANIA</text:p>
          </table:table-cell>
          <table:table-cell office:value-type="string">
            <text:p>Orgánico</text:p>
          </table:table-cell>
          <table:table-cell office:value-type="string">
            <text:p>26945406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string">
            <text:p>550</text:p>
          </table:table-cell>
          <table:table-cell office:value-type="string">
            <text:p>48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6327857</text:p>
          </table:table-cell>
          <table:table-cell office:value-type="string">
            <text:p>-73.3621645</text:p>
          </table:table-cell>
          <table:table-cell office:value-type="string">
            <text:p>1851</text:p>
          </table:table-cell>
        </table:table-row>
        <table:table-row>
          <table:table-cell office:value-type="string">
            <text:p>VLG-14</text:p>
          </table:table-cell>
          <table:table-cell office:value-type="string">
            <text:p>LA ESTRELLA</text:p>
          </table:table-cell>
          <table:table-cell office:value-type="string">
            <text:p>Orgánico</text:p>
          </table:table-cell>
          <table:table-cell office:value-type="string">
            <text:p>12646219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string">
            <text:p>750</text:p>
          </table:table-cell>
          <table:table-cell office:value-type="string">
            <text:p>1.00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6437093</text:p>
          </table:table-cell>
          <table:table-cell office:value-type="string">
            <text:p>-73.3571213</text:p>
          </table:table-cell>
          <table:table-cell office:value-type="string">
            <text:p>1742</text:p>
          </table:table-cell>
        </table:table-row>
        <table:table-row>
          <table:table-cell office:value-type="string">
            <text:p>VLG-15</text:p>
          </table:table-cell>
          <table:table-cell office:value-type="string">
            <text:p>CIRILO</text:p>
          </table:table-cell>
          <table:table-cell office:value-type="string">
            <text:p>Orgánico</text:p>
          </table:table-cell>
          <table:table-cell office:value-type="string">
            <text:p>7574429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string">
            <text:p>700</text:p>
          </table:table-cell>
          <table:table-cell office:value-type="string">
            <text:p>1.35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6582662</text:p>
          </table:table-cell>
          <table:table-cell office:value-type="string">
            <text:p>-73.3538615</text:p>
          </table:table-cell>
          <table:table-cell office:value-type="string">
            <text:p>1944</text:p>
          </table:table-cell>
        </table:table-row>
        <table:table-row>
          <table:table-cell office:value-type="string">
            <text:p>VLM-01</text:p>
          </table:table-cell>
          <table:table-cell office:value-type="string">
            <text:p>LA MONTAÑA</text:p>
          </table:table-cell>
          <table:table-cell office:value-type="string">
            <text:p>Orgánico</text:p>
          </table:table-cell>
          <table:table-cell office:value-type="string">
            <text:p>5134905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350</text:p>
          </table:table-cell>
          <table:table-cell office:value-type="string">
            <text:p>47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6713624</text:p>
          </table:table-cell>
          <table:table-cell office:value-type="string">
            <text:p>-73.3776321</text:p>
          </table:table-cell>
          <table:table-cell office:value-type="string">
            <text:p>1829</text:p>
          </table:table-cell>
        </table:table-row>
        <table:table-row>
          <table:table-cell office:value-type="string">
            <text:p>VLM-02</text:p>
          </table:table-cell>
          <table:table-cell office:value-type="string">
            <text:p>LA FRENTE</text:p>
          </table:table-cell>
          <table:table-cell office:value-type="string">
            <text:p>Orgánico</text:p>
          </table:table-cell>
          <table:table-cell office:value-type="string">
            <text:p>5134565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350</text:p>
          </table:table-cell>
          <table:table-cell office:value-type="string">
            <text:p>43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6807633</text:p>
          </table:table-cell>
          <table:table-cell office:value-type="string">
            <text:p>-73.3758829</text:p>
          </table:table-cell>
          <table:table-cell office:value-type="string">
            <text:p>1658</text:p>
          </table:table-cell>
        </table:table-row>
        <table:table-row>
          <table:table-cell office:value-type="string">
            <text:p>VLM-03</text:p>
          </table:table-cell>
          <table:table-cell office:value-type="string">
            <text:p>ARGENTINA</text:p>
          </table:table-cell>
          <table:table-cell office:value-type="string">
            <text:p>Orgánico</text:p>
          </table:table-cell>
          <table:table-cell office:value-type="string">
            <text:p>5134530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1.000</text:p>
          </table:table-cell>
          <table:table-cell office:value-type="string">
            <text:p>1.62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6808394</text:p>
          </table:table-cell>
          <table:table-cell office:value-type="string">
            <text:p>-73.37572</text:p>
          </table:table-cell>
          <table:table-cell office:value-type="string">
            <text:p>1648</text:p>
          </table:table-cell>
        </table:table-row>
        <table:table-row>
          <table:table-cell office:value-type="string">
            <text:p>VP-01</text:p>
          </table:table-cell>
          <table:table-cell office:value-type="string">
            <text:p>EL TEQUENDAMA</text:p>
          </table:table-cell>
          <table:table-cell office:value-type="string">
            <text:p>Orgánico</text:p>
          </table:table-cell>
          <table:table-cell office:value-type="string">
            <text:p>77006004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2.011</text:p>
          </table:table-cell>
          <table:table-cell office:value-type="string">
            <text:p>3.293</text:p>
          </table:table-cell>
          <table:table-cell office:value-type="string">
            <text:p>1500</text:p>
          </table:table-cell>
          <table:table-cell office:value-type="string">
            <text:p>1307</text:p>
          </table:table-cell>
          <table:table-cell office:value-type="string">
            <text:p>10.513519</text:p>
          </table:table-cell>
          <table:table-cell office:value-type="string">
            <text:p>-73.427902</text:p>
          </table:table-cell>
          <table:table-cell office:value-type="string">
            <text:p>1327</text:p>
          </table:table-cell>
        </table:table-row>
        <table:table-row>
          <table:table-cell office:value-type="string">
            <text:p>VP-02</text:p>
          </table:table-cell>
          <table:table-cell office:value-type="string">
            <text:p>EL REFLEJO</text:p>
          </table:table-cell>
          <table:table-cell office:value-type="string">
            <text:p>Orgánico</text:p>
          </table:table-cell>
          <table:table-cell office:value-type="string">
            <text:p>1271202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3.300</text:p>
          </table:table-cell>
          <table:table-cell office:value-type="string">
            <text:p>6.691</text:p>
          </table:table-cell>
          <table:table-cell office:value-type="string">
            <text:p>50</text:p>
          </table:table-cell>
          <table:table-cell office:value-type="string">
            <text:p>0</text:p>
          </table:table-cell>
          <table:table-cell office:value-type="string">
            <text:p>10.513723</text:p>
          </table:table-cell>
          <table:table-cell office:value-type="string">
            <text:p>-73.430523</text:p>
          </table:table-cell>
          <table:table-cell office:value-type="string">
            <text:p>1193</text:p>
          </table:table-cell>
        </table:table-row>
        <table:table-row>
          <table:table-cell office:value-type="string">
            <text:p>VP-05</text:p>
          </table:table-cell>
          <table:table-cell office:value-type="string">
            <text:p>JERUSALEN</text:p>
          </table:table-cell>
          <table:table-cell office:value-type="string">
            <text:p>Orgánico</text:p>
          </table:table-cell>
          <table:table-cell office:value-type="string">
            <text:p>77191601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4.798</text:p>
          </table:table-cell>
          <table:table-cell office:value-type="string">
            <text:p>7.73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9916667</text:p>
          </table:table-cell>
          <table:table-cell office:value-type="string">
            <text:p>-73.4275</text:p>
          </table:table-cell>
          <table:table-cell office:value-type="string">
            <text:p>1296</text:p>
          </table:table-cell>
        </table:table-row>
        <table:table-row>
          <table:table-cell office:value-type="string">
            <text:p>VP-06</text:p>
          </table:table-cell>
          <table:table-cell office:value-type="string">
            <text:p>LA LUNA</text:p>
          </table:table-cell>
          <table:table-cell office:value-type="string">
            <text:p>Orgánico</text:p>
          </table:table-cell>
          <table:table-cell office:value-type="string">
            <text:p>12722066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4.300</text:p>
          </table:table-cell>
          <table:table-cell office:value-type="string">
            <text:p>3.90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3055556</text:p>
          </table:table-cell>
          <table:table-cell office:value-type="string">
            <text:p>-73.44333333</text:p>
          </table:table-cell>
          <table:table-cell office:value-type="string">
            <text:p>1647</text:p>
          </table:table-cell>
        </table:table-row>
        <table:table-row>
          <table:table-cell office:value-type="string">
            <text:p>VP-07</text:p>
          </table:table-cell>
          <table:table-cell office:value-type="string">
            <text:p>EL PARAISO</text:p>
          </table:table-cell>
          <table:table-cell office:value-type="string">
            <text:p>Orgánico</text:p>
          </table:table-cell>
          <table:table-cell office:value-type="string">
            <text:p>6795350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5.006</text:p>
          </table:table-cell>
          <table:table-cell office:value-type="string">
            <text:p>6.5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1861111</text:p>
          </table:table-cell>
          <table:table-cell office:value-type="string">
            <text:p>-73.42944444</text:p>
          </table:table-cell>
          <table:table-cell office:value-type="string">
            <text:p>1424</text:p>
          </table:table-cell>
        </table:table-row>
        <table:table-row>
          <table:table-cell office:value-type="string">
            <text:p>VP-08</text:p>
          </table:table-cell>
          <table:table-cell office:value-type="string">
            <text:p>EL MANANATIAL</text:p>
          </table:table-cell>
          <table:table-cell office:value-type="string">
            <text:p>Orgánico</text:p>
          </table:table-cell>
          <table:table-cell office:value-type="string">
            <text:p>77006969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6.008</text:p>
          </table:table-cell>
          <table:table-cell office:value-type="string">
            <text:p>6.19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460253</text:p>
          </table:table-cell>
          <table:table-cell office:value-type="string">
            <text:p>-73.479838</text:p>
          </table:table-cell>
          <table:table-cell office:value-type="string">
            <text:p>1191</text:p>
          </table:table-cell>
        </table:table-row>
        <table:table-row>
          <table:table-cell office:value-type="string">
            <text:p>VP-09</text:p>
          </table:table-cell>
          <table:table-cell office:value-type="string">
            <text:p>VISTA HERMOSA</text:p>
          </table:table-cell>
          <table:table-cell office:value-type="string">
            <text:p>Orgánico</text:p>
          </table:table-cell>
          <table:table-cell office:value-type="string">
            <text:p>5134219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3.000</text:p>
          </table:table-cell>
          <table:table-cell office:value-type="string">
            <text:p>3.73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15223</text:p>
          </table:table-cell>
          <table:table-cell office:value-type="string">
            <text:p>-73.418739</text:p>
          </table:table-cell>
          <table:table-cell office:value-type="string">
            <text:p>1324</text:p>
          </table:table-cell>
        </table:table-row>
        <table:table-row>
          <table:table-cell office:value-type="string">
            <text:p>VP-10</text:p>
          </table:table-cell>
          <table:table-cell office:value-type="string">
            <text:p>LA CABAÑA</text:p>
          </table:table-cell>
          <table:table-cell office:value-type="string">
            <text:p>Orgánico</text:p>
          </table:table-cell>
          <table:table-cell office:value-type="string">
            <text:p>77006218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3.300</text:p>
          </table:table-cell>
          <table:table-cell office:value-type="string">
            <text:p>3.6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14584</text:p>
          </table:table-cell>
          <table:table-cell office:value-type="string">
            <text:p>-73.423978</text:p>
          </table:table-cell>
          <table:table-cell office:value-type="string">
            <text:p>1288</text:p>
          </table:table-cell>
        </table:table-row>
        <table:table-row>
          <table:table-cell office:value-type="string">
            <text:p>VPCH-03</text:p>
          </table:table-cell>
          <table:table-cell office:value-type="string">
            <text:p>BELLA VISTA</text:p>
          </table:table-cell>
          <table:table-cell office:value-type="string">
            <text:p>T1</text:p>
          </table:table-cell>
          <table:table-cell office:value-type="string">
            <text:p>5243469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0</text:p>
          </table:table-cell>
          <table:table-cell office:value-type="string">
            <text:p>6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13895</text:p>
          </table:table-cell>
          <table:table-cell office:value-type="string">
            <text:p>-73.42211</text:p>
          </table:table-cell>
          <table:table-cell office:value-type="string">
            <text:p>1793</text:p>
          </table:table-cell>
        </table:table-row>
        <table:table-row>
          <table:table-cell office:value-type="string">
            <text:p>VPCH-04</text:p>
          </table:table-cell>
          <table:table-cell office:value-type="string">
            <text:p>Tairona</text:p>
          </table:table-cell>
          <table:table-cell office:value-type="string">
            <text:p>T1</text:p>
          </table:table-cell>
          <table:table-cell office:value-type="string">
            <text:p>12553257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1.700</text:p>
          </table:table-cell>
          <table:table-cell office:value-type="string">
            <text:p>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14174</text:p>
          </table:table-cell>
          <table:table-cell office:value-type="string">
            <text:p>-73.422817</text:p>
          </table:table-cell>
          <table:table-cell office:value-type="string">
            <text:p>1853</text:p>
          </table:table-cell>
        </table:table-row>
        <table:table-row>
          <table:table-cell office:value-type="string">
            <text:p>VPCH-05</text:p>
          </table:table-cell>
          <table:table-cell office:value-type="string">
            <text:p>No es de bulla</text:p>
          </table:table-cell>
          <table:table-cell office:value-type="string">
            <text:p>T1</text:p>
          </table:table-cell>
          <table:table-cell office:value-type="string">
            <text:p>77094563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string">
            <text:p>2.500</text:p>
          </table:table-cell>
          <table:table-cell office:value-type="string">
            <text:p>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20518</text:p>
          </table:table-cell>
          <table:table-cell office:value-type="string">
            <text:p>-73.419385</text:p>
          </table:table-cell>
          <table:table-cell office:value-type="string">
            <text:p>1473</text:p>
          </table:table-cell>
        </table:table-row>
        <table:table-row>
          <table:table-cell office:value-type="string">
            <text:p>VPCH-06</text:p>
          </table:table-cell>
          <table:table-cell office:value-type="string">
            <text:p>La soledad</text:p>
          </table:table-cell>
          <table:table-cell office:value-type="string">
            <text:p>T1</text:p>
          </table:table-cell>
          <table:table-cell office:value-type="string">
            <text:p>7717414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string">
            <text:p>3.000</text:p>
          </table:table-cell>
          <table:table-cell office:value-type="string">
            <text:p>1.94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24915</text:p>
          </table:table-cell>
          <table:table-cell office:value-type="string">
            <text:p>-73.414698</text:p>
          </table:table-cell>
          <table:table-cell office:value-type="string">
            <text:p>1386</text:p>
          </table:table-cell>
        </table:table-row>
        <table:table-row>
          <table:table-cell office:value-type="string">
            <text:p>VPCH-07</text:p>
          </table:table-cell>
          <table:table-cell office:value-type="string">
            <text:p>Mi Solucion</text:p>
          </table:table-cell>
          <table:table-cell office:value-type="string">
            <text:p>T1</text:p>
          </table:table-cell>
          <table:table-cell office:value-type="string">
            <text:p>1065662751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string">
            <text:p>2.500</text:p>
          </table:table-cell>
          <table:table-cell office:value-type="string">
            <text:p>8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1543</text:p>
          </table:table-cell>
          <table:table-cell office:value-type="string">
            <text:p>-73.418788</text:p>
          </table:table-cell>
          <table:table-cell office:value-type="string">
            <text:p>1524</text:p>
          </table:table-cell>
        </table:table-row>
        <table:table-row>
          <table:table-cell office:value-type="string">
            <text:p>VPCH-08</text:p>
          </table:table-cell>
          <table:table-cell office:value-type="string">
            <text:p>LA MONTAÑA</text:p>
          </table:table-cell>
          <table:table-cell office:value-type="string">
            <text:p>T1</text:p>
          </table:table-cell>
          <table:table-cell office:value-type="string">
            <text:p>77095199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string">
            <text:p>3.000</text:p>
          </table:table-cell>
          <table:table-cell office:value-type="string">
            <text:p>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24419</text:p>
          </table:table-cell>
          <table:table-cell office:value-type="string">
            <text:p>-73.41973</text:p>
          </table:table-cell>
          <table:table-cell office:value-type="string">
            <text:p>1560</text:p>
          </table:table-cell>
        </table:table-row>
        <table:table-row>
          <table:table-cell office:value-type="string">
            <text:p>VPCH-09</text:p>
          </table:table-cell>
          <table:table-cell office:value-type="string">
            <text:p>El Barcon</text:p>
          </table:table-cell>
          <table:table-cell office:value-type="string">
            <text:p>T1</text:p>
          </table:table-cell>
          <table:table-cell office:value-type="string">
            <text:p>1065631138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string">
            <text:p>2.000</text:p>
          </table:table-cell>
          <table:table-cell office:value-type="string">
            <text:p>7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14055</text:p>
          </table:table-cell>
          <table:table-cell office:value-type="string">
            <text:p>-73.413477</text:p>
          </table:table-cell>
          <table:table-cell office:value-type="string">
            <text:p>1362</text:p>
          </table:table-cell>
        </table:table-row>
        <table:table-row>
          <table:table-cell office:value-type="string">
            <text:p>VPCH-10</text:p>
          </table:table-cell>
          <table:table-cell office:value-type="string">
            <text:p>Las Brisas</text:p>
          </table:table-cell>
          <table:table-cell office:value-type="string">
            <text:p>T1</text:p>
          </table:table-cell>
          <table:table-cell office:value-type="string">
            <text:p>12546786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string">
            <text:p>1.200</text:p>
          </table:table-cell>
          <table:table-cell office:value-type="string">
            <text:p>97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13987</text:p>
          </table:table-cell>
          <table:table-cell office:value-type="string">
            <text:p>-73.407646</text:p>
          </table:table-cell>
          <table:table-cell office:value-type="string">
            <text:p>1324</text:p>
          </table:table-cell>
        </table:table-row>
        <table:table-row>
          <table:table-cell office:value-type="string">
            <text:p>VPCH-11</text:p>
          </table:table-cell>
          <table:table-cell office:value-type="string">
            <text:p>La Batalla</text:p>
          </table:table-cell>
          <table:table-cell office:value-type="string">
            <text:p>T1</text:p>
          </table:table-cell>
          <table:table-cell office:value-type="string">
            <text:p>77070206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string">
            <text:p>1.500</text:p>
          </table:table-cell>
          <table:table-cell office:value-type="string">
            <text:p>1.00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2277</text:p>
          </table:table-cell>
          <table:table-cell office:value-type="string">
            <text:p>-73.421765</text:p>
          </table:table-cell>
          <table:table-cell office:value-type="string">
            <text:p>1760</text:p>
          </table:table-cell>
        </table:table-row>
        <table:table-row>
          <table:table-cell office:value-type="string">
            <text:p>VPCH-12</text:p>
          </table:table-cell>
          <table:table-cell office:value-type="string">
            <text:p>Santarita</text:p>
          </table:table-cell>
          <table:table-cell office:value-type="string">
            <text:p>T1</text:p>
          </table:table-cell>
          <table:table-cell office:value-type="string">
            <text:p>77147161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string">
            <text:p>2.500</text:p>
          </table:table-cell>
          <table:table-cell office:value-type="string">
            <text:p>8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21022</text:p>
          </table:table-cell>
          <table:table-cell office:value-type="string">
            <text:p>-73.418902</text:p>
          </table:table-cell>
          <table:table-cell office:value-type="string">
            <text:p>1520</text:p>
          </table:table-cell>
        </table:table-row>
        <table:table-row>
          <table:table-cell office:value-type="string">
            <text:p>VPCH-13</text:p>
          </table:table-cell>
          <table:table-cell office:value-type="string">
            <text:p>SANMUCHIRIKE</text:p>
          </table:table-cell>
          <table:table-cell office:value-type="string">
            <text:p>T1</text:p>
          </table:table-cell>
          <table:table-cell office:value-type="string">
            <text:p>1065651153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string">
            <text:p>4.441</text:p>
          </table:table-cell>
          <table:table-cell office:value-type="string">
            <text:p>5.898</text:p>
          </table:table-cell>
          <table:table-cell office:value-type="string">
            <text:p>250</text:p>
          </table:table-cell>
          <table:table-cell office:value-type="string">
            <text:p>1200</text:p>
          </table:table-cell>
          <table:table-cell office:value-type="string">
            <text:p>10.69077</text:p>
          </table:table-cell>
          <table:table-cell office:value-type="string">
            <text:p>-73.40377</text:p>
          </table:table-cell>
          <table:table-cell office:value-type="string">
            <text:p>-83</text:p>
          </table:table-cell>
        </table:table-row>
        <table:table-row>
          <table:table-cell office:value-type="string">
            <text:p>VPCH-14</text:p>
          </table:table-cell>
          <table:table-cell office:value-type="string">
            <text:p>La Previa</text:p>
          </table:table-cell>
          <table:table-cell office:value-type="string">
            <text:p>T1</text:p>
          </table:table-cell>
          <table:table-cell office:value-type="string">
            <text:p>49747709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string">
            <text:p>3.000</text:p>
          </table:table-cell>
          <table:table-cell office:value-type="string">
            <text:p>1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20473</text:p>
          </table:table-cell>
          <table:table-cell office:value-type="string">
            <text:p>-73.41137</text:p>
          </table:table-cell>
          <table:table-cell office:value-type="string">
            <text:p>1369</text:p>
          </table:table-cell>
        </table:table-row>
        <table:table-row>
          <table:table-cell office:value-type="string">
            <text:p>VPCH-15</text:p>
          </table:table-cell>
          <table:table-cell office:value-type="string">
            <text:p>Ojo de Agua</text:p>
          </table:table-cell>
          <table:table-cell office:value-type="string">
            <text:p>T1</text:p>
          </table:table-cell>
          <table:table-cell office:value-type="string">
            <text:p>77023623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string">
            <text:p>4.000</text:p>
          </table:table-cell>
          <table:table-cell office:value-type="string">
            <text:p>3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24748</text:p>
          </table:table-cell>
          <table:table-cell office:value-type="string">
            <text:p>-73.437412</text:p>
          </table:table-cell>
          <table:table-cell office:value-type="string">
            <text:p>717</text:p>
          </table:table-cell>
        </table:table-row>
        <table:table-row>
          <table:table-cell office:value-type="string">
            <text:p>VPCH-16</text:p>
          </table:table-cell>
          <table:table-cell office:value-type="string">
            <text:p>Medio Buelto</text:p>
          </table:table-cell>
          <table:table-cell office:value-type="string">
            <text:p>T1</text:p>
          </table:table-cell>
          <table:table-cell office:value-type="string">
            <text:p>77018994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string">
            <text:p>3.000</text:p>
          </table:table-cell>
          <table:table-cell office:value-type="string">
            <text:p>1.69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15401</text:p>
          </table:table-cell>
          <table:table-cell office:value-type="string">
            <text:p>-73.417122</text:p>
          </table:table-cell>
          <table:table-cell office:value-type="string">
            <text:p>1513</text:p>
          </table:table-cell>
        </table:table-row>
        <table:table-row>
          <table:table-cell office:value-type="string">
            <text:p>VPCH-17</text:p>
          </table:table-cell>
          <table:table-cell office:value-type="string">
            <text:p>Tierra buena</text:p>
          </table:table-cell>
          <table:table-cell office:value-type="string">
            <text:p>T1</text:p>
          </table:table-cell>
          <table:table-cell office:value-type="string">
            <text:p>77146709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string">
            <text:p>3.000</text:p>
          </table:table-cell>
          <table:table-cell office:value-type="string">
            <text:p>2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18298</text:p>
          </table:table-cell>
          <table:table-cell office:value-type="string">
            <text:p>-73.42147</text:p>
          </table:table-cell>
          <table:table-cell office:value-type="string">
            <text:p>1403</text:p>
          </table:table-cell>
        </table:table-row>
        <table:table-row>
          <table:table-cell office:value-type="string">
            <text:p>VPCH-18</text:p>
          </table:table-cell>
          <table:table-cell office:value-type="string">
            <text:p>Las miradas</text:p>
          </table:table-cell>
          <table:table-cell office:value-type="string">
            <text:p>T1</text:p>
          </table:table-cell>
          <table:table-cell office:value-type="string">
            <text:p>77016929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1.500</text:p>
          </table:table-cell>
          <table:table-cell office:value-type="string">
            <text:p>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20204</text:p>
          </table:table-cell>
          <table:table-cell office:value-type="string">
            <text:p>-73.427173</text:p>
          </table:table-cell>
          <table:table-cell office:value-type="string">
            <text:p>1786</text:p>
          </table:table-cell>
        </table:table-row>
        <table:table-row>
          <table:table-cell office:value-type="string">
            <text:p>VPCH-19</text:p>
          </table:table-cell>
          <table:table-cell office:value-type="string">
            <text:p>La salvación primera</text:p>
          </table:table-cell>
          <table:table-cell office:value-type="string">
            <text:p>T1</text:p>
          </table:table-cell>
          <table:table-cell office:value-type="string">
            <text:p>10652824875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2.000</text:p>
          </table:table-cell>
          <table:table-cell office:value-type="string">
            <text:p>1.2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24362</text:p>
          </table:table-cell>
          <table:table-cell office:value-type="string">
            <text:p>-73.391622</text:p>
          </table:table-cell>
          <table:table-cell office:value-type="string">
            <text:p>1260</text:p>
          </table:table-cell>
        </table:table-row>
        <table:table-row>
          <table:table-cell office:value-type="string">
            <text:p>VPCH-20</text:p>
          </table:table-cell>
          <table:table-cell office:value-type="string">
            <text:p>El Jolon</text:p>
          </table:table-cell>
          <table:table-cell office:value-type="string">
            <text:p>T1</text:p>
          </table:table-cell>
          <table:table-cell office:value-type="string">
            <text:p>77029775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1.000</text:p>
          </table:table-cell>
          <table:table-cell office:value-type="string">
            <text:p>1.25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24165</text:p>
          </table:table-cell>
          <table:table-cell office:value-type="string">
            <text:p>-73.423247</text:p>
          </table:table-cell>
          <table:table-cell office:value-type="string">
            <text:p>1711</text:p>
          </table:table-cell>
        </table:table-row>
        <table:table-row>
          <table:table-cell office:value-type="string">
            <text:p>VPCH-21</text:p>
          </table:table-cell>
          <table:table-cell office:value-type="string">
            <text:p>Villa Mari</text:p>
          </table:table-cell>
          <table:table-cell office:value-type="string">
            <text:p>T1</text:p>
          </table:table-cell>
          <table:table-cell office:value-type="string">
            <text:p>1065579648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4.441</text:p>
          </table:table-cell>
          <table:table-cell office:value-type="string">
            <text:p>2.88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2148</text:p>
          </table:table-cell>
          <table:table-cell office:value-type="string">
            <text:p>-73.427768</text:p>
          </table:table-cell>
          <table:table-cell office:value-type="string">
            <text:p>1857</text:p>
          </table:table-cell>
        </table:table-row>
        <table:table-row>
          <table:table-cell office:value-type="string">
            <text:p>VPCH-22</text:p>
          </table:table-cell>
          <table:table-cell office:value-type="string">
            <text:p>Santo Tomas</text:p>
          </table:table-cell>
          <table:table-cell office:value-type="string">
            <text:p>T1</text:p>
          </table:table-cell>
          <table:table-cell office:value-type="string">
            <text:p>7574775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2.000</text:p>
          </table:table-cell>
          <table:table-cell office:value-type="string">
            <text:p>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24415</text:p>
          </table:table-cell>
          <table:table-cell office:value-type="string">
            <text:p>-73.389523</text:p>
          </table:table-cell>
          <table:table-cell office:value-type="string">
            <text:p>1647</text:p>
          </table:table-cell>
        </table:table-row>
        <table:table-row>
          <table:table-cell office:value-type="string">
            <text:p>VPCH-23</text:p>
          </table:table-cell>
          <table:table-cell office:value-type="string">
            <text:p>LA CASITA</text:p>
          </table:table-cell>
          <table:table-cell office:value-type="string">
            <text:p>T1</text:p>
          </table:table-cell>
          <table:table-cell office:value-type="string">
            <text:p>77025245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1.500</text:p>
          </table:table-cell>
          <table:table-cell office:value-type="string">
            <text:p>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2295</text:p>
          </table:table-cell>
          <table:table-cell office:value-type="string">
            <text:p>-73.422045</text:p>
          </table:table-cell>
          <table:table-cell office:value-type="string">
            <text:p>1726</text:p>
          </table:table-cell>
        </table:table-row>
        <table:table-row>
          <table:table-cell office:value-type="string">
            <text:p>VPCH-24</text:p>
          </table:table-cell>
          <table:table-cell office:value-type="string">
            <text:p>Getsemani</text:p>
          </table:table-cell>
          <table:table-cell office:value-type="string">
            <text:p>T1</text:p>
          </table:table-cell>
          <table:table-cell office:value-type="string">
            <text:p>7719026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string">
            <text:p>1.500</text:p>
          </table:table-cell>
          <table:table-cell office:value-type="string">
            <text:p>1.72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15496</text:p>
          </table:table-cell>
          <table:table-cell office:value-type="string">
            <text:p>-73.430423</text:p>
          </table:table-cell>
          <table:table-cell office:value-type="string">
            <text:p>1919</text:p>
          </table:table-cell>
        </table:table-row>
        <table:table-row>
          <table:table-cell office:value-type="string">
            <text:p>VPCH-25</text:p>
          </table:table-cell>
          <table:table-cell office:value-type="string">
            <text:p>LA GLORIA</text:p>
          </table:table-cell>
          <table:table-cell office:value-type="string">
            <text:p>T1</text:p>
          </table:table-cell>
          <table:table-cell office:value-type="string">
            <text:p>513441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string">
            <text:p>1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14115</text:p>
          </table:table-cell>
          <table:table-cell office:value-type="string">
            <text:p>-73.426657</text:p>
          </table:table-cell>
          <table:table-cell office:value-type="string">
            <text:p>1931</text:p>
          </table:table-cell>
        </table:table-row>
        <table:table-row>
          <table:table-cell office:value-type="string">
            <text:p>VPGU-45</text:p>
          </table:table-cell>
          <table:table-cell office:value-type="string">
            <text:p>Si Dios quiere</text:p>
          </table:table-cell>
          <table:table-cell office:value-type="string">
            <text:p>T1</text:p>
          </table:table-cell>
          <table:table-cell office:value-type="string">
            <text:p>5135200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2.000</text:p>
          </table:table-cell>
          <table:table-cell office:value-type="string">
            <text:p>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3952</text:p>
          </table:table-cell>
          <table:table-cell office:value-type="string">
            <text:p>-73.406412</text:p>
          </table:table-cell>
          <table:table-cell office:value-type="string">
            <text:p>1436</text:p>
          </table:table-cell>
        </table:table-row>
        <table:table-row>
          <table:table-cell office:value-type="string">
            <text:p>VPGU-46</text:p>
          </table:table-cell>
          <table:table-cell office:value-type="string">
            <text:p>Agua Fria</text:p>
          </table:table-cell>
          <table:table-cell office:value-type="string">
            <text:p>T1</text:p>
          </table:table-cell>
          <table:table-cell office:value-type="string">
            <text:p>5134203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2.000</text:p>
          </table:table-cell>
          <table:table-cell office:value-type="string">
            <text:p>2.16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44947</text:p>
          </table:table-cell>
          <table:table-cell office:value-type="string">
            <text:p>-73.413692</text:p>
          </table:table-cell>
          <table:table-cell office:value-type="string">
            <text:p>1694</text:p>
          </table:table-cell>
        </table:table-row>
        <table:table-row>
          <table:table-cell office:value-type="string">
            <text:p>VPGU-47</text:p>
          </table:table-cell>
          <table:table-cell office:value-type="string">
            <text:p>LA VICTORIA</text:p>
          </table:table-cell>
          <table:table-cell office:value-type="string">
            <text:p>T1</text:p>
          </table:table-cell>
          <table:table-cell office:value-type="string">
            <text:p>1065585293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1.000</text:p>
          </table:table-cell>
          <table:table-cell office:value-type="string">
            <text:p>7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38419</text:p>
          </table:table-cell>
          <table:table-cell office:value-type="string">
            <text:p>-73.407621</text:p>
          </table:table-cell>
          <table:table-cell office:value-type="string">
            <text:p>1486</text:p>
          </table:table-cell>
        </table:table-row>
        <table:table-row>
          <table:table-cell office:value-type="string">
            <text:p>VPGU-48</text:p>
          </table:table-cell>
          <table:table-cell office:value-type="string">
            <text:p>Palmas de vino</text:p>
          </table:table-cell>
          <table:table-cell office:value-type="string">
            <text:p>T1</text:p>
          </table:table-cell>
          <table:table-cell office:value-type="string">
            <text:p>12554043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string">
            <text:p>2.000</text:p>
          </table:table-cell>
          <table:table-cell office:value-type="string">
            <text:p>92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43942</text:p>
          </table:table-cell>
          <table:table-cell office:value-type="string">
            <text:p>-73.39824</text:p>
          </table:table-cell>
          <table:table-cell office:value-type="string">
            <text:p>1363</text:p>
          </table:table-cell>
        </table:table-row>
        <table:table-row>
          <table:table-cell office:value-type="string">
            <text:p>VPGU-49</text:p>
          </table:table-cell>
          <table:table-cell office:value-type="string">
            <text:p>La Silveria</text:p>
          </table:table-cell>
          <table:table-cell office:value-type="string">
            <text:p>T1</text:p>
          </table:table-cell>
          <table:table-cell office:value-type="string">
            <text:p>1779776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string">
            <text:p>3.000</text:p>
          </table:table-cell>
          <table:table-cell office:value-type="string">
            <text:p>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733665</text:p>
          </table:table-cell>
          <table:table-cell office:value-type="string">
            <text:p>-73.417828</text:p>
          </table:table-cell>
          <table:table-cell office:value-type="string">
            <text:p>1588</text:p>
          </table:table-cell>
        </table:table-row>
        <table:table-row>
          <table:table-cell office:value-type="string">
            <text:p>VPGU-50</text:p>
          </table:table-cell>
          <table:table-cell office:value-type="string">
            <text:p>MI SALVACIÓN</text:p>
          </table:table-cell>
          <table:table-cell office:value-type="string">
            <text:p>T1</text:p>
          </table:table-cell>
          <table:table-cell office:value-type="string">
            <text:p>77018994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2.000</text:p>
          </table:table-cell>
          <table:table-cell office:value-type="string">
            <text:p>2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VPS-01</text:p>
          </table:table-cell>
          <table:table-cell office:value-type="string">
            <text:p>BUENA BRISA</text:p>
          </table:table-cell>
          <table:table-cell office:value-type="string">
            <text:p>Orgánico</text:p>
          </table:table-cell>
          <table:table-cell office:value-type="string">
            <text:p>77031616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string">
            <text:p>1.400</text:p>
          </table:table-cell>
          <table:table-cell office:value-type="string">
            <text:p>1.36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825</text:p>
          </table:table-cell>
          <table:table-cell office:value-type="string">
            <text:p>-73.37805556</text:p>
          </table:table-cell>
          <table:table-cell office:value-type="string">
            <text:p>1667</text:p>
          </table:table-cell>
        </table:table-row>
        <table:table-row>
          <table:table-cell office:value-type="string">
            <text:p>VPS-02</text:p>
          </table:table-cell>
          <table:table-cell office:value-type="string">
            <text:p>LOS ANGELES</text:p>
          </table:table-cell>
          <table:table-cell office:value-type="string">
            <text:p>Orgánico</text:p>
          </table:table-cell>
          <table:table-cell office:value-type="string">
            <text:p>15173551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string">
            <text:p>1.000</text:p>
          </table:table-cell>
          <table:table-cell office:value-type="string">
            <text:p>78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69944444</text:p>
          </table:table-cell>
          <table:table-cell office:value-type="string">
            <text:p>-73.51666667</text:p>
          </table:table-cell>
          <table:table-cell office:value-type="string">
            <text:p>1897</text:p>
          </table:table-cell>
        </table:table-row>
        <table:table-row>
          <table:table-cell office:value-type="string">
            <text:p>ZIG-05</text:p>
          </table:table-cell>
          <table:table-cell office:value-type="string">
            <text:p>MUNYACHAMA</text:p>
          </table:table-cell>
          <table:table-cell office:value-type="string">
            <text:p>Orgánico</text:p>
          </table:table-cell>
          <table:table-cell office:value-type="string">
            <text:p>5139288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2.400</text:p>
          </table:table-cell>
          <table:table-cell office:value-type="string">
            <text:p>1.93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2264</text:p>
          </table:table-cell>
          <table:table-cell office:value-type="string">
            <text:p>-73.63318</text:p>
          </table:table-cell>
          <table:table-cell office:value-type="string">
            <text:p>1643</text:p>
          </table:table-cell>
        </table:table-row>
        <table:table-row>
          <table:table-cell office:value-type="string">
            <text:p>ZIG-06</text:p>
          </table:table-cell>
          <table:table-cell office:value-type="string">
            <text:p>BWRWACHEYNA</text:p>
          </table:table-cell>
          <table:table-cell office:value-type="string">
            <text:p>Orgánico</text:p>
          </table:table-cell>
          <table:table-cell office:value-type="string">
            <text:p>1133569848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3.100</text:p>
          </table:table-cell>
          <table:table-cell office:value-type="string">
            <text:p>3.14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29873</text:p>
          </table:table-cell>
          <table:table-cell office:value-type="string">
            <text:p>-73.63798</text:p>
          </table:table-cell>
          <table:table-cell office:value-type="string">
            <text:p>1906</text:p>
          </table:table-cell>
        </table:table-row>
        <table:table-row>
          <table:table-cell office:value-type="string">
            <text:p>ZIG-08</text:p>
          </table:table-cell>
          <table:table-cell office:value-type="string">
            <text:p>EL DESCANSO</text:p>
          </table:table-cell>
          <table:table-cell office:value-type="string">
            <text:p>Orgánico</text:p>
          </table:table-cell>
          <table:table-cell office:value-type="string">
            <text:p>5139899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1.200</text:p>
          </table:table-cell>
          <table:table-cell office:value-type="string">
            <text:p>1.05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30353</text:p>
          </table:table-cell>
          <table:table-cell office:value-type="string">
            <text:p>-73.630522</text:p>
          </table:table-cell>
          <table:table-cell office:value-type="string">
            <text:p>1915</text:p>
          </table:table-cell>
        </table:table-row>
        <table:table-row>
          <table:table-cell office:value-type="string">
            <text:p>ZIG-09</text:p>
          </table:table-cell>
          <table:table-cell office:value-type="string">
            <text:p>LAS NUBES</text:p>
          </table:table-cell>
          <table:table-cell office:value-type="string">
            <text:p>Orgánico</text:p>
          </table:table-cell>
          <table:table-cell office:value-type="string">
            <text:p>1148198437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2.800</text:p>
          </table:table-cell>
          <table:table-cell office:value-type="string">
            <text:p>3.36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16113</text:p>
          </table:table-cell>
          <table:table-cell office:value-type="string">
            <text:p>-73.63002</text:p>
          </table:table-cell>
          <table:table-cell office:value-type="string">
            <text:p>1767</text:p>
          </table:table-cell>
        </table:table-row>
      </table:table>
      <table:table table:name="usuarios">
        <table:table-row>
          <table:table-cell office:value-type="float" office:value="1">
            <text:p>1</text:p>
          </table:table-cell>
          <table:table-cell office:value-type="string">
            <text:p>Andres Amay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Recib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</table:table>
      <table:table table:name="vereda">
        <table:table-row>
          <table:table-cell office:value-type="float" office:value="1">
            <text:p>1</text:p>
          </table:table-cell>
          <table:table-cell office:value-type="string">
            <text:p>7_DE_AGOSTO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AGUA_BONITA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ALTO_SICARARE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ANTIGUOS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ATANQUEZ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BAJO_SICARARE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BERLIN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BUNSICHAMA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BWNYWAGEKA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CANO_DE_PADILLA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CANO_FRIO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CANO_LA_VELA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CARACOLI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CHINGAKA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COSTA_RICA_1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COSTA_RICA_2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CUESTA_PLATA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DIOSAGAKA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DONACHUY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EL_CAIRO_2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EL_GUAMAL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EL_JARDIN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EL_MILAGRO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EL_PALMAR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EL_PELIGRO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EL_PLACER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EL_ROCAL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FERNAMBUCO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GRACIAS_A_DIOS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GUARANI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>GUATAPURI</text:p>
          </table:table-cell>
        </table:table-row>
        <table:table-row>
          <table:table-cell office:value-type="float" office:value="32">
            <text:p>32</text:p>
          </table:table-cell>
          <table:table-cell office:value-type="string">
            <text:p>GUINGUEKA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>
            <text:p>HOYO_CALIENTE</text:p>
          </table:table-cell>
        </table:table-row>
        <table:table-row>
          <table:table-cell office:value-type="float" office:value="34">
            <text:p>34</text:p>
          </table:table-cell>
          <table:table-cell office:value-type="string">
            <text:p>KAMINTUKUA</text:p>
          </table:table-cell>
        </table:table-row>
        <table:table-row>
          <table:table-cell office:value-type="float" office:value="35">
            <text:p>35</text:p>
          </table:table-cell>
          <table:table-cell office:value-type="string">
            <text:p>LA_DUDA</text:p>
          </table:table-cell>
        </table:table-row>
        <table:table-row>
          <table:table-cell office:value-type="float" office:value="36">
            <text:p>36</text:p>
          </table:table-cell>
          <table:table-cell office:value-type="string">
            <text:p>LA_FLORIDA</text:p>
          </table:table-cell>
        </table:table-row>
        <table:table-row>
          <table:table-cell office:value-type="float" office:value="37">
            <text:p>37</text:p>
          </table:table-cell>
          <table:table-cell office:value-type="string">
            <text:p>LA_GLORIA</text:p>
          </table:table-cell>
        </table:table-row>
        <table:table-row>
          <table:table-cell office:value-type="float" office:value="38">
            <text:p>38</text:p>
          </table:table-cell>
          <table:table-cell office:value-type="string">
            <text:p>LA_HONDA</text:p>
          </table:table-cell>
        </table:table-row>
        <table:table-row>
          <table:table-cell office:value-type="float" office:value="39">
            <text:p>39</text:p>
          </table:table-cell>
          <table:table-cell office:value-type="string">
            <text:p>LA_LAGUNA</text:p>
          </table:table-cell>
        </table:table-row>
        <table:table-row>
          <table:table-cell office:value-type="float" office:value="40">
            <text:p>40</text:p>
          </table:table-cell>
          <table:table-cell office:value-type="string">
            <text:p>LA_MAKANA</text:p>
          </table:table-cell>
        </table:table-row>
        <table:table-row>
          <table:table-cell office:value-type="float" office:value="41">
            <text:p>41</text:p>
          </table:table-cell>
          <table:table-cell office:value-type="string">
            <text:p>LA_MONTANA</text:p>
          </table:table-cell>
        </table:table-row>
        <table:table-row>
          <table:table-cell office:value-type="float" office:value="42">
            <text:p>42</text:p>
          </table:table-cell>
          <table:table-cell office:value-type="string">
            <text:p>LA_QUIEBRA</text:p>
          </table:table-cell>
        </table:table-row>
        <table:table-row>
          <table:table-cell office:value-type="float" office:value="43">
            <text:p>43</text:p>
          </table:table-cell>
          <table:table-cell office:value-type="string">
            <text:p>LA_SONORA</text:p>
          </table:table-cell>
        </table:table-row>
        <table:table-row>
          <table:table-cell office:value-type="float" office:value="44">
            <text:p>44</text:p>
          </table:table-cell>
          <table:table-cell office:value-type="string">
            <text:p>LAS_VEGAS</text:p>
          </table:table-cell>
        </table:table-row>
        <table:table-row>
          <table:table-cell office:value-type="float" office:value="45">
            <text:p>45</text:p>
          </table:table-cell>
          <table:table-cell office:value-type="string">
            <text:p>LOS_ANDES</text:p>
          </table:table-cell>
        </table:table-row>
        <table:table-row>
          <table:table-cell office:value-type="float" office:value="46">
            <text:p>46</text:p>
          </table:table-cell>
          <table:table-cell office:value-type="string">
            <text:p>LOS_ENCANTOS</text:p>
          </table:table-cell>
        </table:table-row>
        <table:table-row>
          <table:table-cell office:value-type="float" office:value="47">
            <text:p>47</text:p>
          </table:table-cell>
          <table:table-cell office:value-type="string">
            <text:p>LOS_PALMITOS</text:p>
          </table:table-cell>
        </table:table-row>
        <table:table-row>
          <table:table-cell office:value-type="float" office:value="48">
            <text:p>48</text:p>
          </table:table-cell>
          <table:table-cell office:value-type="string">
            <text:p>MAKENKAL</text:p>
          </table:table-cell>
        </table:table-row>
        <table:table-row>
          <table:table-cell office:value-type="float" office:value="49">
            <text:p>49</text:p>
          </table:table-cell>
          <table:table-cell office:value-type="string">
            <text:p>MAMARWA</text:p>
          </table:table-cell>
        </table:table-row>
        <table:table-row>
          <table:table-cell office:value-type="float" office:value="50">
            <text:p>50</text:p>
          </table:table-cell>
          <table:table-cell office:value-type="string">
            <text:p>MAROCASO</text:p>
          </table:table-cell>
        </table:table-row>
        <table:table-row>
          <table:table-cell office:value-type="float" office:value="51">
            <text:p>51</text:p>
          </table:table-cell>
          <table:table-cell office:value-type="string">
            <text:p>MEDIO_SICARARE</text:p>
          </table:table-cell>
        </table:table-row>
        <table:table-row>
          <table:table-cell office:value-type="float" office:value="52">
            <text:p>52</text:p>
          </table:table-cell>
          <table:table-cell office:value-type="string">
            <text:p>MUNDO_NUEVO</text:p>
          </table:table-cell>
        </table:table-row>
        <table:table-row>
          <table:table-cell office:value-type="float" office:value="53">
            <text:p>53</text:p>
          </table:table-cell>
          <table:table-cell office:value-type="string">
            <text:p>NABUSIMAKE</text:p>
          </table:table-cell>
        </table:table-row>
        <table:table-row>
          <table:table-cell office:value-type="float" office:value="54">
            <text:p>54</text:p>
          </table:table-cell>
          <table:table-cell office:value-type="string">
            <text:p>NUEVA_BELGICA</text:p>
          </table:table-cell>
        </table:table-row>
        <table:table-row>
          <table:table-cell office:value-type="float" office:value="55">
            <text:p>55</text:p>
          </table:table-cell>
          <table:table-cell office:value-type="string">
            <text:p>NUEVO_HORIZONTE</text:p>
          </table:table-cell>
        </table:table-row>
        <table:table-row>
          <table:table-cell office:value-type="float" office:value="56">
            <text:p>56</text:p>
          </table:table-cell>
          <table:table-cell office:value-type="string">
            <text:p>SABANITA</text:p>
          </table:table-cell>
        </table:table-row>
        <table:table-row>
          <table:table-cell office:value-type="float" office:value="57">
            <text:p>57</text:p>
          </table:table-cell>
          <table:table-cell office:value-type="string">
            <text:p>SAN_JACINTO</text:p>
          </table:table-cell>
        </table:table-row>
        <table:table-row>
          <table:table-cell office:value-type="float" office:value="58">
            <text:p>58</text:p>
          </table:table-cell>
          <table:table-cell office:value-type="string">
            <text:p>SAN_JOSE</text:p>
          </table:table-cell>
        </table:table-row>
        <table:table-row>
          <table:table-cell office:value-type="float" office:value="59">
            <text:p>59</text:p>
          </table:table-cell>
          <table:table-cell office:value-type="string">
            <text:p>SAN_MIGUEL</text:p>
          </table:table-cell>
        </table:table-row>
        <table:table-row>
          <table:table-cell office:value-type="float" office:value="60">
            <text:p>60</text:p>
          </table:table-cell>
          <table:table-cell office:value-type="string">
            <text:p>SANTA_MARTA</text:p>
          </table:table-cell>
        </table:table-row>
        <table:table-row>
          <table:table-cell office:value-type="float" office:value="61">
            <text:p>61</text:p>
          </table:table-cell>
          <table:table-cell office:value-type="string">
            <text:p>SARACHUI</text:p>
          </table:table-cell>
        </table:table-row>
        <table:table-row>
          <table:table-cell office:value-type="float" office:value="62">
            <text:p>62</text:p>
          </table:table-cell>
          <table:table-cell office:value-type="string">
            <text:p>SINCELEJOS</text:p>
          </table:table-cell>
        </table:table-row>
        <table:table-row>
          <table:table-cell office:value-type="float" office:value="63">
            <text:p>63</text:p>
          </table:table-cell>
          <table:table-cell office:value-type="string">
            <text:p>SOMBREROKAWA</text:p>
          </table:table-cell>
        </table:table-row>
        <table:table-row>
          <table:table-cell office:value-type="float" office:value="64">
            <text:p>64</text:p>
          </table:table-cell>
          <table:table-cell office:value-type="string">
            <text:p>TIERRAS_NUEVAS</text:p>
          </table:table-cell>
        </table:table-row>
        <table:table-row>
          <table:table-cell office:value-type="float" office:value="65">
            <text:p>65</text:p>
          </table:table-cell>
          <table:table-cell office:value-type="string">
            <text:p>TORNOBAN</text:p>
          </table:table-cell>
        </table:table-row>
        <table:table-row>
          <table:table-cell office:value-type="float" office:value="66">
            <text:p>66</text:p>
          </table:table-cell>
          <table:table-cell office:value-type="string">
            <text:p>TRANQUILIDAD</text:p>
          </table:table-cell>
        </table:table-row>
        <table:table-row>
          <table:table-cell office:value-type="float" office:value="67">
            <text:p>67</text:p>
          </table:table-cell>
          <table:table-cell office:value-type="string">
            <text:p>YEWRWA</text:p>
          </table:table-cell>
        </table:table-row>
        <table:table-row>
          <table:table-cell office:value-type="float" office:value="68">
            <text:p>68</text:p>
          </table:table-cell>
          <table:table-cell office:value-type="string">
            <text:p>ZORROCUCO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0</meta:generator>
    <meta:initial-creator>phpMyAdmin 5.2.0</meta:initial-creator>
    <meta:creation-date>2022-08-20T00:01:30+02:00</meta:creation-date>
  </office:meta>
</office:document-meta>
</file>